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293.33pt" svg:y="8.11pt">
            <loext:p draw:notify-on-update-of-ranges="EnergyVals.A1:EnergyVals.A501 EnergyVals.B1:EnergyVals.B501 EnergyVals.C1:EnergyVals.C501 EnergyVals.D1:EnergyVals.D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1.65pt" svg:y="2.83pt">
            <loext:p draw:notify-on-update-of-ranges="EnergyVals.A1:EnergyVals.A251 EnergyVals.B1:EnergyVals.B251 EnergyVals.C1:EnergyVals.C251 EnergyVals.D1:EnergyVals.D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4552350929" calcext:value-type="float">
            <text:p>21.4552350929</text:p>
          </table:table-cell>
          <table:table-cell office:value-type="float" office:value="2.91943776283E-016" calcext:value-type="float">
            <text:p>2.91943776283E-16</text:p>
          </table:table-cell>
          <table:table-cell office:value-type="float" office:value="21.4552350929" calcext:value-type="float">
            <text:p>21.455235092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1.4552351553" calcext:value-type="float">
            <text:p>21.4552351553</text:p>
          </table:table-cell>
          <table:table-cell office:value-type="float" office:value="2.41810246784E-016" calcext:value-type="float">
            <text:p>2.41810246784E-16</text:p>
          </table:table-cell>
          <table:table-cell office:value-type="float" office:value="21.4552351553" calcext:value-type="float">
            <text:p>21.455235155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1.4552352189" calcext:value-type="float">
            <text:p>21.4552352189</text:p>
          </table:table-cell>
          <table:table-cell office:value-type="float" office:value="2.32038305874E-016" calcext:value-type="float">
            <text:p>2.32038305874E-16</text:p>
          </table:table-cell>
          <table:table-cell office:value-type="float" office:value="21.4552352189" calcext:value-type="float">
            <text:p>21.455235218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1.4552352892" calcext:value-type="float">
            <text:p>21.4552352892</text:p>
          </table:table-cell>
          <table:table-cell office:value-type="float" office:value="2.57504426349E-016" calcext:value-type="float">
            <text:p>2.57504426349E-16</text:p>
          </table:table-cell>
          <table:table-cell office:value-type="float" office:value="21.4552352892" calcext:value-type="float">
            <text:p>21.455235289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1.4552353627" calcext:value-type="float">
            <text:p>21.4552353627</text:p>
          </table:table-cell>
          <table:table-cell office:value-type="float" office:value="2.65577902722E-016" calcext:value-type="float">
            <text:p>2.65577902722E-16</text:p>
          </table:table-cell>
          <table:table-cell office:value-type="float" office:value="21.4552353627" calcext:value-type="float">
            <text:p>21.455235362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1.4552354383" calcext:value-type="float">
            <text:p>21.4552354383</text:p>
          </table:table-cell>
          <table:table-cell office:value-type="float" office:value="2.54738338184E-016" calcext:value-type="float">
            <text:p>2.54738338184E-16</text:p>
          </table:table-cell>
          <table:table-cell office:value-type="float" office:value="21.4552354383" calcext:value-type="float">
            <text:p>21.455235438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21.4552355159" calcext:value-type="float">
            <text:p>21.4552355159</text:p>
          </table:table-cell>
          <table:table-cell office:value-type="float" office:value="2.51155270965E-016" calcext:value-type="float">
            <text:p>2.51155270965E-16</text:p>
          </table:table-cell>
          <table:table-cell office:value-type="float" office:value="21.4552355159" calcext:value-type="float">
            <text:p>21.455235515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1.4552355945" calcext:value-type="float">
            <text:p>21.4552355945</text:p>
          </table:table-cell>
          <table:table-cell office:value-type="float" office:value="2.27235282548E-016" calcext:value-type="float">
            <text:p>2.27235282548E-16</text:p>
          </table:table-cell>
          <table:table-cell office:value-type="float" office:value="21.4552355945" calcext:value-type="float">
            <text:p>21.455235594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1.4552356737" calcext:value-type="float">
            <text:p>21.4552356737</text:p>
          </table:table-cell>
          <table:table-cell office:value-type="float" office:value="2.52294137101E-016" calcext:value-type="float">
            <text:p>2.52294137101E-16</text:p>
          </table:table-cell>
          <table:table-cell office:value-type="float" office:value="21.4552356737" calcext:value-type="float">
            <text:p>21.455235673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1.4552357564" calcext:value-type="float">
            <text:p>21.4552357564</text:p>
          </table:table-cell>
          <table:table-cell office:value-type="float" office:value="2.39032575411E-016" calcext:value-type="float">
            <text:p>2.39032575411E-16</text:p>
          </table:table-cell>
          <table:table-cell office:value-type="float" office:value="21.4552357564" calcext:value-type="float">
            <text:p>21.455235756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1.4552358396" calcext:value-type="float">
            <text:p>21.4552358396</text:p>
          </table:table-cell>
          <table:table-cell office:value-type="float" office:value="2.64938746767E-016" calcext:value-type="float">
            <text:p>2.64938746767E-16</text:p>
          </table:table-cell>
          <table:table-cell office:value-type="float" office:value="21.4552358396" calcext:value-type="float">
            <text:p>21.455235839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1.4552359254" calcext:value-type="float">
            <text:p>21.4552359254</text:p>
          </table:table-cell>
          <table:table-cell office:value-type="float" office:value="2.72377642977E-016" calcext:value-type="float">
            <text:p>2.72377642977E-16</text:p>
          </table:table-cell>
          <table:table-cell office:value-type="float" office:value="21.4552359254" calcext:value-type="float">
            <text:p>21.455235925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1.4552360108" calcext:value-type="float">
            <text:p>21.4552360108</text:p>
          </table:table-cell>
          <table:table-cell office:value-type="float" office:value="2.52336221769E-016" calcext:value-type="float">
            <text:p>2.52336221769E-16</text:p>
          </table:table-cell>
          <table:table-cell office:value-type="float" office:value="21.4552360108" calcext:value-type="float">
            <text:p>21.455236010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.4552360968" calcext:value-type="float">
            <text:p>21.4552360968</text:p>
          </table:table-cell>
          <table:table-cell office:value-type="float" office:value="2.85975225901E-016" calcext:value-type="float">
            <text:p>2.85975225901E-16</text:p>
          </table:table-cell>
          <table:table-cell office:value-type="float" office:value="21.4552360968" calcext:value-type="float">
            <text:p>21.455236096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1.4552361842" calcext:value-type="float">
            <text:p>21.4552361842</text:p>
          </table:table-cell>
          <table:table-cell office:value-type="float" office:value="2.7154385784E-016" calcext:value-type="float">
            <text:p>2.7154385784E-16</text:p>
          </table:table-cell>
          <table:table-cell office:value-type="float" office:value="21.4552361842" calcext:value-type="float">
            <text:p>21.45523618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1.4552362717" calcext:value-type="float">
            <text:p>21.4552362717</text:p>
          </table:table-cell>
          <table:table-cell office:value-type="float" office:value="2.55743196978E-016" calcext:value-type="float">
            <text:p>2.55743196978E-16</text:p>
          </table:table-cell>
          <table:table-cell office:value-type="float" office:value="21.4552362717" calcext:value-type="float">
            <text:p>21.455236271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21.4552363594" calcext:value-type="float">
            <text:p>21.4552363594</text:p>
          </table:table-cell>
          <table:table-cell office:value-type="float" office:value="2.62983850272E-016" calcext:value-type="float">
            <text:p>2.62983850272E-16</text:p>
          </table:table-cell>
          <table:table-cell office:value-type="float" office:value="21.4552363594" calcext:value-type="float">
            <text:p>21.455236359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21.4552364469" calcext:value-type="float">
            <text:p>21.4552364469</text:p>
          </table:table-cell>
          <table:table-cell office:value-type="float" office:value="2.61981065947E-016" calcext:value-type="float">
            <text:p>2.61981065947E-16</text:p>
          </table:table-cell>
          <table:table-cell office:value-type="float" office:value="21.4552364469" calcext:value-type="float">
            <text:p>21.455236446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1.4552365363" calcext:value-type="float">
            <text:p>21.4552365363</text:p>
          </table:table-cell>
          <table:table-cell office:value-type="float" office:value="2.85392783673E-016" calcext:value-type="float">
            <text:p>2.85392783673E-16</text:p>
          </table:table-cell>
          <table:table-cell office:value-type="float" office:value="21.4552365363" calcext:value-type="float">
            <text:p>21.455236536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1.4552366254" calcext:value-type="float">
            <text:p>21.4552366254</text:p>
          </table:table-cell>
          <table:table-cell office:value-type="float" office:value="2.64757474048E-016" calcext:value-type="float">
            <text:p>2.64757474048E-16</text:p>
          </table:table-cell>
          <table:table-cell office:value-type="float" office:value="21.4552366254" calcext:value-type="float">
            <text:p>21.455236625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1.4552367154" calcext:value-type="float">
            <text:p>21.4552367154</text:p>
          </table:table-cell>
          <table:table-cell office:value-type="float" office:value="2.18067642202E-016" calcext:value-type="float">
            <text:p>2.18067642202E-16</text:p>
          </table:table-cell>
          <table:table-cell office:value-type="float" office:value="21.4552367154" calcext:value-type="float">
            <text:p>21.455236715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1.4552368059" calcext:value-type="float">
            <text:p>21.4552368059</text:p>
          </table:table-cell>
          <table:table-cell office:value-type="float" office:value="2.60165793115E-016" calcext:value-type="float">
            <text:p>2.60165793115E-16</text:p>
          </table:table-cell>
          <table:table-cell office:value-type="float" office:value="21.4552368059" calcext:value-type="float">
            <text:p>21.455236805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1.4552368965" calcext:value-type="float">
            <text:p>21.4552368965</text:p>
          </table:table-cell>
          <table:table-cell office:value-type="float" office:value="2.81336316618E-016" calcext:value-type="float">
            <text:p>2.81336316618E-16</text:p>
          </table:table-cell>
          <table:table-cell office:value-type="float" office:value="21.4552368965" calcext:value-type="float">
            <text:p>21.455236896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1.4552369887" calcext:value-type="float">
            <text:p>21.4552369887</text:p>
          </table:table-cell>
          <table:table-cell office:value-type="float" office:value="2.52099029863E-016" calcext:value-type="float">
            <text:p>2.52099029863E-16</text:p>
          </table:table-cell>
          <table:table-cell office:value-type="float" office:value="21.4552369887" calcext:value-type="float">
            <text:p>21.455236988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1.4552370801" calcext:value-type="float">
            <text:p>21.4552370801</text:p>
          </table:table-cell>
          <table:table-cell office:value-type="float" office:value="2.56645816839E-016" calcext:value-type="float">
            <text:p>2.56645816839E-16</text:p>
          </table:table-cell>
          <table:table-cell office:value-type="float" office:value="21.4552370801" calcext:value-type="float">
            <text:p>21.45523708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1.4552371746" calcext:value-type="float">
            <text:p>21.4552371746</text:p>
          </table:table-cell>
          <table:table-cell office:value-type="float" office:value="2.55271653489E-016" calcext:value-type="float">
            <text:p>2.55271653489E-16</text:p>
          </table:table-cell>
          <table:table-cell office:value-type="float" office:value="21.4552371746" calcext:value-type="float">
            <text:p>21.455237174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6.8190465149" calcext:value-type="float">
            <text:p>26.8190465149</text:p>
          </table:table-cell>
          <table:table-cell office:value-type="float" office:value="2.68190459" calcext:value-type="float">
            <text:p>2.68190459</text:p>
          </table:table-cell>
          <table:table-cell office:value-type="float" office:value="24.1371419249" calcext:value-type="float">
            <text:p>24.1371419249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6.819046595" calcext:value-type="float">
            <text:p>26.819046595</text:p>
          </table:table-cell>
          <table:table-cell office:value-type="float" office:value="2.68190456233" calcext:value-type="float">
            <text:p>2.6819045623</text:p>
          </table:table-cell>
          <table:table-cell office:value-type="float" office:value="24.1371420327" calcext:value-type="float">
            <text:p>24.137142032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6.8190466807" calcext:value-type="float">
            <text:p>26.8190466807</text:p>
          </table:table-cell>
          <table:table-cell office:value-type="float" office:value="2.68190454393" calcext:value-type="float">
            <text:p>2.6819045439</text:p>
          </table:table-cell>
          <table:table-cell office:value-type="float" office:value="24.1371421368" calcext:value-type="float">
            <text:p>24.137142136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6.8190467727" calcext:value-type="float">
            <text:p>26.8190467727</text:p>
          </table:table-cell>
          <table:table-cell office:value-type="float" office:value="2.68190452983" calcext:value-type="float">
            <text:p>2.6819045298</text:p>
          </table:table-cell>
          <table:table-cell office:value-type="float" office:value="24.1371422428" calcext:value-type="float">
            <text:p>24.137142242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6.8190468644" calcext:value-type="float">
            <text:p>26.8190468644</text:p>
          </table:table-cell>
          <table:table-cell office:value-type="float" office:value="2.68190451742" calcext:value-type="float">
            <text:p>2.6819045174</text:p>
          </table:table-cell>
          <table:table-cell office:value-type="float" office:value="24.137142347" calcext:value-type="float">
            <text:p>24.13714234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6.819046963" calcext:value-type="float">
            <text:p>26.819046963</text:p>
          </table:table-cell>
          <table:table-cell office:value-type="float" office:value="2.68190450824" calcext:value-type="float">
            <text:p>2.6819045082</text:p>
          </table:table-cell>
          <table:table-cell office:value-type="float" office:value="24.1371424547" calcext:value-type="float">
            <text:p>24.137142454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6.8190470616" calcext:value-type="float">
            <text:p>26.8190470616</text:p>
          </table:table-cell>
          <table:table-cell office:value-type="float" office:value="2.68190450052" calcext:value-type="float">
            <text:p>2.6819045005</text:p>
          </table:table-cell>
          <table:table-cell office:value-type="float" office:value="24.1371425611" calcext:value-type="float">
            <text:p>24.13714256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6.8190471637" calcext:value-type="float">
            <text:p>26.8190471637</text:p>
          </table:table-cell>
          <table:table-cell office:value-type="float" office:value="2.68190449545" calcext:value-type="float">
            <text:p>2.6819044955</text:p>
          </table:table-cell>
          <table:table-cell office:value-type="float" office:value="24.1371426682" calcext:value-type="float">
            <text:p>24.137142668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6.8190472666" calcext:value-type="float">
            <text:p>26.8190472666</text:p>
          </table:table-cell>
          <table:table-cell office:value-type="float" office:value="2.68190449093" calcext:value-type="float">
            <text:p>2.6819044909</text:p>
          </table:table-cell>
          <table:table-cell office:value-type="float" office:value="24.1371427757" calcext:value-type="float">
            <text:p>24.13714277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6.8190473687" calcext:value-type="float">
            <text:p>26.8190473687</text:p>
          </table:table-cell>
          <table:table-cell office:value-type="float" office:value="2.68190448777" calcext:value-type="float">
            <text:p>2.6819044878</text:p>
          </table:table-cell>
          <table:table-cell office:value-type="float" office:value="24.1371428809" calcext:value-type="float">
            <text:p>24.137142880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6.8190474742" calcext:value-type="float">
            <text:p>26.8190474742</text:p>
          </table:table-cell>
          <table:table-cell office:value-type="float" office:value="2.68190448576" calcext:value-type="float">
            <text:p>2.6819044858</text:p>
          </table:table-cell>
          <table:table-cell office:value-type="float" office:value="24.1371429885" calcext:value-type="float">
            <text:p>24.137142988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6.8190475805" calcext:value-type="float">
            <text:p>26.8190475805</text:p>
          </table:table-cell>
          <table:table-cell office:value-type="float" office:value="2.68190448515" calcext:value-type="float">
            <text:p>2.6819044852</text:p>
          </table:table-cell>
          <table:table-cell office:value-type="float" office:value="24.1371430954" calcext:value-type="float">
            <text:p>24.137143095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6.8190476892" calcext:value-type="float">
            <text:p>26.8190476892</text:p>
          </table:table-cell>
          <table:table-cell office:value-type="float" office:value="2.68190448548" calcext:value-type="float">
            <text:p>2.6819044855</text:p>
          </table:table-cell>
          <table:table-cell office:value-type="float" office:value="24.1371432037" calcext:value-type="float">
            <text:p>24.137143203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6.8190477991" calcext:value-type="float">
            <text:p>26.8190477991</text:p>
          </table:table-cell>
          <table:table-cell office:value-type="float" office:value="2.68190448655" calcext:value-type="float">
            <text:p>2.6819044866</text:p>
          </table:table-cell>
          <table:table-cell office:value-type="float" office:value="24.1371433125" calcext:value-type="float">
            <text:p>24.137143312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6.8190479121" calcext:value-type="float">
            <text:p>26.8190479121</text:p>
          </table:table-cell>
          <table:table-cell office:value-type="float" office:value="2.68190448841" calcext:value-type="float">
            <text:p>2.6819044884</text:p>
          </table:table-cell>
          <table:table-cell office:value-type="float" office:value="24.1371434237" calcext:value-type="float">
            <text:p>24.1371434237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6.8190480201" calcext:value-type="float">
            <text:p>26.8190480201</text:p>
          </table:table-cell>
          <table:table-cell office:value-type="float" office:value="2.68190449096" calcext:value-type="float">
            <text:p>2.681904491</text:p>
          </table:table-cell>
          <table:table-cell office:value-type="float" office:value="24.1371435292" calcext:value-type="float">
            <text:p>24.137143529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6.8190481321" calcext:value-type="float">
            <text:p>26.8190481321</text:p>
          </table:table-cell>
          <table:table-cell office:value-type="float" office:value="2.68190449441" calcext:value-type="float">
            <text:p>2.6819044944</text:p>
          </table:table-cell>
          <table:table-cell office:value-type="float" office:value="24.1371436377" calcext:value-type="float">
            <text:p>24.137143637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6.8190482456" calcext:value-type="float">
            <text:p>26.8190482456</text:p>
          </table:table-cell>
          <table:table-cell office:value-type="float" office:value="2.68190449857" calcext:value-type="float">
            <text:p>2.6819044986</text:p>
          </table:table-cell>
          <table:table-cell office:value-type="float" office:value="24.1371437471" calcext:value-type="float">
            <text:p>24.137143747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6.8190483589" calcext:value-type="float">
            <text:p>26.8190483589</text:p>
          </table:table-cell>
          <table:table-cell office:value-type="float" office:value="2.68190450328" calcext:value-type="float">
            <text:p>2.6819045033</text:p>
          </table:table-cell>
          <table:table-cell office:value-type="float" office:value="24.1371438556" calcext:value-type="float">
            <text:p>24.137143855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6.8190484741" calcext:value-type="float">
            <text:p>26.8190484741</text:p>
          </table:table-cell>
          <table:table-cell office:value-type="float" office:value="2.68190450853" calcext:value-type="float">
            <text:p>2.6819045085</text:p>
          </table:table-cell>
          <table:table-cell office:value-type="float" office:value="24.1371439656" calcext:value-type="float">
            <text:p>24.137143965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6.8190485885" calcext:value-type="float">
            <text:p>26.8190485885</text:p>
          </table:table-cell>
          <table:table-cell office:value-type="float" office:value="2.68190451428" calcext:value-type="float">
            <text:p>2.6819045143</text:p>
          </table:table-cell>
          <table:table-cell office:value-type="float" office:value="24.1371440742" calcext:value-type="float">
            <text:p>24.137144074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6.8190487059" calcext:value-type="float">
            <text:p>26.8190487059</text:p>
          </table:table-cell>
          <table:table-cell office:value-type="float" office:value="2.68190452068" calcext:value-type="float">
            <text:p>2.6819045207</text:p>
          </table:table-cell>
          <table:table-cell office:value-type="float" office:value="24.1371441853" calcext:value-type="float">
            <text:p>24.137144185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6.8190488258" calcext:value-type="float">
            <text:p>26.8190488258</text:p>
          </table:table-cell>
          <table:table-cell office:value-type="float" office:value="2.68190452738" calcext:value-type="float">
            <text:p>2.6819045274</text:p>
          </table:table-cell>
          <table:table-cell office:value-type="float" office:value="24.1371442984" calcext:value-type="float">
            <text:p>24.137144298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6.8190489428" calcext:value-type="float">
            <text:p>26.8190489428</text:p>
          </table:table-cell>
          <table:table-cell office:value-type="float" office:value="2.68190453437" calcext:value-type="float">
            <text:p>2.6819045344</text:p>
          </table:table-cell>
          <table:table-cell office:value-type="float" office:value="24.1371444084" calcext:value-type="float">
            <text:p>24.13714440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.5238113259" calcext:value-type="float">
            <text:p>33.5238113259</text:p>
          </table:table-cell>
          <table:table-cell office:value-type="float" office:value="6.03428567453" calcext:value-type="float">
            <text:p>6.0342856745</text:p>
          </table:table-cell>
          <table:table-cell office:value-type="float" office:value="27.4895256513" calcext:value-type="float">
            <text:p>27.489525651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3.5238113569" calcext:value-type="float">
            <text:p>33.5238113569</text:p>
          </table:table-cell>
          <table:table-cell office:value-type="float" office:value="6.03428558499" calcext:value-type="float">
            <text:p>6.034285585</text:p>
          </table:table-cell>
          <table:table-cell office:value-type="float" office:value="27.4895257719" calcext:value-type="float">
            <text:p>27.489525771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3.52381144" calcext:value-type="float">
            <text:p>33.52381144</text:p>
          </table:table-cell>
          <table:table-cell office:value-type="float" office:value="6.0342855457" calcext:value-type="float">
            <text:p>6.0342855457</text:p>
          </table:table-cell>
          <table:table-cell office:value-type="float" office:value="27.4895258943" calcext:value-type="float">
            <text:p>27.489525894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3.5238115391" calcext:value-type="float">
            <text:p>33.5238115391</text:p>
          </table:table-cell>
          <table:table-cell office:value-type="float" office:value="6.03428552052" calcext:value-type="float">
            <text:p>6.0342855205</text:p>
          </table:table-cell>
          <table:table-cell office:value-type="float" office:value="27.4895260186" calcext:value-type="float">
            <text:p>27.489526018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3.5238116463" calcext:value-type="float">
            <text:p>33.5238116463</text:p>
          </table:table-cell>
          <table:table-cell office:value-type="float" office:value="6.03428550364" calcext:value-type="float">
            <text:p>6.0342855036</text:p>
          </table:table-cell>
          <table:table-cell office:value-type="float" office:value="27.4895261427" calcext:value-type="float">
            <text:p>27.489526142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3.5238117607" calcext:value-type="float">
            <text:p>33.5238117607</text:p>
          </table:table-cell>
          <table:table-cell office:value-type="float" office:value="6.03428549046" calcext:value-type="float">
            <text:p>6.0342854905</text:p>
          </table:table-cell>
          <table:table-cell office:value-type="float" office:value="27.4895262703" calcext:value-type="float">
            <text:p>27.489526270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3.523811874" calcext:value-type="float">
            <text:p>33.523811874</text:p>
          </table:table-cell>
          <table:table-cell office:value-type="float" office:value="6.03428548257" calcext:value-type="float">
            <text:p>6.0342854826</text:p>
          </table:table-cell>
          <table:table-cell office:value-type="float" office:value="27.4895263914" calcext:value-type="float">
            <text:p>27.489526391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3.5238120014" calcext:value-type="float">
            <text:p>33.5238120014</text:p>
          </table:table-cell>
          <table:table-cell office:value-type="float" office:value="6.03428547563" calcext:value-type="float">
            <text:p>6.0342854756</text:p>
          </table:table-cell>
          <table:table-cell office:value-type="float" office:value="27.4895265258" calcext:value-type="float">
            <text:p>27.489526525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3.5238121212" calcext:value-type="float">
            <text:p>33.5238121212</text:p>
          </table:table-cell>
          <table:table-cell office:value-type="float" office:value="6.03428547145" calcext:value-type="float">
            <text:p>6.0342854715</text:p>
          </table:table-cell>
          <table:table-cell office:value-type="float" office:value="27.4895266497" calcext:value-type="float">
            <text:p>27.489526649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3.5238122465" calcext:value-type="float">
            <text:p>33.5238122465</text:p>
          </table:table-cell>
          <table:table-cell office:value-type="float" office:value="6.03428546872" calcext:value-type="float">
            <text:p>6.0342854687</text:p>
          </table:table-cell>
          <table:table-cell office:value-type="float" office:value="27.4895267777" calcext:value-type="float">
            <text:p>27.48952677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3.5238123736" calcext:value-type="float">
            <text:p>33.5238123736</text:p>
          </table:table-cell>
          <table:table-cell office:value-type="float" office:value="6.03428546766" calcext:value-type="float">
            <text:p>6.0342854677</text:p>
          </table:table-cell>
          <table:table-cell office:value-type="float" office:value="27.4895269059" calcext:value-type="float">
            <text:p>27.489526905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3.5238124981" calcext:value-type="float">
            <text:p>33.5238124981</text:p>
          </table:table-cell>
          <table:table-cell office:value-type="float" office:value="6.0342854679" calcext:value-type="float">
            <text:p>6.0342854679</text:p>
          </table:table-cell>
          <table:table-cell office:value-type="float" office:value="27.4895270302" calcext:value-type="float">
            <text:p>27.489527030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3.5238126252" calcext:value-type="float">
            <text:p>33.5238126252</text:p>
          </table:table-cell>
          <table:table-cell office:value-type="float" office:value="6.0342854696" calcext:value-type="float">
            <text:p>6.0342854696</text:p>
          </table:table-cell>
          <table:table-cell office:value-type="float" office:value="27.4895271556" calcext:value-type="float">
            <text:p>27.489527155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3.5238127545" calcext:value-type="float">
            <text:p>33.5238127545</text:p>
          </table:table-cell>
          <table:table-cell office:value-type="float" office:value="6.03428547219" calcext:value-type="float">
            <text:p>6.0342854722</text:p>
          </table:table-cell>
          <table:table-cell office:value-type="float" office:value="27.4895272823" calcext:value-type="float">
            <text:p>27.489527282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3.5238128859" calcext:value-type="float">
            <text:p>33.5238128859</text:p>
          </table:table-cell>
          <table:table-cell office:value-type="float" office:value="6.03428547614" calcext:value-type="float">
            <text:p>6.0342854761</text:p>
          </table:table-cell>
          <table:table-cell office:value-type="float" office:value="27.4895274098" calcext:value-type="float">
            <text:p>27.489527409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5238130203" calcext:value-type="float">
            <text:p>33.5238130203</text:p>
          </table:table-cell>
          <table:table-cell office:value-type="float" office:value="6.03428548137" calcext:value-type="float">
            <text:p>6.0342854814</text:p>
          </table:table-cell>
          <table:table-cell office:value-type="float" office:value="27.489527539" calcext:value-type="float">
            <text:p>27.4895275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3.5238131528" calcext:value-type="float">
            <text:p>33.5238131528</text:p>
          </table:table-cell>
          <table:table-cell office:value-type="float" office:value="6.03428548622" calcext:value-type="float">
            <text:p>6.0342854862</text:p>
          </table:table-cell>
          <table:table-cell office:value-type="float" office:value="27.4895276666" calcext:value-type="float">
            <text:p>27.4895276666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3.5238132897" calcext:value-type="float">
            <text:p>33.5238132897</text:p>
          </table:table-cell>
          <table:table-cell office:value-type="float" office:value="6.03428549295" calcext:value-type="float">
            <text:p>6.034285493</text:p>
          </table:table-cell>
          <table:table-cell office:value-type="float" office:value="27.4895277967" calcext:value-type="float">
            <text:p>27.48952779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3.5238134262" calcext:value-type="float">
            <text:p>33.5238134262</text:p>
          </table:table-cell>
          <table:table-cell office:value-type="float" office:value="6.03428550081" calcext:value-type="float">
            <text:p>6.0342855008</text:p>
          </table:table-cell>
          <table:table-cell office:value-type="float" office:value="27.4895279254" calcext:value-type="float">
            <text:p>27.489527925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3.5238135633" calcext:value-type="float">
            <text:p>33.5238135633</text:p>
          </table:table-cell>
          <table:table-cell office:value-type="float" office:value="6.03428550806" calcext:value-type="float">
            <text:p>6.0342855081</text:p>
          </table:table-cell>
          <table:table-cell office:value-type="float" office:value="27.4895280553" calcext:value-type="float">
            <text:p>27.48952805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3.523813698" calcext:value-type="float">
            <text:p>33.523813698</text:p>
          </table:table-cell>
          <table:table-cell office:value-type="float" office:value="6.03428551622" calcext:value-type="float">
            <text:p>6.0342855162</text:p>
          </table:table-cell>
          <table:table-cell office:value-type="float" office:value="27.4895281818" calcext:value-type="float">
            <text:p>27.489528181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3.5238138374" calcext:value-type="float">
            <text:p>33.5238138374</text:p>
          </table:table-cell>
          <table:table-cell office:value-type="float" office:value="6.03428552593" calcext:value-type="float">
            <text:p>6.0342855259</text:p>
          </table:table-cell>
          <table:table-cell office:value-type="float" office:value="27.4895283114" calcext:value-type="float">
            <text:p>27.489528311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3.5238139735" calcext:value-type="float">
            <text:p>33.5238139735</text:p>
          </table:table-cell>
          <table:table-cell office:value-type="float" office:value="6.03428553591" calcext:value-type="float">
            <text:p>6.0342855359</text:p>
          </table:table-cell>
          <table:table-cell office:value-type="float" office:value="27.4895284376" calcext:value-type="float">
            <text:p>27.489528437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3.5238141128" calcext:value-type="float">
            <text:p>33.5238141128</text:p>
          </table:table-cell>
          <table:table-cell office:value-type="float" office:value="6.03428554662" calcext:value-type="float">
            <text:p>6.0342855466</text:p>
          </table:table-cell>
          <table:table-cell office:value-type="float" office:value="27.4895285662" calcext:value-type="float">
            <text:p>27.489528566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3.5238142544" calcext:value-type="float">
            <text:p>33.5238142544</text:p>
          </table:table-cell>
          <table:table-cell office:value-type="float" office:value="6.03428555873" calcext:value-type="float">
            <text:p>6.0342855587</text:p>
          </table:table-cell>
          <table:table-cell office:value-type="float" office:value="27.4895286957" calcext:value-type="float">
            <text:p>27.489528695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3.5238143908" calcext:value-type="float">
            <text:p>33.5238143908</text:p>
          </table:table-cell>
          <table:table-cell office:value-type="float" office:value="6.0342855715" calcext:value-type="float">
            <text:p>6.0342855715</text:p>
          </table:table-cell>
          <table:table-cell office:value-type="float" office:value="27.4895288193" calcext:value-type="float">
            <text:p>27.489528819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8.9979053591" calcext:value-type="float">
            <text:p>38.9979053591</text:p>
          </table:table-cell>
          <table:table-cell office:value-type="float" office:value="8.77133167817" calcext:value-type="float">
            <text:p>8.7713316782</text:p>
          </table:table-cell>
          <table:table-cell office:value-type="float" office:value="30.2265736809" calcext:value-type="float">
            <text:p>30.2265736809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8.9979046506" calcext:value-type="float">
            <text:p>38.9979046506</text:p>
          </table:table-cell>
          <table:table-cell office:value-type="float" office:value="8.77133157517" calcext:value-type="float">
            <text:p>8.7713315752</text:p>
          </table:table-cell>
          <table:table-cell office:value-type="float" office:value="30.2265730754" calcext:value-type="float">
            <text:p>30.226573075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8.9979041551" calcext:value-type="float">
            <text:p>38.9979041551</text:p>
          </table:table-cell>
          <table:table-cell office:value-type="float" office:value="8.77133150244" calcext:value-type="float">
            <text:p>8.7713315024</text:p>
          </table:table-cell>
          <table:table-cell office:value-type="float" office:value="30.2265726527" calcext:value-type="float">
            <text:p>30.226572652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8.9979037683" calcext:value-type="float">
            <text:p>38.9979037683</text:p>
          </table:table-cell>
          <table:table-cell office:value-type="float" office:value="8.77133144676" calcext:value-type="float">
            <text:p>8.7713314468</text:p>
          </table:table-cell>
          <table:table-cell office:value-type="float" office:value="30.2265723215" calcext:value-type="float">
            <text:p>30.226572321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8.9979034508" calcext:value-type="float">
            <text:p>38.9979034508</text:p>
          </table:table-cell>
          <table:table-cell office:value-type="float" office:value="8.7713314013" calcext:value-type="float">
            <text:p>8.7713314013</text:p>
          </table:table-cell>
          <table:table-cell office:value-type="float" office:value="30.2265720495" calcext:value-type="float">
            <text:p>30.226572049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8.9979031788" calcext:value-type="float">
            <text:p>38.9979031788</text:p>
          </table:table-cell>
          <table:table-cell office:value-type="float" office:value="8.77133136225" calcext:value-type="float">
            <text:p>8.7713313623</text:p>
          </table:table-cell>
          <table:table-cell office:value-type="float" office:value="30.2265718165" calcext:value-type="float">
            <text:p>30.226571816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8.9979029475" calcext:value-type="float">
            <text:p>38.9979029475</text:p>
          </table:table-cell>
          <table:table-cell office:value-type="float" office:value="8.77133132842" calcext:value-type="float">
            <text:p>8.7713313284</text:p>
          </table:table-cell>
          <table:table-cell office:value-type="float" office:value="30.2265716191" calcext:value-type="float">
            <text:p>30.226571619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8.9979027438" calcext:value-type="float">
            <text:p>38.9979027438</text:p>
          </table:table-cell>
          <table:table-cell office:value-type="float" office:value="8.77133130043" calcext:value-type="float">
            <text:p>8.7713313004</text:p>
          </table:table-cell>
          <table:table-cell office:value-type="float" office:value="30.2265714433" calcext:value-type="float">
            <text:p>30.226571443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8.9979025564" calcext:value-type="float">
            <text:p>38.9979025564</text:p>
          </table:table-cell>
          <table:table-cell office:value-type="float" office:value="8.77133127464" calcext:value-type="float">
            <text:p>8.7713312746</text:p>
          </table:table-cell>
          <table:table-cell office:value-type="float" office:value="30.2265712818" calcext:value-type="float">
            <text:p>30.226571281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8.9979023889" calcext:value-type="float">
            <text:p>38.9979023889</text:p>
          </table:table-cell>
          <table:table-cell office:value-type="float" office:value="8.77133125296" calcext:value-type="float">
            <text:p>8.771331253</text:p>
          </table:table-cell>
          <table:table-cell office:value-type="float" office:value="30.2265711359" calcext:value-type="float">
            <text:p>30.226571135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8.997902238" calcext:value-type="float">
            <text:p>38.997902238</text:p>
          </table:table-cell>
          <table:table-cell office:value-type="float" office:value="8.77133123309" calcext:value-type="float">
            <text:p>8.7713312331</text:p>
          </table:table-cell>
          <table:table-cell office:value-type="float" office:value="30.2265710049" calcext:value-type="float">
            <text:p>30.226571004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8.9979020969" calcext:value-type="float">
            <text:p>38.9979020969</text:p>
          </table:table-cell>
          <table:table-cell office:value-type="float" office:value="8.7713312153" calcext:value-type="float">
            <text:p>8.7713312153</text:p>
          </table:table-cell>
          <table:table-cell office:value-type="float" office:value="30.2265708816" calcext:value-type="float">
            <text:p>30.226570881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8.9979019705" calcext:value-type="float">
            <text:p>38.9979019705</text:p>
          </table:table-cell>
          <table:table-cell office:value-type="float" office:value="8.77133119937" calcext:value-type="float">
            <text:p>8.7713311994</text:p>
          </table:table-cell>
          <table:table-cell office:value-type="float" office:value="30.2265707711" calcext:value-type="float">
            <text:p>30.226570771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8.9979018486" calcext:value-type="float">
            <text:p>38.9979018486</text:p>
          </table:table-cell>
          <table:table-cell office:value-type="float" office:value="8.77133118619" calcext:value-type="float">
            <text:p>8.7713311862</text:p>
          </table:table-cell>
          <table:table-cell office:value-type="float" office:value="30.2265706624" calcext:value-type="float">
            <text:p>30.226570662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997901741" calcext:value-type="float">
            <text:p>38.997901741</text:p>
          </table:table-cell>
          <table:table-cell office:value-type="float" office:value="8.77133117341" calcext:value-type="float">
            <text:p>8.7713311734</text:p>
          </table:table-cell>
          <table:table-cell office:value-type="float" office:value="30.2265705676" calcext:value-type="float">
            <text:p>30.226570567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8.9979016346" calcext:value-type="float">
            <text:p>38.9979016346</text:p>
          </table:table-cell>
          <table:table-cell office:value-type="float" office:value="8.77133116448" calcext:value-type="float">
            <text:p>8.7713311645</text:p>
          </table:table-cell>
          <table:table-cell office:value-type="float" office:value="30.2265704702" calcext:value-type="float">
            <text:p>30.226570470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8.9979015417" calcext:value-type="float">
            <text:p>38.9979015417</text:p>
          </table:table-cell>
          <table:table-cell office:value-type="float" office:value="8.77133115429" calcext:value-type="float">
            <text:p>8.7713311543</text:p>
          </table:table-cell>
          <table:table-cell office:value-type="float" office:value="30.2265703874" calcext:value-type="float">
            <text:p>30.22657038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8.9979014503" calcext:value-type="float">
            <text:p>38.9979014503</text:p>
          </table:table-cell>
          <table:table-cell office:value-type="float" office:value="8.77133114603" calcext:value-type="float">
            <text:p>8.771331146</text:p>
          </table:table-cell>
          <table:table-cell office:value-type="float" office:value="30.2265703042" calcext:value-type="float">
            <text:p>30.226570304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8.9979013639" calcext:value-type="float">
            <text:p>38.9979013639</text:p>
          </table:table-cell>
          <table:table-cell office:value-type="float" office:value="8.77133113936" calcext:value-type="float">
            <text:p>8.7713311394</text:p>
          </table:table-cell>
          <table:table-cell office:value-type="float" office:value="30.2265702245" calcext:value-type="float">
            <text:p>30.226570224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8.9979012843" calcext:value-type="float">
            <text:p>38.9979012843</text:p>
          </table:table-cell>
          <table:table-cell office:value-type="float" office:value="8.77133113417" calcext:value-type="float">
            <text:p>8.7713311342</text:p>
          </table:table-cell>
          <table:table-cell office:value-type="float" office:value="30.2265701501" calcext:value-type="float">
            <text:p>30.226570150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8.9979012088" calcext:value-type="float">
            <text:p>38.9979012088</text:p>
          </table:table-cell>
          <table:table-cell office:value-type="float" office:value="8.77133112951" calcext:value-type="float">
            <text:p>8.7713311295</text:p>
          </table:table-cell>
          <table:table-cell office:value-type="float" office:value="30.2265700793" calcext:value-type="float">
            <text:p>30.226570079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38.9979011374" calcext:value-type="float">
            <text:p>38.9979011374</text:p>
          </table:table-cell>
          <table:table-cell office:value-type="float" office:value="8.77133112515" calcext:value-type="float">
            <text:p>8.7713311252</text:p>
          </table:table-cell>
          <table:table-cell office:value-type="float" office:value="30.2265700122" calcext:value-type="float">
            <text:p>30.226570012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38.9979010669" calcext:value-type="float">
            <text:p>38.9979010669</text:p>
          </table:table-cell>
          <table:table-cell office:value-type="float" office:value="8.77133112331" calcext:value-type="float">
            <text:p>8.7713311233</text:p>
          </table:table-cell>
          <table:table-cell office:value-type="float" office:value="30.2265699436" calcext:value-type="float">
            <text:p>30.226569943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8.9979010085" calcext:value-type="float">
            <text:p>38.9979010085</text:p>
          </table:table-cell>
          <table:table-cell office:value-type="float" office:value="8.77133112096" calcext:value-type="float">
            <text:p>8.771331121</text:p>
          </table:table-cell>
          <table:table-cell office:value-type="float" office:value="30.2265698875" calcext:value-type="float">
            <text:p>30.2265698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4103958849" calcext:value-type="float">
            <text:p>47.4103958849</text:p>
          </table:table-cell>
          <table:table-cell office:value-type="float" office:value="12.9775785887" calcext:value-type="float">
            <text:p>12.9775785887</text:p>
          </table:table-cell>
          <table:table-cell office:value-type="float" office:value="34.4328172961" calcext:value-type="float">
            <text:p>34.432817296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7.4103953717" calcext:value-type="float">
            <text:p>47.4103953717</text:p>
          </table:table-cell>
          <table:table-cell office:value-type="float" office:value="12.9775784225" calcext:value-type="float">
            <text:p>12.9775784225</text:p>
          </table:table-cell>
          <table:table-cell office:value-type="float" office:value="34.4328169492" calcext:value-type="float">
            <text:p>34.432816949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7.4103951203" calcext:value-type="float">
            <text:p>47.4103951203</text:p>
          </table:table-cell>
          <table:table-cell office:value-type="float" office:value="12.9775783418" calcext:value-type="float">
            <text:p>12.9775783418</text:p>
          </table:table-cell>
          <table:table-cell office:value-type="float" office:value="34.4328167786" calcext:value-type="float">
            <text:p>34.432816778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7.4103949171" calcext:value-type="float">
            <text:p>47.4103949171</text:p>
          </table:table-cell>
          <table:table-cell office:value-type="float" office:value="12.9775782822" calcext:value-type="float">
            <text:p>12.9775782822</text:p>
          </table:table-cell>
          <table:table-cell office:value-type="float" office:value="34.4328166349" calcext:value-type="float">
            <text:p>34.432816634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7.410394744" calcext:value-type="float">
            <text:p>47.410394744</text:p>
          </table:table-cell>
          <table:table-cell office:value-type="float" office:value="12.9775782286" calcext:value-type="float">
            <text:p>12.9775782286</text:p>
          </table:table-cell>
          <table:table-cell office:value-type="float" office:value="34.4328165154" calcext:value-type="float">
            <text:p>34.4328165154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7.4103945879" calcext:value-type="float">
            <text:p>47.4103945879</text:p>
          </table:table-cell>
          <table:table-cell office:value-type="float" office:value="12.9775781815" calcext:value-type="float">
            <text:p>12.9775781815</text:p>
          </table:table-cell>
          <table:table-cell office:value-type="float" office:value="34.4328164064" calcext:value-type="float">
            <text:p>34.432816406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7.4103944395" calcext:value-type="float">
            <text:p>47.4103944395</text:p>
          </table:table-cell>
          <table:table-cell office:value-type="float" office:value="12.9775781406" calcext:value-type="float">
            <text:p>12.9775781406</text:p>
          </table:table-cell>
          <table:table-cell office:value-type="float" office:value="34.4328162988" calcext:value-type="float">
            <text:p>34.432816298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7.4103943095" calcext:value-type="float">
            <text:p>47.4103943095</text:p>
          </table:table-cell>
          <table:table-cell office:value-type="float" office:value="12.9775781012" calcext:value-type="float">
            <text:p>12.9775781012</text:p>
          </table:table-cell>
          <table:table-cell office:value-type="float" office:value="34.4328162083" calcext:value-type="float">
            <text:p>34.432816208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7.4103941806" calcext:value-type="float">
            <text:p>47.4103941806</text:p>
          </table:table-cell>
          <table:table-cell office:value-type="float" office:value="12.9775780636" calcext:value-type="float">
            <text:p>12.9775780636</text:p>
          </table:table-cell>
          <table:table-cell office:value-type="float" office:value="34.432816117" calcext:value-type="float">
            <text:p>34.43281611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7.4103940627" calcext:value-type="float">
            <text:p>47.4103940627</text:p>
          </table:table-cell>
          <table:table-cell office:value-type="float" office:value="12.9775780282" calcext:value-type="float">
            <text:p>12.9775780282</text:p>
          </table:table-cell>
          <table:table-cell office:value-type="float" office:value="34.4328160345" calcext:value-type="float">
            <text:p>34.432816034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7.4103939516" calcext:value-type="float">
            <text:p>47.4103939516</text:p>
          </table:table-cell>
          <table:table-cell office:value-type="float" office:value="12.9775779978" calcext:value-type="float">
            <text:p>12.9775779978</text:p>
          </table:table-cell>
          <table:table-cell office:value-type="float" office:value="34.4328159538" calcext:value-type="float">
            <text:p>34.4328159538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7.4103938443" calcext:value-type="float">
            <text:p>47.4103938443</text:p>
          </table:table-cell>
          <table:table-cell office:value-type="float" office:value="12.9775779653" calcext:value-type="float">
            <text:p>12.9775779653</text:p>
          </table:table-cell>
          <table:table-cell office:value-type="float" office:value="34.4328158791" calcext:value-type="float">
            <text:p>34.4328158791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7.4103937444" calcext:value-type="float">
            <text:p>47.4103937444</text:p>
          </table:table-cell>
          <table:table-cell office:value-type="float" office:value="12.9775779358" calcext:value-type="float">
            <text:p>12.9775779358</text:p>
          </table:table-cell>
          <table:table-cell office:value-type="float" office:value="34.4328158086" calcext:value-type="float">
            <text:p>34.4328158086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7.410393637" calcext:value-type="float">
            <text:p>47.410393637</text:p>
          </table:table-cell>
          <table:table-cell office:value-type="float" office:value="12.9775779083" calcext:value-type="float">
            <text:p>12.9775779083</text:p>
          </table:table-cell>
          <table:table-cell office:value-type="float" office:value="34.4328157287" calcext:value-type="float">
            <text:p>34.432815728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7.410393541" calcext:value-type="float">
            <text:p>47.410393541</text:p>
          </table:table-cell>
          <table:table-cell office:value-type="float" office:value="12.9775778815" calcext:value-type="float">
            <text:p>12.9775778815</text:p>
          </table:table-cell>
          <table:table-cell office:value-type="float" office:value="34.4328156595" calcext:value-type="float">
            <text:p>34.432815659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7.4103934546" calcext:value-type="float">
            <text:p>47.4103934546</text:p>
          </table:table-cell>
          <table:table-cell office:value-type="float" office:value="12.9775778577" calcext:value-type="float">
            <text:p>12.9775778577</text:p>
          </table:table-cell>
          <table:table-cell office:value-type="float" office:value="34.432815597" calcext:value-type="float">
            <text:p>34.432815597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7.4103933643" calcext:value-type="float">
            <text:p>47.4103933643</text:p>
          </table:table-cell>
          <table:table-cell office:value-type="float" office:value="12.9775778327" calcext:value-type="float">
            <text:p>12.9775778327</text:p>
          </table:table-cell>
          <table:table-cell office:value-type="float" office:value="34.4328155316" calcext:value-type="float">
            <text:p>34.432815531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7.4103932868" calcext:value-type="float">
            <text:p>47.4103932868</text:p>
          </table:table-cell>
          <table:table-cell office:value-type="float" office:value="12.977577811" calcext:value-type="float">
            <text:p>12.977577811</text:p>
          </table:table-cell>
          <table:table-cell office:value-type="float" office:value="34.4328154758" calcext:value-type="float">
            <text:p>34.432815475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7.410393203" calcext:value-type="float">
            <text:p>47.410393203</text:p>
          </table:table-cell>
          <table:table-cell office:value-type="float" office:value="12.9775777889" calcext:value-type="float">
            <text:p>12.9775777889</text:p>
          </table:table-cell>
          <table:table-cell office:value-type="float" office:value="34.4328154141" calcext:value-type="float">
            <text:p>34.432815414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7.4103931263" calcext:value-type="float">
            <text:p>47.4103931263</text:p>
          </table:table-cell>
          <table:table-cell office:value-type="float" office:value="12.9775777706" calcext:value-type="float">
            <text:p>12.9775777706</text:p>
          </table:table-cell>
          <table:table-cell office:value-type="float" office:value="34.4328153557" calcext:value-type="float">
            <text:p>34.432815355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7.4103930553" calcext:value-type="float">
            <text:p>47.4103930553</text:p>
          </table:table-cell>
          <table:table-cell office:value-type="float" office:value="12.9775777516" calcext:value-type="float">
            <text:p>12.9775777516</text:p>
          </table:table-cell>
          <table:table-cell office:value-type="float" office:value="34.4328153037" calcext:value-type="float">
            <text:p>34.4328153037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7.41039298" calcext:value-type="float">
            <text:p>47.41039298</text:p>
          </table:table-cell>
          <table:table-cell office:value-type="float" office:value="12.9775777324" calcext:value-type="float">
            <text:p>12.9775777324</text:p>
          </table:table-cell>
          <table:table-cell office:value-type="float" office:value="34.4328152476" calcext:value-type="float">
            <text:p>34.432815247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7.4103929098" calcext:value-type="float">
            <text:p>47.4103929098</text:p>
          </table:table-cell>
          <table:table-cell office:value-type="float" office:value="12.9775777166" calcext:value-type="float">
            <text:p>12.9775777166</text:p>
          </table:table-cell>
          <table:table-cell office:value-type="float" office:value="34.4328151932" calcext:value-type="float">
            <text:p>34.432815193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7.4103928401" calcext:value-type="float">
            <text:p>47.4103928401</text:p>
          </table:table-cell>
          <table:table-cell office:value-type="float" office:value="12.9775776993" calcext:value-type="float">
            <text:p>12.9775776993</text:p>
          </table:table-cell>
          <table:table-cell office:value-type="float" office:value="34.4328151408" calcext:value-type="float">
            <text:p>34.4328151408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7.4103927802" calcext:value-type="float">
            <text:p>47.4103927802</text:p>
          </table:table-cell>
          <table:table-cell office:value-type="float" office:value="12.9775776857" calcext:value-type="float">
            <text:p>12.9775776857</text:p>
          </table:table-cell>
          <table:table-cell office:value-type="float" office:value="34.4328150945" calcext:value-type="float">
            <text:p>34.432815094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7.4103927218" calcext:value-type="float">
            <text:p>47.4103927218</text:p>
          </table:table-cell>
          <table:table-cell office:value-type="float" office:value="12.9775776728" calcext:value-type="float">
            <text:p>12.9775776728</text:p>
          </table:table-cell>
          <table:table-cell office:value-type="float" office:value="34.432815049" calcext:value-type="float">
            <text:p>34.432815049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58.7475254238" calcext:value-type="float">
            <text:p>58.7475254238</text:p>
          </table:table-cell>
          <table:table-cell office:value-type="float" office:value="18.6461441015" calcext:value-type="float">
            <text:p>18.6461441015</text:p>
          </table:table-cell>
          <table:table-cell office:value-type="float" office:value="40.1013813223" calcext:value-type="float">
            <text:p>40.1013813223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58.7475251898" calcext:value-type="float">
            <text:p>58.7475251898</text:p>
          </table:table-cell>
          <table:table-cell office:value-type="float" office:value="18.6461440269" calcext:value-type="float">
            <text:p>18.6461440269</text:p>
          </table:table-cell>
          <table:table-cell office:value-type="float" office:value="40.101381163" calcext:value-type="float">
            <text:p>40.101381163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58.7475249966" calcext:value-type="float">
            <text:p>58.7475249966</text:p>
          </table:table-cell>
          <table:table-cell office:value-type="float" office:value="18.6461439597" calcext:value-type="float">
            <text:p>18.6461439597</text:p>
          </table:table-cell>
          <table:table-cell office:value-type="float" office:value="40.1013810369" calcext:value-type="float">
            <text:p>40.101381036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58.7475248308" calcext:value-type="float">
            <text:p>58.7475248308</text:p>
          </table:table-cell>
          <table:table-cell office:value-type="float" office:value="18.6461439035" calcext:value-type="float">
            <text:p>18.6461439035</text:p>
          </table:table-cell>
          <table:table-cell office:value-type="float" office:value="40.1013809274" calcext:value-type="float">
            <text:p>40.10138092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8.7475246728" calcext:value-type="float">
            <text:p>58.7475246728</text:p>
          </table:table-cell>
          <table:table-cell office:value-type="float" office:value="18.6461438517" calcext:value-type="float">
            <text:p>18.6461438517</text:p>
          </table:table-cell>
          <table:table-cell office:value-type="float" office:value="40.101380821" calcext:value-type="float">
            <text:p>40.10138082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58.7475245308" calcext:value-type="float">
            <text:p>58.7475245308</text:p>
          </table:table-cell>
          <table:table-cell office:value-type="float" office:value="18.6461438036" calcext:value-type="float">
            <text:p>18.6461438036</text:p>
          </table:table-cell>
          <table:table-cell office:value-type="float" office:value="40.1013807272" calcext:value-type="float">
            <text:p>40.10138072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58.7475243883" calcext:value-type="float">
            <text:p>58.7475243883</text:p>
          </table:table-cell>
          <table:table-cell office:value-type="float" office:value="18.6461437602" calcext:value-type="float">
            <text:p>18.6461437602</text:p>
          </table:table-cell>
          <table:table-cell office:value-type="float" office:value="40.101380628" calcext:value-type="float">
            <text:p>40.10138062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58.747524254" calcext:value-type="float">
            <text:p>58.747524254</text:p>
          </table:table-cell>
          <table:table-cell office:value-type="float" office:value="18.6461437158" calcext:value-type="float">
            <text:p>18.6461437158</text:p>
          </table:table-cell>
          <table:table-cell office:value-type="float" office:value="40.1013805382" calcext:value-type="float">
            <text:p>40.101380538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58.747524131" calcext:value-type="float">
            <text:p>58.747524131</text:p>
          </table:table-cell>
          <table:table-cell office:value-type="float" office:value="18.6461436765" calcext:value-type="float">
            <text:p>18.6461436765</text:p>
          </table:table-cell>
          <table:table-cell office:value-type="float" office:value="40.1013804545" calcext:value-type="float">
            <text:p>40.1013804545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58.7475240121" calcext:value-type="float">
            <text:p>58.7475240121</text:p>
          </table:table-cell>
          <table:table-cell office:value-type="float" office:value="18.6461436372" calcext:value-type="float">
            <text:p>18.6461436372</text:p>
          </table:table-cell>
          <table:table-cell office:value-type="float" office:value="40.1013803749" calcext:value-type="float">
            <text:p>40.101380374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8.7475239012" calcext:value-type="float">
            <text:p>58.7475239012</text:p>
          </table:table-cell>
          <table:table-cell office:value-type="float" office:value="18.6461436005" calcext:value-type="float">
            <text:p>18.6461436005</text:p>
          </table:table-cell>
          <table:table-cell office:value-type="float" office:value="40.1013803007" calcext:value-type="float">
            <text:p>40.101380300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58.747523786" calcext:value-type="float">
            <text:p>58.747523786</text:p>
          </table:table-cell>
          <table:table-cell office:value-type="float" office:value="18.6461435644" calcext:value-type="float">
            <text:p>18.6461435644</text:p>
          </table:table-cell>
          <table:table-cell office:value-type="float" office:value="40.1013802216" calcext:value-type="float">
            <text:p>40.1013802216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58.7475236794" calcext:value-type="float">
            <text:p>58.7475236794</text:p>
          </table:table-cell>
          <table:table-cell office:value-type="float" office:value="18.6461435264" calcext:value-type="float">
            <text:p>18.6461435264</text:p>
          </table:table-cell>
          <table:table-cell office:value-type="float" office:value="40.101380153" calcext:value-type="float">
            <text:p>40.10138015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58.7475235771" calcext:value-type="float">
            <text:p>58.7475235771</text:p>
          </table:table-cell>
          <table:table-cell office:value-type="float" office:value="18.6461434951" calcext:value-type="float">
            <text:p>18.6461434951</text:p>
          </table:table-cell>
          <table:table-cell office:value-type="float" office:value="40.101380082" calcext:value-type="float">
            <text:p>40.10138008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8.7475234707" calcext:value-type="float">
            <text:p>58.7475234707</text:p>
          </table:table-cell>
          <table:table-cell office:value-type="float" office:value="18.6461434607" calcext:value-type="float">
            <text:p>18.6461434607</text:p>
          </table:table-cell>
          <table:table-cell office:value-type="float" office:value="40.10138001" calcext:value-type="float">
            <text:p>40.1013800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58.7475233731" calcext:value-type="float">
            <text:p>58.7475233731</text:p>
          </table:table-cell>
          <table:table-cell office:value-type="float" office:value="18.6461434289" calcext:value-type="float">
            <text:p>18.6461434289</text:p>
          </table:table-cell>
          <table:table-cell office:value-type="float" office:value="40.1013799442" calcext:value-type="float">
            <text:p>40.101379944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58.7475232774" calcext:value-type="float">
            <text:p>58.7475232774</text:p>
          </table:table-cell>
          <table:table-cell office:value-type="float" office:value="18.6461434007" calcext:value-type="float">
            <text:p>18.6461434007</text:p>
          </table:table-cell>
          <table:table-cell office:value-type="float" office:value="40.1013798766" calcext:value-type="float">
            <text:p>40.1013798766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58.7475231863" calcext:value-type="float">
            <text:p>58.7475231863</text:p>
          </table:table-cell>
          <table:table-cell office:value-type="float" office:value="18.6461433724" calcext:value-type="float">
            <text:p>18.6461433724</text:p>
          </table:table-cell>
          <table:table-cell office:value-type="float" office:value="40.1013798139" calcext:value-type="float">
            <text:p>40.1013798139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58.747523095" calcext:value-type="float">
            <text:p>58.747523095</text:p>
          </table:table-cell>
          <table:table-cell office:value-type="float" office:value="18.6461433426" calcext:value-type="float">
            <text:p>18.6461433426</text:p>
          </table:table-cell>
          <table:table-cell office:value-type="float" office:value="40.1013797525" calcext:value-type="float">
            <text:p>40.101379752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8.7475230023" calcext:value-type="float">
            <text:p>58.7475230023</text:p>
          </table:table-cell>
          <table:table-cell office:value-type="float" office:value="18.6461433143" calcext:value-type="float">
            <text:p>18.6461433143</text:p>
          </table:table-cell>
          <table:table-cell office:value-type="float" office:value="40.101379688" calcext:value-type="float">
            <text:p>40.10137968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58.7475229139" calcext:value-type="float">
            <text:p>58.7475229139</text:p>
          </table:table-cell>
          <table:table-cell office:value-type="float" office:value="18.6461432865" calcext:value-type="float">
            <text:p>18.6461432865</text:p>
          </table:table-cell>
          <table:table-cell office:value-type="float" office:value="40.1013796274" calcext:value-type="float">
            <text:p>40.1013796274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58.7475228359" calcext:value-type="float">
            <text:p>58.7475228359</text:p>
          </table:table-cell>
          <table:table-cell office:value-type="float" office:value="18.6461432636" calcext:value-type="float">
            <text:p>18.6461432636</text:p>
          </table:table-cell>
          <table:table-cell office:value-type="float" office:value="40.1013795723" calcext:value-type="float">
            <text:p>40.101379572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58.7475227516" calcext:value-type="float">
            <text:p>58.7475227516</text:p>
          </table:table-cell>
          <table:table-cell office:value-type="float" office:value="18.6461432383" calcext:value-type="float">
            <text:p>18.6461432383</text:p>
          </table:table-cell>
          <table:table-cell office:value-type="float" office:value="40.1013795134" calcext:value-type="float">
            <text:p>40.101379513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58.747522672" calcext:value-type="float">
            <text:p>58.747522672</text:p>
          </table:table-cell>
          <table:table-cell office:value-type="float" office:value="18.6461432132" calcext:value-type="float">
            <text:p>18.6461432132</text:p>
          </table:table-cell>
          <table:table-cell office:value-type="float" office:value="40.1013794588" calcext:value-type="float">
            <text:p>40.101379458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6.8922279184" calcext:value-type="float">
            <text:p>76.8922279184</text:p>
          </table:table-cell>
          <table:table-cell office:value-type="float" office:value="27.7184958518" calcext:value-type="float">
            <text:p>27.7184958518</text:p>
          </table:table-cell>
          <table:table-cell office:value-type="float" office:value="49.1737320666" calcext:value-type="float">
            <text:p>49.173732066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76.892227364" calcext:value-type="float">
            <text:p>76.892227364</text:p>
          </table:table-cell>
          <table:table-cell office:value-type="float" office:value="27.7184956007" calcext:value-type="float">
            <text:p>27.7184956007</text:p>
          </table:table-cell>
          <table:table-cell office:value-type="float" office:value="49.1737317633" calcext:value-type="float">
            <text:p>49.173731763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76.8922271491" calcext:value-type="float">
            <text:p>76.8922271491</text:p>
          </table:table-cell>
          <table:table-cell office:value-type="float" office:value="27.7184954905" calcext:value-type="float">
            <text:p>27.7184954905</text:p>
          </table:table-cell>
          <table:table-cell office:value-type="float" office:value="49.1737316586" calcext:value-type="float">
            <text:p>49.1737316586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76.8922270149" calcext:value-type="float">
            <text:p>76.8922270149</text:p>
          </table:table-cell>
          <table:table-cell office:value-type="float" office:value="27.7184954092" calcext:value-type="float">
            <text:p>27.7184954092</text:p>
          </table:table-cell>
          <table:table-cell office:value-type="float" office:value="49.1737316058" calcext:value-type="float">
            <text:p>49.173731605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76.8922269011" calcext:value-type="float">
            <text:p>76.8922269011</text:p>
          </table:table-cell>
          <table:table-cell office:value-type="float" office:value="27.7184953383" calcext:value-type="float">
            <text:p>27.7184953383</text:p>
          </table:table-cell>
          <table:table-cell office:value-type="float" office:value="49.1737315628" calcext:value-type="float">
            <text:p>49.17373156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76.8922268028" calcext:value-type="float">
            <text:p>76.8922268028</text:p>
          </table:table-cell>
          <table:table-cell office:value-type="float" office:value="27.7184952765" calcext:value-type="float">
            <text:p>27.7184952765</text:p>
          </table:table-cell>
          <table:table-cell office:value-type="float" office:value="49.1737315263" calcext:value-type="float">
            <text:p>49.1737315263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76.8922267407" calcext:value-type="float">
            <text:p>76.8922267407</text:p>
          </table:table-cell>
          <table:table-cell office:value-type="float" office:value="27.7184952272" calcext:value-type="float">
            <text:p>27.7184952272</text:p>
          </table:table-cell>
          <table:table-cell office:value-type="float" office:value="49.1737315135" calcext:value-type="float">
            <text:p>49.1737315135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76.8922266674" calcext:value-type="float">
            <text:p>76.8922266674</text:p>
          </table:table-cell>
          <table:table-cell office:value-type="float" office:value="27.7184951742" calcext:value-type="float">
            <text:p>27.7184951742</text:p>
          </table:table-cell>
          <table:table-cell office:value-type="float" office:value="49.1737314931" calcext:value-type="float">
            <text:p>49.173731493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76.8922266187" calcext:value-type="float">
            <text:p>76.8922266187</text:p>
          </table:table-cell>
          <table:table-cell office:value-type="float" office:value="27.7184951259" calcext:value-type="float">
            <text:p>27.7184951259</text:p>
          </table:table-cell>
          <table:table-cell office:value-type="float" office:value="49.1737314927" calcext:value-type="float">
            <text:p>49.1737314927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76.892226582" calcext:value-type="float">
            <text:p>76.892226582</text:p>
          </table:table-cell>
          <table:table-cell office:value-type="float" office:value="27.7184950882" calcext:value-type="float">
            <text:p>27.7184950882</text:p>
          </table:table-cell>
          <table:table-cell office:value-type="float" office:value="49.1737314939" calcext:value-type="float">
            <text:p>49.173731493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6.8922265394" calcext:value-type="float">
            <text:p>76.8922265394</text:p>
          </table:table-cell>
          <table:table-cell office:value-type="float" office:value="27.7184950461" calcext:value-type="float">
            <text:p>27.7184950461</text:p>
          </table:table-cell>
          <table:table-cell office:value-type="float" office:value="49.1737314932" calcext:value-type="float">
            <text:p>49.173731493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76.892226511" calcext:value-type="float">
            <text:p>76.892226511</text:p>
          </table:table-cell>
          <table:table-cell office:value-type="float" office:value="27.7184950098" calcext:value-type="float">
            <text:p>27.7184950098</text:p>
          </table:table-cell>
          <table:table-cell office:value-type="float" office:value="49.1737315012" calcext:value-type="float">
            <text:p>49.1737315012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76.8922264772" calcext:value-type="float">
            <text:p>76.8922264772</text:p>
          </table:table-cell>
          <table:table-cell office:value-type="float" office:value="27.7184949738" calcext:value-type="float">
            <text:p>27.7184949738</text:p>
          </table:table-cell>
          <table:table-cell office:value-type="float" office:value="49.1737315034" calcext:value-type="float">
            <text:p>49.173731503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76.8922264654" calcext:value-type="float">
            <text:p>76.8922264654</text:p>
          </table:table-cell>
          <table:table-cell office:value-type="float" office:value="27.7184949347" calcext:value-type="float">
            <text:p>27.7184949347</text:p>
          </table:table-cell>
          <table:table-cell office:value-type="float" office:value="49.1737315307" calcext:value-type="float">
            <text:p>49.173731530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76.8922264508" calcext:value-type="float">
            <text:p>76.8922264508</text:p>
          </table:table-cell>
          <table:table-cell office:value-type="float" office:value="27.7184949027" calcext:value-type="float">
            <text:p>27.7184949027</text:p>
          </table:table-cell>
          <table:table-cell office:value-type="float" office:value="49.1737315481" calcext:value-type="float">
            <text:p>49.173731548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76.8922264364" calcext:value-type="float">
            <text:p>76.8922264364</text:p>
          </table:table-cell>
          <table:table-cell office:value-type="float" office:value="27.7184948716" calcext:value-type="float">
            <text:p>27.7184948716</text:p>
          </table:table-cell>
          <table:table-cell office:value-type="float" office:value="49.1737315648" calcext:value-type="float">
            <text:p>49.173731564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76.8922264259" calcext:value-type="float">
            <text:p>76.8922264259</text:p>
          </table:table-cell>
          <table:table-cell office:value-type="float" office:value="27.7184948368" calcext:value-type="float">
            <text:p>27.7184948368</text:p>
          </table:table-cell>
          <table:table-cell office:value-type="float" office:value="49.1737315891" calcext:value-type="float">
            <text:p>49.173731589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76.8922264277" calcext:value-type="float">
            <text:p>76.8922264277</text:p>
          </table:table-cell>
          <table:table-cell office:value-type="float" office:value="27.7184948111" calcext:value-type="float">
            <text:p>27.7184948111</text:p>
          </table:table-cell>
          <table:table-cell office:value-type="float" office:value="49.1737316166" calcext:value-type="float">
            <text:p>49.173731616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76.8922264221" calcext:value-type="float">
            <text:p>76.8922264221</text:p>
          </table:table-cell>
          <table:table-cell office:value-type="float" office:value="27.7184947803" calcext:value-type="float">
            <text:p>27.7184947803</text:p>
          </table:table-cell>
          <table:table-cell office:value-type="float" office:value="49.1737316418" calcext:value-type="float">
            <text:p>49.1737316418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76.8922264322" calcext:value-type="float">
            <text:p>76.8922264322</text:p>
          </table:table-cell>
          <table:table-cell office:value-type="float" office:value="27.7184947552" calcext:value-type="float">
            <text:p>27.7184947552</text:p>
          </table:table-cell>
          <table:table-cell office:value-type="float" office:value="49.173731677" calcext:value-type="float">
            <text:p>49.17373167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6.892226431" calcext:value-type="float">
            <text:p>76.892226431</text:p>
          </table:table-cell>
          <table:table-cell office:value-type="float" office:value="27.718494727" calcext:value-type="float">
            <text:p>27.718494727</text:p>
          </table:table-cell>
          <table:table-cell office:value-type="float" office:value="49.173731704" calcext:value-type="float">
            <text:p>49.17373170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76.8922264425" calcext:value-type="float">
            <text:p>76.8922264425</text:p>
          </table:table-cell>
          <table:table-cell office:value-type="float" office:value="27.7184947078" calcext:value-type="float">
            <text:p>27.7184947078</text:p>
          </table:table-cell>
          <table:table-cell office:value-type="float" office:value="49.1737317346" calcext:value-type="float">
            <text:p>49.173731734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76.8922264542" calcext:value-type="float">
            <text:p>76.8922264542</text:p>
          </table:table-cell>
          <table:table-cell office:value-type="float" office:value="27.7184946839" calcext:value-type="float">
            <text:p>27.7184946839</text:p>
          </table:table-cell>
          <table:table-cell office:value-type="float" office:value="49.1737317703" calcext:value-type="float">
            <text:p>49.1737317703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76.8922264702" calcext:value-type="float">
            <text:p>76.8922264702</text:p>
          </table:table-cell>
          <table:table-cell office:value-type="float" office:value="27.7184946623" calcext:value-type="float">
            <text:p>27.7184946623</text:p>
          </table:table-cell>
          <table:table-cell office:value-type="float" office:value="49.1737318079" calcext:value-type="float">
            <text:p>49.1737318079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76.8922264791" calcext:value-type="float">
            <text:p>76.8922264791</text:p>
          </table:table-cell>
          <table:table-cell office:value-type="float" office:value="27.7184946413" calcext:value-type="float">
            <text:p>27.7184946413</text:p>
          </table:table-cell>
          <table:table-cell office:value-type="float" office:value="49.1737318379" calcext:value-type="float">
            <text:p>49.1737318379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76.8922265075" calcext:value-type="float">
            <text:p>76.8922265075</text:p>
          </table:table-cell>
          <table:table-cell office:value-type="float" office:value="27.7184946244" calcext:value-type="float">
            <text:p>27.7184946244</text:p>
          </table:table-cell>
          <table:table-cell office:value-type="float" office:value="49.1737318831" calcext:value-type="float">
            <text:p>49.173731883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06.918340597" calcext:value-type="float">
            <text:p>106.918340597</text:p>
          </table:table-cell>
          <table:table-cell office:value-type="float" office:value="42.7315517784" calcext:value-type="float">
            <text:p>42.7315517784</text:p>
          </table:table-cell>
          <table:table-cell office:value-type="float" office:value="64.1867888184" calcext:value-type="float">
            <text:p>64.186788818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06.91834009" calcext:value-type="float">
            <text:p>106.91834009</text:p>
          </table:table-cell>
          <table:table-cell office:value-type="float" office:value="42.7315515667" calcext:value-type="float">
            <text:p>42.7315515667</text:p>
          </table:table-cell>
          <table:table-cell office:value-type="float" office:value="64.1867885238" calcext:value-type="float">
            <text:p>64.186788523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06.91833974" calcext:value-type="float">
            <text:p>106.91833974</text:p>
          </table:table-cell>
          <table:table-cell office:value-type="float" office:value="42.7315514122" calcext:value-type="float">
            <text:p>42.7315514122</text:p>
          </table:table-cell>
          <table:table-cell office:value-type="float" office:value="64.1867883274" calcext:value-type="float">
            <text:p>64.186788327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06.918339463" calcext:value-type="float">
            <text:p>106.918339463</text:p>
          </table:table-cell>
          <table:table-cell office:value-type="float" office:value="42.7315512909" calcext:value-type="float">
            <text:p>42.7315512909</text:p>
          </table:table-cell>
          <table:table-cell office:value-type="float" office:value="64.1867881726" calcext:value-type="float">
            <text:p>64.186788172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6.918339219" calcext:value-type="float">
            <text:p>106.918339219</text:p>
          </table:table-cell>
          <table:table-cell office:value-type="float" office:value="42.7315511881" calcext:value-type="float">
            <text:p>42.7315511881</text:p>
          </table:table-cell>
          <table:table-cell office:value-type="float" office:value="64.1867880312" calcext:value-type="float">
            <text:p>64.1867880312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06.918339009" calcext:value-type="float">
            <text:p>106.918339009</text:p>
          </table:table-cell>
          <table:table-cell office:value-type="float" office:value="42.7315510972" calcext:value-type="float">
            <text:p>42.7315510972</text:p>
          </table:table-cell>
          <table:table-cell office:value-type="float" office:value="64.1867879116" calcext:value-type="float">
            <text:p>64.186787911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06.918338837" calcext:value-type="float">
            <text:p>106.918338837</text:p>
          </table:table-cell>
          <table:table-cell office:value-type="float" office:value="42.7315510069" calcext:value-type="float">
            <text:p>42.7315510069</text:p>
          </table:table-cell>
          <table:table-cell office:value-type="float" office:value="64.18678783" calcext:value-type="float">
            <text:p>64.1867878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06.918338659" calcext:value-type="float">
            <text:p>106.918338659</text:p>
          </table:table-cell>
          <table:table-cell office:value-type="float" office:value="42.7315509309" calcext:value-type="float">
            <text:p>42.7315509309</text:p>
          </table:table-cell>
          <table:table-cell office:value-type="float" office:value="64.1867877286" calcext:value-type="float">
            <text:p>64.186787728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06.918338504" calcext:value-type="float">
            <text:p>106.918338504</text:p>
          </table:table-cell>
          <table:table-cell office:value-type="float" office:value="42.7315508534" calcext:value-type="float">
            <text:p>42.7315508534</text:p>
          </table:table-cell>
          <table:table-cell office:value-type="float" office:value="64.1867876503" calcext:value-type="float">
            <text:p>64.1867876503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06.918338371" calcext:value-type="float">
            <text:p>106.918338371</text:p>
          </table:table-cell>
          <table:table-cell office:value-type="float" office:value="42.7315507848" calcext:value-type="float">
            <text:p>42.7315507848</text:p>
          </table:table-cell>
          <table:table-cell office:value-type="float" office:value="64.1867875859" calcext:value-type="float">
            <text:p>64.186787585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06.918338226" calcext:value-type="float">
            <text:p>106.918338226</text:p>
          </table:table-cell>
          <table:table-cell office:value-type="float" office:value="42.7315507099" calcext:value-type="float">
            <text:p>42.7315507099</text:p>
          </table:table-cell>
          <table:table-cell office:value-type="float" office:value="64.1867875166" calcext:value-type="float">
            <text:p>64.1867875166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06.918338094" calcext:value-type="float">
            <text:p>106.918338094</text:p>
          </table:table-cell>
          <table:table-cell office:value-type="float" office:value="42.7315506376" calcext:value-type="float">
            <text:p>42.7315506376</text:p>
          </table:table-cell>
          <table:table-cell office:value-type="float" office:value="64.186787456" calcext:value-type="float">
            <text:p>64.18678745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06.918337968" calcext:value-type="float">
            <text:p>106.918337968</text:p>
          </table:table-cell>
          <table:table-cell office:value-type="float" office:value="42.7315505715" calcext:value-type="float">
            <text:p>42.7315505715</text:p>
          </table:table-cell>
          <table:table-cell office:value-type="float" office:value="64.1867873969" calcext:value-type="float">
            <text:p>64.1867873969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06.918337835" calcext:value-type="float">
            <text:p>106.918337835</text:p>
          </table:table-cell>
          <table:table-cell office:value-type="float" office:value="42.7315504962" calcext:value-type="float">
            <text:p>42.7315504962</text:p>
          </table:table-cell>
          <table:table-cell office:value-type="float" office:value="64.1867873392" calcext:value-type="float">
            <text:p>64.186787339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6.918337717" calcext:value-type="float">
            <text:p>106.918337717</text:p>
          </table:table-cell>
          <table:table-cell office:value-type="float" office:value="42.7315504247" calcext:value-type="float">
            <text:p>42.7315504247</text:p>
          </table:table-cell>
          <table:table-cell office:value-type="float" office:value="64.1867872919" calcext:value-type="float">
            <text:p>64.186787291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06.918337601" calcext:value-type="float">
            <text:p>106.918337601</text:p>
          </table:table-cell>
          <table:table-cell office:value-type="float" office:value="42.7315503551" calcext:value-type="float">
            <text:p>42.7315503551</text:p>
          </table:table-cell>
          <table:table-cell office:value-type="float" office:value="64.1867872459" calcext:value-type="float">
            <text:p>64.186787245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06.918337491" calcext:value-type="float">
            <text:p>106.918337491</text:p>
          </table:table-cell>
          <table:table-cell office:value-type="float" office:value="42.7315502853" calcext:value-type="float">
            <text:p>42.7315502853</text:p>
          </table:table-cell>
          <table:table-cell office:value-type="float" office:value="64.1867872057" calcext:value-type="float">
            <text:p>64.186787205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06.918337375" calcext:value-type="float">
            <text:p>106.918337375</text:p>
          </table:table-cell>
          <table:table-cell office:value-type="float" office:value="42.7315502083" calcext:value-type="float">
            <text:p>42.7315502083</text:p>
          </table:table-cell>
          <table:table-cell office:value-type="float" office:value="64.186787167" calcext:value-type="float">
            <text:p>64.18678716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06.918337269" calcext:value-type="float">
            <text:p>106.918337269</text:p>
          </table:table-cell>
          <table:table-cell office:value-type="float" office:value="42.7315501373" calcext:value-type="float">
            <text:p>42.7315501373</text:p>
          </table:table-cell>
          <table:table-cell office:value-type="float" office:value="64.1867871318" calcext:value-type="float">
            <text:p>64.186787131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06.91833715" calcext:value-type="float">
            <text:p>106.91833715</text:p>
          </table:table-cell>
          <table:table-cell office:value-type="float" office:value="42.7315500631" calcext:value-type="float">
            <text:p>42.7315500631</text:p>
          </table:table-cell>
          <table:table-cell office:value-type="float" office:value="64.1867870869" calcext:value-type="float">
            <text:p>64.186787086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06.918337049" calcext:value-type="float">
            <text:p>106.918337049</text:p>
          </table:table-cell>
          <table:table-cell office:value-type="float" office:value="42.731549991" calcext:value-type="float">
            <text:p>42.731549991</text:p>
          </table:table-cell>
          <table:table-cell office:value-type="float" office:value="64.1867870581" calcext:value-type="float">
            <text:p>64.186787058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06.91833695" calcext:value-type="float">
            <text:p>106.91833695</text:p>
          </table:table-cell>
          <table:table-cell office:value-type="float" office:value="42.731549916" calcext:value-type="float">
            <text:p>42.731549916</text:p>
          </table:table-cell>
          <table:table-cell office:value-type="float" office:value="64.1867870337" calcext:value-type="float">
            <text:p>64.186787033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06.918336846" calcext:value-type="float">
            <text:p>106.918336846</text:p>
          </table:table-cell>
          <table:table-cell office:value-type="float" office:value="42.7315498445" calcext:value-type="float">
            <text:p>42.7315498445</text:p>
          </table:table-cell>
          <table:table-cell office:value-type="float" office:value="64.1867870014" calcext:value-type="float">
            <text:p>64.1867870014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06.918336748" calcext:value-type="float">
            <text:p>106.918336748</text:p>
          </table:table-cell>
          <table:table-cell office:value-type="float" office:value="42.7315497745" calcext:value-type="float">
            <text:p>42.7315497745</text:p>
          </table:table-cell>
          <table:table-cell office:value-type="float" office:value="64.1867869739" calcext:value-type="float">
            <text:p>64.1867869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.377767755" calcext:value-type="float">
            <text:p>169.377767755</text:p>
          </table:table-cell>
          <table:table-cell office:value-type="float" office:value="73.9612652528" calcext:value-type="float">
            <text:p>73.9612652528</text:p>
          </table:table-cell>
          <table:table-cell office:value-type="float" office:value="95.4165025017" calcext:value-type="float">
            <text:p>95.4165025017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69.377765027" calcext:value-type="float">
            <text:p>169.377765027</text:p>
          </table:table-cell>
          <table:table-cell office:value-type="float" office:value="73.9612639313" calcext:value-type="float">
            <text:p>73.9612639313</text:p>
          </table:table-cell>
          <table:table-cell office:value-type="float" office:value="95.4165010952" calcext:value-type="float">
            <text:p>95.4165010952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69.377763961" calcext:value-type="float">
            <text:p>169.377763961</text:p>
          </table:table-cell>
          <table:table-cell office:value-type="float" office:value="73.9612634046" calcext:value-type="float">
            <text:p>73.9612634046</text:p>
          </table:table-cell>
          <table:table-cell office:value-type="float" office:value="95.4165005564" calcext:value-type="float">
            <text:p>95.416500556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69.377763218" calcext:value-type="float">
            <text:p>169.377763218</text:p>
          </table:table-cell>
          <table:table-cell office:value-type="float" office:value="73.9612630259" calcext:value-type="float">
            <text:p>73.9612630259</text:p>
          </table:table-cell>
          <table:table-cell office:value-type="float" office:value="95.4165001918" calcext:value-type="float">
            <text:p>95.416500191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69.377762599" calcext:value-type="float">
            <text:p>169.377762599</text:p>
          </table:table-cell>
          <table:table-cell office:value-type="float" office:value="73.9612627174" calcext:value-type="float">
            <text:p>73.9612627174</text:p>
          </table:table-cell>
          <table:table-cell office:value-type="float" office:value="95.4164998816" calcext:value-type="float">
            <text:p>95.416499881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69.377762122" calcext:value-type="float">
            <text:p>169.377762122</text:p>
          </table:table-cell>
          <table:table-cell office:value-type="float" office:value="73.9612624734" calcext:value-type="float">
            <text:p>73.9612624734</text:p>
          </table:table-cell>
          <table:table-cell office:value-type="float" office:value="95.4164996481" calcext:value-type="float">
            <text:p>95.416499648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69.377761667" calcext:value-type="float">
            <text:p>169.377761667</text:p>
          </table:table-cell>
          <table:table-cell office:value-type="float" office:value="73.9612622479" calcext:value-type="float">
            <text:p>73.9612622479</text:p>
          </table:table-cell>
          <table:table-cell office:value-type="float" office:value="95.4164994194" calcext:value-type="float">
            <text:p>95.416499419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69.377761267" calcext:value-type="float">
            <text:p>169.377761267</text:p>
          </table:table-cell>
          <table:table-cell office:value-type="float" office:value="73.9612620395" calcext:value-type="float">
            <text:p>73.9612620395</text:p>
          </table:table-cell>
          <table:table-cell office:value-type="float" office:value="95.4164992278" calcext:value-type="float">
            <text:p>95.416499227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69.377760921" calcext:value-type="float">
            <text:p>169.377760921</text:p>
          </table:table-cell>
          <table:table-cell office:value-type="float" office:value="73.9612618685" calcext:value-type="float">
            <text:p>73.9612618685</text:p>
          </table:table-cell>
          <table:table-cell office:value-type="float" office:value="95.4164990528" calcext:value-type="float">
            <text:p>95.416499052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69.377760592" calcext:value-type="float">
            <text:p>169.377760592</text:p>
          </table:table-cell>
          <table:table-cell office:value-type="float" office:value="73.961261687" calcext:value-type="float">
            <text:p>73.961261687</text:p>
          </table:table-cell>
          <table:table-cell office:value-type="float" office:value="95.4164989052" calcext:value-type="float">
            <text:p>95.416498905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9.377760297" calcext:value-type="float">
            <text:p>169.377760297</text:p>
          </table:table-cell>
          <table:table-cell office:value-type="float" office:value="73.9612615423" calcext:value-type="float">
            <text:p>73.9612615423</text:p>
          </table:table-cell>
          <table:table-cell office:value-type="float" office:value="95.416498755" calcext:value-type="float">
            <text:p>95.416498755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69.37776" calcext:value-type="float">
            <text:p>169.37776</text:p>
          </table:table-cell>
          <table:table-cell office:value-type="float" office:value="73.9612613995" calcext:value-type="float">
            <text:p>73.9612613995</text:p>
          </table:table-cell>
          <table:table-cell office:value-type="float" office:value="95.4164986001" calcext:value-type="float">
            <text:p>95.416498600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69.377759764" calcext:value-type="float">
            <text:p>169.377759764</text:p>
          </table:table-cell>
          <table:table-cell office:value-type="float" office:value="73.9612612683" calcext:value-type="float">
            <text:p>73.9612612683</text:p>
          </table:table-cell>
          <table:table-cell office:value-type="float" office:value="95.4164984954" calcext:value-type="float">
            <text:p>95.416498495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69.377759502" calcext:value-type="float">
            <text:p>169.377759502</text:p>
          </table:table-cell>
          <table:table-cell office:value-type="float" office:value="73.9612611322" calcext:value-type="float">
            <text:p>73.9612611322</text:p>
          </table:table-cell>
          <table:table-cell office:value-type="float" office:value="95.4164983694" calcext:value-type="float">
            <text:p>95.4164983694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69.377759286" calcext:value-type="float">
            <text:p>169.377759286</text:p>
          </table:table-cell>
          <table:table-cell office:value-type="float" office:value="73.9612610184" calcext:value-type="float">
            <text:p>73.9612610184</text:p>
          </table:table-cell>
          <table:table-cell office:value-type="float" office:value="95.4164982672" calcext:value-type="float">
            <text:p>95.4164982672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69.377759078" calcext:value-type="float">
            <text:p>169.377759078</text:p>
          </table:table-cell>
          <table:table-cell office:value-type="float" office:value="73.9612609079" calcext:value-type="float">
            <text:p>73.9612609079</text:p>
          </table:table-cell>
          <table:table-cell office:value-type="float" office:value="95.4164981705" calcext:value-type="float">
            <text:p>95.4164981705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69.377758871" calcext:value-type="float">
            <text:p>169.377758871</text:p>
          </table:table-cell>
          <table:table-cell office:value-type="float" office:value="73.9612608021" calcext:value-type="float">
            <text:p>73.9612608021</text:p>
          </table:table-cell>
          <table:table-cell office:value-type="float" office:value="95.416498069" calcext:value-type="float">
            <text:p>95.41649806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69.377758677" calcext:value-type="float">
            <text:p>169.377758677</text:p>
          </table:table-cell>
          <table:table-cell office:value-type="float" office:value="73.9612606928" calcext:value-type="float">
            <text:p>73.9612606928</text:p>
          </table:table-cell>
          <table:table-cell office:value-type="float" office:value="95.4164979839" calcext:value-type="float">
            <text:p>95.416497983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69.377758479" calcext:value-type="float">
            <text:p>169.377758479</text:p>
          </table:table-cell>
          <table:table-cell office:value-type="float" office:value="73.9612605905" calcext:value-type="float">
            <text:p>73.9612605905</text:p>
          </table:table-cell>
          <table:table-cell office:value-type="float" office:value="95.4164978887" calcext:value-type="float">
            <text:p>95.4164978887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69.377758309" calcext:value-type="float">
            <text:p>169.377758309</text:p>
          </table:table-cell>
          <table:table-cell office:value-type="float" office:value="73.9612604996" calcext:value-type="float">
            <text:p>73.9612604996</text:p>
          </table:table-cell>
          <table:table-cell office:value-type="float" office:value="95.4164978091" calcext:value-type="float">
            <text:p>95.41649780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9.377758138" calcext:value-type="float">
            <text:p>169.377758138</text:p>
          </table:table-cell>
          <table:table-cell office:value-type="float" office:value="73.9612604108" calcext:value-type="float">
            <text:p>73.9612604108</text:p>
          </table:table-cell>
          <table:table-cell office:value-type="float" office:value="95.416497727" calcext:value-type="float">
            <text:p>95.416497727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69.377757981" calcext:value-type="float">
            <text:p>169.377757981</text:p>
          </table:table-cell>
          <table:table-cell office:value-type="float" office:value="73.9612603305" calcext:value-type="float">
            <text:p>73.9612603305</text:p>
          </table:table-cell>
          <table:table-cell office:value-type="float" office:value="95.4164976501" calcext:value-type="float">
            <text:p>95.416497650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69.3777578" calcext:value-type="float">
            <text:p>169.3777578</text:p>
          </table:table-cell>
          <table:table-cell office:value-type="float" office:value="73.9612602376" calcext:value-type="float">
            <text:p>73.9612602376</text:p>
          </table:table-cell>
          <table:table-cell office:value-type="float" office:value="95.4164975622" calcext:value-type="float">
            <text:p>95.4164975622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69.37775765" calcext:value-type="float">
            <text:p>169.37775765</text:p>
          </table:table-cell>
          <table:table-cell office:value-type="float" office:value="73.9612601574" calcext:value-type="float">
            <text:p>73.9612601574</text:p>
          </table:table-cell>
          <table:table-cell office:value-type="float" office:value="95.4164974926" calcext:value-type="float">
            <text:p>95.416497492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69.377757491" calcext:value-type="float">
            <text:p>169.377757491</text:p>
          </table:table-cell>
          <table:table-cell office:value-type="float" office:value="73.9612600744" calcext:value-type="float">
            <text:p>73.9612600744</text:p>
          </table:table-cell>
          <table:table-cell office:value-type="float" office:value="95.4164974168" calcext:value-type="float">
            <text:p>95.416497416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69.377757359" calcext:value-type="float">
            <text:p>169.377757359</text:p>
          </table:table-cell>
          <table:table-cell office:value-type="float" office:value="73.9612599927" calcext:value-type="float">
            <text:p>73.9612599927</text:p>
          </table:table-cell>
          <table:table-cell office:value-type="float" office:value="95.4164973665" calcext:value-type="float">
            <text:p>95.416497366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92.130628774" calcext:value-type="float">
            <text:p>292.130628774</text:p>
          </table:table-cell>
          <table:table-cell office:value-type="float" office:value="135.337695922" calcext:value-type="float">
            <text:p>135.337695922</text:p>
          </table:table-cell>
          <table:table-cell office:value-type="float" office:value="156.792932852" calcext:value-type="float">
            <text:p>156.79293285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92.130627449" calcext:value-type="float">
            <text:p>292.130627449</text:p>
          </table:table-cell>
          <table:table-cell office:value-type="float" office:value="135.337695373" calcext:value-type="float">
            <text:p>135.337695373</text:p>
          </table:table-cell>
          <table:table-cell office:value-type="float" office:value="156.792932077" calcext:value-type="float">
            <text:p>156.79293207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92.130626533" calcext:value-type="float">
            <text:p>292.130626533</text:p>
          </table:table-cell>
          <table:table-cell office:value-type="float" office:value="135.337694996" calcext:value-type="float">
            <text:p>135.337694996</text:p>
          </table:table-cell>
          <table:table-cell office:value-type="float" office:value="156.792931537" calcext:value-type="float">
            <text:p>156.792931537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92.130625821" calcext:value-type="float">
            <text:p>292.130625821</text:p>
          </table:table-cell>
          <table:table-cell office:value-type="float" office:value="135.337694688" calcext:value-type="float">
            <text:p>135.337694688</text:p>
          </table:table-cell>
          <table:table-cell office:value-type="float" office:value="156.792931133" calcext:value-type="float">
            <text:p>156.79293113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92.130625201" calcext:value-type="float">
            <text:p>292.130625201</text:p>
          </table:table-cell>
          <table:table-cell office:value-type="float" office:value="135.337694416" calcext:value-type="float">
            <text:p>135.337694416</text:p>
          </table:table-cell>
          <table:table-cell office:value-type="float" office:value="156.792930784" calcext:value-type="float">
            <text:p>156.79293078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92.130624722" calcext:value-type="float">
            <text:p>292.130624722</text:p>
          </table:table-cell>
          <table:table-cell office:value-type="float" office:value="135.33769424" calcext:value-type="float">
            <text:p>135.33769424</text:p>
          </table:table-cell>
          <table:table-cell office:value-type="float" office:value="156.792930482" calcext:value-type="float">
            <text:p>156.79293048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92.130624281" calcext:value-type="float">
            <text:p>292.130624281</text:p>
          </table:table-cell>
          <table:table-cell office:value-type="float" office:value="135.337694059" calcext:value-type="float">
            <text:p>135.337694059</text:p>
          </table:table-cell>
          <table:table-cell office:value-type="float" office:value="156.792930222" calcext:value-type="float">
            <text:p>156.79293022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92.130623876" calcext:value-type="float">
            <text:p>292.130623876</text:p>
          </table:table-cell>
          <table:table-cell office:value-type="float" office:value="135.337693902" calcext:value-type="float">
            <text:p>135.337693902</text:p>
          </table:table-cell>
          <table:table-cell office:value-type="float" office:value="156.792929974" calcext:value-type="float">
            <text:p>156.792929974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92.13062352" calcext:value-type="float">
            <text:p>292.13062352</text:p>
          </table:table-cell>
          <table:table-cell office:value-type="float" office:value="135.337693769" calcext:value-type="float">
            <text:p>135.337693769</text:p>
          </table:table-cell>
          <table:table-cell office:value-type="float" office:value="156.792929751" calcext:value-type="float">
            <text:p>156.79292975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92.130623192" calcext:value-type="float">
            <text:p>292.130623192</text:p>
          </table:table-cell>
          <table:table-cell office:value-type="float" office:value="135.33769364" calcext:value-type="float">
            <text:p>135.33769364</text:p>
          </table:table-cell>
          <table:table-cell office:value-type="float" office:value="156.792929552" calcext:value-type="float">
            <text:p>156.79292955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92.130622894" calcext:value-type="float">
            <text:p>292.130622894</text:p>
          </table:table-cell>
          <table:table-cell office:value-type="float" office:value="135.337693531" calcext:value-type="float">
            <text:p>135.337693531</text:p>
          </table:table-cell>
          <table:table-cell office:value-type="float" office:value="156.792929363" calcext:value-type="float">
            <text:p>156.79292936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92.130622619" calcext:value-type="float">
            <text:p>292.130622619</text:p>
          </table:table-cell>
          <table:table-cell office:value-type="float" office:value="135.337693413" calcext:value-type="float">
            <text:p>135.337693413</text:p>
          </table:table-cell>
          <table:table-cell office:value-type="float" office:value="156.792929206" calcext:value-type="float">
            <text:p>156.79292920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92.130622378" calcext:value-type="float">
            <text:p>292.130622378</text:p>
          </table:table-cell>
          <table:table-cell office:value-type="float" office:value="135.337693347" calcext:value-type="float">
            <text:p>135.337693347</text:p>
          </table:table-cell>
          <table:table-cell office:value-type="float" office:value="156.792929031" calcext:value-type="float">
            <text:p>156.79292903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92.130622165" calcext:value-type="float">
            <text:p>292.130622165</text:p>
          </table:table-cell>
          <table:table-cell office:value-type="float" office:value="135.337693265" calcext:value-type="float">
            <text:p>135.337693265</text:p>
          </table:table-cell>
          <table:table-cell office:value-type="float" office:value="156.7929289" calcext:value-type="float">
            <text:p>156.792928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2.130621966" calcext:value-type="float">
            <text:p>292.130621966</text:p>
          </table:table-cell>
          <table:table-cell office:value-type="float" office:value="135.337693196" calcext:value-type="float">
            <text:p>135.337693196</text:p>
          </table:table-cell>
          <table:table-cell office:value-type="float" office:value="156.792928771" calcext:value-type="float">
            <text:p>156.79292877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92.130621771" calcext:value-type="float">
            <text:p>292.130621771</text:p>
          </table:table-cell>
          <table:table-cell office:value-type="float" office:value="135.33769313" calcext:value-type="float">
            <text:p>135.33769313</text:p>
          </table:table-cell>
          <table:table-cell office:value-type="float" office:value="156.792928641" calcext:value-type="float">
            <text:p>156.79292864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92.130621586" calcext:value-type="float">
            <text:p>292.130621586</text:p>
          </table:table-cell>
          <table:table-cell office:value-type="float" office:value="135.337693065" calcext:value-type="float">
            <text:p>135.337693065</text:p>
          </table:table-cell>
          <table:table-cell office:value-type="float" office:value="156.79292852" calcext:value-type="float">
            <text:p>156.7929285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92.130621423" calcext:value-type="float">
            <text:p>292.130621423</text:p>
          </table:table-cell>
          <table:table-cell office:value-type="float" office:value="135.337693017" calcext:value-type="float">
            <text:p>135.337693017</text:p>
          </table:table-cell>
          <table:table-cell office:value-type="float" office:value="156.792928406" calcext:value-type="float">
            <text:p>156.79292840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92.130621269" calcext:value-type="float">
            <text:p>292.130621269</text:p>
          </table:table-cell>
          <table:table-cell office:value-type="float" office:value="135.337692968" calcext:value-type="float">
            <text:p>135.337692968</text:p>
          </table:table-cell>
          <table:table-cell office:value-type="float" office:value="156.792928302" calcext:value-type="float">
            <text:p>156.792928302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92.130621125" calcext:value-type="float">
            <text:p>292.130621125</text:p>
          </table:table-cell>
          <table:table-cell office:value-type="float" office:value="135.337692928" calcext:value-type="float">
            <text:p>135.337692928</text:p>
          </table:table-cell>
          <table:table-cell office:value-type="float" office:value="156.792928197" calcext:value-type="float">
            <text:p>156.79292819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92.130620983" calcext:value-type="float">
            <text:p>292.130620983</text:p>
          </table:table-cell>
          <table:table-cell office:value-type="float" office:value="135.337692888" calcext:value-type="float">
            <text:p>135.337692888</text:p>
          </table:table-cell>
          <table:table-cell office:value-type="float" office:value="156.792928095" calcext:value-type="float">
            <text:p>156.79292809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92.130620865" calcext:value-type="float">
            <text:p>292.130620865</text:p>
          </table:table-cell>
          <table:table-cell office:value-type="float" office:value="135.337692865" calcext:value-type="float">
            <text:p>135.337692865</text:p>
          </table:table-cell>
          <table:table-cell office:value-type="float" office:value="156.792928" calcext:value-type="float">
            <text:p>156.79292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92.130620733" calcext:value-type="float">
            <text:p>292.130620733</text:p>
          </table:table-cell>
          <table:table-cell office:value-type="float" office:value="135.337692826" calcext:value-type="float">
            <text:p>135.337692826</text:p>
          </table:table-cell>
          <table:table-cell office:value-type="float" office:value="156.792927906" calcext:value-type="float">
            <text:p>156.792927906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92.130620641" calcext:value-type="float">
            <text:p>292.130620641</text:p>
          </table:table-cell>
          <table:table-cell office:value-type="float" office:value="135.337692796" calcext:value-type="float">
            <text:p>135.337692796</text:p>
          </table:table-cell>
          <table:table-cell office:value-type="float" office:value="156.792927844" calcext:value-type="float">
            <text:p>156.79292784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21.954760719" calcext:value-type="float">
            <text:p>521.954760719</text:p>
          </table:table-cell>
          <table:table-cell office:value-type="float" office:value="250.249762861" calcext:value-type="float">
            <text:p>250.249762861</text:p>
          </table:table-cell>
          <table:table-cell office:value-type="float" office:value="271.704997858" calcext:value-type="float">
            <text:p>271.704997858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521.954753677" calcext:value-type="float">
            <text:p>521.954753677</text:p>
          </table:table-cell>
          <table:table-cell office:value-type="float" office:value="250.249759391" calcext:value-type="float">
            <text:p>250.249759391</text:p>
          </table:table-cell>
          <table:table-cell office:value-type="float" office:value="271.704994285" calcext:value-type="float">
            <text:p>271.704994285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521.954751368" calcext:value-type="float">
            <text:p>521.954751368</text:p>
          </table:table-cell>
          <table:table-cell office:value-type="float" office:value="250.249758314" calcext:value-type="float">
            <text:p>250.249758314</text:p>
          </table:table-cell>
          <table:table-cell office:value-type="float" office:value="271.704993054" calcext:value-type="float">
            <text:p>271.704993054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521.954749958" calcext:value-type="float">
            <text:p>521.954749958</text:p>
          </table:table-cell>
          <table:table-cell office:value-type="float" office:value="250.24975767" calcext:value-type="float">
            <text:p>250.24975767</text:p>
          </table:table-cell>
          <table:table-cell office:value-type="float" office:value="271.704992287" calcext:value-type="float">
            <text:p>271.704992287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521.954748966" calcext:value-type="float">
            <text:p>521.954748966</text:p>
          </table:table-cell>
          <table:table-cell office:value-type="float" office:value="250.249757259" calcext:value-type="float">
            <text:p>250.249757259</text:p>
          </table:table-cell>
          <table:table-cell office:value-type="float" office:value="271.704991707" calcext:value-type="float">
            <text:p>271.704991707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521.954748231" calcext:value-type="float">
            <text:p>521.954748231</text:p>
          </table:table-cell>
          <table:table-cell office:value-type="float" office:value="250.249756982" calcext:value-type="float">
            <text:p>250.249756982</text:p>
          </table:table-cell>
          <table:table-cell office:value-type="float" office:value="271.704991249" calcext:value-type="float">
            <text:p>271.704991249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521.954747642" calcext:value-type="float">
            <text:p>521.954747642</text:p>
          </table:table-cell>
          <table:table-cell office:value-type="float" office:value="250.249756778" calcext:value-type="float">
            <text:p>250.249756778</text:p>
          </table:table-cell>
          <table:table-cell office:value-type="float" office:value="271.704990864" calcext:value-type="float">
            <text:p>271.70499086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521.954747225" calcext:value-type="float">
            <text:p>521.954747225</text:p>
          </table:table-cell>
          <table:table-cell office:value-type="float" office:value="250.249756642" calcext:value-type="float">
            <text:p>250.249756642</text:p>
          </table:table-cell>
          <table:table-cell office:value-type="float" office:value="271.704990583" calcext:value-type="float">
            <text:p>271.704990583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521.954746867" calcext:value-type="float">
            <text:p>521.954746867</text:p>
          </table:table-cell>
          <table:table-cell office:value-type="float" office:value="250.249756561" calcext:value-type="float">
            <text:p>250.249756561</text:p>
          </table:table-cell>
          <table:table-cell office:value-type="float" office:value="271.704990305" calcext:value-type="float">
            <text:p>271.704990305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521.954746633" calcext:value-type="float">
            <text:p>521.954746633</text:p>
          </table:table-cell>
          <table:table-cell office:value-type="float" office:value="250.249756554" calcext:value-type="float">
            <text:p>250.249756554</text:p>
          </table:table-cell>
          <table:table-cell office:value-type="float" office:value="271.704990079" calcext:value-type="float">
            <text:p>271.70499007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21.954746453" calcext:value-type="float">
            <text:p>521.954746453</text:p>
          </table:table-cell>
          <table:table-cell office:value-type="float" office:value="250.24975654" calcext:value-type="float">
            <text:p>250.24975654</text:p>
          </table:table-cell>
          <table:table-cell office:value-type="float" office:value="271.704989912" calcext:value-type="float">
            <text:p>271.70498991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521.9547463" calcext:value-type="float">
            <text:p>521.9547463</text:p>
          </table:table-cell>
          <table:table-cell office:value-type="float" office:value="250.249756564" calcext:value-type="float">
            <text:p>250.249756564</text:p>
          </table:table-cell>
          <table:table-cell office:value-type="float" office:value="271.704989735" calcext:value-type="float">
            <text:p>271.70498973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521.954746271" calcext:value-type="float">
            <text:p>521.954746271</text:p>
          </table:table-cell>
          <table:table-cell office:value-type="float" office:value="250.249756661" calcext:value-type="float">
            <text:p>250.249756661</text:p>
          </table:table-cell>
          <table:table-cell office:value-type="float" office:value="271.70498961" calcext:value-type="float">
            <text:p>271.7049896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521.954746214" calcext:value-type="float">
            <text:p>521.954746214</text:p>
          </table:table-cell>
          <table:table-cell office:value-type="float" office:value="250.249756757" calcext:value-type="float">
            <text:p>250.249756757</text:p>
          </table:table-cell>
          <table:table-cell office:value-type="float" office:value="271.704989458" calcext:value-type="float">
            <text:p>271.70498945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521.954746242" calcext:value-type="float">
            <text:p>521.954746242</text:p>
          </table:table-cell>
          <table:table-cell office:value-type="float" office:value="250.249756877" calcext:value-type="float">
            <text:p>250.249756877</text:p>
          </table:table-cell>
          <table:table-cell office:value-type="float" office:value="271.704989365" calcext:value-type="float">
            <text:p>271.704989365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521.954746298" calcext:value-type="float">
            <text:p>521.954746298</text:p>
          </table:table-cell>
          <table:table-cell office:value-type="float" office:value="250.249757" calcext:value-type="float">
            <text:p>250.249757</text:p>
          </table:table-cell>
          <table:table-cell office:value-type="float" office:value="271.704989298" calcext:value-type="float">
            <text:p>271.70498929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521.954746353" calcext:value-type="float">
            <text:p>521.954746353</text:p>
          </table:table-cell>
          <table:table-cell office:value-type="float" office:value="250.249757119" calcext:value-type="float">
            <text:p>250.249757119</text:p>
          </table:table-cell>
          <table:table-cell office:value-type="float" office:value="271.704989234" calcext:value-type="float">
            <text:p>271.704989234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521.954746482" calcext:value-type="float">
            <text:p>521.954746482</text:p>
          </table:table-cell>
          <table:table-cell office:value-type="float" office:value="250.249757276" calcext:value-type="float">
            <text:p>250.249757276</text:p>
          </table:table-cell>
          <table:table-cell office:value-type="float" office:value="271.704989206" calcext:value-type="float">
            <text:p>271.704989206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521.954746617" calcext:value-type="float">
            <text:p>521.954746617</text:p>
          </table:table-cell>
          <table:table-cell office:value-type="float" office:value="250.249757451" calcext:value-type="float">
            <text:p>250.249757451</text:p>
          </table:table-cell>
          <table:table-cell office:value-type="float" office:value="271.704989166" calcext:value-type="float">
            <text:p>271.704989166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521.954746761" calcext:value-type="float">
            <text:p>521.954746761</text:p>
          </table:table-cell>
          <table:table-cell office:value-type="float" office:value="250.249757597" calcext:value-type="float">
            <text:p>250.249757597</text:p>
          </table:table-cell>
          <table:table-cell office:value-type="float" office:value="271.704989163" calcext:value-type="float">
            <text:p>271.70498916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21.954746927" calcext:value-type="float">
            <text:p>521.954746927</text:p>
          </table:table-cell>
          <table:table-cell office:value-type="float" office:value="250.249757769" calcext:value-type="float">
            <text:p>250.249757769</text:p>
          </table:table-cell>
          <table:table-cell office:value-type="float" office:value="271.704989158" calcext:value-type="float">
            <text:p>271.704989158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521.954747139" calcext:value-type="float">
            <text:p>521.954747139</text:p>
          </table:table-cell>
          <table:table-cell office:value-type="float" office:value="250.249757973" calcext:value-type="float">
            <text:p>250.249757973</text:p>
          </table:table-cell>
          <table:table-cell office:value-type="float" office:value="271.704989166" calcext:value-type="float">
            <text:p>271.70498916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521.954747375" calcext:value-type="float">
            <text:p>521.954747375</text:p>
          </table:table-cell>
          <table:table-cell office:value-type="float" office:value="250.24975818" calcext:value-type="float">
            <text:p>250.24975818</text:p>
          </table:table-cell>
          <table:table-cell office:value-type="float" office:value="271.704989195" calcext:value-type="float">
            <text:p>271.704989195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521.95474758" calcext:value-type="float">
            <text:p>521.95474758</text:p>
          </table:table-cell>
          <table:table-cell office:value-type="float" office:value="250.249758365" calcext:value-type="float">
            <text:p>250.249758365</text:p>
          </table:table-cell>
          <table:table-cell office:value-type="float" office:value="271.704989215" calcext:value-type="float">
            <text:p>271.704989215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521.954747816" calcext:value-type="float">
            <text:p>521.954747816</text:p>
          </table:table-cell>
          <table:table-cell office:value-type="float" office:value="250.24975859" calcext:value-type="float">
            <text:p>250.24975859</text:p>
          </table:table-cell>
          <table:table-cell office:value-type="float" office:value="271.704989226" calcext:value-type="float">
            <text:p>271.704989226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21.954748084" calcext:value-type="float">
            <text:p>521.954748084</text:p>
          </table:table-cell>
          <table:table-cell office:value-type="float" office:value="250.2497588" calcext:value-type="float">
            <text:p>250.2497588</text:p>
          </table:table-cell>
          <table:table-cell office:value-type="float" office:value="271.704989284" calcext:value-type="float">
            <text:p>271.70498928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958.805468635" calcext:value-type="float">
            <text:p>958.805468635</text:p>
          </table:table-cell>
          <table:table-cell office:value-type="float" office:value="468.675118134" calcext:value-type="float">
            <text:p>468.675118134</text:p>
          </table:table-cell>
          <table:table-cell office:value-type="float" office:value="490.130350501" calcext:value-type="float">
            <text:p>490.130350501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958.805462359" calcext:value-type="float">
            <text:p>958.805462359</text:p>
          </table:table-cell>
          <table:table-cell office:value-type="float" office:value="468.675114527" calcext:value-type="float">
            <text:p>468.675114527</text:p>
          </table:table-cell>
          <table:table-cell office:value-type="float" office:value="490.130347832" calcext:value-type="float">
            <text:p>490.13034783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958.805458277" calcext:value-type="float">
            <text:p>958.805458277</text:p>
          </table:table-cell>
          <table:table-cell office:value-type="float" office:value="468.675112096" calcext:value-type="float">
            <text:p>468.675112096</text:p>
          </table:table-cell>
          <table:table-cell office:value-type="float" office:value="490.130346181" calcext:value-type="float">
            <text:p>490.130346181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958.805455184" calcext:value-type="float">
            <text:p>958.805455184</text:p>
          </table:table-cell>
          <table:table-cell office:value-type="float" office:value="468.675110256" calcext:value-type="float">
            <text:p>468.675110256</text:p>
          </table:table-cell>
          <table:table-cell office:value-type="float" office:value="490.130344927" calcext:value-type="float">
            <text:p>490.13034492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58.805452734" calcext:value-type="float">
            <text:p>958.805452734</text:p>
          </table:table-cell>
          <table:table-cell office:value-type="float" office:value="468.675108694" calcext:value-type="float">
            <text:p>468.675108694</text:p>
          </table:table-cell>
          <table:table-cell office:value-type="float" office:value="490.13034404" calcext:value-type="float">
            <text:p>490.1303440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958.805450787" calcext:value-type="float">
            <text:p>958.805450787</text:p>
          </table:table-cell>
          <table:table-cell office:value-type="float" office:value="468.67510743" calcext:value-type="float">
            <text:p>468.67510743</text:p>
          </table:table-cell>
          <table:table-cell office:value-type="float" office:value="490.130343357" calcext:value-type="float">
            <text:p>490.130343357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958.805449047" calcext:value-type="float">
            <text:p>958.805449047</text:p>
          </table:table-cell>
          <table:table-cell office:value-type="float" office:value="468.675106255" calcext:value-type="float">
            <text:p>468.675106255</text:p>
          </table:table-cell>
          <table:table-cell office:value-type="float" office:value="490.130342792" calcext:value-type="float">
            <text:p>490.130342792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958.805447621" calcext:value-type="float">
            <text:p>958.805447621</text:p>
          </table:table-cell>
          <table:table-cell office:value-type="float" office:value="468.67510525" calcext:value-type="float">
            <text:p>468.67510525</text:p>
          </table:table-cell>
          <table:table-cell office:value-type="float" office:value="490.130342371" calcext:value-type="float">
            <text:p>490.13034237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958.805446458" calcext:value-type="float">
            <text:p>958.805446458</text:p>
          </table:table-cell>
          <table:table-cell office:value-type="float" office:value="468.675104399" calcext:value-type="float">
            <text:p>468.675104399</text:p>
          </table:table-cell>
          <table:table-cell office:value-type="float" office:value="490.130342059" calcext:value-type="float">
            <text:p>490.130342059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958.805445454" calcext:value-type="float">
            <text:p>958.805445454</text:p>
          </table:table-cell>
          <table:table-cell office:value-type="float" office:value="468.675103604" calcext:value-type="float">
            <text:p>468.675103604</text:p>
          </table:table-cell>
          <table:table-cell office:value-type="float" office:value="490.13034185" calcext:value-type="float">
            <text:p>490.1303418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958.8054445" calcext:value-type="float">
            <text:p>958.8054445</text:p>
          </table:table-cell>
          <table:table-cell office:value-type="float" office:value="468.675102881" calcext:value-type="float">
            <text:p>468.675102881</text:p>
          </table:table-cell>
          <table:table-cell office:value-type="float" office:value="490.130341619" calcext:value-type="float">
            <text:p>490.130341619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958.805443776" calcext:value-type="float">
            <text:p>958.805443776</text:p>
          </table:table-cell>
          <table:table-cell office:value-type="float" office:value="468.675102216" calcext:value-type="float">
            <text:p>468.675102216</text:p>
          </table:table-cell>
          <table:table-cell office:value-type="float" office:value="490.13034156" calcext:value-type="float">
            <text:p>490.1303415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958.805443023" calcext:value-type="float">
            <text:p>958.805443023</text:p>
          </table:table-cell>
          <table:table-cell office:value-type="float" office:value="468.6751016" calcext:value-type="float">
            <text:p>468.6751016</text:p>
          </table:table-cell>
          <table:table-cell office:value-type="float" office:value="490.130341423" calcext:value-type="float">
            <text:p>490.13034142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958.805442522" calcext:value-type="float">
            <text:p>958.805442522</text:p>
          </table:table-cell>
          <table:table-cell office:value-type="float" office:value="468.675100967" calcext:value-type="float">
            <text:p>468.675100967</text:p>
          </table:table-cell>
          <table:table-cell office:value-type="float" office:value="490.130341554" calcext:value-type="float">
            <text:p>490.13034155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58.805441669" calcext:value-type="float">
            <text:p>958.805441669</text:p>
          </table:table-cell>
          <table:table-cell office:value-type="float" office:value="468.67510036" calcext:value-type="float">
            <text:p>468.67510036</text:p>
          </table:table-cell>
          <table:table-cell office:value-type="float" office:value="490.130341309" calcext:value-type="float">
            <text:p>490.13034130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958.805441201" calcext:value-type="float">
            <text:p>958.805441201</text:p>
          </table:table-cell>
          <table:table-cell office:value-type="float" office:value="468.675099879" calcext:value-type="float">
            <text:p>468.675099879</text:p>
          </table:table-cell>
          <table:table-cell office:value-type="float" office:value="490.130341322" calcext:value-type="float">
            <text:p>490.13034132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958.805440905" calcext:value-type="float">
            <text:p>958.805440905</text:p>
          </table:table-cell>
          <table:table-cell office:value-type="float" office:value="468.675099432" calcext:value-type="float">
            <text:p>468.675099432</text:p>
          </table:table-cell>
          <table:table-cell office:value-type="float" office:value="490.130341473" calcext:value-type="float">
            <text:p>490.130341473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958.805440658" calcext:value-type="float">
            <text:p>958.805440658</text:p>
          </table:table-cell>
          <table:table-cell office:value-type="float" office:value="468.675099203" calcext:value-type="float">
            <text:p>468.675099203</text:p>
          </table:table-cell>
          <table:table-cell office:value-type="float" office:value="490.130341455" calcext:value-type="float">
            <text:p>490.13034145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958.805440345" calcext:value-type="float">
            <text:p>958.805440345</text:p>
          </table:table-cell>
          <table:table-cell office:value-type="float" office:value="468.675098685" calcext:value-type="float">
            <text:p>468.675098685</text:p>
          </table:table-cell>
          <table:table-cell office:value-type="float" office:value="490.130341661" calcext:value-type="float">
            <text:p>490.13034166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958.805439905" calcext:value-type="float">
            <text:p>958.805439905</text:p>
          </table:table-cell>
          <table:table-cell office:value-type="float" office:value="468.675098184" calcext:value-type="float">
            <text:p>468.675098184</text:p>
          </table:table-cell>
          <table:table-cell office:value-type="float" office:value="490.130341721" calcext:value-type="float">
            <text:p>490.13034172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958.805439775" calcext:value-type="float">
            <text:p>958.805439775</text:p>
          </table:table-cell>
          <table:table-cell office:value-type="float" office:value="468.675097828" calcext:value-type="float">
            <text:p>468.675097828</text:p>
          </table:table-cell>
          <table:table-cell office:value-type="float" office:value="490.130341946" calcext:value-type="float">
            <text:p>490.13034194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958.805439744" calcext:value-type="float">
            <text:p>958.805439744</text:p>
          </table:table-cell>
          <table:table-cell office:value-type="float" office:value="468.675097572" calcext:value-type="float">
            <text:p>468.675097572</text:p>
          </table:table-cell>
          <table:table-cell office:value-type="float" office:value="490.130342171" calcext:value-type="float">
            <text:p>490.130342171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958.805439597" calcext:value-type="float">
            <text:p>958.805439597</text:p>
          </table:table-cell>
          <table:table-cell office:value-type="float" office:value="468.675097217" calcext:value-type="float">
            <text:p>468.675097217</text:p>
          </table:table-cell>
          <table:table-cell office:value-type="float" office:value="490.13034238" calcext:value-type="float">
            <text:p>490.1303423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958.805439586" calcext:value-type="float">
            <text:p>958.805439586</text:p>
          </table:table-cell>
          <table:table-cell office:value-type="float" office:value="468.675096984" calcext:value-type="float">
            <text:p>468.675096984</text:p>
          </table:table-cell>
          <table:table-cell office:value-type="float" office:value="490.130342601" calcext:value-type="float">
            <text:p>490.130342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4.30020785" calcext:value-type="float">
            <text:p>1774.30020785</text:p>
          </table:table-cell>
          <table:table-cell office:value-type="float" office:value="876.422480875" calcext:value-type="float">
            <text:p>876.422480875</text:p>
          </table:table-cell>
          <table:table-cell office:value-type="float" office:value="897.877726975" calcext:value-type="float">
            <text:p>897.877726975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774.30018222" calcext:value-type="float">
            <text:p>1774.30018222</text:p>
          </table:table-cell>
          <table:table-cell office:value-type="float" office:value="876.422469283" calcext:value-type="float">
            <text:p>876.422469283</text:p>
          </table:table-cell>
          <table:table-cell office:value-type="float" office:value="897.877712935" calcext:value-type="float">
            <text:p>897.877712935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774.30017469" calcext:value-type="float">
            <text:p>1774.30017469</text:p>
          </table:table-cell>
          <table:table-cell office:value-type="float" office:value="876.422465637" calcext:value-type="float">
            <text:p>876.422465637</text:p>
          </table:table-cell>
          <table:table-cell office:value-type="float" office:value="897.877709056" calcext:value-type="float">
            <text:p>897.877709056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774.3001704" calcext:value-type="float">
            <text:p>1774.3001704</text:p>
          </table:table-cell>
          <table:table-cell office:value-type="float" office:value="876.422463291" calcext:value-type="float">
            <text:p>876.422463291</text:p>
          </table:table-cell>
          <table:table-cell office:value-type="float" office:value="897.877707109" calcext:value-type="float">
            <text:p>897.87770710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774.30016777" calcext:value-type="float">
            <text:p>1774.30016777</text:p>
          </table:table-cell>
          <table:table-cell office:value-type="float" office:value="876.422461785" calcext:value-type="float">
            <text:p>876.422461785</text:p>
          </table:table-cell>
          <table:table-cell office:value-type="float" office:value="897.877705987" calcext:value-type="float">
            <text:p>897.877705987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774.30016582" calcext:value-type="float">
            <text:p>1774.30016582</text:p>
          </table:table-cell>
          <table:table-cell office:value-type="float" office:value="876.42246051" calcext:value-type="float">
            <text:p>876.42246051</text:p>
          </table:table-cell>
          <table:table-cell office:value-type="float" office:value="897.877705305" calcext:value-type="float">
            <text:p>897.877705305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774.30016488" calcext:value-type="float">
            <text:p>1774.30016488</text:p>
          </table:table-cell>
          <table:table-cell office:value-type="float" office:value="876.422459673" calcext:value-type="float">
            <text:p>876.422459673</text:p>
          </table:table-cell>
          <table:table-cell office:value-type="float" office:value="897.877705203" calcext:value-type="float">
            <text:p>897.877705203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774.30016433" calcext:value-type="float">
            <text:p>1774.30016433</text:p>
          </table:table-cell>
          <table:table-cell office:value-type="float" office:value="876.422459004" calcext:value-type="float">
            <text:p>876.422459004</text:p>
          </table:table-cell>
          <table:table-cell office:value-type="float" office:value="897.877705331" calcext:value-type="float">
            <text:p>897.877705331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774.30016443" calcext:value-type="float">
            <text:p>1774.30016443</text:p>
          </table:table-cell>
          <table:table-cell office:value-type="float" office:value="876.422458662" calcext:value-type="float">
            <text:p>876.422458662</text:p>
          </table:table-cell>
          <table:table-cell office:value-type="float" office:value="897.877705765" calcext:value-type="float">
            <text:p>897.877705765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774.30016476" calcext:value-type="float">
            <text:p>1774.30016476</text:p>
          </table:table-cell>
          <table:table-cell office:value-type="float" office:value="876.422458367" calcext:value-type="float">
            <text:p>876.422458367</text:p>
          </table:table-cell>
          <table:table-cell office:value-type="float" office:value="897.877706393" calcext:value-type="float">
            <text:p>897.877706393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774.30016537" calcext:value-type="float">
            <text:p>1774.30016537</text:p>
          </table:table-cell>
          <table:table-cell office:value-type="float" office:value="876.422458168" calcext:value-type="float">
            <text:p>876.422458168</text:p>
          </table:table-cell>
          <table:table-cell office:value-type="float" office:value="897.877707198" calcext:value-type="float">
            <text:p>897.87770719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774.30016617" calcext:value-type="float">
            <text:p>1774.30016617</text:p>
          </table:table-cell>
          <table:table-cell office:value-type="float" office:value="876.422458085" calcext:value-type="float">
            <text:p>876.422458085</text:p>
          </table:table-cell>
          <table:table-cell office:value-type="float" office:value="897.877708085" calcext:value-type="float">
            <text:p>897.877708085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774.3001673" calcext:value-type="float">
            <text:p>1774.3001673</text:p>
          </table:table-cell>
          <table:table-cell office:value-type="float" office:value="876.422458147" calcext:value-type="float">
            <text:p>876.422458147</text:p>
          </table:table-cell>
          <table:table-cell office:value-type="float" office:value="897.877709157" calcext:value-type="float">
            <text:p>897.87770915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774.30016836" calcext:value-type="float">
            <text:p>1774.30016836</text:p>
          </table:table-cell>
          <table:table-cell office:value-type="float" office:value="876.422458276" calcext:value-type="float">
            <text:p>876.422458276</text:p>
          </table:table-cell>
          <table:table-cell office:value-type="float" office:value="897.877710082" calcext:value-type="float">
            <text:p>897.87771008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774.30017006" calcext:value-type="float">
            <text:p>1774.30017006</text:p>
          </table:table-cell>
          <table:table-cell office:value-type="float" office:value="876.422458532" calcext:value-type="float">
            <text:p>876.422458532</text:p>
          </table:table-cell>
          <table:table-cell office:value-type="float" office:value="897.877711525" calcext:value-type="float">
            <text:p>897.877711525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774.30017145" calcext:value-type="float">
            <text:p>1774.30017145</text:p>
          </table:table-cell>
          <table:table-cell office:value-type="float" office:value="876.422458701" calcext:value-type="float">
            <text:p>876.422458701</text:p>
          </table:table-cell>
          <table:table-cell office:value-type="float" office:value="897.877712747" calcext:value-type="float">
            <text:p>897.877712747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774.30017353" calcext:value-type="float">
            <text:p>1774.30017353</text:p>
          </table:table-cell>
          <table:table-cell office:value-type="float" office:value="876.422459215" calcext:value-type="float">
            <text:p>876.422459215</text:p>
          </table:table-cell>
          <table:table-cell office:value-type="float" office:value="897.877714316" calcext:value-type="float">
            <text:p>897.877714316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774.30017478" calcext:value-type="float">
            <text:p>1774.30017478</text:p>
          </table:table-cell>
          <table:table-cell office:value-type="float" office:value="876.422459232" calcext:value-type="float">
            <text:p>876.422459232</text:p>
          </table:table-cell>
          <table:table-cell office:value-type="float" office:value="897.877715553" calcext:value-type="float">
            <text:p>897.87771555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774.3001769" calcext:value-type="float">
            <text:p>1774.3001769</text:p>
          </table:table-cell>
          <table:table-cell office:value-type="float" office:value="876.422459749" calcext:value-type="float">
            <text:p>876.422459749</text:p>
          </table:table-cell>
          <table:table-cell office:value-type="float" office:value="897.877717152" calcext:value-type="float">
            <text:p>897.87771715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774.30017903" calcext:value-type="float">
            <text:p>1774.30017903</text:p>
          </table:table-cell>
          <table:table-cell office:value-type="float" office:value="876.422460198" calcext:value-type="float">
            <text:p>876.422460198</text:p>
          </table:table-cell>
          <table:table-cell office:value-type="float" office:value="897.877718829" calcext:value-type="float">
            <text:p>897.877718829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774.30018087" calcext:value-type="float">
            <text:p>1774.30018087</text:p>
          </table:table-cell>
          <table:table-cell office:value-type="float" office:value="876.422460461" calcext:value-type="float">
            <text:p>876.422460461</text:p>
          </table:table-cell>
          <table:table-cell office:value-type="float" office:value="897.877720412" calcext:value-type="float">
            <text:p>897.877720412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774.30018322" calcext:value-type="float">
            <text:p>1774.30018322</text:p>
          </table:table-cell>
          <table:table-cell office:value-type="float" office:value="876.42246107" calcext:value-type="float">
            <text:p>876.42246107</text:p>
          </table:table-cell>
          <table:table-cell office:value-type="float" office:value="897.877722146" calcext:value-type="float">
            <text:p>897.877722146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774.30018549" calcext:value-type="float">
            <text:p>1774.30018549</text:p>
          </table:table-cell>
          <table:table-cell office:value-type="float" office:value="876.422461657" calcext:value-type="float">
            <text:p>876.422461657</text:p>
          </table:table-cell>
          <table:table-cell office:value-type="float" office:value="897.877723833" calcext:value-type="float">
            <text:p>897.877723833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774.30018792" calcext:value-type="float">
            <text:p>1774.30018792</text:p>
          </table:table-cell>
          <table:table-cell office:value-type="float" office:value="876.422462075" calcext:value-type="float">
            <text:p>876.422462075</text:p>
          </table:table-cell>
          <table:table-cell office:value-type="float" office:value="897.877725845" calcext:value-type="float">
            <text:p>897.877725845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774.30019029" calcext:value-type="float">
            <text:p>1774.30019029</text:p>
          </table:table-cell>
          <table:table-cell office:value-type="float" office:value="876.422462588" calcext:value-type="float">
            <text:p>876.422462588</text:p>
          </table:table-cell>
          <table:table-cell office:value-type="float" office:value="897.877727706" calcext:value-type="float">
            <text:p>897.87772770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774.30019308" calcext:value-type="float">
            <text:p>1774.30019308</text:p>
          </table:table-cell>
          <table:table-cell office:value-type="float" office:value="876.422463581" calcext:value-type="float">
            <text:p>876.422463581</text:p>
          </table:table-cell>
          <table:table-cell office:value-type="float" office:value="897.877729495" calcext:value-type="float">
            <text:p>897.877729495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3294.9330536" calcext:value-type="float">
            <text:p>3294.9330536</text:p>
          </table:table-cell>
          <table:table-cell office:value-type="float" office:value="1636.73889749" calcext:value-type="float">
            <text:p>1636.73889749</text:p>
          </table:table-cell>
          <table:table-cell office:value-type="float" office:value="1658.1941561" calcext:value-type="float">
            <text:p>1658.194156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3294.933037" calcext:value-type="float">
            <text:p>3294.933037</text:p>
          </table:table-cell>
          <table:table-cell office:value-type="float" office:value="1636.73889031" calcext:value-type="float">
            <text:p>1636.73889031</text:p>
          </table:table-cell>
          <table:table-cell office:value-type="float" office:value="1658.1941467" calcext:value-type="float">
            <text:p>1658.194146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294.9330281" calcext:value-type="float">
            <text:p>3294.9330281</text:p>
          </table:table-cell>
          <table:table-cell office:value-type="float" office:value="1636.73888661" calcext:value-type="float">
            <text:p>1636.73888661</text:p>
          </table:table-cell>
          <table:table-cell office:value-type="float" office:value="1658.19414149" calcext:value-type="float">
            <text:p>1658.19414149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3294.9330241" calcext:value-type="float">
            <text:p>3294.9330241</text:p>
          </table:table-cell>
          <table:table-cell office:value-type="float" office:value="1636.73888525" calcext:value-type="float">
            <text:p>1636.73888525</text:p>
          </table:table-cell>
          <table:table-cell office:value-type="float" office:value="1658.19413885" calcext:value-type="float">
            <text:p>1658.19413885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294.93302198" calcext:value-type="float">
            <text:p>3294.93302198</text:p>
          </table:table-cell>
          <table:table-cell office:value-type="float" office:value="1636.7388848" calcext:value-type="float">
            <text:p>1636.7388848</text:p>
          </table:table-cell>
          <table:table-cell office:value-type="float" office:value="1658.19413718" calcext:value-type="float">
            <text:p>1658.1941371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294.93302171" calcext:value-type="float">
            <text:p>3294.93302171</text:p>
          </table:table-cell>
          <table:table-cell office:value-type="float" office:value="1636.73888506" calcext:value-type="float">
            <text:p>1636.73888506</text:p>
          </table:table-cell>
          <table:table-cell office:value-type="float" office:value="1658.19413665" calcext:value-type="float">
            <text:p>1658.1941366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294.93302292" calcext:value-type="float">
            <text:p>3294.93302292</text:p>
          </table:table-cell>
          <table:table-cell office:value-type="float" office:value="1636.73888606" calcext:value-type="float">
            <text:p>1636.73888606</text:p>
          </table:table-cell>
          <table:table-cell office:value-type="float" office:value="1658.19413685" calcext:value-type="float">
            <text:p>1658.19413685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3294.93302521" calcext:value-type="float">
            <text:p>3294.93302521</text:p>
          </table:table-cell>
          <table:table-cell office:value-type="float" office:value="1636.7388876" calcext:value-type="float">
            <text:p>1636.7388876</text:p>
          </table:table-cell>
          <table:table-cell office:value-type="float" office:value="1658.19413761" calcext:value-type="float">
            <text:p>1658.19413761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294.93302872" calcext:value-type="float">
            <text:p>3294.93302872</text:p>
          </table:table-cell>
          <table:table-cell office:value-type="float" office:value="1636.73889005" calcext:value-type="float">
            <text:p>1636.73889005</text:p>
          </table:table-cell>
          <table:table-cell office:value-type="float" office:value="1658.19413867" calcext:value-type="float">
            <text:p>1658.19413867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3294.93303294" calcext:value-type="float">
            <text:p>3294.93303294</text:p>
          </table:table-cell>
          <table:table-cell office:value-type="float" office:value="1636.73889218" calcext:value-type="float">
            <text:p>1636.73889218</text:p>
          </table:table-cell>
          <table:table-cell office:value-type="float" office:value="1658.19414075" calcext:value-type="float">
            <text:p>1658.1941407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294.93303689" calcext:value-type="float">
            <text:p>3294.93303689</text:p>
          </table:table-cell>
          <table:table-cell office:value-type="float" office:value="1636.73889446" calcext:value-type="float">
            <text:p>1636.73889446</text:p>
          </table:table-cell>
          <table:table-cell office:value-type="float" office:value="1658.19414242" calcext:value-type="float">
            <text:p>1658.19414242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3294.93304222" calcext:value-type="float">
            <text:p>3294.93304222</text:p>
          </table:table-cell>
          <table:table-cell office:value-type="float" office:value="1636.73889752" calcext:value-type="float">
            <text:p>1636.73889752</text:p>
          </table:table-cell>
          <table:table-cell office:value-type="float" office:value="1658.1941447" calcext:value-type="float">
            <text:p>1658.194144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3294.93304721" calcext:value-type="float">
            <text:p>3294.93304721</text:p>
          </table:table-cell>
          <table:table-cell office:value-type="float" office:value="1636.73890045" calcext:value-type="float">
            <text:p>1636.73890045</text:p>
          </table:table-cell>
          <table:table-cell office:value-type="float" office:value="1658.19414676" calcext:value-type="float">
            <text:p>1658.19414676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3294.9330533" calcext:value-type="float">
            <text:p>3294.9330533</text:p>
          </table:table-cell>
          <table:table-cell office:value-type="float" office:value="1636.73890366" calcext:value-type="float">
            <text:p>1636.73890366</text:p>
          </table:table-cell>
          <table:table-cell office:value-type="float" office:value="1658.19414964" calcext:value-type="float">
            <text:p>1658.1941496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294.93305958" calcext:value-type="float">
            <text:p>3294.93305958</text:p>
          </table:table-cell>
          <table:table-cell office:value-type="float" office:value="1636.73890711" calcext:value-type="float">
            <text:p>1636.73890711</text:p>
          </table:table-cell>
          <table:table-cell office:value-type="float" office:value="1658.19415247" calcext:value-type="float">
            <text:p>1658.1941524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294.93306561" calcext:value-type="float">
            <text:p>3294.93306561</text:p>
          </table:table-cell>
          <table:table-cell office:value-type="float" office:value="1636.73891078" calcext:value-type="float">
            <text:p>1636.73891078</text:p>
          </table:table-cell>
          <table:table-cell office:value-type="float" office:value="1658.19415483" calcext:value-type="float">
            <text:p>1658.1941548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3294.93307232" calcext:value-type="float">
            <text:p>3294.93307232</text:p>
          </table:table-cell>
          <table:table-cell office:value-type="float" office:value="1636.7389145" calcext:value-type="float">
            <text:p>1636.7389145</text:p>
          </table:table-cell>
          <table:table-cell office:value-type="float" office:value="1658.19415783" calcext:value-type="float">
            <text:p>1658.1941578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3294.93307922" calcext:value-type="float">
            <text:p>3294.93307922</text:p>
          </table:table-cell>
          <table:table-cell office:value-type="float" office:value="1636.73891814" calcext:value-type="float">
            <text:p>1636.73891814</text:p>
          </table:table-cell>
          <table:table-cell office:value-type="float" office:value="1658.19416109" calcext:value-type="float">
            <text:p>1658.19416109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294.93308656" calcext:value-type="float">
            <text:p>3294.93308656</text:p>
          </table:table-cell>
          <table:table-cell office:value-type="float" office:value="1636.73892246" calcext:value-type="float">
            <text:p>1636.73892246</text:p>
          </table:table-cell>
          <table:table-cell office:value-type="float" office:value="1658.1941641" calcext:value-type="float">
            <text:p>1658.1941641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3294.93309435" calcext:value-type="float">
            <text:p>3294.93309435</text:p>
          </table:table-cell>
          <table:table-cell office:value-type="float" office:value="1636.73892703" calcext:value-type="float">
            <text:p>1636.73892703</text:p>
          </table:table-cell>
          <table:table-cell office:value-type="float" office:value="1658.19416733" calcext:value-type="float">
            <text:p>1658.1941673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3294.93310176" calcext:value-type="float">
            <text:p>3294.93310176</text:p>
          </table:table-cell>
          <table:table-cell office:value-type="float" office:value="1636.73893089" calcext:value-type="float">
            <text:p>1636.73893089</text:p>
          </table:table-cell>
          <table:table-cell office:value-type="float" office:value="1658.19417087" calcext:value-type="float">
            <text:p>1658.19417087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3294.93310951" calcext:value-type="float">
            <text:p>3294.93310951</text:p>
          </table:table-cell>
          <table:table-cell office:value-type="float" office:value="1636.73893548" calcext:value-type="float">
            <text:p>1636.73893548</text:p>
          </table:table-cell>
          <table:table-cell office:value-type="float" office:value="1658.19417403" calcext:value-type="float">
            <text:p>1658.19417403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294.93311734" calcext:value-type="float">
            <text:p>3294.93311734</text:p>
          </table:table-cell>
          <table:table-cell office:value-type="float" office:value="1636.73893983" calcext:value-type="float">
            <text:p>1636.73893983</text:p>
          </table:table-cell>
          <table:table-cell office:value-type="float" office:value="1658.19417751" calcext:value-type="float">
            <text:p>1658.19417751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3294.93312488" calcext:value-type="float">
            <text:p>3294.93312488</text:p>
          </table:table-cell>
          <table:table-cell office:value-type="float" office:value="1636.73894412" calcext:value-type="float">
            <text:p>1636.73894412</text:p>
          </table:table-cell>
          <table:table-cell office:value-type="float" office:value="1658.19418076" calcext:value-type="float">
            <text:p>1658.194180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146.48301815" calcext:value-type="float">
            <text:p>6146.48301815</text:p>
          </table:table-cell>
          <table:table-cell office:value-type="float" office:value="3062.51389117" calcext:value-type="float">
            <text:p>3062.51389117</text:p>
          </table:table-cell>
          <table:table-cell office:value-type="float" office:value="3083.96912698" calcext:value-type="float">
            <text:p>3083.9691269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6146.48283965" calcext:value-type="float">
            <text:p>6146.48283965</text:p>
          </table:table-cell>
          <table:table-cell office:value-type="float" office:value="3062.51380356" calcext:value-type="float">
            <text:p>3062.51380356</text:p>
          </table:table-cell>
          <table:table-cell office:value-type="float" office:value="3083.96903609" calcext:value-type="float">
            <text:p>3083.96903609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6146.48278048" calcext:value-type="float">
            <text:p>6146.48278048</text:p>
          </table:table-cell>
          <table:table-cell office:value-type="float" office:value="3062.51377455" calcext:value-type="float">
            <text:p>3062.51377455</text:p>
          </table:table-cell>
          <table:table-cell office:value-type="float" office:value="3083.96900594" calcext:value-type="float">
            <text:p>3083.96900594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6146.48274353" calcext:value-type="float">
            <text:p>6146.48274353</text:p>
          </table:table-cell>
          <table:table-cell office:value-type="float" office:value="3062.51375677" calcext:value-type="float">
            <text:p>3062.51375677</text:p>
          </table:table-cell>
          <table:table-cell office:value-type="float" office:value="3083.96898676" calcext:value-type="float">
            <text:p>3083.96898676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6146.48271712" calcext:value-type="float">
            <text:p>6146.48271712</text:p>
          </table:table-cell>
          <table:table-cell office:value-type="float" office:value="3062.5137436" calcext:value-type="float">
            <text:p>3062.5137436</text:p>
          </table:table-cell>
          <table:table-cell office:value-type="float" office:value="3083.96897352" calcext:value-type="float">
            <text:p>3083.96897352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6146.48269633" calcext:value-type="float">
            <text:p>6146.48269633</text:p>
          </table:table-cell>
          <table:table-cell office:value-type="float" office:value="3062.51373386" calcext:value-type="float">
            <text:p>3062.51373386</text:p>
          </table:table-cell>
          <table:table-cell office:value-type="float" office:value="3083.96896248" calcext:value-type="float">
            <text:p>3083.9689624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6146.48268219" calcext:value-type="float">
            <text:p>6146.48268219</text:p>
          </table:table-cell>
          <table:table-cell office:value-type="float" office:value="3062.51372686" calcext:value-type="float">
            <text:p>3062.51372686</text:p>
          </table:table-cell>
          <table:table-cell office:value-type="float" office:value="3083.96895533" calcext:value-type="float">
            <text:p>3083.96895533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6146.48266819" calcext:value-type="float">
            <text:p>6146.48266819</text:p>
          </table:table-cell>
          <table:table-cell office:value-type="float" office:value="3062.51372027" calcext:value-type="float">
            <text:p>3062.51372027</text:p>
          </table:table-cell>
          <table:table-cell office:value-type="float" office:value="3083.96894792" calcext:value-type="float">
            <text:p>3083.96894792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6146.48265831" calcext:value-type="float">
            <text:p>6146.48265831</text:p>
          </table:table-cell>
          <table:table-cell office:value-type="float" office:value="3062.51371492" calcext:value-type="float">
            <text:p>3062.51371492</text:p>
          </table:table-cell>
          <table:table-cell office:value-type="float" office:value="3083.9689434" calcext:value-type="float">
            <text:p>3083.9689434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6146.48265133" calcext:value-type="float">
            <text:p>6146.48265133</text:p>
          </table:table-cell>
          <table:table-cell office:value-type="float" office:value="3062.51371161" calcext:value-type="float">
            <text:p>3062.51371161</text:p>
          </table:table-cell>
          <table:table-cell office:value-type="float" office:value="3083.96893972" calcext:value-type="float">
            <text:p>3083.9689397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146.48264486" calcext:value-type="float">
            <text:p>6146.48264486</text:p>
          </table:table-cell>
          <table:table-cell office:value-type="float" office:value="3062.51370867" calcext:value-type="float">
            <text:p>3062.51370867</text:p>
          </table:table-cell>
          <table:table-cell office:value-type="float" office:value="3083.96893619" calcext:value-type="float">
            <text:p>3083.96893619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6146.48263854" calcext:value-type="float">
            <text:p>6146.48263854</text:p>
          </table:table-cell>
          <table:table-cell office:value-type="float" office:value="3062.51370566" calcext:value-type="float">
            <text:p>3062.51370566</text:p>
          </table:table-cell>
          <table:table-cell office:value-type="float" office:value="3083.96893288" calcext:value-type="float">
            <text:p>3083.9689328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6146.48263547" calcext:value-type="float">
            <text:p>6146.48263547</text:p>
          </table:table-cell>
          <table:table-cell office:value-type="float" office:value="3062.51370385" calcext:value-type="float">
            <text:p>3062.51370385</text:p>
          </table:table-cell>
          <table:table-cell office:value-type="float" office:value="3083.96893162" calcext:value-type="float">
            <text:p>3083.96893162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6146.48263278" calcext:value-type="float">
            <text:p>6146.48263278</text:p>
          </table:table-cell>
          <table:table-cell office:value-type="float" office:value="3062.51370227" calcext:value-type="float">
            <text:p>3062.51370227</text:p>
          </table:table-cell>
          <table:table-cell office:value-type="float" office:value="3083.9689305" calcext:value-type="float">
            <text:p>3083.9689305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6146.482631" calcext:value-type="float">
            <text:p>6146.482631</text:p>
          </table:table-cell>
          <table:table-cell office:value-type="float" office:value="3062.51370159" calcext:value-type="float">
            <text:p>3062.51370159</text:p>
          </table:table-cell>
          <table:table-cell office:value-type="float" office:value="3083.96892941" calcext:value-type="float">
            <text:p>3083.9689294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6146.48262948" calcext:value-type="float">
            <text:p>6146.48262948</text:p>
          </table:table-cell>
          <table:table-cell office:value-type="float" office:value="3062.51370088" calcext:value-type="float">
            <text:p>3062.51370088</text:p>
          </table:table-cell>
          <table:table-cell office:value-type="float" office:value="3083.9689286" calcext:value-type="float">
            <text:p>3083.9689286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6146.48262825" calcext:value-type="float">
            <text:p>6146.48262825</text:p>
          </table:table-cell>
          <table:table-cell office:value-type="float" office:value="3062.51370019" calcext:value-type="float">
            <text:p>3062.51370019</text:p>
          </table:table-cell>
          <table:table-cell office:value-type="float" office:value="3083.96892806" calcext:value-type="float">
            <text:p>3083.96892806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6146.48262953" calcext:value-type="float">
            <text:p>6146.48262953</text:p>
          </table:table-cell>
          <table:table-cell office:value-type="float" office:value="3062.51370011" calcext:value-type="float">
            <text:p>3062.51370011</text:p>
          </table:table-cell>
          <table:table-cell office:value-type="float" office:value="3083.96892942" calcext:value-type="float">
            <text:p>3083.96892942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6146.48262971" calcext:value-type="float">
            <text:p>6146.48262971</text:p>
          </table:table-cell>
          <table:table-cell office:value-type="float" office:value="3062.51370139" calcext:value-type="float">
            <text:p>3062.51370139</text:p>
          </table:table-cell>
          <table:table-cell office:value-type="float" office:value="3083.96892832" calcext:value-type="float">
            <text:p>3083.9689283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6146.48263119" calcext:value-type="float">
            <text:p>6146.48263119</text:p>
          </table:table-cell>
          <table:table-cell office:value-type="float" office:value="3062.51370137" calcext:value-type="float">
            <text:p>3062.51370137</text:p>
          </table:table-cell>
          <table:table-cell office:value-type="float" office:value="3083.96892982" calcext:value-type="float">
            <text:p>3083.96892982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6146.4826334" calcext:value-type="float">
            <text:p>6146.4826334</text:p>
          </table:table-cell>
          <table:table-cell office:value-type="float" office:value="3062.51370276" calcext:value-type="float">
            <text:p>3062.51370276</text:p>
          </table:table-cell>
          <table:table-cell office:value-type="float" office:value="3083.96893064" calcext:value-type="float">
            <text:p>3083.96893064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6146.4826349" calcext:value-type="float">
            <text:p>6146.4826349</text:p>
          </table:table-cell>
          <table:table-cell office:value-type="float" office:value="3062.51370318" calcext:value-type="float">
            <text:p>3062.51370318</text:p>
          </table:table-cell>
          <table:table-cell office:value-type="float" office:value="3083.96893172" calcext:value-type="float">
            <text:p>3083.9689317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6146.48263796" calcext:value-type="float">
            <text:p>6146.48263796</text:p>
          </table:table-cell>
          <table:table-cell office:value-type="float" office:value="3062.51370478" calcext:value-type="float">
            <text:p>3062.51370478</text:p>
          </table:table-cell>
          <table:table-cell office:value-type="float" office:value="3083.96893317" calcext:value-type="float">
            <text:p>3083.96893317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6146.48264087" calcext:value-type="float">
            <text:p>6146.48264087</text:p>
          </table:table-cell>
          <table:table-cell office:value-type="float" office:value="3062.5137063" calcext:value-type="float">
            <text:p>3062.5137063</text:p>
          </table:table-cell>
          <table:table-cell office:value-type="float" office:value="3083.96893458" calcext:value-type="float">
            <text:p>3083.9689345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6146.48264354" calcext:value-type="float">
            <text:p>6146.48264354</text:p>
          </table:table-cell>
          <table:table-cell office:value-type="float" office:value="3062.51370718" calcext:value-type="float">
            <text:p>3062.51370718</text:p>
          </table:table-cell>
          <table:table-cell office:value-type="float" office:value="3083.96893637" calcext:value-type="float">
            <text:p>3083.9689363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6146.48264765" calcext:value-type="float">
            <text:p>6146.48264765</text:p>
          </table:table-cell>
          <table:table-cell office:value-type="float" office:value="3062.51370924" calcext:value-type="float">
            <text:p>3062.51370924</text:p>
          </table:table-cell>
          <table:table-cell office:value-type="float" office:value="3083.96893841" calcext:value-type="float">
            <text:p>3083.96893841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11495.4114755" calcext:value-type="float">
            <text:p>11495.4114755</text:p>
          </table:table-cell>
          <table:table-cell office:value-type="float" office:value="5736.97812489" calcext:value-type="float">
            <text:p>5736.97812489</text:p>
          </table:table-cell>
          <table:table-cell office:value-type="float" office:value="5758.4333506" calcext:value-type="float">
            <text:p>5758.4333506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11495.4114209" calcext:value-type="float">
            <text:p>11495.4114209</text:p>
          </table:table-cell>
          <table:table-cell office:value-type="float" office:value="5736.97809943" calcext:value-type="float">
            <text:p>5736.97809943</text:p>
          </table:table-cell>
          <table:table-cell office:value-type="float" office:value="5758.4333215" calcext:value-type="float">
            <text:p>5758.433321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11495.4113905" calcext:value-type="float">
            <text:p>11495.4113905</text:p>
          </table:table-cell>
          <table:table-cell office:value-type="float" office:value="5736.97808456" calcext:value-type="float">
            <text:p>5736.97808456</text:p>
          </table:table-cell>
          <table:table-cell office:value-type="float" office:value="5758.4333059" calcext:value-type="float">
            <text:p>5758.4333059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11495.4113775" calcext:value-type="float">
            <text:p>11495.4113775</text:p>
          </table:table-cell>
          <table:table-cell office:value-type="float" office:value="5736.97807997" calcext:value-type="float">
            <text:p>5736.97807997</text:p>
          </table:table-cell>
          <table:table-cell office:value-type="float" office:value="5758.43329749" calcext:value-type="float">
            <text:p>5758.433297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1495.4113715" calcext:value-type="float">
            <text:p>11495.4113715</text:p>
          </table:table-cell>
          <table:table-cell office:value-type="float" office:value="5736.97807799" calcext:value-type="float">
            <text:p>5736.97807799</text:p>
          </table:table-cell>
          <table:table-cell office:value-type="float" office:value="5758.43329355" calcext:value-type="float">
            <text:p>5758.43329355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11495.4113725" calcext:value-type="float">
            <text:p>11495.4113725</text:p>
          </table:table-cell>
          <table:table-cell office:value-type="float" office:value="5736.97808042" calcext:value-type="float">
            <text:p>5736.97808042</text:p>
          </table:table-cell>
          <table:table-cell office:value-type="float" office:value="5758.43329208" calcext:value-type="float">
            <text:p>5758.4332920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11495.4113773" calcext:value-type="float">
            <text:p>11495.4113773</text:p>
          </table:table-cell>
          <table:table-cell office:value-type="float" office:value="5736.97808369" calcext:value-type="float">
            <text:p>5736.97808369</text:p>
          </table:table-cell>
          <table:table-cell office:value-type="float" office:value="5758.43329362" calcext:value-type="float">
            <text:p>5758.43329362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11495.4113865" calcext:value-type="float">
            <text:p>11495.4113865</text:p>
          </table:table-cell>
          <table:table-cell office:value-type="float" office:value="5736.97809027" calcext:value-type="float">
            <text:p>5736.97809027</text:p>
          </table:table-cell>
          <table:table-cell office:value-type="float" office:value="5758.43329625" calcext:value-type="float">
            <text:p>5758.4332962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1495.4113978" calcext:value-type="float">
            <text:p>11495.4113978</text:p>
          </table:table-cell>
          <table:table-cell office:value-type="float" office:value="5736.9780981" calcext:value-type="float">
            <text:p>5736.9780981</text:p>
          </table:table-cell>
          <table:table-cell office:value-type="float" office:value="5758.43329973" calcext:value-type="float">
            <text:p>5758.43329973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11495.4114125" calcext:value-type="float">
            <text:p>11495.4114125</text:p>
          </table:table-cell>
          <table:table-cell office:value-type="float" office:value="5736.97810674" calcext:value-type="float">
            <text:p>5736.97810674</text:p>
          </table:table-cell>
          <table:table-cell office:value-type="float" office:value="5758.43330573" calcext:value-type="float">
            <text:p>5758.43330573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11495.4114279" calcext:value-type="float">
            <text:p>11495.4114279</text:p>
          </table:table-cell>
          <table:table-cell office:value-type="float" office:value="5736.97811586" calcext:value-type="float">
            <text:p>5736.97811586</text:p>
          </table:table-cell>
          <table:table-cell office:value-type="float" office:value="5758.43331204" calcext:value-type="float">
            <text:p>5758.43331204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11495.4114459" calcext:value-type="float">
            <text:p>11495.4114459</text:p>
          </table:table-cell>
          <table:table-cell office:value-type="float" office:value="5736.97812631" calcext:value-type="float">
            <text:p>5736.97812631</text:p>
          </table:table-cell>
          <table:table-cell office:value-type="float" office:value="5758.43331963" calcext:value-type="float">
            <text:p>5758.43331963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11495.4114659" calcext:value-type="float">
            <text:p>11495.4114659</text:p>
          </table:table-cell>
          <table:table-cell office:value-type="float" office:value="5736.97813691" calcext:value-type="float">
            <text:p>5736.97813691</text:p>
          </table:table-cell>
          <table:table-cell office:value-type="float" office:value="5758.43332895" calcext:value-type="float">
            <text:p>5758.43332895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11495.4114881" calcext:value-type="float">
            <text:p>11495.4114881</text:p>
          </table:table-cell>
          <table:table-cell office:value-type="float" office:value="5736.97815026" calcext:value-type="float">
            <text:p>5736.97815026</text:p>
          </table:table-cell>
          <table:table-cell office:value-type="float" office:value="5758.43333788" calcext:value-type="float">
            <text:p>5758.4333378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1495.4115114" calcext:value-type="float">
            <text:p>11495.4115114</text:p>
          </table:table-cell>
          <table:table-cell office:value-type="float" office:value="5736.97816326" calcext:value-type="float">
            <text:p>5736.97816326</text:p>
          </table:table-cell>
          <table:table-cell office:value-type="float" office:value="5758.43334812" calcext:value-type="float">
            <text:p>5758.4333481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11495.4115343" calcext:value-type="float">
            <text:p>11495.4115343</text:p>
          </table:table-cell>
          <table:table-cell office:value-type="float" office:value="5736.97817674" calcext:value-type="float">
            <text:p>5736.97817674</text:p>
          </table:table-cell>
          <table:table-cell office:value-type="float" office:value="5758.43335758" calcext:value-type="float">
            <text:p>5758.4333575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11495.4115594" calcext:value-type="float">
            <text:p>11495.4115594</text:p>
          </table:table-cell>
          <table:table-cell office:value-type="float" office:value="5736.97819085" calcext:value-type="float">
            <text:p>5736.97819085</text:p>
          </table:table-cell>
          <table:table-cell office:value-type="float" office:value="5758.43336857" calcext:value-type="float">
            <text:p>5758.4333685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11495.4115851" calcext:value-type="float">
            <text:p>11495.4115851</text:p>
          </table:table-cell>
          <table:table-cell office:value-type="float" office:value="5736.97820511" calcext:value-type="float">
            <text:p>5736.97820511</text:p>
          </table:table-cell>
          <table:table-cell office:value-type="float" office:value="5758.43338" calcext:value-type="float">
            <text:p>5758.4333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11495.4116122" calcext:value-type="float">
            <text:p>11495.4116122</text:p>
          </table:table-cell>
          <table:table-cell office:value-type="float" office:value="5736.97822081" calcext:value-type="float">
            <text:p>5736.97822081</text:p>
          </table:table-cell>
          <table:table-cell office:value-type="float" office:value="5758.43339141" calcext:value-type="float">
            <text:p>5758.43339141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1495.4116394" calcext:value-type="float">
            <text:p>11495.4116394</text:p>
          </table:table-cell>
          <table:table-cell office:value-type="float" office:value="5736.97823558" calcext:value-type="float">
            <text:p>5736.97823558</text:p>
          </table:table-cell>
          <table:table-cell office:value-type="float" office:value="5758.4334038" calcext:value-type="float">
            <text:p>5758.433403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11495.411668" calcext:value-type="float">
            <text:p>11495.411668</text:p>
          </table:table-cell>
          <table:table-cell office:value-type="float" office:value="5736.97825173" calcext:value-type="float">
            <text:p>5736.97825173</text:p>
          </table:table-cell>
          <table:table-cell office:value-type="float" office:value="5758.43341627" calcext:value-type="float">
            <text:p>5758.43341627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1495.4116959" calcext:value-type="float">
            <text:p>11495.4116959</text:p>
          </table:table-cell>
          <table:table-cell office:value-type="float" office:value="5736.97826726" calcext:value-type="float">
            <text:p>5736.97826726</text:p>
          </table:table-cell>
          <table:table-cell office:value-type="float" office:value="5758.43342866" calcext:value-type="float">
            <text:p>5758.43342866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11495.4117249" calcext:value-type="float">
            <text:p>11495.4117249</text:p>
          </table:table-cell>
          <table:table-cell office:value-type="float" office:value="5736.97828291" calcext:value-type="float">
            <text:p>5736.97828291</text:p>
          </table:table-cell>
          <table:table-cell office:value-type="float" office:value="5758.43344198" calcext:value-type="float">
            <text:p>5758.4334419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11495.4117562" calcext:value-type="float">
            <text:p>11495.4117562</text:p>
          </table:table-cell>
          <table:table-cell office:value-type="float" office:value="5736.97830038" calcext:value-type="float">
            <text:p>5736.97830038</text:p>
          </table:table-cell>
          <table:table-cell office:value-type="float" office:value="5758.43345584" calcext:value-type="float">
            <text:p>5758.43345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51.202516" calcext:value-type="float">
            <text:p>21551.202516</text:p>
          </table:table-cell>
          <table:table-cell office:value-type="float" office:value="10764.8736817" calcext:value-type="float">
            <text:p>10764.8736817</text:p>
          </table:table-cell>
          <table:table-cell office:value-type="float" office:value="10786.3288343" calcext:value-type="float">
            <text:p>10786.3288343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21551.2018966" calcext:value-type="float">
            <text:p>21551.2018966</text:p>
          </table:table-cell>
          <table:table-cell office:value-type="float" office:value="10764.8733641" calcext:value-type="float">
            <text:p>10764.8733641</text:p>
          </table:table-cell>
          <table:table-cell office:value-type="float" office:value="10786.3285325" calcext:value-type="float">
            <text:p>10786.3285325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21551.2016915" calcext:value-type="float">
            <text:p>21551.2016915</text:p>
          </table:table-cell>
          <table:table-cell office:value-type="float" office:value="10764.8732594" calcext:value-type="float">
            <text:p>10764.8732594</text:p>
          </table:table-cell>
          <table:table-cell office:value-type="float" office:value="10786.3284321" calcext:value-type="float">
            <text:p>10786.3284321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1551.2015629" calcext:value-type="float">
            <text:p>21551.2015629</text:p>
          </table:table-cell>
          <table:table-cell office:value-type="float" office:value="10764.8731905" calcext:value-type="float">
            <text:p>10764.8731905</text:p>
          </table:table-cell>
          <table:table-cell office:value-type="float" office:value="10786.3283724" calcext:value-type="float">
            <text:p>10786.328372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1551.2014744" calcext:value-type="float">
            <text:p>21551.2014744</text:p>
          </table:table-cell>
          <table:table-cell office:value-type="float" office:value="10764.8731451" calcext:value-type="float">
            <text:p>10764.8731451</text:p>
          </table:table-cell>
          <table:table-cell office:value-type="float" office:value="10786.3283293" calcext:value-type="float">
            <text:p>10786.328329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1551.2014063" calcext:value-type="float">
            <text:p>21551.2014063</text:p>
          </table:table-cell>
          <table:table-cell office:value-type="float" office:value="10764.8731104" calcext:value-type="float">
            <text:p>10764.8731104</text:p>
          </table:table-cell>
          <table:table-cell office:value-type="float" office:value="10786.3282959" calcext:value-type="float">
            <text:p>10786.3282959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21551.2013543" calcext:value-type="float">
            <text:p>21551.2013543</text:p>
          </table:table-cell>
          <table:table-cell office:value-type="float" office:value="10764.8730839" calcext:value-type="float">
            <text:p>10764.8730839</text:p>
          </table:table-cell>
          <table:table-cell office:value-type="float" office:value="10786.3282704" calcext:value-type="float">
            <text:p>10786.328270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21551.2013129" calcext:value-type="float">
            <text:p>21551.2013129</text:p>
          </table:table-cell>
          <table:table-cell office:value-type="float" office:value="10764.8730627" calcext:value-type="float">
            <text:p>10764.8730627</text:p>
          </table:table-cell>
          <table:table-cell office:value-type="float" office:value="10786.3282502" calcext:value-type="float">
            <text:p>10786.328250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21551.2012816" calcext:value-type="float">
            <text:p>21551.2012816</text:p>
          </table:table-cell>
          <table:table-cell office:value-type="float" office:value="10764.8730478" calcext:value-type="float">
            <text:p>10764.8730478</text:p>
          </table:table-cell>
          <table:table-cell office:value-type="float" office:value="10786.3282338" calcext:value-type="float">
            <text:p>10786.328233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21551.2012616" calcext:value-type="float">
            <text:p>21551.2012616</text:p>
          </table:table-cell>
          <table:table-cell office:value-type="float" office:value="10764.8730371" calcext:value-type="float">
            <text:p>10764.8730371</text:p>
          </table:table-cell>
          <table:table-cell office:value-type="float" office:value="10786.3282245" calcext:value-type="float">
            <text:p>10786.3282245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1551.2012398" calcext:value-type="float">
            <text:p>21551.2012398</text:p>
          </table:table-cell>
          <table:table-cell office:value-type="float" office:value="10764.8730248" calcext:value-type="float">
            <text:p>10764.8730248</text:p>
          </table:table-cell>
          <table:table-cell office:value-type="float" office:value="10786.328215" calcext:value-type="float">
            <text:p>10786.328215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21551.2012266" calcext:value-type="float">
            <text:p>21551.2012266</text:p>
          </table:table-cell>
          <table:table-cell office:value-type="float" office:value="10764.8730182" calcext:value-type="float">
            <text:p>10764.8730182</text:p>
          </table:table-cell>
          <table:table-cell office:value-type="float" office:value="10786.3282085" calcext:value-type="float">
            <text:p>10786.3282085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21551.201216" calcext:value-type="float">
            <text:p>21551.201216</text:p>
          </table:table-cell>
          <table:table-cell office:value-type="float" office:value="10764.8730126" calcext:value-type="float">
            <text:p>10764.8730126</text:p>
          </table:table-cell>
          <table:table-cell office:value-type="float" office:value="10786.3282034" calcext:value-type="float">
            <text:p>10786.3282034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21551.2012133" calcext:value-type="float">
            <text:p>21551.2012133</text:p>
          </table:table-cell>
          <table:table-cell office:value-type="float" office:value="10764.873012" calcext:value-type="float">
            <text:p>10764.873012</text:p>
          </table:table-cell>
          <table:table-cell office:value-type="float" office:value="10786.3282013" calcext:value-type="float">
            <text:p>10786.3282013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21551.2012122" calcext:value-type="float">
            <text:p>21551.2012122</text:p>
          </table:table-cell>
          <table:table-cell office:value-type="float" office:value="10764.8730129" calcext:value-type="float">
            <text:p>10764.8730129</text:p>
          </table:table-cell>
          <table:table-cell office:value-type="float" office:value="10786.3281994" calcext:value-type="float">
            <text:p>10786.3281994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1551.2012142" calcext:value-type="float">
            <text:p>21551.2012142</text:p>
          </table:table-cell>
          <table:table-cell office:value-type="float" office:value="10764.8730137" calcext:value-type="float">
            <text:p>10764.8730137</text:p>
          </table:table-cell>
          <table:table-cell office:value-type="float" office:value="10786.3282004" calcext:value-type="float">
            <text:p>10786.328200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21551.2012135" calcext:value-type="float">
            <text:p>21551.2012135</text:p>
          </table:table-cell>
          <table:table-cell office:value-type="float" office:value="10764.873014" calcext:value-type="float">
            <text:p>10764.873014</text:p>
          </table:table-cell>
          <table:table-cell office:value-type="float" office:value="10786.3281995" calcext:value-type="float">
            <text:p>10786.328199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1551.2012197" calcext:value-type="float">
            <text:p>21551.2012197</text:p>
          </table:table-cell>
          <table:table-cell office:value-type="float" office:value="10764.8730177" calcext:value-type="float">
            <text:p>10764.8730177</text:p>
          </table:table-cell>
          <table:table-cell office:value-type="float" office:value="10786.328202" calcext:value-type="float">
            <text:p>10786.328202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21551.2012276" calcext:value-type="float">
            <text:p>21551.2012276</text:p>
          </table:table-cell>
          <table:table-cell office:value-type="float" office:value="10764.873021" calcext:value-type="float">
            <text:p>10764.873021</text:p>
          </table:table-cell>
          <table:table-cell office:value-type="float" office:value="10786.3282066" calcext:value-type="float">
            <text:p>10786.3282066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1551.201239" calcext:value-type="float">
            <text:p>21551.201239</text:p>
          </table:table-cell>
          <table:table-cell office:value-type="float" office:value="10764.8730264" calcext:value-type="float">
            <text:p>10764.8730264</text:p>
          </table:table-cell>
          <table:table-cell office:value-type="float" office:value="10786.3282125" calcext:value-type="float">
            <text:p>10786.328212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1551.2012487" calcext:value-type="float">
            <text:p>21551.2012487</text:p>
          </table:table-cell>
          <table:table-cell office:value-type="float" office:value="10764.8730329" calcext:value-type="float">
            <text:p>10764.8730329</text:p>
          </table:table-cell>
          <table:table-cell office:value-type="float" office:value="10786.3282158" calcext:value-type="float">
            <text:p>10786.328215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21551.2012622" calcext:value-type="float">
            <text:p>21551.2012622</text:p>
          </table:table-cell>
          <table:table-cell office:value-type="float" office:value="10764.8730394" calcext:value-type="float">
            <text:p>10764.8730394</text:p>
          </table:table-cell>
          <table:table-cell office:value-type="float" office:value="10786.3282227" calcext:value-type="float">
            <text:p>10786.328222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21551.201276" calcext:value-type="float">
            <text:p>21551.201276</text:p>
          </table:table-cell>
          <table:table-cell office:value-type="float" office:value="10764.8730474" calcext:value-type="float">
            <text:p>10764.8730474</text:p>
          </table:table-cell>
          <table:table-cell office:value-type="float" office:value="10786.3282287" calcext:value-type="float">
            <text:p>10786.3282287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21551.2012915" calcext:value-type="float">
            <text:p>21551.2012915</text:p>
          </table:table-cell>
          <table:table-cell office:value-type="float" office:value="10764.8730554" calcext:value-type="float">
            <text:p>10764.8730554</text:p>
          </table:table-cell>
          <table:table-cell office:value-type="float" office:value="10786.3282361" calcext:value-type="float">
            <text:p>10786.3282361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1551.2013048" calcext:value-type="float">
            <text:p>21551.2013048</text:p>
          </table:table-cell>
          <table:table-cell office:value-type="float" office:value="10764.8730626" calcext:value-type="float">
            <text:p>10764.8730626</text:p>
          </table:table-cell>
          <table:table-cell office:value-type="float" office:value="10786.3282422" calcext:value-type="float">
            <text:p>10786.328242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1551.201325" calcext:value-type="float">
            <text:p>21551.201325</text:p>
          </table:table-cell>
          <table:table-cell office:value-type="float" office:value="10764.8730729" calcext:value-type="float">
            <text:p>10764.8730729</text:p>
          </table:table-cell>
          <table:table-cell office:value-type="float" office:value="10786.3282522" calcext:value-type="float">
            <text:p>10786.3282522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40472.3279134" calcext:value-type="float">
            <text:p>40472.3279134</text:p>
          </table:table-cell>
          <table:table-cell office:value-type="float" office:value="20225.4363632" calcext:value-type="float">
            <text:p>20225.4363632</text:p>
          </table:table-cell>
          <table:table-cell office:value-type="float" office:value="20246.8915501" calcext:value-type="float">
            <text:p>20246.891550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40472.3277022" calcext:value-type="float">
            <text:p>40472.3277022</text:p>
          </table:table-cell>
          <table:table-cell office:value-type="float" office:value="20225.4362558" calcext:value-type="float">
            <text:p>20225.4362558</text:p>
          </table:table-cell>
          <table:table-cell office:value-type="float" office:value="20246.8914464" calcext:value-type="float">
            <text:p>20246.8914464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40472.3276068" calcext:value-type="float">
            <text:p>40472.3276068</text:p>
          </table:table-cell>
          <table:table-cell office:value-type="float" office:value="20225.4362029" calcext:value-type="float">
            <text:p>20225.4362029</text:p>
          </table:table-cell>
          <table:table-cell office:value-type="float" office:value="20246.8914038" calcext:value-type="float">
            <text:p>20246.8914038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40472.3275585" calcext:value-type="float">
            <text:p>40472.3275585</text:p>
          </table:table-cell>
          <table:table-cell office:value-type="float" office:value="20225.436174" calcext:value-type="float">
            <text:p>20225.436174</text:p>
          </table:table-cell>
          <table:table-cell office:value-type="float" office:value="20246.8913845" calcext:value-type="float">
            <text:p>20246.891384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40472.3275465" calcext:value-type="float">
            <text:p>40472.3275465</text:p>
          </table:table-cell>
          <table:table-cell office:value-type="float" office:value="20225.4361634" calcext:value-type="float">
            <text:p>20225.4361634</text:p>
          </table:table-cell>
          <table:table-cell office:value-type="float" office:value="20246.8913831" calcext:value-type="float">
            <text:p>20246.8913831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0472.3275573" calcext:value-type="float">
            <text:p>40472.3275573</text:p>
          </table:table-cell>
          <table:table-cell office:value-type="float" office:value="20225.4361628" calcext:value-type="float">
            <text:p>20225.4361628</text:p>
          </table:table-cell>
          <table:table-cell office:value-type="float" office:value="20246.8913945" calcext:value-type="float">
            <text:p>20246.891394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0472.3275842" calcext:value-type="float">
            <text:p>40472.3275842</text:p>
          </table:table-cell>
          <table:table-cell office:value-type="float" office:value="20225.4361709" calcext:value-type="float">
            <text:p>20225.4361709</text:p>
          </table:table-cell>
          <table:table-cell office:value-type="float" office:value="20246.8914133" calcext:value-type="float">
            <text:p>20246.8914133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40472.3276233" calcext:value-type="float">
            <text:p>40472.3276233</text:p>
          </table:table-cell>
          <table:table-cell office:value-type="float" office:value="20225.4361861" calcext:value-type="float">
            <text:p>20225.4361861</text:p>
          </table:table-cell>
          <table:table-cell office:value-type="float" office:value="20246.8914372" calcext:value-type="float">
            <text:p>20246.891437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0472.3276696" calcext:value-type="float">
            <text:p>40472.3276696</text:p>
          </table:table-cell>
          <table:table-cell office:value-type="float" office:value="20225.4362028" calcext:value-type="float">
            <text:p>20225.4362028</text:p>
          </table:table-cell>
          <table:table-cell office:value-type="float" office:value="20246.8914668" calcext:value-type="float">
            <text:p>20246.891466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40472.3277346" calcext:value-type="float">
            <text:p>40472.3277346</text:p>
          </table:table-cell>
          <table:table-cell office:value-type="float" office:value="20225.4362294" calcext:value-type="float">
            <text:p>20225.4362294</text:p>
          </table:table-cell>
          <table:table-cell office:value-type="float" office:value="20246.8915052" calcext:value-type="float">
            <text:p>20246.891505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40472.3278" calcext:value-type="float">
            <text:p>40472.3278</text:p>
          </table:table-cell>
          <table:table-cell office:value-type="float" office:value="20225.4362594" calcext:value-type="float">
            <text:p>20225.4362594</text:p>
          </table:table-cell>
          <table:table-cell office:value-type="float" office:value="20246.8915406" calcext:value-type="float">
            <text:p>20246.8915406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40472.3278732" calcext:value-type="float">
            <text:p>40472.3278732</text:p>
          </table:table-cell>
          <table:table-cell office:value-type="float" office:value="20225.4362897" calcext:value-type="float">
            <text:p>20225.4362897</text:p>
          </table:table-cell>
          <table:table-cell office:value-type="float" office:value="20246.8915835" calcext:value-type="float">
            <text:p>20246.891583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40472.3279529" calcext:value-type="float">
            <text:p>40472.3279529</text:p>
          </table:table-cell>
          <table:table-cell office:value-type="float" office:value="20225.4363248" calcext:value-type="float">
            <text:p>20225.4363248</text:p>
          </table:table-cell>
          <table:table-cell office:value-type="float" office:value="20246.891628" calcext:value-type="float">
            <text:p>20246.891628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40472.3280397" calcext:value-type="float">
            <text:p>40472.3280397</text:p>
          </table:table-cell>
          <table:table-cell office:value-type="float" office:value="20225.4363632" calcext:value-type="float">
            <text:p>20225.4363632</text:p>
          </table:table-cell>
          <table:table-cell office:value-type="float" office:value="20246.8916764" calcext:value-type="float">
            <text:p>20246.89167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0472.32813" calcext:value-type="float">
            <text:p>40472.32813</text:p>
          </table:table-cell>
          <table:table-cell office:value-type="float" office:value="20225.4364036" calcext:value-type="float">
            <text:p>20225.4364036</text:p>
          </table:table-cell>
          <table:table-cell office:value-type="float" office:value="20246.8917264" calcext:value-type="float">
            <text:p>20246.8917264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40472.3282227" calcext:value-type="float">
            <text:p>40472.3282227</text:p>
          </table:table-cell>
          <table:table-cell office:value-type="float" office:value="20225.4364456" calcext:value-type="float">
            <text:p>20225.4364456</text:p>
          </table:table-cell>
          <table:table-cell office:value-type="float" office:value="20246.8917771" calcext:value-type="float">
            <text:p>20246.8917771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40472.3283196" calcext:value-type="float">
            <text:p>40472.3283196</text:p>
          </table:table-cell>
          <table:table-cell office:value-type="float" office:value="20225.4364879" calcext:value-type="float">
            <text:p>20225.4364879</text:p>
          </table:table-cell>
          <table:table-cell office:value-type="float" office:value="20246.8918317" calcext:value-type="float">
            <text:p>20246.8918317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40472.3284206" calcext:value-type="float">
            <text:p>40472.3284206</text:p>
          </table:table-cell>
          <table:table-cell office:value-type="float" office:value="20225.4365338" calcext:value-type="float">
            <text:p>20225.4365338</text:p>
          </table:table-cell>
          <table:table-cell office:value-type="float" office:value="20246.8918868" calcext:value-type="float">
            <text:p>20246.891886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40472.3285234" calcext:value-type="float">
            <text:p>40472.3285234</text:p>
          </table:table-cell>
          <table:table-cell office:value-type="float" office:value="20225.4365803" calcext:value-type="float">
            <text:p>20225.4365803</text:p>
          </table:table-cell>
          <table:table-cell office:value-type="float" office:value="20246.8919431" calcext:value-type="float">
            <text:p>20246.8919431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40472.328631" calcext:value-type="float">
            <text:p>40472.328631</text:p>
          </table:table-cell>
          <table:table-cell office:value-type="float" office:value="20225.4366305" calcext:value-type="float">
            <text:p>20225.4366305</text:p>
          </table:table-cell>
          <table:table-cell office:value-type="float" office:value="20246.8920005" calcext:value-type="float">
            <text:p>20246.8920005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40472.3287423" calcext:value-type="float">
            <text:p>40472.3287423</text:p>
          </table:table-cell>
          <table:table-cell office:value-type="float" office:value="20225.4366811" calcext:value-type="float">
            <text:p>20225.4366811</text:p>
          </table:table-cell>
          <table:table-cell office:value-type="float" office:value="20246.8920612" calcext:value-type="float">
            <text:p>20246.892061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40472.3288531" calcext:value-type="float">
            <text:p>40472.3288531</text:p>
          </table:table-cell>
          <table:table-cell office:value-type="float" office:value="20225.4367317" calcext:value-type="float">
            <text:p>20225.4367317</text:p>
          </table:table-cell>
          <table:table-cell office:value-type="float" office:value="20246.8921214" calcext:value-type="float">
            <text:p>20246.8921214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40472.3289692" calcext:value-type="float">
            <text:p>40472.3289692</text:p>
          </table:table-cell>
          <table:table-cell office:value-type="float" office:value="20225.4367892" calcext:value-type="float">
            <text:p>20225.4367892</text:p>
          </table:table-cell>
          <table:table-cell office:value-type="float" office:value="20246.89218" calcext:value-type="float">
            <text:p>20246.8921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40472.329084" calcext:value-type="float">
            <text:p>40472.329084</text:p>
          </table:table-cell>
          <table:table-cell office:value-type="float" office:value="20225.4368423" calcext:value-type="float">
            <text:p>20225.4368423</text:p>
          </table:table-cell>
          <table:table-cell office:value-type="float" office:value="20246.8922417" calcext:value-type="float">
            <text:p>20246.892241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6146.2901728" calcext:value-type="float">
            <text:p>76146.2901728</text:p>
          </table:table-cell>
          <table:table-cell office:value-type="float" office:value="38062.417384" calcext:value-type="float">
            <text:p>38062.417384</text:p>
          </table:table-cell>
          <table:table-cell office:value-type="float" office:value="38083.8727889" calcext:value-type="float">
            <text:p>38083.872788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76146.2880294" calcext:value-type="float">
            <text:p>76146.2880294</text:p>
          </table:table-cell>
          <table:table-cell office:value-type="float" office:value="38062.4163536" calcext:value-type="float">
            <text:p>38062.4163536</text:p>
          </table:table-cell>
          <table:table-cell office:value-type="float" office:value="38083.8716758" calcext:value-type="float">
            <text:p>38083.871675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76146.2874497" calcext:value-type="float">
            <text:p>76146.2874497</text:p>
          </table:table-cell>
          <table:table-cell office:value-type="float" office:value="38062.4160878" calcext:value-type="float">
            <text:p>38062.4160878</text:p>
          </table:table-cell>
          <table:table-cell office:value-type="float" office:value="38083.8713619" calcext:value-type="float">
            <text:p>38083.8713619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76146.2871535" calcext:value-type="float">
            <text:p>76146.2871535</text:p>
          </table:table-cell>
          <table:table-cell office:value-type="float" office:value="38062.4159584" calcext:value-type="float">
            <text:p>38062.4159584</text:p>
          </table:table-cell>
          <table:table-cell office:value-type="float" office:value="38083.8711951" calcext:value-type="float">
            <text:p>38083.8711951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76146.2869915" calcext:value-type="float">
            <text:p>76146.2869915</text:p>
          </table:table-cell>
          <table:table-cell office:value-type="float" office:value="38062.4158925" calcext:value-type="float">
            <text:p>38062.4158925</text:p>
          </table:table-cell>
          <table:table-cell office:value-type="float" office:value="38083.8710991" calcext:value-type="float">
            <text:p>38083.8710991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76146.2869123" calcext:value-type="float">
            <text:p>76146.2869123</text:p>
          </table:table-cell>
          <table:table-cell office:value-type="float" office:value="38062.4158687" calcext:value-type="float">
            <text:p>38062.4158687</text:p>
          </table:table-cell>
          <table:table-cell office:value-type="float" office:value="38083.8710437" calcext:value-type="float">
            <text:p>38083.871043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76146.2868941" calcext:value-type="float">
            <text:p>76146.2868941</text:p>
          </table:table-cell>
          <table:table-cell office:value-type="float" office:value="38062.415872" calcext:value-type="float">
            <text:p>38062.415872</text:p>
          </table:table-cell>
          <table:table-cell office:value-type="float" office:value="38083.8710221" calcext:value-type="float">
            <text:p>38083.8710221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76146.2869088" calcext:value-type="float">
            <text:p>76146.2869088</text:p>
          </table:table-cell>
          <table:table-cell office:value-type="float" office:value="38062.4158925" calcext:value-type="float">
            <text:p>38062.4158925</text:p>
          </table:table-cell>
          <table:table-cell office:value-type="float" office:value="38083.8710163" calcext:value-type="float">
            <text:p>38083.8710163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76146.2869626" calcext:value-type="float">
            <text:p>76146.2869626</text:p>
          </table:table-cell>
          <table:table-cell office:value-type="float" office:value="38062.4159294" calcext:value-type="float">
            <text:p>38062.4159294</text:p>
          </table:table-cell>
          <table:table-cell office:value-type="float" office:value="38083.8710332" calcext:value-type="float">
            <text:p>38083.871033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76146.2870406" calcext:value-type="float">
            <text:p>76146.2870406</text:p>
          </table:table-cell>
          <table:table-cell office:value-type="float" office:value="38062.4159854" calcext:value-type="float">
            <text:p>38062.4159854</text:p>
          </table:table-cell>
          <table:table-cell office:value-type="float" office:value="38083.8710552" calcext:value-type="float">
            <text:p>38083.871055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6146.2871388" calcext:value-type="float">
            <text:p>76146.2871388</text:p>
          </table:table-cell>
          <table:table-cell office:value-type="float" office:value="38062.4160467" calcext:value-type="float">
            <text:p>38062.4160467</text:p>
          </table:table-cell>
          <table:table-cell office:value-type="float" office:value="38083.871092" calcext:value-type="float">
            <text:p>38083.871092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76146.2872568" calcext:value-type="float">
            <text:p>76146.2872568</text:p>
          </table:table-cell>
          <table:table-cell office:value-type="float" office:value="38062.4161186" calcext:value-type="float">
            <text:p>38062.4161186</text:p>
          </table:table-cell>
          <table:table-cell office:value-type="float" office:value="38083.8711381" calcext:value-type="float">
            <text:p>38083.8711381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76146.2873956" calcext:value-type="float">
            <text:p>76146.2873956</text:p>
          </table:table-cell>
          <table:table-cell office:value-type="float" office:value="38062.416204" calcext:value-type="float">
            <text:p>38062.416204</text:p>
          </table:table-cell>
          <table:table-cell office:value-type="float" office:value="38083.8711916" calcext:value-type="float">
            <text:p>38083.8711916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6146.287546" calcext:value-type="float">
            <text:p>76146.287546</text:p>
          </table:table-cell>
          <table:table-cell office:value-type="float" office:value="38062.4162955" calcext:value-type="float">
            <text:p>38062.4162955</text:p>
          </table:table-cell>
          <table:table-cell office:value-type="float" office:value="38083.8712505" calcext:value-type="float">
            <text:p>38083.87125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76146.2877055" calcext:value-type="float">
            <text:p>76146.2877055</text:p>
          </table:table-cell>
          <table:table-cell office:value-type="float" office:value="38062.416391" calcext:value-type="float">
            <text:p>38062.416391</text:p>
          </table:table-cell>
          <table:table-cell office:value-type="float" office:value="38083.8713145" calcext:value-type="float">
            <text:p>38083.871314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76146.2878839" calcext:value-type="float">
            <text:p>76146.2878839</text:p>
          </table:table-cell>
          <table:table-cell office:value-type="float" office:value="38062.416499" calcext:value-type="float">
            <text:p>38062.416499</text:p>
          </table:table-cell>
          <table:table-cell office:value-type="float" office:value="38083.8713849" calcext:value-type="float">
            <text:p>38083.8713849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76146.2880656" calcext:value-type="float">
            <text:p>76146.2880656</text:p>
          </table:table-cell>
          <table:table-cell office:value-type="float" office:value="38062.4166099" calcext:value-type="float">
            <text:p>38062.4166099</text:p>
          </table:table-cell>
          <table:table-cell office:value-type="float" office:value="38083.8714556" calcext:value-type="float">
            <text:p>38083.8714556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76146.2882543" calcext:value-type="float">
            <text:p>76146.2882543</text:p>
          </table:table-cell>
          <table:table-cell office:value-type="float" office:value="38062.4167216" calcext:value-type="float">
            <text:p>38062.4167216</text:p>
          </table:table-cell>
          <table:table-cell office:value-type="float" office:value="38083.8715327" calcext:value-type="float">
            <text:p>38083.8715327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76146.2884458" calcext:value-type="float">
            <text:p>76146.2884458</text:p>
          </table:table-cell>
          <table:table-cell office:value-type="float" office:value="38062.416838" calcext:value-type="float">
            <text:p>38062.416838</text:p>
          </table:table-cell>
          <table:table-cell office:value-type="float" office:value="38083.8716078" calcext:value-type="float">
            <text:p>38083.8716078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76146.2886473" calcext:value-type="float">
            <text:p>76146.2886473</text:p>
          </table:table-cell>
          <table:table-cell office:value-type="float" office:value="38062.4169601" calcext:value-type="float">
            <text:p>38062.4169601</text:p>
          </table:table-cell>
          <table:table-cell office:value-type="float" office:value="38083.8716873" calcext:value-type="float">
            <text:p>38083.8716873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76146.2888472" calcext:value-type="float">
            <text:p>76146.2888472</text:p>
          </table:table-cell>
          <table:table-cell office:value-type="float" office:value="38062.4170808" calcext:value-type="float">
            <text:p>38062.4170808</text:p>
          </table:table-cell>
          <table:table-cell office:value-type="float" office:value="38083.8717663" calcext:value-type="float">
            <text:p>38083.8717663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76146.2890566" calcext:value-type="float">
            <text:p>76146.2890566</text:p>
          </table:table-cell>
          <table:table-cell office:value-type="float" office:value="38062.4172085" calcext:value-type="float">
            <text:p>38062.4172085</text:p>
          </table:table-cell>
          <table:table-cell office:value-type="float" office:value="38083.8718481" calcext:value-type="float">
            <text:p>38083.871848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76146.289266" calcext:value-type="float">
            <text:p>76146.289266</text:p>
          </table:table-cell>
          <table:table-cell office:value-type="float" office:value="38062.417333" calcext:value-type="float">
            <text:p>38062.417333</text:p>
          </table:table-cell>
          <table:table-cell office:value-type="float" office:value="38083.871933" calcext:value-type="float">
            <text:p>38083.871933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76146.2894848" calcext:value-type="float">
            <text:p>76146.2894848</text:p>
          </table:table-cell>
          <table:table-cell office:value-type="float" office:value="38062.4174646" calcext:value-type="float">
            <text:p>38062.4174646</text:p>
          </table:table-cell>
          <table:table-cell office:value-type="float" office:value="38083.8720202" calcext:value-type="float">
            <text:p>38083.872020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76146.2897049" calcext:value-type="float">
            <text:p>76146.2897049</text:p>
          </table:table-cell>
          <table:table-cell office:value-type="float" office:value="38062.4175941" calcext:value-type="float">
            <text:p>38062.4175941</text:p>
          </table:table-cell>
          <table:table-cell office:value-type="float" office:value="38083.8721109" calcext:value-type="float">
            <text:p>38083.8721109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76146.2899254" calcext:value-type="float">
            <text:p>76146.2899254</text:p>
          </table:table-cell>
          <table:table-cell office:value-type="float" office:value="38062.4177278" calcext:value-type="float">
            <text:p>38062.4177278</text:p>
          </table:table-cell>
          <table:table-cell office:value-type="float" office:value="38083.8721977" calcext:value-type="float">
            <text:p>38083.872197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43447.227263" calcext:value-type="float">
            <text:p>143447.227263</text:p>
          </table:table-cell>
          <table:table-cell office:value-type="float" office:value="71712.8862721" calcext:value-type="float">
            <text:p>71712.8862721</text:p>
          </table:table-cell>
          <table:table-cell office:value-type="float" office:value="71734.3409908" calcext:value-type="float">
            <text:p>71734.3409908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143447.225844" calcext:value-type="float">
            <text:p>143447.225844</text:p>
          </table:table-cell>
          <table:table-cell office:value-type="float" office:value="71712.8855208" calcext:value-type="float">
            <text:p>71712.8855208</text:p>
          </table:table-cell>
          <table:table-cell office:value-type="float" office:value="71734.340323" calcext:value-type="float">
            <text:p>71734.340323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143447.225049" calcext:value-type="float">
            <text:p>143447.225049</text:p>
          </table:table-cell>
          <table:table-cell office:value-type="float" office:value="71712.8850989" calcext:value-type="float">
            <text:p>71712.8850989</text:p>
          </table:table-cell>
          <table:table-cell office:value-type="float" office:value="71734.3399498" calcext:value-type="float">
            <text:p>71734.3399498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143447.224566" calcext:value-type="float">
            <text:p>143447.224566</text:p>
          </table:table-cell>
          <table:table-cell office:value-type="float" office:value="71712.8848383" calcext:value-type="float">
            <text:p>71712.8848383</text:p>
          </table:table-cell>
          <table:table-cell office:value-type="float" office:value="71734.3397277" calcext:value-type="float">
            <text:p>71734.339727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43447.224266" calcext:value-type="float">
            <text:p>143447.224266</text:p>
          </table:table-cell>
          <table:table-cell office:value-type="float" office:value="71712.8846732" calcext:value-type="float">
            <text:p>71712.8846732</text:p>
          </table:table-cell>
          <table:table-cell office:value-type="float" office:value="71734.3395929" calcext:value-type="float">
            <text:p>71734.3395929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143447.2241" calcext:value-type="float">
            <text:p>143447.2241</text:p>
          </table:table-cell>
          <table:table-cell office:value-type="float" office:value="71712.8845829" calcext:value-type="float">
            <text:p>71712.8845829</text:p>
          </table:table-cell>
          <table:table-cell office:value-type="float" office:value="71734.3395175" calcext:value-type="float">
            <text:p>71734.3395175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143447.224026" calcext:value-type="float">
            <text:p>143447.224026</text:p>
          </table:table-cell>
          <table:table-cell office:value-type="float" office:value="71712.8845264" calcext:value-type="float">
            <text:p>71712.8845264</text:p>
          </table:table-cell>
          <table:table-cell office:value-type="float" office:value="71734.3394991" calcext:value-type="float">
            <text:p>71734.3394991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43447.224027" calcext:value-type="float">
            <text:p>143447.224027</text:p>
          </table:table-cell>
          <table:table-cell office:value-type="float" office:value="71712.8845159" calcext:value-type="float">
            <text:p>71712.8845159</text:p>
          </table:table-cell>
          <table:table-cell office:value-type="float" office:value="71734.3395107" calcext:value-type="float">
            <text:p>71734.3395107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143447.224102" calcext:value-type="float">
            <text:p>143447.224102</text:p>
          </table:table-cell>
          <table:table-cell office:value-type="float" office:value="71712.8845444" calcext:value-type="float">
            <text:p>71712.8845444</text:p>
          </table:table-cell>
          <table:table-cell office:value-type="float" office:value="71734.339558" calcext:value-type="float">
            <text:p>71734.33955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143447.224209" calcext:value-type="float">
            <text:p>143447.224209</text:p>
          </table:table-cell>
          <table:table-cell office:value-type="float" office:value="71712.8845901" calcext:value-type="float">
            <text:p>71712.8845901</text:p>
          </table:table-cell>
          <table:table-cell office:value-type="float" office:value="71734.3396188" calcext:value-type="float">
            <text:p>71734.339618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143447.224376" calcext:value-type="float">
            <text:p>143447.224376</text:p>
          </table:table-cell>
          <table:table-cell office:value-type="float" office:value="71712.8846745" calcext:value-type="float">
            <text:p>71712.8846745</text:p>
          </table:table-cell>
          <table:table-cell office:value-type="float" office:value="71734.3397015" calcext:value-type="float">
            <text:p>71734.339701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143447.224575" calcext:value-type="float">
            <text:p>143447.224575</text:p>
          </table:table-cell>
          <table:table-cell office:value-type="float" office:value="71712.8847611" calcext:value-type="float">
            <text:p>71712.8847611</text:p>
          </table:table-cell>
          <table:table-cell office:value-type="float" office:value="71734.3398142" calcext:value-type="float">
            <text:p>71734.3398142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143447.224783" calcext:value-type="float">
            <text:p>143447.224783</text:p>
          </table:table-cell>
          <table:table-cell office:value-type="float" office:value="71712.8848649" calcext:value-type="float">
            <text:p>71712.8848649</text:p>
          </table:table-cell>
          <table:table-cell office:value-type="float" office:value="71734.339918" calcext:value-type="float">
            <text:p>71734.339918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43447.225051" calcext:value-type="float">
            <text:p>143447.225051</text:p>
          </table:table-cell>
          <table:table-cell office:value-type="float" office:value="71712.8850131" calcext:value-type="float">
            <text:p>71712.8850131</text:p>
          </table:table-cell>
          <table:table-cell office:value-type="float" office:value="71734.3400375" calcext:value-type="float">
            <text:p>71734.340037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43447.225348" calcext:value-type="float">
            <text:p>143447.225348</text:p>
          </table:table-cell>
          <table:table-cell office:value-type="float" office:value="71712.8851345" calcext:value-type="float">
            <text:p>71712.8851345</text:p>
          </table:table-cell>
          <table:table-cell office:value-type="float" office:value="71734.3402132" calcext:value-type="float">
            <text:p>71734.3402132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143447.225609" calcext:value-type="float">
            <text:p>143447.225609</text:p>
          </table:table-cell>
          <table:table-cell office:value-type="float" office:value="71712.8852731" calcext:value-type="float">
            <text:p>71712.8852731</text:p>
          </table:table-cell>
          <table:table-cell office:value-type="float" office:value="71734.3403363" calcext:value-type="float">
            <text:p>71734.340336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143447.225928" calcext:value-type="float">
            <text:p>143447.225928</text:p>
          </table:table-cell>
          <table:table-cell office:value-type="float" office:value="71712.8854216" calcext:value-type="float">
            <text:p>71712.8854216</text:p>
          </table:table-cell>
          <table:table-cell office:value-type="float" office:value="71734.3405067" calcext:value-type="float">
            <text:p>71734.340506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143447.22626" calcext:value-type="float">
            <text:p>143447.22626</text:p>
          </table:table-cell>
          <table:table-cell office:value-type="float" office:value="71712.8855911" calcext:value-type="float">
            <text:p>71712.8855911</text:p>
          </table:table-cell>
          <table:table-cell office:value-type="float" office:value="71734.3406691" calcext:value-type="float">
            <text:p>71734.3406691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143447.226593" calcext:value-type="float">
            <text:p>143447.226593</text:p>
          </table:table-cell>
          <table:table-cell office:value-type="float" office:value="71712.885748" calcext:value-type="float">
            <text:p>71712.885748</text:p>
          </table:table-cell>
          <table:table-cell office:value-type="float" office:value="71734.3408451" calcext:value-type="float">
            <text:p>71734.3408451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143447.226941" calcext:value-type="float">
            <text:p>143447.226941</text:p>
          </table:table-cell>
          <table:table-cell office:value-type="float" office:value="71712.8859238" calcext:value-type="float">
            <text:p>71712.8859238</text:p>
          </table:table-cell>
          <table:table-cell office:value-type="float" office:value="71734.341017" calcext:value-type="float">
            <text:p>71734.34101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143447.227358" calcext:value-type="float">
            <text:p>143447.227358</text:p>
          </table:table-cell>
          <table:table-cell office:value-type="float" office:value="71712.8861338" calcext:value-type="float">
            <text:p>71712.8861338</text:p>
          </table:table-cell>
          <table:table-cell office:value-type="float" office:value="71734.341224" calcext:value-type="float">
            <text:p>71734.341224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43447.227735" calcext:value-type="float">
            <text:p>143447.227735</text:p>
          </table:table-cell>
          <table:table-cell office:value-type="float" office:value="71712.8863246" calcext:value-type="float">
            <text:p>71712.8863246</text:p>
          </table:table-cell>
          <table:table-cell office:value-type="float" office:value="71734.3414109" calcext:value-type="float">
            <text:p>71734.341410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43447.228155" calcext:value-type="float">
            <text:p>143447.228155</text:p>
          </table:table-cell>
          <table:table-cell office:value-type="float" office:value="71712.8865193" calcext:value-type="float">
            <text:p>71712.8865193</text:p>
          </table:table-cell>
          <table:table-cell office:value-type="float" office:value="71734.3416356" calcext:value-type="float">
            <text:p>71734.3416356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143447.228576" calcext:value-type="float">
            <text:p>143447.228576</text:p>
          </table:table-cell>
          <table:table-cell office:value-type="float" office:value="71712.8867243" calcext:value-type="float">
            <text:p>71712.8867243</text:p>
          </table:table-cell>
          <table:table-cell office:value-type="float" office:value="71734.3418512" calcext:value-type="float">
            <text:p>71734.3418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599.942363" calcext:value-type="float">
            <text:p>270599.942363</text:p>
          </table:table-cell>
          <table:table-cell office:value-type="float" office:value="135289.243619" calcext:value-type="float">
            <text:p>135289.243619</text:p>
          </table:table-cell>
          <table:table-cell office:value-type="float" office:value="135310.698744" calcext:value-type="float">
            <text:p>135310.698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9:46:49.34957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09:52:52.033472801</dc:date>
    <meta:editing-duration>PT11M8S</meta:editing-duration>
    <meta:editing-cycles>2</meta:editing-cycles>
    <meta:generator>LibreOffice/5.1.6.2$Linux_X86_64 LibreOffice_project/10m0$Build-2</meta:generator>
    <meta:document-statistic meta:table-count="1" meta:cell-count="20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08cm" svg:y="0.316cm" chart:style-name="ch2">
          <text:p>50% Impedance Mismatch, Equal Wave Speeds, m=1.0 n=0.5 eps=tau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501" chart:data-source-has-labels="both" svg:x="1.331cm" svg:y="2.138cm" svg:width="11.126cm" svg:height="5.701cm">
          <chartooo:coordinate-region svg:x="2.693cm" svg:y="2.29cm" svg:width="9.761cm" svg:height="4.504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5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501" loext:label-string="energy" chart:class="chart:line">
            <chart:data-point chart:repeated="501"/>
          </chart:series>
          <chart:series chart:style-name="ch11" chart:values-cell-range-address="EnergyVals.C1:EnergyVals.C501" loext:label-string="left_energy" chart:class="chart:line">
            <chart:data-point chart:repeated="501"/>
          </chart:series>
          <chart:series chart:style-name="ch12" chart:values-cell-range-address="EnergyVals.D1:EnergyVals.D501" loext:label-string="right_energy" chart:class="chart:line">
            <chart:data-point chart:repeated="5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501</svg:desc>
                </draw:g>
              </table:table-cell>
              <table:table-cell office:value-type="float" office:value="21.4552350929">
                <text:p>21.4552350929</text:p>
                <draw:g>
                  <svg:desc>EnergyVals.B1:EnergyVals.B501</svg:desc>
                </draw:g>
              </table:table-cell>
              <table:table-cell office:value-type="float" office:value="2.91943776283E-016">
                <text:p>2.91943776283E-016</text:p>
                <draw:g>
                  <svg:desc>EnergyVals.C1:EnergyVals.C501</svg:desc>
                </draw:g>
              </table:table-cell>
              <table:table-cell office:value-type="float" office:value="21.4552350929">
                <text:p>21.4552350929</text:p>
                <draw:g>
                  <svg:desc>EnergyVals.D1:EnergyVals.D5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1.4552351553">
                <text:p>21.4552351553</text:p>
              </table:table-cell>
              <table:table-cell office:value-type="float" office:value="2.41810246784E-016">
                <text:p>2.41810246784E-016</text:p>
              </table:table-cell>
              <table:table-cell office:value-type="float" office:value="21.4552351553">
                <text:p>21.455235155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1.4552352189">
                <text:p>21.4552352189</text:p>
              </table:table-cell>
              <table:table-cell office:value-type="float" office:value="2.32038305874E-016">
                <text:p>2.32038305874E-016</text:p>
              </table:table-cell>
              <table:table-cell office:value-type="float" office:value="21.4552352189">
                <text:p>21.455235218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1.4552352892">
                <text:p>21.4552352892</text:p>
              </table:table-cell>
              <table:table-cell office:value-type="float" office:value="2.57504426349E-016">
                <text:p>2.57504426349E-016</text:p>
              </table:table-cell>
              <table:table-cell office:value-type="float" office:value="21.4552352892">
                <text:p>21.455235289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1.4552353627">
                <text:p>21.4552353627</text:p>
              </table:table-cell>
              <table:table-cell office:value-type="float" office:value="2.65577902722E-016">
                <text:p>2.65577902722E-016</text:p>
              </table:table-cell>
              <table:table-cell office:value-type="float" office:value="21.4552353627">
                <text:p>21.455235362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1.4552354383">
                <text:p>21.4552354383</text:p>
              </table:table-cell>
              <table:table-cell office:value-type="float" office:value="2.54738338184E-016">
                <text:p>2.54738338184E-016</text:p>
              </table:table-cell>
              <table:table-cell office:value-type="float" office:value="21.4552354383">
                <text:p>21.455235438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1.4552355159">
                <text:p>21.4552355159</text:p>
              </table:table-cell>
              <table:table-cell office:value-type="float" office:value="2.51155270965E-016">
                <text:p>2.51155270965E-016</text:p>
              </table:table-cell>
              <table:table-cell office:value-type="float" office:value="21.4552355159">
                <text:p>21.455235515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1.4552355945">
                <text:p>21.4552355945</text:p>
              </table:table-cell>
              <table:table-cell office:value-type="float" office:value="2.27235282548E-016">
                <text:p>2.27235282548E-016</text:p>
              </table:table-cell>
              <table:table-cell office:value-type="float" office:value="21.4552355945">
                <text:p>21.455235594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1.4552356737">
                <text:p>21.4552356737</text:p>
              </table:table-cell>
              <table:table-cell office:value-type="float" office:value="2.52294137101E-016">
                <text:p>2.52294137101E-016</text:p>
              </table:table-cell>
              <table:table-cell office:value-type="float" office:value="21.4552356737">
                <text:p>21.455235673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21.4552357564">
                <text:p>21.4552357564</text:p>
              </table:table-cell>
              <table:table-cell office:value-type="float" office:value="2.39032575411E-016">
                <text:p>2.39032575411E-016</text:p>
              </table:table-cell>
              <table:table-cell office:value-type="float" office:value="21.4552357564">
                <text:p>21.455235756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1.4552358396">
                <text:p>21.4552358396</text:p>
              </table:table-cell>
              <table:table-cell office:value-type="float" office:value="2.64938746767E-016">
                <text:p>2.64938746767E-016</text:p>
              </table:table-cell>
              <table:table-cell office:value-type="float" office:value="21.4552358396">
                <text:p>21.455235839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21.4552359254">
                <text:p>21.4552359254</text:p>
              </table:table-cell>
              <table:table-cell office:value-type="float" office:value="2.72377642977E-016">
                <text:p>2.72377642977E-016</text:p>
              </table:table-cell>
              <table:table-cell office:value-type="float" office:value="21.4552359254">
                <text:p>21.455235925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1.4552360108">
                <text:p>21.4552360108</text:p>
              </table:table-cell>
              <table:table-cell office:value-type="float" office:value="2.52336221769E-016">
                <text:p>2.52336221769E-016</text:p>
              </table:table-cell>
              <table:table-cell office:value-type="float" office:value="21.4552360108">
                <text:p>21.455236010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1.4552360968">
                <text:p>21.4552360968</text:p>
              </table:table-cell>
              <table:table-cell office:value-type="float" office:value="2.85975225901E-016">
                <text:p>2.85975225901E-016</text:p>
              </table:table-cell>
              <table:table-cell office:value-type="float" office:value="21.4552360968">
                <text:p>21.455236096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.4552361842">
                <text:p>21.4552361842</text:p>
              </table:table-cell>
              <table:table-cell office:value-type="float" office:value="2.7154385784E-016">
                <text:p>2.7154385784E-016</text:p>
              </table:table-cell>
              <table:table-cell office:value-type="float" office:value="21.4552361842">
                <text:p>21.455236184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1.4552362717">
                <text:p>21.4552362717</text:p>
              </table:table-cell>
              <table:table-cell office:value-type="float" office:value="2.55743196978E-016">
                <text:p>2.55743196978E-016</text:p>
              </table:table-cell>
              <table:table-cell office:value-type="float" office:value="21.4552362717">
                <text:p>21.455236271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1.4552363594">
                <text:p>21.4552363594</text:p>
              </table:table-cell>
              <table:table-cell office:value-type="float" office:value="2.62983850272E-016">
                <text:p>2.62983850272E-016</text:p>
              </table:table-cell>
              <table:table-cell office:value-type="float" office:value="21.4552363594">
                <text:p>21.455236359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1.4552364469">
                <text:p>21.4552364469</text:p>
              </table:table-cell>
              <table:table-cell office:value-type="float" office:value="2.61981065947E-016">
                <text:p>2.61981065947E-016</text:p>
              </table:table-cell>
              <table:table-cell office:value-type="float" office:value="21.4552364469">
                <text:p>21.455236446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1.4552365363">
                <text:p>21.4552365363</text:p>
              </table:table-cell>
              <table:table-cell office:value-type="float" office:value="2.85392783673E-016">
                <text:p>2.85392783673E-016</text:p>
              </table:table-cell>
              <table:table-cell office:value-type="float" office:value="21.4552365363">
                <text:p>21.455236536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1.4552366254">
                <text:p>21.4552366254</text:p>
              </table:table-cell>
              <table:table-cell office:value-type="float" office:value="2.64757474048E-016">
                <text:p>2.64757474048E-016</text:p>
              </table:table-cell>
              <table:table-cell office:value-type="float" office:value="21.4552366254">
                <text:p>21.455236625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1.4552367154">
                <text:p>21.4552367154</text:p>
              </table:table-cell>
              <table:table-cell office:value-type="float" office:value="2.18067642202E-016">
                <text:p>2.18067642202E-016</text:p>
              </table:table-cell>
              <table:table-cell office:value-type="float" office:value="21.4552367154">
                <text:p>21.455236715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21.4552368059">
                <text:p>21.4552368059</text:p>
              </table:table-cell>
              <table:table-cell office:value-type="float" office:value="2.60165793115E-016">
                <text:p>2.60165793115E-016</text:p>
              </table:table-cell>
              <table:table-cell office:value-type="float" office:value="21.4552368059">
                <text:p>21.455236805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1.4552368965">
                <text:p>21.4552368965</text:p>
              </table:table-cell>
              <table:table-cell office:value-type="float" office:value="2.81336316618E-016">
                <text:p>2.81336316618E-016</text:p>
              </table:table-cell>
              <table:table-cell office:value-type="float" office:value="21.4552368965">
                <text:p>21.455236896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1.4552369887">
                <text:p>21.4552369887</text:p>
              </table:table-cell>
              <table:table-cell office:value-type="float" office:value="2.52099029863E-016">
                <text:p>2.52099029863E-016</text:p>
              </table:table-cell>
              <table:table-cell office:value-type="float" office:value="21.4552369887">
                <text:p>21.455236988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1.4552370801">
                <text:p>21.4552370801</text:p>
              </table:table-cell>
              <table:table-cell office:value-type="float" office:value="2.56645816839E-016">
                <text:p>2.56645816839E-016</text:p>
              </table:table-cell>
              <table:table-cell office:value-type="float" office:value="21.4552370801">
                <text:p>21.455237080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1.4552371746">
                <text:p>21.4552371746</text:p>
              </table:table-cell>
              <table:table-cell office:value-type="float" office:value="2.55271653489E-016">
                <text:p>2.55271653489E-016</text:p>
              </table:table-cell>
              <table:table-cell office:value-type="float" office:value="21.4552371746">
                <text:p>21.455237174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6.8190465149">
                <text:p>26.8190465149</text:p>
              </table:table-cell>
              <table:table-cell office:value-type="float" office:value="2.68190459">
                <text:p>2.68190459</text:p>
              </table:table-cell>
              <table:table-cell office:value-type="float" office:value="24.1371419249">
                <text:p>24.137141924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6.819046595">
                <text:p>26.819046595</text:p>
              </table:table-cell>
              <table:table-cell office:value-type="float" office:value="2.68190456233">
                <text:p>2.68190456233</text:p>
              </table:table-cell>
              <table:table-cell office:value-type="float" office:value="24.1371420327">
                <text:p>24.137142032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6.8190466807">
                <text:p>26.8190466807</text:p>
              </table:table-cell>
              <table:table-cell office:value-type="float" office:value="2.68190454393">
                <text:p>2.68190454393</text:p>
              </table:table-cell>
              <table:table-cell office:value-type="float" office:value="24.1371421368">
                <text:p>24.137142136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6.8190467727">
                <text:p>26.8190467727</text:p>
              </table:table-cell>
              <table:table-cell office:value-type="float" office:value="2.68190452983">
                <text:p>2.68190452983</text:p>
              </table:table-cell>
              <table:table-cell office:value-type="float" office:value="24.1371422428">
                <text:p>24.137142242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6.8190468644">
                <text:p>26.8190468644</text:p>
              </table:table-cell>
              <table:table-cell office:value-type="float" office:value="2.68190451742">
                <text:p>2.68190451742</text:p>
              </table:table-cell>
              <table:table-cell office:value-type="float" office:value="24.137142347">
                <text:p>24.13714234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6.819046963">
                <text:p>26.819046963</text:p>
              </table:table-cell>
              <table:table-cell office:value-type="float" office:value="2.68190450824">
                <text:p>2.68190450824</text:p>
              </table:table-cell>
              <table:table-cell office:value-type="float" office:value="24.1371424547">
                <text:p>24.137142454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6.8190470616">
                <text:p>26.8190470616</text:p>
              </table:table-cell>
              <table:table-cell office:value-type="float" office:value="2.68190450052">
                <text:p>2.68190450052</text:p>
              </table:table-cell>
              <table:table-cell office:value-type="float" office:value="24.1371425611">
                <text:p>24.137142561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6.8190471637">
                <text:p>26.8190471637</text:p>
              </table:table-cell>
              <table:table-cell office:value-type="float" office:value="2.68190449545">
                <text:p>2.68190449545</text:p>
              </table:table-cell>
              <table:table-cell office:value-type="float" office:value="24.1371426682">
                <text:p>24.137142668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6.8190472666">
                <text:p>26.8190472666</text:p>
              </table:table-cell>
              <table:table-cell office:value-type="float" office:value="2.68190449093">
                <text:p>2.68190449093</text:p>
              </table:table-cell>
              <table:table-cell office:value-type="float" office:value="24.1371427757">
                <text:p>24.137142775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6.8190473687">
                <text:p>26.8190473687</text:p>
              </table:table-cell>
              <table:table-cell office:value-type="float" office:value="2.68190448777">
                <text:p>2.68190448777</text:p>
              </table:table-cell>
              <table:table-cell office:value-type="float" office:value="24.1371428809">
                <text:p>24.137142880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6.8190474742">
                <text:p>26.8190474742</text:p>
              </table:table-cell>
              <table:table-cell office:value-type="float" office:value="2.68190448576">
                <text:p>2.68190448576</text:p>
              </table:table-cell>
              <table:table-cell office:value-type="float" office:value="24.1371429885">
                <text:p>24.137142988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6.8190475805">
                <text:p>26.8190475805</text:p>
              </table:table-cell>
              <table:table-cell office:value-type="float" office:value="2.68190448515">
                <text:p>2.68190448515</text:p>
              </table:table-cell>
              <table:table-cell office:value-type="float" office:value="24.1371430954">
                <text:p>24.13714309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6.8190476892">
                <text:p>26.8190476892</text:p>
              </table:table-cell>
              <table:table-cell office:value-type="float" office:value="2.68190448548">
                <text:p>2.68190448548</text:p>
              </table:table-cell>
              <table:table-cell office:value-type="float" office:value="24.1371432037">
                <text:p>24.137143203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6.8190477991">
                <text:p>26.8190477991</text:p>
              </table:table-cell>
              <table:table-cell office:value-type="float" office:value="2.68190448655">
                <text:p>2.68190448655</text:p>
              </table:table-cell>
              <table:table-cell office:value-type="float" office:value="24.1371433125">
                <text:p>24.137143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.8190479121">
                <text:p>26.8190479121</text:p>
              </table:table-cell>
              <table:table-cell office:value-type="float" office:value="2.68190448841">
                <text:p>2.68190448841</text:p>
              </table:table-cell>
              <table:table-cell office:value-type="float" office:value="24.1371434237">
                <text:p>24.137143423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6.8190480201">
                <text:p>26.8190480201</text:p>
              </table:table-cell>
              <table:table-cell office:value-type="float" office:value="2.68190449096">
                <text:p>2.68190449096</text:p>
              </table:table-cell>
              <table:table-cell office:value-type="float" office:value="24.1371435292">
                <text:p>24.137143529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6.8190481321">
                <text:p>26.8190481321</text:p>
              </table:table-cell>
              <table:table-cell office:value-type="float" office:value="2.68190449441">
                <text:p>2.68190449441</text:p>
              </table:table-cell>
              <table:table-cell office:value-type="float" office:value="24.1371436377">
                <text:p>24.137143637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6.8190482456">
                <text:p>26.8190482456</text:p>
              </table:table-cell>
              <table:table-cell office:value-type="float" office:value="2.68190449857">
                <text:p>2.68190449857</text:p>
              </table:table-cell>
              <table:table-cell office:value-type="float" office:value="24.1371437471">
                <text:p>24.137143747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6.8190483589">
                <text:p>26.8190483589</text:p>
              </table:table-cell>
              <table:table-cell office:value-type="float" office:value="2.68190450328">
                <text:p>2.68190450328</text:p>
              </table:table-cell>
              <table:table-cell office:value-type="float" office:value="24.1371438556">
                <text:p>24.137143855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6.8190484741">
                <text:p>26.8190484741</text:p>
              </table:table-cell>
              <table:table-cell office:value-type="float" office:value="2.68190450853">
                <text:p>2.68190450853</text:p>
              </table:table-cell>
              <table:table-cell office:value-type="float" office:value="24.1371439656">
                <text:p>24.137143965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6.8190485885">
                <text:p>26.8190485885</text:p>
              </table:table-cell>
              <table:table-cell office:value-type="float" office:value="2.68190451428">
                <text:p>2.68190451428</text:p>
              </table:table-cell>
              <table:table-cell office:value-type="float" office:value="24.1371440742">
                <text:p>24.137144074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6.8190487059">
                <text:p>26.8190487059</text:p>
              </table:table-cell>
              <table:table-cell office:value-type="float" office:value="2.68190452068">
                <text:p>2.68190452068</text:p>
              </table:table-cell>
              <table:table-cell office:value-type="float" office:value="24.1371441853">
                <text:p>24.137144185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6.8190488258">
                <text:p>26.8190488258</text:p>
              </table:table-cell>
              <table:table-cell office:value-type="float" office:value="2.68190452738">
                <text:p>2.68190452738</text:p>
              </table:table-cell>
              <table:table-cell office:value-type="float" office:value="24.1371442984">
                <text:p>24.13714429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6.8190489428">
                <text:p>26.8190489428</text:p>
              </table:table-cell>
              <table:table-cell office:value-type="float" office:value="2.68190453437">
                <text:p>2.68190453437</text:p>
              </table:table-cell>
              <table:table-cell office:value-type="float" office:value="24.1371444084">
                <text:p>24.137144408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.5238113259">
                <text:p>33.5238113259</text:p>
              </table:table-cell>
              <table:table-cell office:value-type="float" office:value="6.03428567453">
                <text:p>6.03428567453</text:p>
              </table:table-cell>
              <table:table-cell office:value-type="float" office:value="27.4895256513">
                <text:p>27.489525651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3.5238113569">
                <text:p>33.5238113569</text:p>
              </table:table-cell>
              <table:table-cell office:value-type="float" office:value="6.03428558499">
                <text:p>6.03428558499</text:p>
              </table:table-cell>
              <table:table-cell office:value-type="float" office:value="27.4895257719">
                <text:p>27.489525771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3.52381144">
                <text:p>33.52381144</text:p>
              </table:table-cell>
              <table:table-cell office:value-type="float" office:value="6.0342855457">
                <text:p>6.0342855457</text:p>
              </table:table-cell>
              <table:table-cell office:value-type="float" office:value="27.4895258943">
                <text:p>27.489525894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3.5238115391">
                <text:p>33.5238115391</text:p>
              </table:table-cell>
              <table:table-cell office:value-type="float" office:value="6.03428552052">
                <text:p>6.03428552052</text:p>
              </table:table-cell>
              <table:table-cell office:value-type="float" office:value="27.4895260186">
                <text:p>27.489526018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3.5238116463">
                <text:p>33.5238116463</text:p>
              </table:table-cell>
              <table:table-cell office:value-type="float" office:value="6.03428550364">
                <text:p>6.03428550364</text:p>
              </table:table-cell>
              <table:table-cell office:value-type="float" office:value="27.4895261427">
                <text:p>27.489526142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3.5238117607">
                <text:p>33.5238117607</text:p>
              </table:table-cell>
              <table:table-cell office:value-type="float" office:value="6.03428549046">
                <text:p>6.03428549046</text:p>
              </table:table-cell>
              <table:table-cell office:value-type="float" office:value="27.4895262703">
                <text:p>27.489526270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3.523811874">
                <text:p>33.523811874</text:p>
              </table:table-cell>
              <table:table-cell office:value-type="float" office:value="6.03428548257">
                <text:p>6.03428548257</text:p>
              </table:table-cell>
              <table:table-cell office:value-type="float" office:value="27.4895263914">
                <text:p>27.489526391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3.5238120014">
                <text:p>33.5238120014</text:p>
              </table:table-cell>
              <table:table-cell office:value-type="float" office:value="6.03428547563">
                <text:p>6.03428547563</text:p>
              </table:table-cell>
              <table:table-cell office:value-type="float" office:value="27.4895265258">
                <text:p>27.489526525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3.5238121212">
                <text:p>33.5238121212</text:p>
              </table:table-cell>
              <table:table-cell office:value-type="float" office:value="6.03428547145">
                <text:p>6.03428547145</text:p>
              </table:table-cell>
              <table:table-cell office:value-type="float" office:value="27.4895266497">
                <text:p>27.489526649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3.5238122465">
                <text:p>33.5238122465</text:p>
              </table:table-cell>
              <table:table-cell office:value-type="float" office:value="6.03428546872">
                <text:p>6.03428546872</text:p>
              </table:table-cell>
              <table:table-cell office:value-type="float" office:value="27.4895267777">
                <text:p>27.48952677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3.5238123736">
                <text:p>33.5238123736</text:p>
              </table:table-cell>
              <table:table-cell office:value-type="float" office:value="6.03428546766">
                <text:p>6.03428546766</text:p>
              </table:table-cell>
              <table:table-cell office:value-type="float" office:value="27.4895269059">
                <text:p>27.489526905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3.5238124981">
                <text:p>33.5238124981</text:p>
              </table:table-cell>
              <table:table-cell office:value-type="float" office:value="6.0342854679">
                <text:p>6.0342854679</text:p>
              </table:table-cell>
              <table:table-cell office:value-type="float" office:value="27.4895270302">
                <text:p>27.489527030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3.5238126252">
                <text:p>33.5238126252</text:p>
              </table:table-cell>
              <table:table-cell office:value-type="float" office:value="6.0342854696">
                <text:p>6.0342854696</text:p>
              </table:table-cell>
              <table:table-cell office:value-type="float" office:value="27.4895271556">
                <text:p>27.489527155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3.5238127545">
                <text:p>33.5238127545</text:p>
              </table:table-cell>
              <table:table-cell office:value-type="float" office:value="6.03428547219">
                <text:p>6.03428547219</text:p>
              </table:table-cell>
              <table:table-cell office:value-type="float" office:value="27.4895272823">
                <text:p>27.489527282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3.5238128859">
                <text:p>33.5238128859</text:p>
              </table:table-cell>
              <table:table-cell office:value-type="float" office:value="6.03428547614">
                <text:p>6.03428547614</text:p>
              </table:table-cell>
              <table:table-cell office:value-type="float" office:value="27.4895274098">
                <text:p>27.489527409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3.5238130203">
                <text:p>33.5238130203</text:p>
              </table:table-cell>
              <table:table-cell office:value-type="float" office:value="6.03428548137">
                <text:p>6.03428548137</text:p>
              </table:table-cell>
              <table:table-cell office:value-type="float" office:value="27.489527539">
                <text:p>27.48952753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3.5238131528">
                <text:p>33.5238131528</text:p>
              </table:table-cell>
              <table:table-cell office:value-type="float" office:value="6.03428548622">
                <text:p>6.03428548622</text:p>
              </table:table-cell>
              <table:table-cell office:value-type="float" office:value="27.4895276666">
                <text:p>27.489527666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3.5238132897">
                <text:p>33.5238132897</text:p>
              </table:table-cell>
              <table:table-cell office:value-type="float" office:value="6.03428549295">
                <text:p>6.03428549295</text:p>
              </table:table-cell>
              <table:table-cell office:value-type="float" office:value="27.4895277967">
                <text:p>27.489527796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3.5238134262">
                <text:p>33.5238134262</text:p>
              </table:table-cell>
              <table:table-cell office:value-type="float" office:value="6.03428550081">
                <text:p>6.03428550081</text:p>
              </table:table-cell>
              <table:table-cell office:value-type="float" office:value="27.4895279254">
                <text:p>27.48952792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3.5238135633">
                <text:p>33.5238135633</text:p>
              </table:table-cell>
              <table:table-cell office:value-type="float" office:value="6.03428550806">
                <text:p>6.03428550806</text:p>
              </table:table-cell>
              <table:table-cell office:value-type="float" office:value="27.4895280553">
                <text:p>27.489528055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3.523813698">
                <text:p>33.523813698</text:p>
              </table:table-cell>
              <table:table-cell office:value-type="float" office:value="6.03428551622">
                <text:p>6.03428551622</text:p>
              </table:table-cell>
              <table:table-cell office:value-type="float" office:value="27.4895281818">
                <text:p>27.489528181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3.5238138374">
                <text:p>33.5238138374</text:p>
              </table:table-cell>
              <table:table-cell office:value-type="float" office:value="6.03428552593">
                <text:p>6.03428552593</text:p>
              </table:table-cell>
              <table:table-cell office:value-type="float" office:value="27.4895283114">
                <text:p>27.489528311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3.5238139735">
                <text:p>33.5238139735</text:p>
              </table:table-cell>
              <table:table-cell office:value-type="float" office:value="6.03428553591">
                <text:p>6.03428553591</text:p>
              </table:table-cell>
              <table:table-cell office:value-type="float" office:value="27.4895284376">
                <text:p>27.489528437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3.5238141128">
                <text:p>33.5238141128</text:p>
              </table:table-cell>
              <table:table-cell office:value-type="float" office:value="6.03428554662">
                <text:p>6.03428554662</text:p>
              </table:table-cell>
              <table:table-cell office:value-type="float" office:value="27.4895285662">
                <text:p>27.489528566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3.5238142544">
                <text:p>33.5238142544</text:p>
              </table:table-cell>
              <table:table-cell office:value-type="float" office:value="6.03428555873">
                <text:p>6.03428555873</text:p>
              </table:table-cell>
              <table:table-cell office:value-type="float" office:value="27.4895286957">
                <text:p>27.48952869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3.5238143908">
                <text:p>33.5238143908</text:p>
              </table:table-cell>
              <table:table-cell office:value-type="float" office:value="6.0342855715">
                <text:p>6.0342855715</text:p>
              </table:table-cell>
              <table:table-cell office:value-type="float" office:value="27.4895288193">
                <text:p>27.48952881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8.9979053591">
                <text:p>38.9979053591</text:p>
              </table:table-cell>
              <table:table-cell office:value-type="float" office:value="8.77133167817">
                <text:p>8.77133167817</text:p>
              </table:table-cell>
              <table:table-cell office:value-type="float" office:value="30.2265736809">
                <text:p>30.226573680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38.9979046506">
                <text:p>38.9979046506</text:p>
              </table:table-cell>
              <table:table-cell office:value-type="float" office:value="8.77133157517">
                <text:p>8.77133157517</text:p>
              </table:table-cell>
              <table:table-cell office:value-type="float" office:value="30.2265730754">
                <text:p>30.226573075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8.9979041551">
                <text:p>38.9979041551</text:p>
              </table:table-cell>
              <table:table-cell office:value-type="float" office:value="8.77133150244">
                <text:p>8.77133150244</text:p>
              </table:table-cell>
              <table:table-cell office:value-type="float" office:value="30.2265726527">
                <text:p>30.226572652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38.9979037683">
                <text:p>38.9979037683</text:p>
              </table:table-cell>
              <table:table-cell office:value-type="float" office:value="8.77133144676">
                <text:p>8.77133144676</text:p>
              </table:table-cell>
              <table:table-cell office:value-type="float" office:value="30.2265723215">
                <text:p>30.22657232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8.9979034508">
                <text:p>38.9979034508</text:p>
              </table:table-cell>
              <table:table-cell office:value-type="float" office:value="8.7713314013">
                <text:p>8.7713314013</text:p>
              </table:table-cell>
              <table:table-cell office:value-type="float" office:value="30.2265720495">
                <text:p>30.226572049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8.9979031788">
                <text:p>38.9979031788</text:p>
              </table:table-cell>
              <table:table-cell office:value-type="float" office:value="8.77133136225">
                <text:p>8.77133136225</text:p>
              </table:table-cell>
              <table:table-cell office:value-type="float" office:value="30.2265718165">
                <text:p>30.226571816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8.9979029475">
                <text:p>38.9979029475</text:p>
              </table:table-cell>
              <table:table-cell office:value-type="float" office:value="8.77133132842">
                <text:p>8.77133132842</text:p>
              </table:table-cell>
              <table:table-cell office:value-type="float" office:value="30.2265716191">
                <text:p>30.226571619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8.9979027438">
                <text:p>38.9979027438</text:p>
              </table:table-cell>
              <table:table-cell office:value-type="float" office:value="8.77133130043">
                <text:p>8.77133130043</text:p>
              </table:table-cell>
              <table:table-cell office:value-type="float" office:value="30.2265714433">
                <text:p>30.226571443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8.9979025564">
                <text:p>38.9979025564</text:p>
              </table:table-cell>
              <table:table-cell office:value-type="float" office:value="8.77133127464">
                <text:p>8.77133127464</text:p>
              </table:table-cell>
              <table:table-cell office:value-type="float" office:value="30.2265712818">
                <text:p>30.226571281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8.9979023889">
                <text:p>38.9979023889</text:p>
              </table:table-cell>
              <table:table-cell office:value-type="float" office:value="8.77133125296">
                <text:p>8.77133125296</text:p>
              </table:table-cell>
              <table:table-cell office:value-type="float" office:value="30.2265711359">
                <text:p>30.226571135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38.997902238">
                <text:p>38.997902238</text:p>
              </table:table-cell>
              <table:table-cell office:value-type="float" office:value="8.77133123309">
                <text:p>8.77133123309</text:p>
              </table:table-cell>
              <table:table-cell office:value-type="float" office:value="30.2265710049">
                <text:p>30.226571004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8.9979020969">
                <text:p>38.9979020969</text:p>
              </table:table-cell>
              <table:table-cell office:value-type="float" office:value="8.7713312153">
                <text:p>8.7713312153</text:p>
              </table:table-cell>
              <table:table-cell office:value-type="float" office:value="30.2265708816">
                <text:p>30.226570881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8.9979019705">
                <text:p>38.9979019705</text:p>
              </table:table-cell>
              <table:table-cell office:value-type="float" office:value="8.77133119937">
                <text:p>8.77133119937</text:p>
              </table:table-cell>
              <table:table-cell office:value-type="float" office:value="30.2265707711">
                <text:p>30.226570771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8.9979018486">
                <text:p>38.9979018486</text:p>
              </table:table-cell>
              <table:table-cell office:value-type="float" office:value="8.77133118619">
                <text:p>8.77133118619</text:p>
              </table:table-cell>
              <table:table-cell office:value-type="float" office:value="30.2265706624">
                <text:p>30.22657066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8.997901741">
                <text:p>38.997901741</text:p>
              </table:table-cell>
              <table:table-cell office:value-type="float" office:value="8.77133117341">
                <text:p>8.77133117341</text:p>
              </table:table-cell>
              <table:table-cell office:value-type="float" office:value="30.2265705676">
                <text:p>30.226570567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38.9979016346">
                <text:p>38.9979016346</text:p>
              </table:table-cell>
              <table:table-cell office:value-type="float" office:value="8.77133116448">
                <text:p>8.77133116448</text:p>
              </table:table-cell>
              <table:table-cell office:value-type="float" office:value="30.2265704702">
                <text:p>30.226570470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38.9979015417">
                <text:p>38.9979015417</text:p>
              </table:table-cell>
              <table:table-cell office:value-type="float" office:value="8.77133115429">
                <text:p>8.77133115429</text:p>
              </table:table-cell>
              <table:table-cell office:value-type="float" office:value="30.2265703874">
                <text:p>30.226570387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8.9979014503">
                <text:p>38.9979014503</text:p>
              </table:table-cell>
              <table:table-cell office:value-type="float" office:value="8.77133114603">
                <text:p>8.77133114603</text:p>
              </table:table-cell>
              <table:table-cell office:value-type="float" office:value="30.2265703042">
                <text:p>30.226570304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8.9979013639">
                <text:p>38.9979013639</text:p>
              </table:table-cell>
              <table:table-cell office:value-type="float" office:value="8.77133113936">
                <text:p>8.77133113936</text:p>
              </table:table-cell>
              <table:table-cell office:value-type="float" office:value="30.2265702245">
                <text:p>30.226570224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38.9979012843">
                <text:p>38.9979012843</text:p>
              </table:table-cell>
              <table:table-cell office:value-type="float" office:value="8.77133113417">
                <text:p>8.77133113417</text:p>
              </table:table-cell>
              <table:table-cell office:value-type="float" office:value="30.2265701501">
                <text:p>30.226570150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8.9979012088">
                <text:p>38.9979012088</text:p>
              </table:table-cell>
              <table:table-cell office:value-type="float" office:value="8.77133112951">
                <text:p>8.77133112951</text:p>
              </table:table-cell>
              <table:table-cell office:value-type="float" office:value="30.2265700793">
                <text:p>30.226570079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8.9979011374">
                <text:p>38.9979011374</text:p>
              </table:table-cell>
              <table:table-cell office:value-type="float" office:value="8.77133112515">
                <text:p>8.77133112515</text:p>
              </table:table-cell>
              <table:table-cell office:value-type="float" office:value="30.2265700122">
                <text:p>30.22657001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8.9979010669">
                <text:p>38.9979010669</text:p>
              </table:table-cell>
              <table:table-cell office:value-type="float" office:value="8.77133112331">
                <text:p>8.77133112331</text:p>
              </table:table-cell>
              <table:table-cell office:value-type="float" office:value="30.2265699436">
                <text:p>30.226569943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8.9979010085">
                <text:p>38.9979010085</text:p>
              </table:table-cell>
              <table:table-cell office:value-type="float" office:value="8.77133112096">
                <text:p>8.77133112096</text:p>
              </table:table-cell>
              <table:table-cell office:value-type="float" office:value="30.2265698875">
                <text:p>30.2265698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.4103958849">
                <text:p>47.4103958849</text:p>
              </table:table-cell>
              <table:table-cell office:value-type="float" office:value="12.9775785887">
                <text:p>12.9775785887</text:p>
              </table:table-cell>
              <table:table-cell office:value-type="float" office:value="34.4328172961">
                <text:p>34.4328172961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47.4103953717">
                <text:p>47.4103953717</text:p>
              </table:table-cell>
              <table:table-cell office:value-type="float" office:value="12.9775784225">
                <text:p>12.9775784225</text:p>
              </table:table-cell>
              <table:table-cell office:value-type="float" office:value="34.4328169492">
                <text:p>34.432816949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7.4103951203">
                <text:p>47.4103951203</text:p>
              </table:table-cell>
              <table:table-cell office:value-type="float" office:value="12.9775783418">
                <text:p>12.9775783418</text:p>
              </table:table-cell>
              <table:table-cell office:value-type="float" office:value="34.4328167786">
                <text:p>34.432816778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47.4103949171">
                <text:p>47.4103949171</text:p>
              </table:table-cell>
              <table:table-cell office:value-type="float" office:value="12.9775782822">
                <text:p>12.9775782822</text:p>
              </table:table-cell>
              <table:table-cell office:value-type="float" office:value="34.4328166349">
                <text:p>34.432816634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47.410394744">
                <text:p>47.410394744</text:p>
              </table:table-cell>
              <table:table-cell office:value-type="float" office:value="12.9775782286">
                <text:p>12.9775782286</text:p>
              </table:table-cell>
              <table:table-cell office:value-type="float" office:value="34.4328165154">
                <text:p>34.432816515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7.4103945879">
                <text:p>47.4103945879</text:p>
              </table:table-cell>
              <table:table-cell office:value-type="float" office:value="12.9775781815">
                <text:p>12.9775781815</text:p>
              </table:table-cell>
              <table:table-cell office:value-type="float" office:value="34.4328164064">
                <text:p>34.4328164064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47.4103944395">
                <text:p>47.4103944395</text:p>
              </table:table-cell>
              <table:table-cell office:value-type="float" office:value="12.9775781406">
                <text:p>12.9775781406</text:p>
              </table:table-cell>
              <table:table-cell office:value-type="float" office:value="34.4328162988">
                <text:p>34.432816298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47.4103943095">
                <text:p>47.4103943095</text:p>
              </table:table-cell>
              <table:table-cell office:value-type="float" office:value="12.9775781012">
                <text:p>12.9775781012</text:p>
              </table:table-cell>
              <table:table-cell office:value-type="float" office:value="34.4328162083">
                <text:p>34.4328162083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7.4103941806">
                <text:p>47.4103941806</text:p>
              </table:table-cell>
              <table:table-cell office:value-type="float" office:value="12.9775780636">
                <text:p>12.9775780636</text:p>
              </table:table-cell>
              <table:table-cell office:value-type="float" office:value="34.432816117">
                <text:p>34.43281611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7.4103940627">
                <text:p>47.4103940627</text:p>
              </table:table-cell>
              <table:table-cell office:value-type="float" office:value="12.9775780282">
                <text:p>12.9775780282</text:p>
              </table:table-cell>
              <table:table-cell office:value-type="float" office:value="34.4328160345">
                <text:p>34.432816034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7.4103939516">
                <text:p>47.4103939516</text:p>
              </table:table-cell>
              <table:table-cell office:value-type="float" office:value="12.9775779978">
                <text:p>12.9775779978</text:p>
              </table:table-cell>
              <table:table-cell office:value-type="float" office:value="34.4328159538">
                <text:p>34.432815953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7.4103938443">
                <text:p>47.4103938443</text:p>
              </table:table-cell>
              <table:table-cell office:value-type="float" office:value="12.9775779653">
                <text:p>12.9775779653</text:p>
              </table:table-cell>
              <table:table-cell office:value-type="float" office:value="34.4328158791">
                <text:p>34.432815879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7.4103937444">
                <text:p>47.4103937444</text:p>
              </table:table-cell>
              <table:table-cell office:value-type="float" office:value="12.9775779358">
                <text:p>12.9775779358</text:p>
              </table:table-cell>
              <table:table-cell office:value-type="float" office:value="34.4328158086">
                <text:p>34.432815808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7.410393637">
                <text:p>47.410393637</text:p>
              </table:table-cell>
              <table:table-cell office:value-type="float" office:value="12.9775779083">
                <text:p>12.9775779083</text:p>
              </table:table-cell>
              <table:table-cell office:value-type="float" office:value="34.4328157287">
                <text:p>34.432815728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7.410393541">
                <text:p>47.410393541</text:p>
              </table:table-cell>
              <table:table-cell office:value-type="float" office:value="12.9775778815">
                <text:p>12.9775778815</text:p>
              </table:table-cell>
              <table:table-cell office:value-type="float" office:value="34.4328156595">
                <text:p>34.432815659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47.4103934546">
                <text:p>47.4103934546</text:p>
              </table:table-cell>
              <table:table-cell office:value-type="float" office:value="12.9775778577">
                <text:p>12.9775778577</text:p>
              </table:table-cell>
              <table:table-cell office:value-type="float" office:value="34.432815597">
                <text:p>34.43281559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47.4103933643">
                <text:p>47.4103933643</text:p>
              </table:table-cell>
              <table:table-cell office:value-type="float" office:value="12.9775778327">
                <text:p>12.9775778327</text:p>
              </table:table-cell>
              <table:table-cell office:value-type="float" office:value="34.4328155316">
                <text:p>34.432815531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7.4103932868">
                <text:p>47.4103932868</text:p>
              </table:table-cell>
              <table:table-cell office:value-type="float" office:value="12.977577811">
                <text:p>12.977577811</text:p>
              </table:table-cell>
              <table:table-cell office:value-type="float" office:value="34.4328154758">
                <text:p>34.432815475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47.410393203">
                <text:p>47.410393203</text:p>
              </table:table-cell>
              <table:table-cell office:value-type="float" office:value="12.9775777889">
                <text:p>12.9775777889</text:p>
              </table:table-cell>
              <table:table-cell office:value-type="float" office:value="34.4328154141">
                <text:p>34.432815414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7.4103931263">
                <text:p>47.4103931263</text:p>
              </table:table-cell>
              <table:table-cell office:value-type="float" office:value="12.9775777706">
                <text:p>12.9775777706</text:p>
              </table:table-cell>
              <table:table-cell office:value-type="float" office:value="34.4328153557">
                <text:p>34.432815355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7.4103930553">
                <text:p>47.4103930553</text:p>
              </table:table-cell>
              <table:table-cell office:value-type="float" office:value="12.9775777516">
                <text:p>12.9775777516</text:p>
              </table:table-cell>
              <table:table-cell office:value-type="float" office:value="34.4328153037">
                <text:p>34.4328153037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47.41039298">
                <text:p>47.41039298</text:p>
              </table:table-cell>
              <table:table-cell office:value-type="float" office:value="12.9775777324">
                <text:p>12.9775777324</text:p>
              </table:table-cell>
              <table:table-cell office:value-type="float" office:value="34.4328152476">
                <text:p>34.4328152476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47.4103929098">
                <text:p>47.4103929098</text:p>
              </table:table-cell>
              <table:table-cell office:value-type="float" office:value="12.9775777166">
                <text:p>12.9775777166</text:p>
              </table:table-cell>
              <table:table-cell office:value-type="float" office:value="34.4328151932">
                <text:p>34.432815193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7.4103928401">
                <text:p>47.4103928401</text:p>
              </table:table-cell>
              <table:table-cell office:value-type="float" office:value="12.9775776993">
                <text:p>12.9775776993</text:p>
              </table:table-cell>
              <table:table-cell office:value-type="float" office:value="34.4328151408">
                <text:p>34.432815140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7.4103927802">
                <text:p>47.4103927802</text:p>
              </table:table-cell>
              <table:table-cell office:value-type="float" office:value="12.9775776857">
                <text:p>12.9775776857</text:p>
              </table:table-cell>
              <table:table-cell office:value-type="float" office:value="34.4328150945">
                <text:p>34.432815094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7.4103927218">
                <text:p>47.4103927218</text:p>
              </table:table-cell>
              <table:table-cell office:value-type="float" office:value="12.9775776728">
                <text:p>12.9775776728</text:p>
              </table:table-cell>
              <table:table-cell office:value-type="float" office:value="34.432815049">
                <text:p>34.43281504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58.7475254238">
                <text:p>58.7475254238</text:p>
              </table:table-cell>
              <table:table-cell office:value-type="float" office:value="18.6461441015">
                <text:p>18.6461441015</text:p>
              </table:table-cell>
              <table:table-cell office:value-type="float" office:value="40.1013813223">
                <text:p>40.1013813223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58.7475251898">
                <text:p>58.7475251898</text:p>
              </table:table-cell>
              <table:table-cell office:value-type="float" office:value="18.6461440269">
                <text:p>18.6461440269</text:p>
              </table:table-cell>
              <table:table-cell office:value-type="float" office:value="40.101381163">
                <text:p>40.10138116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58.7475249966">
                <text:p>58.7475249966</text:p>
              </table:table-cell>
              <table:table-cell office:value-type="float" office:value="18.6461439597">
                <text:p>18.6461439597</text:p>
              </table:table-cell>
              <table:table-cell office:value-type="float" office:value="40.1013810369">
                <text:p>40.101381036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58.7475248308">
                <text:p>58.7475248308</text:p>
              </table:table-cell>
              <table:table-cell office:value-type="float" office:value="18.6461439035">
                <text:p>18.6461439035</text:p>
              </table:table-cell>
              <table:table-cell office:value-type="float" office:value="40.1013809274">
                <text:p>40.101380927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8.7475246728">
                <text:p>58.7475246728</text:p>
              </table:table-cell>
              <table:table-cell office:value-type="float" office:value="18.6461438517">
                <text:p>18.6461438517</text:p>
              </table:table-cell>
              <table:table-cell office:value-type="float" office:value="40.101380821">
                <text:p>40.101380821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58.7475245308">
                <text:p>58.7475245308</text:p>
              </table:table-cell>
              <table:table-cell office:value-type="float" office:value="18.6461438036">
                <text:p>18.6461438036</text:p>
              </table:table-cell>
              <table:table-cell office:value-type="float" office:value="40.1013807272">
                <text:p>40.101380727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58.7475243883">
                <text:p>58.7475243883</text:p>
              </table:table-cell>
              <table:table-cell office:value-type="float" office:value="18.6461437602">
                <text:p>18.6461437602</text:p>
              </table:table-cell>
              <table:table-cell office:value-type="float" office:value="40.101380628">
                <text:p>40.101380628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58.747524254">
                <text:p>58.747524254</text:p>
              </table:table-cell>
              <table:table-cell office:value-type="float" office:value="18.6461437158">
                <text:p>18.6461437158</text:p>
              </table:table-cell>
              <table:table-cell office:value-type="float" office:value="40.1013805382">
                <text:p>40.101380538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58.747524131">
                <text:p>58.747524131</text:p>
              </table:table-cell>
              <table:table-cell office:value-type="float" office:value="18.6461436765">
                <text:p>18.6461436765</text:p>
              </table:table-cell>
              <table:table-cell office:value-type="float" office:value="40.1013804545">
                <text:p>40.101380454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58.7475240121">
                <text:p>58.7475240121</text:p>
              </table:table-cell>
              <table:table-cell office:value-type="float" office:value="18.6461436372">
                <text:p>18.6461436372</text:p>
              </table:table-cell>
              <table:table-cell office:value-type="float" office:value="40.1013803749">
                <text:p>40.101380374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58.7475239012">
                <text:p>58.7475239012</text:p>
              </table:table-cell>
              <table:table-cell office:value-type="float" office:value="18.6461436005">
                <text:p>18.6461436005</text:p>
              </table:table-cell>
              <table:table-cell office:value-type="float" office:value="40.1013803007">
                <text:p>40.101380300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58.747523786">
                <text:p>58.747523786</text:p>
              </table:table-cell>
              <table:table-cell office:value-type="float" office:value="18.6461435644">
                <text:p>18.6461435644</text:p>
              </table:table-cell>
              <table:table-cell office:value-type="float" office:value="40.1013802216">
                <text:p>40.101380221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58.7475236794">
                <text:p>58.7475236794</text:p>
              </table:table-cell>
              <table:table-cell office:value-type="float" office:value="18.6461435264">
                <text:p>18.6461435264</text:p>
              </table:table-cell>
              <table:table-cell office:value-type="float" office:value="40.101380153">
                <text:p>40.10138015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58.7475235771">
                <text:p>58.7475235771</text:p>
              </table:table-cell>
              <table:table-cell office:value-type="float" office:value="18.6461434951">
                <text:p>18.6461434951</text:p>
              </table:table-cell>
              <table:table-cell office:value-type="float" office:value="40.101380082">
                <text:p>40.10138008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8.7475234707">
                <text:p>58.7475234707</text:p>
              </table:table-cell>
              <table:table-cell office:value-type="float" office:value="18.6461434607">
                <text:p>18.6461434607</text:p>
              </table:table-cell>
              <table:table-cell office:value-type="float" office:value="40.10138001">
                <text:p>40.1013800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58.7475233731">
                <text:p>58.7475233731</text:p>
              </table:table-cell>
              <table:table-cell office:value-type="float" office:value="18.6461434289">
                <text:p>18.6461434289</text:p>
              </table:table-cell>
              <table:table-cell office:value-type="float" office:value="40.1013799442">
                <text:p>40.101379944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58.7475232774">
                <text:p>58.7475232774</text:p>
              </table:table-cell>
              <table:table-cell office:value-type="float" office:value="18.6461434007">
                <text:p>18.6461434007</text:p>
              </table:table-cell>
              <table:table-cell office:value-type="float" office:value="40.1013798766">
                <text:p>40.1013798766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58.7475231863">
                <text:p>58.7475231863</text:p>
              </table:table-cell>
              <table:table-cell office:value-type="float" office:value="18.6461433724">
                <text:p>18.6461433724</text:p>
              </table:table-cell>
              <table:table-cell office:value-type="float" office:value="40.1013798139">
                <text:p>40.1013798139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58.747523095">
                <text:p>58.747523095</text:p>
              </table:table-cell>
              <table:table-cell office:value-type="float" office:value="18.6461433426">
                <text:p>18.6461433426</text:p>
              </table:table-cell>
              <table:table-cell office:value-type="float" office:value="40.1013797525">
                <text:p>40.101379752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58.7475230023">
                <text:p>58.7475230023</text:p>
              </table:table-cell>
              <table:table-cell office:value-type="float" office:value="18.6461433143">
                <text:p>18.6461433143</text:p>
              </table:table-cell>
              <table:table-cell office:value-type="float" office:value="40.101379688">
                <text:p>40.101379688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58.7475229139">
                <text:p>58.7475229139</text:p>
              </table:table-cell>
              <table:table-cell office:value-type="float" office:value="18.6461432865">
                <text:p>18.6461432865</text:p>
              </table:table-cell>
              <table:table-cell office:value-type="float" office:value="40.1013796274">
                <text:p>40.101379627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58.7475228359">
                <text:p>58.7475228359</text:p>
              </table:table-cell>
              <table:table-cell office:value-type="float" office:value="18.6461432636">
                <text:p>18.6461432636</text:p>
              </table:table-cell>
              <table:table-cell office:value-type="float" office:value="40.1013795723">
                <text:p>40.101379572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58.7475227516">
                <text:p>58.7475227516</text:p>
              </table:table-cell>
              <table:table-cell office:value-type="float" office:value="18.6461432383">
                <text:p>18.6461432383</text:p>
              </table:table-cell>
              <table:table-cell office:value-type="float" office:value="40.1013795134">
                <text:p>40.101379513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58.747522672">
                <text:p>58.747522672</text:p>
              </table:table-cell>
              <table:table-cell office:value-type="float" office:value="18.6461432132">
                <text:p>18.6461432132</text:p>
              </table:table-cell>
              <table:table-cell office:value-type="float" office:value="40.1013794588">
                <text:p>40.101379458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6.8922279184">
                <text:p>76.8922279184</text:p>
              </table:table-cell>
              <table:table-cell office:value-type="float" office:value="27.7184958518">
                <text:p>27.7184958518</text:p>
              </table:table-cell>
              <table:table-cell office:value-type="float" office:value="49.1737320666">
                <text:p>49.1737320666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76.892227364">
                <text:p>76.892227364</text:p>
              </table:table-cell>
              <table:table-cell office:value-type="float" office:value="27.7184956007">
                <text:p>27.7184956007</text:p>
              </table:table-cell>
              <table:table-cell office:value-type="float" office:value="49.1737317633">
                <text:p>49.173731763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76.8922271491">
                <text:p>76.8922271491</text:p>
              </table:table-cell>
              <table:table-cell office:value-type="float" office:value="27.7184954905">
                <text:p>27.7184954905</text:p>
              </table:table-cell>
              <table:table-cell office:value-type="float" office:value="49.1737316586">
                <text:p>49.1737316586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76.8922270149">
                <text:p>76.8922270149</text:p>
              </table:table-cell>
              <table:table-cell office:value-type="float" office:value="27.7184954092">
                <text:p>27.7184954092</text:p>
              </table:table-cell>
              <table:table-cell office:value-type="float" office:value="49.1737316058">
                <text:p>49.173731605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76.8922269011">
                <text:p>76.8922269011</text:p>
              </table:table-cell>
              <table:table-cell office:value-type="float" office:value="27.7184953383">
                <text:p>27.7184953383</text:p>
              </table:table-cell>
              <table:table-cell office:value-type="float" office:value="49.1737315628">
                <text:p>49.1737315628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76.8922268028">
                <text:p>76.8922268028</text:p>
              </table:table-cell>
              <table:table-cell office:value-type="float" office:value="27.7184952765">
                <text:p>27.7184952765</text:p>
              </table:table-cell>
              <table:table-cell office:value-type="float" office:value="49.1737315263">
                <text:p>49.173731526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76.8922267407">
                <text:p>76.8922267407</text:p>
              </table:table-cell>
              <table:table-cell office:value-type="float" office:value="27.7184952272">
                <text:p>27.7184952272</text:p>
              </table:table-cell>
              <table:table-cell office:value-type="float" office:value="49.1737315135">
                <text:p>49.1737315135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76.8922266674">
                <text:p>76.8922266674</text:p>
              </table:table-cell>
              <table:table-cell office:value-type="float" office:value="27.7184951742">
                <text:p>27.7184951742</text:p>
              </table:table-cell>
              <table:table-cell office:value-type="float" office:value="49.1737314931">
                <text:p>49.1737314931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76.8922266187">
                <text:p>76.8922266187</text:p>
              </table:table-cell>
              <table:table-cell office:value-type="float" office:value="27.7184951259">
                <text:p>27.7184951259</text:p>
              </table:table-cell>
              <table:table-cell office:value-type="float" office:value="49.1737314927">
                <text:p>49.1737314927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76.892226582">
                <text:p>76.892226582</text:p>
              </table:table-cell>
              <table:table-cell office:value-type="float" office:value="27.7184950882">
                <text:p>27.7184950882</text:p>
              </table:table-cell>
              <table:table-cell office:value-type="float" office:value="49.1737314939">
                <text:p>49.173731493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76.8922265394">
                <text:p>76.8922265394</text:p>
              </table:table-cell>
              <table:table-cell office:value-type="float" office:value="27.7184950461">
                <text:p>27.7184950461</text:p>
              </table:table-cell>
              <table:table-cell office:value-type="float" office:value="49.1737314932">
                <text:p>49.1737314932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76.892226511">
                <text:p>76.892226511</text:p>
              </table:table-cell>
              <table:table-cell office:value-type="float" office:value="27.7184950098">
                <text:p>27.7184950098</text:p>
              </table:table-cell>
              <table:table-cell office:value-type="float" office:value="49.1737315012">
                <text:p>49.173731501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76.8922264772">
                <text:p>76.8922264772</text:p>
              </table:table-cell>
              <table:table-cell office:value-type="float" office:value="27.7184949738">
                <text:p>27.7184949738</text:p>
              </table:table-cell>
              <table:table-cell office:value-type="float" office:value="49.1737315034">
                <text:p>49.173731503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76.8922264654">
                <text:p>76.8922264654</text:p>
              </table:table-cell>
              <table:table-cell office:value-type="float" office:value="27.7184949347">
                <text:p>27.7184949347</text:p>
              </table:table-cell>
              <table:table-cell office:value-type="float" office:value="49.1737315307">
                <text:p>49.173731530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76.8922264508">
                <text:p>76.8922264508</text:p>
              </table:table-cell>
              <table:table-cell office:value-type="float" office:value="27.7184949027">
                <text:p>27.7184949027</text:p>
              </table:table-cell>
              <table:table-cell office:value-type="float" office:value="49.1737315481">
                <text:p>49.173731548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76.8922264364">
                <text:p>76.8922264364</text:p>
              </table:table-cell>
              <table:table-cell office:value-type="float" office:value="27.7184948716">
                <text:p>27.7184948716</text:p>
              </table:table-cell>
              <table:table-cell office:value-type="float" office:value="49.1737315648">
                <text:p>49.1737315648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76.8922264259">
                <text:p>76.8922264259</text:p>
              </table:table-cell>
              <table:table-cell office:value-type="float" office:value="27.7184948368">
                <text:p>27.7184948368</text:p>
              </table:table-cell>
              <table:table-cell office:value-type="float" office:value="49.1737315891">
                <text:p>49.173731589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76.8922264277">
                <text:p>76.8922264277</text:p>
              </table:table-cell>
              <table:table-cell office:value-type="float" office:value="27.7184948111">
                <text:p>27.7184948111</text:p>
              </table:table-cell>
              <table:table-cell office:value-type="float" office:value="49.1737316166">
                <text:p>49.1737316166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76.8922264221">
                <text:p>76.8922264221</text:p>
              </table:table-cell>
              <table:table-cell office:value-type="float" office:value="27.7184947803">
                <text:p>27.7184947803</text:p>
              </table:table-cell>
              <table:table-cell office:value-type="float" office:value="49.1737316418">
                <text:p>49.173731641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76.8922264322">
                <text:p>76.8922264322</text:p>
              </table:table-cell>
              <table:table-cell office:value-type="float" office:value="27.7184947552">
                <text:p>27.7184947552</text:p>
              </table:table-cell>
              <table:table-cell office:value-type="float" office:value="49.173731677">
                <text:p>49.17373167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76.892226431">
                <text:p>76.892226431</text:p>
              </table:table-cell>
              <table:table-cell office:value-type="float" office:value="27.718494727">
                <text:p>27.718494727</text:p>
              </table:table-cell>
              <table:table-cell office:value-type="float" office:value="49.173731704">
                <text:p>49.17373170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76.8922264425">
                <text:p>76.8922264425</text:p>
              </table:table-cell>
              <table:table-cell office:value-type="float" office:value="27.7184947078">
                <text:p>27.7184947078</text:p>
              </table:table-cell>
              <table:table-cell office:value-type="float" office:value="49.1737317346">
                <text:p>49.173731734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76.8922264542">
                <text:p>76.8922264542</text:p>
              </table:table-cell>
              <table:table-cell office:value-type="float" office:value="27.7184946839">
                <text:p>27.7184946839</text:p>
              </table:table-cell>
              <table:table-cell office:value-type="float" office:value="49.1737317703">
                <text:p>49.173731770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76.8922264702">
                <text:p>76.8922264702</text:p>
              </table:table-cell>
              <table:table-cell office:value-type="float" office:value="27.7184946623">
                <text:p>27.7184946623</text:p>
              </table:table-cell>
              <table:table-cell office:value-type="float" office:value="49.1737318079">
                <text:p>49.1737318079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76.8922264791">
                <text:p>76.8922264791</text:p>
              </table:table-cell>
              <table:table-cell office:value-type="float" office:value="27.7184946413">
                <text:p>27.7184946413</text:p>
              </table:table-cell>
              <table:table-cell office:value-type="float" office:value="49.1737318379">
                <text:p>49.173731837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76.8922265075">
                <text:p>76.8922265075</text:p>
              </table:table-cell>
              <table:table-cell office:value-type="float" office:value="27.7184946244">
                <text:p>27.7184946244</text:p>
              </table:table-cell>
              <table:table-cell office:value-type="float" office:value="49.1737318831">
                <text:p>49.173731883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06.918340597">
                <text:p>106.918340597</text:p>
              </table:table-cell>
              <table:table-cell office:value-type="float" office:value="42.7315517784">
                <text:p>42.7315517784</text:p>
              </table:table-cell>
              <table:table-cell office:value-type="float" office:value="64.1867888184">
                <text:p>64.186788818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106.91834009">
                <text:p>106.91834009</text:p>
              </table:table-cell>
              <table:table-cell office:value-type="float" office:value="42.7315515667">
                <text:p>42.7315515667</text:p>
              </table:table-cell>
              <table:table-cell office:value-type="float" office:value="64.1867885238">
                <text:p>64.186788523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06.91833974">
                <text:p>106.91833974</text:p>
              </table:table-cell>
              <table:table-cell office:value-type="float" office:value="42.7315514122">
                <text:p>42.7315514122</text:p>
              </table:table-cell>
              <table:table-cell office:value-type="float" office:value="64.1867883274">
                <text:p>64.1867883274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06.918339463">
                <text:p>106.918339463</text:p>
              </table:table-cell>
              <table:table-cell office:value-type="float" office:value="42.7315512909">
                <text:p>42.7315512909</text:p>
              </table:table-cell>
              <table:table-cell office:value-type="float" office:value="64.1867881726">
                <text:p>64.186788172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06.918339219">
                <text:p>106.918339219</text:p>
              </table:table-cell>
              <table:table-cell office:value-type="float" office:value="42.7315511881">
                <text:p>42.7315511881</text:p>
              </table:table-cell>
              <table:table-cell office:value-type="float" office:value="64.1867880312">
                <text:p>64.1867880312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06.918339009">
                <text:p>106.918339009</text:p>
              </table:table-cell>
              <table:table-cell office:value-type="float" office:value="42.7315510972">
                <text:p>42.7315510972</text:p>
              </table:table-cell>
              <table:table-cell office:value-type="float" office:value="64.1867879116">
                <text:p>64.1867879116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06.918338837">
                <text:p>106.918338837</text:p>
              </table:table-cell>
              <table:table-cell office:value-type="float" office:value="42.7315510069">
                <text:p>42.7315510069</text:p>
              </table:table-cell>
              <table:table-cell office:value-type="float" office:value="64.18678783">
                <text:p>64.1867878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06.918338659">
                <text:p>106.918338659</text:p>
              </table:table-cell>
              <table:table-cell office:value-type="float" office:value="42.7315509309">
                <text:p>42.7315509309</text:p>
              </table:table-cell>
              <table:table-cell office:value-type="float" office:value="64.1867877286">
                <text:p>64.1867877286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06.918338504">
                <text:p>106.918338504</text:p>
              </table:table-cell>
              <table:table-cell office:value-type="float" office:value="42.7315508534">
                <text:p>42.7315508534</text:p>
              </table:table-cell>
              <table:table-cell office:value-type="float" office:value="64.1867876503">
                <text:p>64.186787650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06.918338371">
                <text:p>106.918338371</text:p>
              </table:table-cell>
              <table:table-cell office:value-type="float" office:value="42.7315507848">
                <text:p>42.7315507848</text:p>
              </table:table-cell>
              <table:table-cell office:value-type="float" office:value="64.1867875859">
                <text:p>64.186787585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06.918338226">
                <text:p>106.918338226</text:p>
              </table:table-cell>
              <table:table-cell office:value-type="float" office:value="42.7315507099">
                <text:p>42.7315507099</text:p>
              </table:table-cell>
              <table:table-cell office:value-type="float" office:value="64.1867875166">
                <text:p>64.1867875166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06.918338094">
                <text:p>106.918338094</text:p>
              </table:table-cell>
              <table:table-cell office:value-type="float" office:value="42.7315506376">
                <text:p>42.7315506376</text:p>
              </table:table-cell>
              <table:table-cell office:value-type="float" office:value="64.186787456">
                <text:p>64.18678745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06.918337968">
                <text:p>106.918337968</text:p>
              </table:table-cell>
              <table:table-cell office:value-type="float" office:value="42.7315505715">
                <text:p>42.7315505715</text:p>
              </table:table-cell>
              <table:table-cell office:value-type="float" office:value="64.1867873969">
                <text:p>64.1867873969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06.918337835">
                <text:p>106.918337835</text:p>
              </table:table-cell>
              <table:table-cell office:value-type="float" office:value="42.7315504962">
                <text:p>42.7315504962</text:p>
              </table:table-cell>
              <table:table-cell office:value-type="float" office:value="64.1867873392">
                <text:p>64.186787339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06.918337717">
                <text:p>106.918337717</text:p>
              </table:table-cell>
              <table:table-cell office:value-type="float" office:value="42.7315504247">
                <text:p>42.7315504247</text:p>
              </table:table-cell>
              <table:table-cell office:value-type="float" office:value="64.1867872919">
                <text:p>64.186787291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06.918337601">
                <text:p>106.918337601</text:p>
              </table:table-cell>
              <table:table-cell office:value-type="float" office:value="42.7315503551">
                <text:p>42.7315503551</text:p>
              </table:table-cell>
              <table:table-cell office:value-type="float" office:value="64.1867872459">
                <text:p>64.186787245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06.918337491">
                <text:p>106.918337491</text:p>
              </table:table-cell>
              <table:table-cell office:value-type="float" office:value="42.7315502853">
                <text:p>42.7315502853</text:p>
              </table:table-cell>
              <table:table-cell office:value-type="float" office:value="64.1867872057">
                <text:p>64.186787205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06.918337375">
                <text:p>106.918337375</text:p>
              </table:table-cell>
              <table:table-cell office:value-type="float" office:value="42.7315502083">
                <text:p>42.7315502083</text:p>
              </table:table-cell>
              <table:table-cell office:value-type="float" office:value="64.186787167">
                <text:p>64.18678716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06.918337269">
                <text:p>106.918337269</text:p>
              </table:table-cell>
              <table:table-cell office:value-type="float" office:value="42.7315501373">
                <text:p>42.7315501373</text:p>
              </table:table-cell>
              <table:table-cell office:value-type="float" office:value="64.1867871318">
                <text:p>64.186787131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06.91833715">
                <text:p>106.91833715</text:p>
              </table:table-cell>
              <table:table-cell office:value-type="float" office:value="42.7315500631">
                <text:p>42.7315500631</text:p>
              </table:table-cell>
              <table:table-cell office:value-type="float" office:value="64.1867870869">
                <text:p>64.1867870869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06.918337049">
                <text:p>106.918337049</text:p>
              </table:table-cell>
              <table:table-cell office:value-type="float" office:value="42.731549991">
                <text:p>42.731549991</text:p>
              </table:table-cell>
              <table:table-cell office:value-type="float" office:value="64.1867870581">
                <text:p>64.186787058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06.91833695">
                <text:p>106.91833695</text:p>
              </table:table-cell>
              <table:table-cell office:value-type="float" office:value="42.731549916">
                <text:p>42.731549916</text:p>
              </table:table-cell>
              <table:table-cell office:value-type="float" office:value="64.1867870337">
                <text:p>64.1867870337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06.918336846">
                <text:p>106.918336846</text:p>
              </table:table-cell>
              <table:table-cell office:value-type="float" office:value="42.7315498445">
                <text:p>42.7315498445</text:p>
              </table:table-cell>
              <table:table-cell office:value-type="float" office:value="64.1867870014">
                <text:p>64.186787001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06.918336748">
                <text:p>106.918336748</text:p>
              </table:table-cell>
              <table:table-cell office:value-type="float" office:value="42.7315497745">
                <text:p>42.7315497745</text:p>
              </table:table-cell>
              <table:table-cell office:value-type="float" office:value="64.1867869739">
                <text:p>64.1867869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9.377767755">
                <text:p>169.377767755</text:p>
              </table:table-cell>
              <table:table-cell office:value-type="float" office:value="73.9612652528">
                <text:p>73.9612652528</text:p>
              </table:table-cell>
              <table:table-cell office:value-type="float" office:value="95.4165025017">
                <text:p>95.4165025017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69.377765027">
                <text:p>169.377765027</text:p>
              </table:table-cell>
              <table:table-cell office:value-type="float" office:value="73.9612639313">
                <text:p>73.9612639313</text:p>
              </table:table-cell>
              <table:table-cell office:value-type="float" office:value="95.4165010952">
                <text:p>95.4165010952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69.377763961">
                <text:p>169.377763961</text:p>
              </table:table-cell>
              <table:table-cell office:value-type="float" office:value="73.9612634046">
                <text:p>73.9612634046</text:p>
              </table:table-cell>
              <table:table-cell office:value-type="float" office:value="95.4165005564">
                <text:p>95.416500556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69.377763218">
                <text:p>169.377763218</text:p>
              </table:table-cell>
              <table:table-cell office:value-type="float" office:value="73.9612630259">
                <text:p>73.9612630259</text:p>
              </table:table-cell>
              <table:table-cell office:value-type="float" office:value="95.4165001918">
                <text:p>95.416500191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69.377762599">
                <text:p>169.377762599</text:p>
              </table:table-cell>
              <table:table-cell office:value-type="float" office:value="73.9612627174">
                <text:p>73.9612627174</text:p>
              </table:table-cell>
              <table:table-cell office:value-type="float" office:value="95.4164998816">
                <text:p>95.416499881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69.377762122">
                <text:p>169.377762122</text:p>
              </table:table-cell>
              <table:table-cell office:value-type="float" office:value="73.9612624734">
                <text:p>73.9612624734</text:p>
              </table:table-cell>
              <table:table-cell office:value-type="float" office:value="95.4164996481">
                <text:p>95.4164996481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69.377761667">
                <text:p>169.377761667</text:p>
              </table:table-cell>
              <table:table-cell office:value-type="float" office:value="73.9612622479">
                <text:p>73.9612622479</text:p>
              </table:table-cell>
              <table:table-cell office:value-type="float" office:value="95.4164994194">
                <text:p>95.416499419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69.377761267">
                <text:p>169.377761267</text:p>
              </table:table-cell>
              <table:table-cell office:value-type="float" office:value="73.9612620395">
                <text:p>73.9612620395</text:p>
              </table:table-cell>
              <table:table-cell office:value-type="float" office:value="95.4164992278">
                <text:p>95.4164992278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69.377760921">
                <text:p>169.377760921</text:p>
              </table:table-cell>
              <table:table-cell office:value-type="float" office:value="73.9612618685">
                <text:p>73.9612618685</text:p>
              </table:table-cell>
              <table:table-cell office:value-type="float" office:value="95.4164990528">
                <text:p>95.416499052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69.377760592">
                <text:p>169.377760592</text:p>
              </table:table-cell>
              <table:table-cell office:value-type="float" office:value="73.961261687">
                <text:p>73.961261687</text:p>
              </table:table-cell>
              <table:table-cell office:value-type="float" office:value="95.4164989052">
                <text:p>95.416498905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69.377760297">
                <text:p>169.377760297</text:p>
              </table:table-cell>
              <table:table-cell office:value-type="float" office:value="73.9612615423">
                <text:p>73.9612615423</text:p>
              </table:table-cell>
              <table:table-cell office:value-type="float" office:value="95.416498755">
                <text:p>95.416498755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69.37776">
                <text:p>169.37776</text:p>
              </table:table-cell>
              <table:table-cell office:value-type="float" office:value="73.9612613995">
                <text:p>73.9612613995</text:p>
              </table:table-cell>
              <table:table-cell office:value-type="float" office:value="95.4164986001">
                <text:p>95.416498600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69.377759764">
                <text:p>169.377759764</text:p>
              </table:table-cell>
              <table:table-cell office:value-type="float" office:value="73.9612612683">
                <text:p>73.9612612683</text:p>
              </table:table-cell>
              <table:table-cell office:value-type="float" office:value="95.4164984954">
                <text:p>95.416498495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69.377759502">
                <text:p>169.377759502</text:p>
              </table:table-cell>
              <table:table-cell office:value-type="float" office:value="73.9612611322">
                <text:p>73.9612611322</text:p>
              </table:table-cell>
              <table:table-cell office:value-type="float" office:value="95.4164983694">
                <text:p>95.416498369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69.377759286">
                <text:p>169.377759286</text:p>
              </table:table-cell>
              <table:table-cell office:value-type="float" office:value="73.9612610184">
                <text:p>73.9612610184</text:p>
              </table:table-cell>
              <table:table-cell office:value-type="float" office:value="95.4164982672">
                <text:p>95.416498267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69.377759078">
                <text:p>169.377759078</text:p>
              </table:table-cell>
              <table:table-cell office:value-type="float" office:value="73.9612609079">
                <text:p>73.9612609079</text:p>
              </table:table-cell>
              <table:table-cell office:value-type="float" office:value="95.4164981705">
                <text:p>95.416498170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69.377758871">
                <text:p>169.377758871</text:p>
              </table:table-cell>
              <table:table-cell office:value-type="float" office:value="73.9612608021">
                <text:p>73.9612608021</text:p>
              </table:table-cell>
              <table:table-cell office:value-type="float" office:value="95.416498069">
                <text:p>95.41649806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69.377758677">
                <text:p>169.377758677</text:p>
              </table:table-cell>
              <table:table-cell office:value-type="float" office:value="73.9612606928">
                <text:p>73.9612606928</text:p>
              </table:table-cell>
              <table:table-cell office:value-type="float" office:value="95.4164979839">
                <text:p>95.4164979839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69.377758479">
                <text:p>169.377758479</text:p>
              </table:table-cell>
              <table:table-cell office:value-type="float" office:value="73.9612605905">
                <text:p>73.9612605905</text:p>
              </table:table-cell>
              <table:table-cell office:value-type="float" office:value="95.4164978887">
                <text:p>95.416497888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69.377758309">
                <text:p>169.377758309</text:p>
              </table:table-cell>
              <table:table-cell office:value-type="float" office:value="73.9612604996">
                <text:p>73.9612604996</text:p>
              </table:table-cell>
              <table:table-cell office:value-type="float" office:value="95.4164978091">
                <text:p>95.416497809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9.377758138">
                <text:p>169.377758138</text:p>
              </table:table-cell>
              <table:table-cell office:value-type="float" office:value="73.9612604108">
                <text:p>73.9612604108</text:p>
              </table:table-cell>
              <table:table-cell office:value-type="float" office:value="95.416497727">
                <text:p>95.41649772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69.377757981">
                <text:p>169.377757981</text:p>
              </table:table-cell>
              <table:table-cell office:value-type="float" office:value="73.9612603305">
                <text:p>73.9612603305</text:p>
              </table:table-cell>
              <table:table-cell office:value-type="float" office:value="95.4164976501">
                <text:p>95.416497650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69.3777578">
                <text:p>169.3777578</text:p>
              </table:table-cell>
              <table:table-cell office:value-type="float" office:value="73.9612602376">
                <text:p>73.9612602376</text:p>
              </table:table-cell>
              <table:table-cell office:value-type="float" office:value="95.4164975622">
                <text:p>95.41649756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69.37775765">
                <text:p>169.37775765</text:p>
              </table:table-cell>
              <table:table-cell office:value-type="float" office:value="73.9612601574">
                <text:p>73.9612601574</text:p>
              </table:table-cell>
              <table:table-cell office:value-type="float" office:value="95.4164974926">
                <text:p>95.416497492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69.377757491">
                <text:p>169.377757491</text:p>
              </table:table-cell>
              <table:table-cell office:value-type="float" office:value="73.9612600744">
                <text:p>73.9612600744</text:p>
              </table:table-cell>
              <table:table-cell office:value-type="float" office:value="95.4164974168">
                <text:p>95.416497416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69.377757359">
                <text:p>169.377757359</text:p>
              </table:table-cell>
              <table:table-cell office:value-type="float" office:value="73.9612599927">
                <text:p>73.9612599927</text:p>
              </table:table-cell>
              <table:table-cell office:value-type="float" office:value="95.4164973665">
                <text:p>95.416497366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92.130628774">
                <text:p>292.130628774</text:p>
              </table:table-cell>
              <table:table-cell office:value-type="float" office:value="135.337695922">
                <text:p>135.337695922</text:p>
              </table:table-cell>
              <table:table-cell office:value-type="float" office:value="156.792932852">
                <text:p>156.79293285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92.130627449">
                <text:p>292.130627449</text:p>
              </table:table-cell>
              <table:table-cell office:value-type="float" office:value="135.337695373">
                <text:p>135.337695373</text:p>
              </table:table-cell>
              <table:table-cell office:value-type="float" office:value="156.792932077">
                <text:p>156.792932077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92.130626533">
                <text:p>292.130626533</text:p>
              </table:table-cell>
              <table:table-cell office:value-type="float" office:value="135.337694996">
                <text:p>135.337694996</text:p>
              </table:table-cell>
              <table:table-cell office:value-type="float" office:value="156.792931537">
                <text:p>156.792931537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92.130625821">
                <text:p>292.130625821</text:p>
              </table:table-cell>
              <table:table-cell office:value-type="float" office:value="135.337694688">
                <text:p>135.337694688</text:p>
              </table:table-cell>
              <table:table-cell office:value-type="float" office:value="156.792931133">
                <text:p>156.79293113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92.130625201">
                <text:p>292.130625201</text:p>
              </table:table-cell>
              <table:table-cell office:value-type="float" office:value="135.337694416">
                <text:p>135.337694416</text:p>
              </table:table-cell>
              <table:table-cell office:value-type="float" office:value="156.792930784">
                <text:p>156.79293078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92.130624722">
                <text:p>292.130624722</text:p>
              </table:table-cell>
              <table:table-cell office:value-type="float" office:value="135.33769424">
                <text:p>135.33769424</text:p>
              </table:table-cell>
              <table:table-cell office:value-type="float" office:value="156.792930482">
                <text:p>156.79293048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92.130624281">
                <text:p>292.130624281</text:p>
              </table:table-cell>
              <table:table-cell office:value-type="float" office:value="135.337694059">
                <text:p>135.337694059</text:p>
              </table:table-cell>
              <table:table-cell office:value-type="float" office:value="156.792930222">
                <text:p>156.79293022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92.130623876">
                <text:p>292.130623876</text:p>
              </table:table-cell>
              <table:table-cell office:value-type="float" office:value="135.337693902">
                <text:p>135.337693902</text:p>
              </table:table-cell>
              <table:table-cell office:value-type="float" office:value="156.792929974">
                <text:p>156.792929974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92.13062352">
                <text:p>292.13062352</text:p>
              </table:table-cell>
              <table:table-cell office:value-type="float" office:value="135.337693769">
                <text:p>135.337693769</text:p>
              </table:table-cell>
              <table:table-cell office:value-type="float" office:value="156.792929751">
                <text:p>156.79292975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92.130623192">
                <text:p>292.130623192</text:p>
              </table:table-cell>
              <table:table-cell office:value-type="float" office:value="135.33769364">
                <text:p>135.33769364</text:p>
              </table:table-cell>
              <table:table-cell office:value-type="float" office:value="156.792929552">
                <text:p>156.79292955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92.130622894">
                <text:p>292.130622894</text:p>
              </table:table-cell>
              <table:table-cell office:value-type="float" office:value="135.337693531">
                <text:p>135.337693531</text:p>
              </table:table-cell>
              <table:table-cell office:value-type="float" office:value="156.792929363">
                <text:p>156.792929363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92.130622619">
                <text:p>292.130622619</text:p>
              </table:table-cell>
              <table:table-cell office:value-type="float" office:value="135.337693413">
                <text:p>135.337693413</text:p>
              </table:table-cell>
              <table:table-cell office:value-type="float" office:value="156.792929206">
                <text:p>156.792929206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92.130622378">
                <text:p>292.130622378</text:p>
              </table:table-cell>
              <table:table-cell office:value-type="float" office:value="135.337693347">
                <text:p>135.337693347</text:p>
              </table:table-cell>
              <table:table-cell office:value-type="float" office:value="156.792929031">
                <text:p>156.792929031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92.130622165">
                <text:p>292.130622165</text:p>
              </table:table-cell>
              <table:table-cell office:value-type="float" office:value="135.337693265">
                <text:p>135.337693265</text:p>
              </table:table-cell>
              <table:table-cell office:value-type="float" office:value="156.7929289">
                <text:p>156.792928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92.130621966">
                <text:p>292.130621966</text:p>
              </table:table-cell>
              <table:table-cell office:value-type="float" office:value="135.337693196">
                <text:p>135.337693196</text:p>
              </table:table-cell>
              <table:table-cell office:value-type="float" office:value="156.792928771">
                <text:p>156.79292877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92.130621771">
                <text:p>292.130621771</text:p>
              </table:table-cell>
              <table:table-cell office:value-type="float" office:value="135.33769313">
                <text:p>135.33769313</text:p>
              </table:table-cell>
              <table:table-cell office:value-type="float" office:value="156.792928641">
                <text:p>156.79292864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92.130621586">
                <text:p>292.130621586</text:p>
              </table:table-cell>
              <table:table-cell office:value-type="float" office:value="135.337693065">
                <text:p>135.337693065</text:p>
              </table:table-cell>
              <table:table-cell office:value-type="float" office:value="156.79292852">
                <text:p>156.7929285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92.130621423">
                <text:p>292.130621423</text:p>
              </table:table-cell>
              <table:table-cell office:value-type="float" office:value="135.337693017">
                <text:p>135.337693017</text:p>
              </table:table-cell>
              <table:table-cell office:value-type="float" office:value="156.792928406">
                <text:p>156.79292840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92.130621269">
                <text:p>292.130621269</text:p>
              </table:table-cell>
              <table:table-cell office:value-type="float" office:value="135.337692968">
                <text:p>135.337692968</text:p>
              </table:table-cell>
              <table:table-cell office:value-type="float" office:value="156.792928302">
                <text:p>156.79292830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92.130621125">
                <text:p>292.130621125</text:p>
              </table:table-cell>
              <table:table-cell office:value-type="float" office:value="135.337692928">
                <text:p>135.337692928</text:p>
              </table:table-cell>
              <table:table-cell office:value-type="float" office:value="156.792928197">
                <text:p>156.792928197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92.130620983">
                <text:p>292.130620983</text:p>
              </table:table-cell>
              <table:table-cell office:value-type="float" office:value="135.337692888">
                <text:p>135.337692888</text:p>
              </table:table-cell>
              <table:table-cell office:value-type="float" office:value="156.792928095">
                <text:p>156.792928095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92.130620865">
                <text:p>292.130620865</text:p>
              </table:table-cell>
              <table:table-cell office:value-type="float" office:value="135.337692865">
                <text:p>135.337692865</text:p>
              </table:table-cell>
              <table:table-cell office:value-type="float" office:value="156.792928">
                <text:p>156.79292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92.130620733">
                <text:p>292.130620733</text:p>
              </table:table-cell>
              <table:table-cell office:value-type="float" office:value="135.337692826">
                <text:p>135.337692826</text:p>
              </table:table-cell>
              <table:table-cell office:value-type="float" office:value="156.792927906">
                <text:p>156.79292790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92.130620641">
                <text:p>292.130620641</text:p>
              </table:table-cell>
              <table:table-cell office:value-type="float" office:value="135.337692796">
                <text:p>135.337692796</text:p>
              </table:table-cell>
              <table:table-cell office:value-type="float" office:value="156.792927844">
                <text:p>156.79292784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21.954760719">
                <text:p>521.954760719</text:p>
              </table:table-cell>
              <table:table-cell office:value-type="float" office:value="250.249762861">
                <text:p>250.249762861</text:p>
              </table:table-cell>
              <table:table-cell office:value-type="float" office:value="271.704997858">
                <text:p>271.704997858</text:p>
              </table:table-cell>
            </table:table-row>
            <table:table-row>
              <table:table-cell office:value-type="float" office:value="2.51">
                <text:p>2.51</text:p>
              </table:table-cell>
              <table:table-cell office:value-type="float" office:value="521.954753677">
                <text:p>521.954753677</text:p>
              </table:table-cell>
              <table:table-cell office:value-type="float" office:value="250.249759391">
                <text:p>250.249759391</text:p>
              </table:table-cell>
              <table:table-cell office:value-type="float" office:value="271.704994285">
                <text:p>271.704994285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521.954751368">
                <text:p>521.954751368</text:p>
              </table:table-cell>
              <table:table-cell office:value-type="float" office:value="250.249758314">
                <text:p>250.249758314</text:p>
              </table:table-cell>
              <table:table-cell office:value-type="float" office:value="271.704993054">
                <text:p>271.704993054</text:p>
              </table:table-cell>
            </table:table-row>
            <table:table-row>
              <table:table-cell office:value-type="float" office:value="2.53">
                <text:p>2.53</text:p>
              </table:table-cell>
              <table:table-cell office:value-type="float" office:value="521.954749958">
                <text:p>521.954749958</text:p>
              </table:table-cell>
              <table:table-cell office:value-type="float" office:value="250.24975767">
                <text:p>250.24975767</text:p>
              </table:table-cell>
              <table:table-cell office:value-type="float" office:value="271.704992287">
                <text:p>271.704992287</text:p>
              </table:table-cell>
            </table:table-row>
            <table:table-row>
              <table:table-cell office:value-type="float" office:value="2.54">
                <text:p>2.54</text:p>
              </table:table-cell>
              <table:table-cell office:value-type="float" office:value="521.954748966">
                <text:p>521.954748966</text:p>
              </table:table-cell>
              <table:table-cell office:value-type="float" office:value="250.249757259">
                <text:p>250.249757259</text:p>
              </table:table-cell>
              <table:table-cell office:value-type="float" office:value="271.704991707">
                <text:p>271.704991707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521.954748231">
                <text:p>521.954748231</text:p>
              </table:table-cell>
              <table:table-cell office:value-type="float" office:value="250.249756982">
                <text:p>250.249756982</text:p>
              </table:table-cell>
              <table:table-cell office:value-type="float" office:value="271.704991249">
                <text:p>271.704991249</text:p>
              </table:table-cell>
            </table:table-row>
            <table:table-row>
              <table:table-cell office:value-type="float" office:value="2.56">
                <text:p>2.56</text:p>
              </table:table-cell>
              <table:table-cell office:value-type="float" office:value="521.954747642">
                <text:p>521.954747642</text:p>
              </table:table-cell>
              <table:table-cell office:value-type="float" office:value="250.249756778">
                <text:p>250.249756778</text:p>
              </table:table-cell>
              <table:table-cell office:value-type="float" office:value="271.704990864">
                <text:p>271.704990864</text:p>
              </table:table-cell>
            </table:table-row>
            <table:table-row>
              <table:table-cell office:value-type="float" office:value="2.57">
                <text:p>2.57</text:p>
              </table:table-cell>
              <table:table-cell office:value-type="float" office:value="521.954747225">
                <text:p>521.954747225</text:p>
              </table:table-cell>
              <table:table-cell office:value-type="float" office:value="250.249756642">
                <text:p>250.249756642</text:p>
              </table:table-cell>
              <table:table-cell office:value-type="float" office:value="271.704990583">
                <text:p>271.704990583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521.954746867">
                <text:p>521.954746867</text:p>
              </table:table-cell>
              <table:table-cell office:value-type="float" office:value="250.249756561">
                <text:p>250.249756561</text:p>
              </table:table-cell>
              <table:table-cell office:value-type="float" office:value="271.704990305">
                <text:p>271.704990305</text:p>
              </table:table-cell>
            </table:table-row>
            <table:table-row>
              <table:table-cell office:value-type="float" office:value="2.59">
                <text:p>2.59</text:p>
              </table:table-cell>
              <table:table-cell office:value-type="float" office:value="521.954746633">
                <text:p>521.954746633</text:p>
              </table:table-cell>
              <table:table-cell office:value-type="float" office:value="250.249756554">
                <text:p>250.249756554</text:p>
              </table:table-cell>
              <table:table-cell office:value-type="float" office:value="271.704990079">
                <text:p>271.704990079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521.954746453">
                <text:p>521.954746453</text:p>
              </table:table-cell>
              <table:table-cell office:value-type="float" office:value="250.24975654">
                <text:p>250.24975654</text:p>
              </table:table-cell>
              <table:table-cell office:value-type="float" office:value="271.704989912">
                <text:p>271.704989912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521.9547463">
                <text:p>521.9547463</text:p>
              </table:table-cell>
              <table:table-cell office:value-type="float" office:value="250.249756564">
                <text:p>250.249756564</text:p>
              </table:table-cell>
              <table:table-cell office:value-type="float" office:value="271.704989735">
                <text:p>271.704989735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521.954746271">
                <text:p>521.954746271</text:p>
              </table:table-cell>
              <table:table-cell office:value-type="float" office:value="250.249756661">
                <text:p>250.249756661</text:p>
              </table:table-cell>
              <table:table-cell office:value-type="float" office:value="271.70498961">
                <text:p>271.70498961</text:p>
              </table:table-cell>
            </table:table-row>
            <table:table-row>
              <table:table-cell office:value-type="float" office:value="2.63">
                <text:p>2.63</text:p>
              </table:table-cell>
              <table:table-cell office:value-type="float" office:value="521.954746214">
                <text:p>521.954746214</text:p>
              </table:table-cell>
              <table:table-cell office:value-type="float" office:value="250.249756757">
                <text:p>250.249756757</text:p>
              </table:table-cell>
              <table:table-cell office:value-type="float" office:value="271.704989458">
                <text:p>271.704989458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521.954746242">
                <text:p>521.954746242</text:p>
              </table:table-cell>
              <table:table-cell office:value-type="float" office:value="250.249756877">
                <text:p>250.249756877</text:p>
              </table:table-cell>
              <table:table-cell office:value-type="float" office:value="271.704989365">
                <text:p>271.704989365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521.954746298">
                <text:p>521.954746298</text:p>
              </table:table-cell>
              <table:table-cell office:value-type="float" office:value="250.249757">
                <text:p>250.249757</text:p>
              </table:table-cell>
              <table:table-cell office:value-type="float" office:value="271.704989298">
                <text:p>271.704989298</text:p>
              </table:table-cell>
            </table:table-row>
            <table:table-row>
              <table:table-cell office:value-type="float" office:value="2.66">
                <text:p>2.66</text:p>
              </table:table-cell>
              <table:table-cell office:value-type="float" office:value="521.954746353">
                <text:p>521.954746353</text:p>
              </table:table-cell>
              <table:table-cell office:value-type="float" office:value="250.249757119">
                <text:p>250.249757119</text:p>
              </table:table-cell>
              <table:table-cell office:value-type="float" office:value="271.704989234">
                <text:p>271.704989234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521.954746482">
                <text:p>521.954746482</text:p>
              </table:table-cell>
              <table:table-cell office:value-type="float" office:value="250.249757276">
                <text:p>250.249757276</text:p>
              </table:table-cell>
              <table:table-cell office:value-type="float" office:value="271.704989206">
                <text:p>271.704989206</text:p>
              </table:table-cell>
            </table:table-row>
            <table:table-row>
              <table:table-cell office:value-type="float" office:value="2.68">
                <text:p>2.68</text:p>
              </table:table-cell>
              <table:table-cell office:value-type="float" office:value="521.954746617">
                <text:p>521.954746617</text:p>
              </table:table-cell>
              <table:table-cell office:value-type="float" office:value="250.249757451">
                <text:p>250.249757451</text:p>
              </table:table-cell>
              <table:table-cell office:value-type="float" office:value="271.704989166">
                <text:p>271.704989166</text:p>
              </table:table-cell>
            </table:table-row>
            <table:table-row>
              <table:table-cell office:value-type="float" office:value="2.69">
                <text:p>2.69</text:p>
              </table:table-cell>
              <table:table-cell office:value-type="float" office:value="521.954746761">
                <text:p>521.954746761</text:p>
              </table:table-cell>
              <table:table-cell office:value-type="float" office:value="250.249757597">
                <text:p>250.249757597</text:p>
              </table:table-cell>
              <table:table-cell office:value-type="float" office:value="271.704989163">
                <text:p>271.704989163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521.954746927">
                <text:p>521.954746927</text:p>
              </table:table-cell>
              <table:table-cell office:value-type="float" office:value="250.249757769">
                <text:p>250.249757769</text:p>
              </table:table-cell>
              <table:table-cell office:value-type="float" office:value="271.704989158">
                <text:p>271.704989158</text:p>
              </table:table-cell>
            </table:table-row>
            <table:table-row>
              <table:table-cell office:value-type="float" office:value="2.71">
                <text:p>2.71</text:p>
              </table:table-cell>
              <table:table-cell office:value-type="float" office:value="521.954747139">
                <text:p>521.954747139</text:p>
              </table:table-cell>
              <table:table-cell office:value-type="float" office:value="250.249757973">
                <text:p>250.249757973</text:p>
              </table:table-cell>
              <table:table-cell office:value-type="float" office:value="271.704989166">
                <text:p>271.704989166</text:p>
              </table:table-cell>
            </table:table-row>
            <table:table-row>
              <table:table-cell office:value-type="float" office:value="2.72">
                <text:p>2.72</text:p>
              </table:table-cell>
              <table:table-cell office:value-type="float" office:value="521.954747375">
                <text:p>521.954747375</text:p>
              </table:table-cell>
              <table:table-cell office:value-type="float" office:value="250.24975818">
                <text:p>250.24975818</text:p>
              </table:table-cell>
              <table:table-cell office:value-type="float" office:value="271.704989195">
                <text:p>271.704989195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521.95474758">
                <text:p>521.95474758</text:p>
              </table:table-cell>
              <table:table-cell office:value-type="float" office:value="250.249758365">
                <text:p>250.249758365</text:p>
              </table:table-cell>
              <table:table-cell office:value-type="float" office:value="271.704989215">
                <text:p>271.704989215</text:p>
              </table:table-cell>
            </table:table-row>
            <table:table-row>
              <table:table-cell office:value-type="float" office:value="2.74">
                <text:p>2.74</text:p>
              </table:table-cell>
              <table:table-cell office:value-type="float" office:value="521.954747816">
                <text:p>521.954747816</text:p>
              </table:table-cell>
              <table:table-cell office:value-type="float" office:value="250.24975859">
                <text:p>250.24975859</text:p>
              </table:table-cell>
              <table:table-cell office:value-type="float" office:value="271.704989226">
                <text:p>271.704989226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521.954748084">
                <text:p>521.954748084</text:p>
              </table:table-cell>
              <table:table-cell office:value-type="float" office:value="250.2497588">
                <text:p>250.2497588</text:p>
              </table:table-cell>
              <table:table-cell office:value-type="float" office:value="271.704989284">
                <text:p>271.704989284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958.805468635">
                <text:p>958.805468635</text:p>
              </table:table-cell>
              <table:table-cell office:value-type="float" office:value="468.675118134">
                <text:p>468.675118134</text:p>
              </table:table-cell>
              <table:table-cell office:value-type="float" office:value="490.130350501">
                <text:p>490.130350501</text:p>
              </table:table-cell>
            </table:table-row>
            <table:table-row>
              <table:table-cell office:value-type="float" office:value="2.77">
                <text:p>2.77</text:p>
              </table:table-cell>
              <table:table-cell office:value-type="float" office:value="958.805462359">
                <text:p>958.805462359</text:p>
              </table:table-cell>
              <table:table-cell office:value-type="float" office:value="468.675114527">
                <text:p>468.675114527</text:p>
              </table:table-cell>
              <table:table-cell office:value-type="float" office:value="490.130347832">
                <text:p>490.130347832</text:p>
              </table:table-cell>
            </table:table-row>
            <table:table-row>
              <table:table-cell office:value-type="float" office:value="2.78">
                <text:p>2.78</text:p>
              </table:table-cell>
              <table:table-cell office:value-type="float" office:value="958.805458277">
                <text:p>958.805458277</text:p>
              </table:table-cell>
              <table:table-cell office:value-type="float" office:value="468.675112096">
                <text:p>468.675112096</text:p>
              </table:table-cell>
              <table:table-cell office:value-type="float" office:value="490.130346181">
                <text:p>490.130346181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958.805455184">
                <text:p>958.805455184</text:p>
              </table:table-cell>
              <table:table-cell office:value-type="float" office:value="468.675110256">
                <text:p>468.675110256</text:p>
              </table:table-cell>
              <table:table-cell office:value-type="float" office:value="490.130344927">
                <text:p>490.13034492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958.805452734">
                <text:p>958.805452734</text:p>
              </table:table-cell>
              <table:table-cell office:value-type="float" office:value="468.675108694">
                <text:p>468.675108694</text:p>
              </table:table-cell>
              <table:table-cell office:value-type="float" office:value="490.13034404">
                <text:p>490.13034404</text:p>
              </table:table-cell>
            </table:table-row>
            <table:table-row>
              <table:table-cell office:value-type="float" office:value="2.81">
                <text:p>2.81</text:p>
              </table:table-cell>
              <table:table-cell office:value-type="float" office:value="958.805450787">
                <text:p>958.805450787</text:p>
              </table:table-cell>
              <table:table-cell office:value-type="float" office:value="468.67510743">
                <text:p>468.67510743</text:p>
              </table:table-cell>
              <table:table-cell office:value-type="float" office:value="490.130343357">
                <text:p>490.130343357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958.805449047">
                <text:p>958.805449047</text:p>
              </table:table-cell>
              <table:table-cell office:value-type="float" office:value="468.675106255">
                <text:p>468.675106255</text:p>
              </table:table-cell>
              <table:table-cell office:value-type="float" office:value="490.130342792">
                <text:p>490.130342792</text:p>
              </table:table-cell>
            </table:table-row>
            <table:table-row>
              <table:table-cell office:value-type="float" office:value="2.83">
                <text:p>2.83</text:p>
              </table:table-cell>
              <table:table-cell office:value-type="float" office:value="958.805447621">
                <text:p>958.805447621</text:p>
              </table:table-cell>
              <table:table-cell office:value-type="float" office:value="468.67510525">
                <text:p>468.67510525</text:p>
              </table:table-cell>
              <table:table-cell office:value-type="float" office:value="490.130342371">
                <text:p>490.130342371</text:p>
              </table:table-cell>
            </table:table-row>
            <table:table-row>
              <table:table-cell office:value-type="float" office:value="2.84">
                <text:p>2.84</text:p>
              </table:table-cell>
              <table:table-cell office:value-type="float" office:value="958.805446458">
                <text:p>958.805446458</text:p>
              </table:table-cell>
              <table:table-cell office:value-type="float" office:value="468.675104399">
                <text:p>468.675104399</text:p>
              </table:table-cell>
              <table:table-cell office:value-type="float" office:value="490.130342059">
                <text:p>490.130342059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958.805445454">
                <text:p>958.805445454</text:p>
              </table:table-cell>
              <table:table-cell office:value-type="float" office:value="468.675103604">
                <text:p>468.675103604</text:p>
              </table:table-cell>
              <table:table-cell office:value-type="float" office:value="490.13034185">
                <text:p>490.13034185</text:p>
              </table:table-cell>
            </table:table-row>
            <table:table-row>
              <table:table-cell office:value-type="float" office:value="2.86">
                <text:p>2.86</text:p>
              </table:table-cell>
              <table:table-cell office:value-type="float" office:value="958.8054445">
                <text:p>958.8054445</text:p>
              </table:table-cell>
              <table:table-cell office:value-type="float" office:value="468.675102881">
                <text:p>468.675102881</text:p>
              </table:table-cell>
              <table:table-cell office:value-type="float" office:value="490.130341619">
                <text:p>490.130341619</text:p>
              </table:table-cell>
            </table:table-row>
            <table:table-row>
              <table:table-cell office:value-type="float" office:value="2.87">
                <text:p>2.87</text:p>
              </table:table-cell>
              <table:table-cell office:value-type="float" office:value="958.805443776">
                <text:p>958.805443776</text:p>
              </table:table-cell>
              <table:table-cell office:value-type="float" office:value="468.675102216">
                <text:p>468.675102216</text:p>
              </table:table-cell>
              <table:table-cell office:value-type="float" office:value="490.13034156">
                <text:p>490.13034156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958.805443023">
                <text:p>958.805443023</text:p>
              </table:table-cell>
              <table:table-cell office:value-type="float" office:value="468.6751016">
                <text:p>468.6751016</text:p>
              </table:table-cell>
              <table:table-cell office:value-type="float" office:value="490.130341423">
                <text:p>490.130341423</text:p>
              </table:table-cell>
            </table:table-row>
            <table:table-row>
              <table:table-cell office:value-type="float" office:value="2.89">
                <text:p>2.89</text:p>
              </table:table-cell>
              <table:table-cell office:value-type="float" office:value="958.805442522">
                <text:p>958.805442522</text:p>
              </table:table-cell>
              <table:table-cell office:value-type="float" office:value="468.675100967">
                <text:p>468.675100967</text:p>
              </table:table-cell>
              <table:table-cell office:value-type="float" office:value="490.130341554">
                <text:p>490.130341554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958.805441669">
                <text:p>958.805441669</text:p>
              </table:table-cell>
              <table:table-cell office:value-type="float" office:value="468.67510036">
                <text:p>468.67510036</text:p>
              </table:table-cell>
              <table:table-cell office:value-type="float" office:value="490.130341309">
                <text:p>490.130341309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958.805441201">
                <text:p>958.805441201</text:p>
              </table:table-cell>
              <table:table-cell office:value-type="float" office:value="468.675099879">
                <text:p>468.675099879</text:p>
              </table:table-cell>
              <table:table-cell office:value-type="float" office:value="490.130341322">
                <text:p>490.130341322</text:p>
              </table:table-cell>
            </table:table-row>
            <table:table-row>
              <table:table-cell office:value-type="float" office:value="2.92">
                <text:p>2.92</text:p>
              </table:table-cell>
              <table:table-cell office:value-type="float" office:value="958.805440905">
                <text:p>958.805440905</text:p>
              </table:table-cell>
              <table:table-cell office:value-type="float" office:value="468.675099432">
                <text:p>468.675099432</text:p>
              </table:table-cell>
              <table:table-cell office:value-type="float" office:value="490.130341473">
                <text:p>490.130341473</text:p>
              </table:table-cell>
            </table:table-row>
            <table:table-row>
              <table:table-cell office:value-type="float" office:value="2.93">
                <text:p>2.93</text:p>
              </table:table-cell>
              <table:table-cell office:value-type="float" office:value="958.805440658">
                <text:p>958.805440658</text:p>
              </table:table-cell>
              <table:table-cell office:value-type="float" office:value="468.675099203">
                <text:p>468.675099203</text:p>
              </table:table-cell>
              <table:table-cell office:value-type="float" office:value="490.130341455">
                <text:p>490.130341455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958.805440345">
                <text:p>958.805440345</text:p>
              </table:table-cell>
              <table:table-cell office:value-type="float" office:value="468.675098685">
                <text:p>468.675098685</text:p>
              </table:table-cell>
              <table:table-cell office:value-type="float" office:value="490.130341661">
                <text:p>490.130341661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958.805439905">
                <text:p>958.805439905</text:p>
              </table:table-cell>
              <table:table-cell office:value-type="float" office:value="468.675098184">
                <text:p>468.675098184</text:p>
              </table:table-cell>
              <table:table-cell office:value-type="float" office:value="490.130341721">
                <text:p>490.130341721</text:p>
              </table:table-cell>
            </table:table-row>
            <table:table-row>
              <table:table-cell office:value-type="float" office:value="2.96">
                <text:p>2.96</text:p>
              </table:table-cell>
              <table:table-cell office:value-type="float" office:value="958.805439775">
                <text:p>958.805439775</text:p>
              </table:table-cell>
              <table:table-cell office:value-type="float" office:value="468.675097828">
                <text:p>468.675097828</text:p>
              </table:table-cell>
              <table:table-cell office:value-type="float" office:value="490.130341946">
                <text:p>490.130341946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958.805439744">
                <text:p>958.805439744</text:p>
              </table:table-cell>
              <table:table-cell office:value-type="float" office:value="468.675097572">
                <text:p>468.675097572</text:p>
              </table:table-cell>
              <table:table-cell office:value-type="float" office:value="490.130342171">
                <text:p>490.130342171</text:p>
              </table:table-cell>
            </table:table-row>
            <table:table-row>
              <table:table-cell office:value-type="float" office:value="2.98">
                <text:p>2.98</text:p>
              </table:table-cell>
              <table:table-cell office:value-type="float" office:value="958.805439597">
                <text:p>958.805439597</text:p>
              </table:table-cell>
              <table:table-cell office:value-type="float" office:value="468.675097217">
                <text:p>468.675097217</text:p>
              </table:table-cell>
              <table:table-cell office:value-type="float" office:value="490.13034238">
                <text:p>490.13034238</text:p>
              </table:table-cell>
            </table:table-row>
            <table:table-row>
              <table:table-cell office:value-type="float" office:value="2.99">
                <text:p>2.99</text:p>
              </table:table-cell>
              <table:table-cell office:value-type="float" office:value="958.805439586">
                <text:p>958.805439586</text:p>
              </table:table-cell>
              <table:table-cell office:value-type="float" office:value="468.675096984">
                <text:p>468.675096984</text:p>
              </table:table-cell>
              <table:table-cell office:value-type="float" office:value="490.130342601">
                <text:p>490.130342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74.30020785">
                <text:p>1774.30020785</text:p>
              </table:table-cell>
              <table:table-cell office:value-type="float" office:value="876.422480875">
                <text:p>876.422480875</text:p>
              </table:table-cell>
              <table:table-cell office:value-type="float" office:value="897.877726975">
                <text:p>897.877726975</text:p>
              </table:table-cell>
            </table:table-row>
            <table:table-row>
              <table:table-cell office:value-type="float" office:value="3.01">
                <text:p>3.01</text:p>
              </table:table-cell>
              <table:table-cell office:value-type="float" office:value="1774.30018222">
                <text:p>1774.30018222</text:p>
              </table:table-cell>
              <table:table-cell office:value-type="float" office:value="876.422469283">
                <text:p>876.422469283</text:p>
              </table:table-cell>
              <table:table-cell office:value-type="float" office:value="897.877712935">
                <text:p>897.877712935</text:p>
              </table:table-cell>
            </table:table-row>
            <table:table-row>
              <table:table-cell office:value-type="float" office:value="3.02">
                <text:p>3.02</text:p>
              </table:table-cell>
              <table:table-cell office:value-type="float" office:value="1774.30017469">
                <text:p>1774.30017469</text:p>
              </table:table-cell>
              <table:table-cell office:value-type="float" office:value="876.422465637">
                <text:p>876.422465637</text:p>
              </table:table-cell>
              <table:table-cell office:value-type="float" office:value="897.877709056">
                <text:p>897.877709056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1774.3001704">
                <text:p>1774.3001704</text:p>
              </table:table-cell>
              <table:table-cell office:value-type="float" office:value="876.422463291">
                <text:p>876.422463291</text:p>
              </table:table-cell>
              <table:table-cell office:value-type="float" office:value="897.877707109">
                <text:p>897.877707109</text:p>
              </table:table-cell>
            </table:table-row>
            <table:table-row>
              <table:table-cell office:value-type="float" office:value="3.04">
                <text:p>3.04</text:p>
              </table:table-cell>
              <table:table-cell office:value-type="float" office:value="1774.30016777">
                <text:p>1774.30016777</text:p>
              </table:table-cell>
              <table:table-cell office:value-type="float" office:value="876.422461785">
                <text:p>876.422461785</text:p>
              </table:table-cell>
              <table:table-cell office:value-type="float" office:value="897.877705987">
                <text:p>897.877705987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1774.30016582">
                <text:p>1774.30016582</text:p>
              </table:table-cell>
              <table:table-cell office:value-type="float" office:value="876.42246051">
                <text:p>876.42246051</text:p>
              </table:table-cell>
              <table:table-cell office:value-type="float" office:value="897.877705305">
                <text:p>897.877705305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1774.30016488">
                <text:p>1774.30016488</text:p>
              </table:table-cell>
              <table:table-cell office:value-type="float" office:value="876.422459673">
                <text:p>876.422459673</text:p>
              </table:table-cell>
              <table:table-cell office:value-type="float" office:value="897.877705203">
                <text:p>897.877705203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1774.30016433">
                <text:p>1774.30016433</text:p>
              </table:table-cell>
              <table:table-cell office:value-type="float" office:value="876.422459004">
                <text:p>876.422459004</text:p>
              </table:table-cell>
              <table:table-cell office:value-type="float" office:value="897.877705331">
                <text:p>897.877705331</text:p>
              </table:table-cell>
            </table:table-row>
            <table:table-row>
              <table:table-cell office:value-type="float" office:value="3.08">
                <text:p>3.08</text:p>
              </table:table-cell>
              <table:table-cell office:value-type="float" office:value="1774.30016443">
                <text:p>1774.30016443</text:p>
              </table:table-cell>
              <table:table-cell office:value-type="float" office:value="876.422458662">
                <text:p>876.422458662</text:p>
              </table:table-cell>
              <table:table-cell office:value-type="float" office:value="897.877705765">
                <text:p>897.877705765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1774.30016476">
                <text:p>1774.30016476</text:p>
              </table:table-cell>
              <table:table-cell office:value-type="float" office:value="876.422458367">
                <text:p>876.422458367</text:p>
              </table:table-cell>
              <table:table-cell office:value-type="float" office:value="897.877706393">
                <text:p>897.877706393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774.30016537">
                <text:p>1774.30016537</text:p>
              </table:table-cell>
              <table:table-cell office:value-type="float" office:value="876.422458168">
                <text:p>876.422458168</text:p>
              </table:table-cell>
              <table:table-cell office:value-type="float" office:value="897.877707198">
                <text:p>897.877707198</text:p>
              </table:table-cell>
            </table:table-row>
            <table:table-row>
              <table:table-cell office:value-type="float" office:value="3.11">
                <text:p>3.11</text:p>
              </table:table-cell>
              <table:table-cell office:value-type="float" office:value="1774.30016617">
                <text:p>1774.30016617</text:p>
              </table:table-cell>
              <table:table-cell office:value-type="float" office:value="876.422458085">
                <text:p>876.422458085</text:p>
              </table:table-cell>
              <table:table-cell office:value-type="float" office:value="897.877708085">
                <text:p>897.877708085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1774.3001673">
                <text:p>1774.3001673</text:p>
              </table:table-cell>
              <table:table-cell office:value-type="float" office:value="876.422458147">
                <text:p>876.422458147</text:p>
              </table:table-cell>
              <table:table-cell office:value-type="float" office:value="897.877709157">
                <text:p>897.877709157</text:p>
              </table:table-cell>
            </table:table-row>
            <table:table-row>
              <table:table-cell office:value-type="float" office:value="3.13">
                <text:p>3.13</text:p>
              </table:table-cell>
              <table:table-cell office:value-type="float" office:value="1774.30016836">
                <text:p>1774.30016836</text:p>
              </table:table-cell>
              <table:table-cell office:value-type="float" office:value="876.422458276">
                <text:p>876.422458276</text:p>
              </table:table-cell>
              <table:table-cell office:value-type="float" office:value="897.877710082">
                <text:p>897.877710082</text:p>
              </table:table-cell>
            </table:table-row>
            <table:table-row>
              <table:table-cell office:value-type="float" office:value="3.14">
                <text:p>3.14</text:p>
              </table:table-cell>
              <table:table-cell office:value-type="float" office:value="1774.30017006">
                <text:p>1774.30017006</text:p>
              </table:table-cell>
              <table:table-cell office:value-type="float" office:value="876.422458532">
                <text:p>876.422458532</text:p>
              </table:table-cell>
              <table:table-cell office:value-type="float" office:value="897.877711525">
                <text:p>897.877711525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1774.30017145">
                <text:p>1774.30017145</text:p>
              </table:table-cell>
              <table:table-cell office:value-type="float" office:value="876.422458701">
                <text:p>876.422458701</text:p>
              </table:table-cell>
              <table:table-cell office:value-type="float" office:value="897.877712747">
                <text:p>897.877712747</text:p>
              </table:table-cell>
            </table:table-row>
            <table:table-row>
              <table:table-cell office:value-type="float" office:value="3.16">
                <text:p>3.16</text:p>
              </table:table-cell>
              <table:table-cell office:value-type="float" office:value="1774.30017353">
                <text:p>1774.30017353</text:p>
              </table:table-cell>
              <table:table-cell office:value-type="float" office:value="876.422459215">
                <text:p>876.422459215</text:p>
              </table:table-cell>
              <table:table-cell office:value-type="float" office:value="897.877714316">
                <text:p>897.877714316</text:p>
              </table:table-cell>
            </table:table-row>
            <table:table-row>
              <table:table-cell office:value-type="float" office:value="3.17">
                <text:p>3.17</text:p>
              </table:table-cell>
              <table:table-cell office:value-type="float" office:value="1774.30017478">
                <text:p>1774.30017478</text:p>
              </table:table-cell>
              <table:table-cell office:value-type="float" office:value="876.422459232">
                <text:p>876.422459232</text:p>
              </table:table-cell>
              <table:table-cell office:value-type="float" office:value="897.877715553">
                <text:p>897.877715553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1774.3001769">
                <text:p>1774.3001769</text:p>
              </table:table-cell>
              <table:table-cell office:value-type="float" office:value="876.422459749">
                <text:p>876.422459749</text:p>
              </table:table-cell>
              <table:table-cell office:value-type="float" office:value="897.877717152">
                <text:p>897.877717152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1774.30017903">
                <text:p>1774.30017903</text:p>
              </table:table-cell>
              <table:table-cell office:value-type="float" office:value="876.422460198">
                <text:p>876.422460198</text:p>
              </table:table-cell>
              <table:table-cell office:value-type="float" office:value="897.877718829">
                <text:p>897.87771882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774.30018087">
                <text:p>1774.30018087</text:p>
              </table:table-cell>
              <table:table-cell office:value-type="float" office:value="876.422460461">
                <text:p>876.422460461</text:p>
              </table:table-cell>
              <table:table-cell office:value-type="float" office:value="897.877720412">
                <text:p>897.877720412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1774.30018322">
                <text:p>1774.30018322</text:p>
              </table:table-cell>
              <table:table-cell office:value-type="float" office:value="876.42246107">
                <text:p>876.42246107</text:p>
              </table:table-cell>
              <table:table-cell office:value-type="float" office:value="897.877722146">
                <text:p>897.877722146</text:p>
              </table:table-cell>
            </table:table-row>
            <table:table-row>
              <table:table-cell office:value-type="float" office:value="3.22">
                <text:p>3.22</text:p>
              </table:table-cell>
              <table:table-cell office:value-type="float" office:value="1774.30018549">
                <text:p>1774.30018549</text:p>
              </table:table-cell>
              <table:table-cell office:value-type="float" office:value="876.422461657">
                <text:p>876.422461657</text:p>
              </table:table-cell>
              <table:table-cell office:value-type="float" office:value="897.877723833">
                <text:p>897.877723833</text:p>
              </table:table-cell>
            </table:table-row>
            <table:table-row>
              <table:table-cell office:value-type="float" office:value="3.23">
                <text:p>3.23</text:p>
              </table:table-cell>
              <table:table-cell office:value-type="float" office:value="1774.30018792">
                <text:p>1774.30018792</text:p>
              </table:table-cell>
              <table:table-cell office:value-type="float" office:value="876.422462075">
                <text:p>876.422462075</text:p>
              </table:table-cell>
              <table:table-cell office:value-type="float" office:value="897.877725845">
                <text:p>897.877725845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1774.30019029">
                <text:p>1774.30019029</text:p>
              </table:table-cell>
              <table:table-cell office:value-type="float" office:value="876.422462588">
                <text:p>876.422462588</text:p>
              </table:table-cell>
              <table:table-cell office:value-type="float" office:value="897.877727706">
                <text:p>897.877727706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1774.30019308">
                <text:p>1774.30019308</text:p>
              </table:table-cell>
              <table:table-cell office:value-type="float" office:value="876.422463581">
                <text:p>876.422463581</text:p>
              </table:table-cell>
              <table:table-cell office:value-type="float" office:value="897.877729495">
                <text:p>897.877729495</text:p>
              </table:table-cell>
            </table:table-row>
            <table:table-row>
              <table:table-cell office:value-type="float" office:value="3.26">
                <text:p>3.26</text:p>
              </table:table-cell>
              <table:table-cell office:value-type="float" office:value="3294.9330536">
                <text:p>3294.9330536</text:p>
              </table:table-cell>
              <table:table-cell office:value-type="float" office:value="1636.73889749">
                <text:p>1636.73889749</text:p>
              </table:table-cell>
              <table:table-cell office:value-type="float" office:value="1658.1941561">
                <text:p>1658.1941561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3294.933037">
                <text:p>3294.933037</text:p>
              </table:table-cell>
              <table:table-cell office:value-type="float" office:value="1636.73889031">
                <text:p>1636.73889031</text:p>
              </table:table-cell>
              <table:table-cell office:value-type="float" office:value="1658.1941467">
                <text:p>1658.1941467</text:p>
              </table:table-cell>
            </table:table-row>
            <table:table-row>
              <table:table-cell office:value-type="float" office:value="3.28">
                <text:p>3.28</text:p>
              </table:table-cell>
              <table:table-cell office:value-type="float" office:value="3294.9330281">
                <text:p>3294.9330281</text:p>
              </table:table-cell>
              <table:table-cell office:value-type="float" office:value="1636.73888661">
                <text:p>1636.73888661</text:p>
              </table:table-cell>
              <table:table-cell office:value-type="float" office:value="1658.19414149">
                <text:p>1658.19414149</text:p>
              </table:table-cell>
            </table:table-row>
            <table:table-row>
              <table:table-cell office:value-type="float" office:value="3.29">
                <text:p>3.29</text:p>
              </table:table-cell>
              <table:table-cell office:value-type="float" office:value="3294.9330241">
                <text:p>3294.9330241</text:p>
              </table:table-cell>
              <table:table-cell office:value-type="float" office:value="1636.73888525">
                <text:p>1636.73888525</text:p>
              </table:table-cell>
              <table:table-cell office:value-type="float" office:value="1658.19413885">
                <text:p>1658.19413885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3294.93302198">
                <text:p>3294.93302198</text:p>
              </table:table-cell>
              <table:table-cell office:value-type="float" office:value="1636.7388848">
                <text:p>1636.7388848</text:p>
              </table:table-cell>
              <table:table-cell office:value-type="float" office:value="1658.19413718">
                <text:p>1658.19413718</text:p>
              </table:table-cell>
            </table:table-row>
            <table:table-row>
              <table:table-cell office:value-type="float" office:value="3.31">
                <text:p>3.31</text:p>
              </table:table-cell>
              <table:table-cell office:value-type="float" office:value="3294.93302171">
                <text:p>3294.93302171</text:p>
              </table:table-cell>
              <table:table-cell office:value-type="float" office:value="1636.73888506">
                <text:p>1636.73888506</text:p>
              </table:table-cell>
              <table:table-cell office:value-type="float" office:value="1658.19413665">
                <text:p>1658.19413665</text:p>
              </table:table-cell>
            </table:table-row>
            <table:table-row>
              <table:table-cell office:value-type="float" office:value="3.32">
                <text:p>3.32</text:p>
              </table:table-cell>
              <table:table-cell office:value-type="float" office:value="3294.93302292">
                <text:p>3294.93302292</text:p>
              </table:table-cell>
              <table:table-cell office:value-type="float" office:value="1636.73888606">
                <text:p>1636.73888606</text:p>
              </table:table-cell>
              <table:table-cell office:value-type="float" office:value="1658.19413685">
                <text:p>1658.19413685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3294.93302521">
                <text:p>3294.93302521</text:p>
              </table:table-cell>
              <table:table-cell office:value-type="float" office:value="1636.7388876">
                <text:p>1636.7388876</text:p>
              </table:table-cell>
              <table:table-cell office:value-type="float" office:value="1658.19413761">
                <text:p>1658.19413761</text:p>
              </table:table-cell>
            </table:table-row>
            <table:table-row>
              <table:table-cell office:value-type="float" office:value="3.34">
                <text:p>3.34</text:p>
              </table:table-cell>
              <table:table-cell office:value-type="float" office:value="3294.93302872">
                <text:p>3294.93302872</text:p>
              </table:table-cell>
              <table:table-cell office:value-type="float" office:value="1636.73889005">
                <text:p>1636.73889005</text:p>
              </table:table-cell>
              <table:table-cell office:value-type="float" office:value="1658.19413867">
                <text:p>1658.19413867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3294.93303294">
                <text:p>3294.93303294</text:p>
              </table:table-cell>
              <table:table-cell office:value-type="float" office:value="1636.73889218">
                <text:p>1636.73889218</text:p>
              </table:table-cell>
              <table:table-cell office:value-type="float" office:value="1658.19414075">
                <text:p>1658.19414075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3294.93303689">
                <text:p>3294.93303689</text:p>
              </table:table-cell>
              <table:table-cell office:value-type="float" office:value="1636.73889446">
                <text:p>1636.73889446</text:p>
              </table:table-cell>
              <table:table-cell office:value-type="float" office:value="1658.19414242">
                <text:p>1658.19414242</text:p>
              </table:table-cell>
            </table:table-row>
            <table:table-row>
              <table:table-cell office:value-type="float" office:value="3.37">
                <text:p>3.37</text:p>
              </table:table-cell>
              <table:table-cell office:value-type="float" office:value="3294.93304222">
                <text:p>3294.93304222</text:p>
              </table:table-cell>
              <table:table-cell office:value-type="float" office:value="1636.73889752">
                <text:p>1636.73889752</text:p>
              </table:table-cell>
              <table:table-cell office:value-type="float" office:value="1658.1941447">
                <text:p>1658.1941447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3294.93304721">
                <text:p>3294.93304721</text:p>
              </table:table-cell>
              <table:table-cell office:value-type="float" office:value="1636.73890045">
                <text:p>1636.73890045</text:p>
              </table:table-cell>
              <table:table-cell office:value-type="float" office:value="1658.19414676">
                <text:p>1658.19414676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3294.9330533">
                <text:p>3294.9330533</text:p>
              </table:table-cell>
              <table:table-cell office:value-type="float" office:value="1636.73890366">
                <text:p>1636.73890366</text:p>
              </table:table-cell>
              <table:table-cell office:value-type="float" office:value="1658.19414964">
                <text:p>1658.19414964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3294.93305958">
                <text:p>3294.93305958</text:p>
              </table:table-cell>
              <table:table-cell office:value-type="float" office:value="1636.73890711">
                <text:p>1636.73890711</text:p>
              </table:table-cell>
              <table:table-cell office:value-type="float" office:value="1658.19415247">
                <text:p>1658.19415247</text:p>
              </table:table-cell>
            </table:table-row>
            <table:table-row>
              <table:table-cell office:value-type="float" office:value="3.41">
                <text:p>3.41</text:p>
              </table:table-cell>
              <table:table-cell office:value-type="float" office:value="3294.93306561">
                <text:p>3294.93306561</text:p>
              </table:table-cell>
              <table:table-cell office:value-type="float" office:value="1636.73891078">
                <text:p>1636.73891078</text:p>
              </table:table-cell>
              <table:table-cell office:value-type="float" office:value="1658.19415483">
                <text:p>1658.19415483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3294.93307232">
                <text:p>3294.93307232</text:p>
              </table:table-cell>
              <table:table-cell office:value-type="float" office:value="1636.7389145">
                <text:p>1636.7389145</text:p>
              </table:table-cell>
              <table:table-cell office:value-type="float" office:value="1658.19415783">
                <text:p>1658.19415783</text:p>
              </table:table-cell>
            </table:table-row>
            <table:table-row>
              <table:table-cell office:value-type="float" office:value="3.43">
                <text:p>3.43</text:p>
              </table:table-cell>
              <table:table-cell office:value-type="float" office:value="3294.93307922">
                <text:p>3294.93307922</text:p>
              </table:table-cell>
              <table:table-cell office:value-type="float" office:value="1636.73891814">
                <text:p>1636.73891814</text:p>
              </table:table-cell>
              <table:table-cell office:value-type="float" office:value="1658.19416109">
                <text:p>1658.19416109</text:p>
              </table:table-cell>
            </table:table-row>
            <table:table-row>
              <table:table-cell office:value-type="float" office:value="3.44">
                <text:p>3.44</text:p>
              </table:table-cell>
              <table:table-cell office:value-type="float" office:value="3294.93308656">
                <text:p>3294.93308656</text:p>
              </table:table-cell>
              <table:table-cell office:value-type="float" office:value="1636.73892246">
                <text:p>1636.73892246</text:p>
              </table:table-cell>
              <table:table-cell office:value-type="float" office:value="1658.1941641">
                <text:p>1658.1941641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3294.93309435">
                <text:p>3294.93309435</text:p>
              </table:table-cell>
              <table:table-cell office:value-type="float" office:value="1636.73892703">
                <text:p>1636.73892703</text:p>
              </table:table-cell>
              <table:table-cell office:value-type="float" office:value="1658.19416733">
                <text:p>1658.19416733</text:p>
              </table:table-cell>
            </table:table-row>
            <table:table-row>
              <table:table-cell office:value-type="float" office:value="3.46">
                <text:p>3.46</text:p>
              </table:table-cell>
              <table:table-cell office:value-type="float" office:value="3294.93310176">
                <text:p>3294.93310176</text:p>
              </table:table-cell>
              <table:table-cell office:value-type="float" office:value="1636.73893089">
                <text:p>1636.73893089</text:p>
              </table:table-cell>
              <table:table-cell office:value-type="float" office:value="1658.19417087">
                <text:p>1658.19417087</text:p>
              </table:table-cell>
            </table:table-row>
            <table:table-row>
              <table:table-cell office:value-type="float" office:value="3.47">
                <text:p>3.47</text:p>
              </table:table-cell>
              <table:table-cell office:value-type="float" office:value="3294.93310951">
                <text:p>3294.93310951</text:p>
              </table:table-cell>
              <table:table-cell office:value-type="float" office:value="1636.73893548">
                <text:p>1636.73893548</text:p>
              </table:table-cell>
              <table:table-cell office:value-type="float" office:value="1658.19417403">
                <text:p>1658.19417403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3294.93311734">
                <text:p>3294.93311734</text:p>
              </table:table-cell>
              <table:table-cell office:value-type="float" office:value="1636.73893983">
                <text:p>1636.73893983</text:p>
              </table:table-cell>
              <table:table-cell office:value-type="float" office:value="1658.19417751">
                <text:p>1658.19417751</text:p>
              </table:table-cell>
            </table:table-row>
            <table:table-row>
              <table:table-cell office:value-type="float" office:value="3.49">
                <text:p>3.49</text:p>
              </table:table-cell>
              <table:table-cell office:value-type="float" office:value="3294.93312488">
                <text:p>3294.93312488</text:p>
              </table:table-cell>
              <table:table-cell office:value-type="float" office:value="1636.73894412">
                <text:p>1636.73894412</text:p>
              </table:table-cell>
              <table:table-cell office:value-type="float" office:value="1658.19418076">
                <text:p>1658.1941807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146.48301815">
                <text:p>6146.48301815</text:p>
              </table:table-cell>
              <table:table-cell office:value-type="float" office:value="3062.51389117">
                <text:p>3062.51389117</text:p>
              </table:table-cell>
              <table:table-cell office:value-type="float" office:value="3083.96912698">
                <text:p>3083.96912698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6146.48283965">
                <text:p>6146.48283965</text:p>
              </table:table-cell>
              <table:table-cell office:value-type="float" office:value="3062.51380356">
                <text:p>3062.51380356</text:p>
              </table:table-cell>
              <table:table-cell office:value-type="float" office:value="3083.96903609">
                <text:p>3083.96903609</text:p>
              </table:table-cell>
            </table:table-row>
            <table:table-row>
              <table:table-cell office:value-type="float" office:value="3.52">
                <text:p>3.52</text:p>
              </table:table-cell>
              <table:table-cell office:value-type="float" office:value="6146.48278048">
                <text:p>6146.48278048</text:p>
              </table:table-cell>
              <table:table-cell office:value-type="float" office:value="3062.51377455">
                <text:p>3062.51377455</text:p>
              </table:table-cell>
              <table:table-cell office:value-type="float" office:value="3083.96900594">
                <text:p>3083.96900594</text:p>
              </table:table-cell>
            </table:table-row>
            <table:table-row>
              <table:table-cell office:value-type="float" office:value="3.53">
                <text:p>3.53</text:p>
              </table:table-cell>
              <table:table-cell office:value-type="float" office:value="6146.48274353">
                <text:p>6146.48274353</text:p>
              </table:table-cell>
              <table:table-cell office:value-type="float" office:value="3062.51375677">
                <text:p>3062.51375677</text:p>
              </table:table-cell>
              <table:table-cell office:value-type="float" office:value="3083.96898676">
                <text:p>3083.96898676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6146.48271712">
                <text:p>6146.48271712</text:p>
              </table:table-cell>
              <table:table-cell office:value-type="float" office:value="3062.5137436">
                <text:p>3062.5137436</text:p>
              </table:table-cell>
              <table:table-cell office:value-type="float" office:value="3083.96897352">
                <text:p>3083.96897352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6146.48269633">
                <text:p>6146.48269633</text:p>
              </table:table-cell>
              <table:table-cell office:value-type="float" office:value="3062.51373386">
                <text:p>3062.51373386</text:p>
              </table:table-cell>
              <table:table-cell office:value-type="float" office:value="3083.96896248">
                <text:p>3083.96896248</text:p>
              </table:table-cell>
            </table:table-row>
            <table:table-row>
              <table:table-cell office:value-type="float" office:value="3.56">
                <text:p>3.56</text:p>
              </table:table-cell>
              <table:table-cell office:value-type="float" office:value="6146.48268219">
                <text:p>6146.48268219</text:p>
              </table:table-cell>
              <table:table-cell office:value-type="float" office:value="3062.51372686">
                <text:p>3062.51372686</text:p>
              </table:table-cell>
              <table:table-cell office:value-type="float" office:value="3083.96895533">
                <text:p>3083.96895533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6146.48266819">
                <text:p>6146.48266819</text:p>
              </table:table-cell>
              <table:table-cell office:value-type="float" office:value="3062.51372027">
                <text:p>3062.51372027</text:p>
              </table:table-cell>
              <table:table-cell office:value-type="float" office:value="3083.96894792">
                <text:p>3083.96894792</text:p>
              </table:table-cell>
            </table:table-row>
            <table:table-row>
              <table:table-cell office:value-type="float" office:value="3.58">
                <text:p>3.58</text:p>
              </table:table-cell>
              <table:table-cell office:value-type="float" office:value="6146.48265831">
                <text:p>6146.48265831</text:p>
              </table:table-cell>
              <table:table-cell office:value-type="float" office:value="3062.51371492">
                <text:p>3062.51371492</text:p>
              </table:table-cell>
              <table:table-cell office:value-type="float" office:value="3083.9689434">
                <text:p>3083.9689434</text:p>
              </table:table-cell>
            </table:table-row>
            <table:table-row>
              <table:table-cell office:value-type="float" office:value="3.59">
                <text:p>3.59</text:p>
              </table:table-cell>
              <table:table-cell office:value-type="float" office:value="6146.48265133">
                <text:p>6146.48265133</text:p>
              </table:table-cell>
              <table:table-cell office:value-type="float" office:value="3062.51371161">
                <text:p>3062.51371161</text:p>
              </table:table-cell>
              <table:table-cell office:value-type="float" office:value="3083.96893972">
                <text:p>3083.9689397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6146.48264486">
                <text:p>6146.48264486</text:p>
              </table:table-cell>
              <table:table-cell office:value-type="float" office:value="3062.51370867">
                <text:p>3062.51370867</text:p>
              </table:table-cell>
              <table:table-cell office:value-type="float" office:value="3083.96893619">
                <text:p>3083.96893619</text:p>
              </table:table-cell>
            </table:table-row>
            <table:table-row>
              <table:table-cell office:value-type="float" office:value="3.61">
                <text:p>3.61</text:p>
              </table:table-cell>
              <table:table-cell office:value-type="float" office:value="6146.48263854">
                <text:p>6146.48263854</text:p>
              </table:table-cell>
              <table:table-cell office:value-type="float" office:value="3062.51370566">
                <text:p>3062.51370566</text:p>
              </table:table-cell>
              <table:table-cell office:value-type="float" office:value="3083.96893288">
                <text:p>3083.96893288</text:p>
              </table:table-cell>
            </table:table-row>
            <table:table-row>
              <table:table-cell office:value-type="float" office:value="3.62">
                <text:p>3.62</text:p>
              </table:table-cell>
              <table:table-cell office:value-type="float" office:value="6146.48263547">
                <text:p>6146.48263547</text:p>
              </table:table-cell>
              <table:table-cell office:value-type="float" office:value="3062.51370385">
                <text:p>3062.51370385</text:p>
              </table:table-cell>
              <table:table-cell office:value-type="float" office:value="3083.96893162">
                <text:p>3083.96893162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6146.48263278">
                <text:p>6146.48263278</text:p>
              </table:table-cell>
              <table:table-cell office:value-type="float" office:value="3062.51370227">
                <text:p>3062.51370227</text:p>
              </table:table-cell>
              <table:table-cell office:value-type="float" office:value="3083.9689305">
                <text:p>3083.9689305</text:p>
              </table:table-cell>
            </table:table-row>
            <table:table-row>
              <table:table-cell office:value-type="float" office:value="3.64">
                <text:p>3.64</text:p>
              </table:table-cell>
              <table:table-cell office:value-type="float" office:value="6146.482631">
                <text:p>6146.482631</text:p>
              </table:table-cell>
              <table:table-cell office:value-type="float" office:value="3062.51370159">
                <text:p>3062.51370159</text:p>
              </table:table-cell>
              <table:table-cell office:value-type="float" office:value="3083.96892941">
                <text:p>3083.96892941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6146.48262948">
                <text:p>6146.48262948</text:p>
              </table:table-cell>
              <table:table-cell office:value-type="float" office:value="3062.51370088">
                <text:p>3062.51370088</text:p>
              </table:table-cell>
              <table:table-cell office:value-type="float" office:value="3083.9689286">
                <text:p>3083.9689286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6146.48262825">
                <text:p>6146.48262825</text:p>
              </table:table-cell>
              <table:table-cell office:value-type="float" office:value="3062.51370019">
                <text:p>3062.51370019</text:p>
              </table:table-cell>
              <table:table-cell office:value-type="float" office:value="3083.96892806">
                <text:p>3083.96892806</text:p>
              </table:table-cell>
            </table:table-row>
            <table:table-row>
              <table:table-cell office:value-type="float" office:value="3.67">
                <text:p>3.67</text:p>
              </table:table-cell>
              <table:table-cell office:value-type="float" office:value="6146.48262953">
                <text:p>6146.48262953</text:p>
              </table:table-cell>
              <table:table-cell office:value-type="float" office:value="3062.51370011">
                <text:p>3062.51370011</text:p>
              </table:table-cell>
              <table:table-cell office:value-type="float" office:value="3083.96892942">
                <text:p>3083.96892942</text:p>
              </table:table-cell>
            </table:table-row>
            <table:table-row>
              <table:table-cell office:value-type="float" office:value="3.68">
                <text:p>3.68</text:p>
              </table:table-cell>
              <table:table-cell office:value-type="float" office:value="6146.48262971">
                <text:p>6146.48262971</text:p>
              </table:table-cell>
              <table:table-cell office:value-type="float" office:value="3062.51370139">
                <text:p>3062.51370139</text:p>
              </table:table-cell>
              <table:table-cell office:value-type="float" office:value="3083.96892832">
                <text:p>3083.96892832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6146.48263119">
                <text:p>6146.48263119</text:p>
              </table:table-cell>
              <table:table-cell office:value-type="float" office:value="3062.51370137">
                <text:p>3062.51370137</text:p>
              </table:table-cell>
              <table:table-cell office:value-type="float" office:value="3083.96892982">
                <text:p>3083.96892982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6146.4826334">
                <text:p>6146.4826334</text:p>
              </table:table-cell>
              <table:table-cell office:value-type="float" office:value="3062.51370276">
                <text:p>3062.51370276</text:p>
              </table:table-cell>
              <table:table-cell office:value-type="float" office:value="3083.96893064">
                <text:p>3083.96893064</text:p>
              </table:table-cell>
            </table:table-row>
            <table:table-row>
              <table:table-cell office:value-type="float" office:value="3.71">
                <text:p>3.71</text:p>
              </table:table-cell>
              <table:table-cell office:value-type="float" office:value="6146.4826349">
                <text:p>6146.4826349</text:p>
              </table:table-cell>
              <table:table-cell office:value-type="float" office:value="3062.51370318">
                <text:p>3062.51370318</text:p>
              </table:table-cell>
              <table:table-cell office:value-type="float" office:value="3083.96893172">
                <text:p>3083.96893172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6146.48263796">
                <text:p>6146.48263796</text:p>
              </table:table-cell>
              <table:table-cell office:value-type="float" office:value="3062.51370478">
                <text:p>3062.51370478</text:p>
              </table:table-cell>
              <table:table-cell office:value-type="float" office:value="3083.96893317">
                <text:p>3083.96893317</text:p>
              </table:table-cell>
            </table:table-row>
            <table:table-row>
              <table:table-cell office:value-type="float" office:value="3.73">
                <text:p>3.73</text:p>
              </table:table-cell>
              <table:table-cell office:value-type="float" office:value="6146.48264087">
                <text:p>6146.48264087</text:p>
              </table:table-cell>
              <table:table-cell office:value-type="float" office:value="3062.5137063">
                <text:p>3062.5137063</text:p>
              </table:table-cell>
              <table:table-cell office:value-type="float" office:value="3083.96893458">
                <text:p>3083.96893458</text:p>
              </table:table-cell>
            </table:table-row>
            <table:table-row>
              <table:table-cell office:value-type="float" office:value="3.74">
                <text:p>3.74</text:p>
              </table:table-cell>
              <table:table-cell office:value-type="float" office:value="6146.48264354">
                <text:p>6146.48264354</text:p>
              </table:table-cell>
              <table:table-cell office:value-type="float" office:value="3062.51370718">
                <text:p>3062.51370718</text:p>
              </table:table-cell>
              <table:table-cell office:value-type="float" office:value="3083.96893637">
                <text:p>3083.96893637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6146.48264765">
                <text:p>6146.48264765</text:p>
              </table:table-cell>
              <table:table-cell office:value-type="float" office:value="3062.51370924">
                <text:p>3062.51370924</text:p>
              </table:table-cell>
              <table:table-cell office:value-type="float" office:value="3083.96893841">
                <text:p>3083.96893841</text:p>
              </table:table-cell>
            </table:table-row>
            <table:table-row>
              <table:table-cell office:value-type="float" office:value="3.76">
                <text:p>3.76</text:p>
              </table:table-cell>
              <table:table-cell office:value-type="float" office:value="11495.4114755">
                <text:p>11495.4114755</text:p>
              </table:table-cell>
              <table:table-cell office:value-type="float" office:value="5736.97812489">
                <text:p>5736.97812489</text:p>
              </table:table-cell>
              <table:table-cell office:value-type="float" office:value="5758.4333506">
                <text:p>5758.4333506</text:p>
              </table:table-cell>
            </table:table-row>
            <table:table-row>
              <table:table-cell office:value-type="float" office:value="3.77">
                <text:p>3.77</text:p>
              </table:table-cell>
              <table:table-cell office:value-type="float" office:value="11495.4114209">
                <text:p>11495.4114209</text:p>
              </table:table-cell>
              <table:table-cell office:value-type="float" office:value="5736.97809943">
                <text:p>5736.97809943</text:p>
              </table:table-cell>
              <table:table-cell office:value-type="float" office:value="5758.4333215">
                <text:p>5758.433321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11495.4113905">
                <text:p>11495.4113905</text:p>
              </table:table-cell>
              <table:table-cell office:value-type="float" office:value="5736.97808456">
                <text:p>5736.97808456</text:p>
              </table:table-cell>
              <table:table-cell office:value-type="float" office:value="5758.4333059">
                <text:p>5758.4333059</text:p>
              </table:table-cell>
            </table:table-row>
            <table:table-row>
              <table:table-cell office:value-type="float" office:value="3.79">
                <text:p>3.79</text:p>
              </table:table-cell>
              <table:table-cell office:value-type="float" office:value="11495.4113775">
                <text:p>11495.4113775</text:p>
              </table:table-cell>
              <table:table-cell office:value-type="float" office:value="5736.97807997">
                <text:p>5736.97807997</text:p>
              </table:table-cell>
              <table:table-cell office:value-type="float" office:value="5758.43329749">
                <text:p>5758.4332974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1495.4113715">
                <text:p>11495.4113715</text:p>
              </table:table-cell>
              <table:table-cell office:value-type="float" office:value="5736.97807799">
                <text:p>5736.97807799</text:p>
              </table:table-cell>
              <table:table-cell office:value-type="float" office:value="5758.43329355">
                <text:p>5758.43329355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11495.4113725">
                <text:p>11495.4113725</text:p>
              </table:table-cell>
              <table:table-cell office:value-type="float" office:value="5736.97808042">
                <text:p>5736.97808042</text:p>
              </table:table-cell>
              <table:table-cell office:value-type="float" office:value="5758.43329208">
                <text:p>5758.43329208</text:p>
              </table:table-cell>
            </table:table-row>
            <table:table-row>
              <table:table-cell office:value-type="float" office:value="3.82">
                <text:p>3.82</text:p>
              </table:table-cell>
              <table:table-cell office:value-type="float" office:value="11495.4113773">
                <text:p>11495.4113773</text:p>
              </table:table-cell>
              <table:table-cell office:value-type="float" office:value="5736.97808369">
                <text:p>5736.97808369</text:p>
              </table:table-cell>
              <table:table-cell office:value-type="float" office:value="5758.43329362">
                <text:p>5758.43329362</text:p>
              </table:table-cell>
            </table:table-row>
            <table:table-row>
              <table:table-cell office:value-type="float" office:value="3.83">
                <text:p>3.83</text:p>
              </table:table-cell>
              <table:table-cell office:value-type="float" office:value="11495.4113865">
                <text:p>11495.4113865</text:p>
              </table:table-cell>
              <table:table-cell office:value-type="float" office:value="5736.97809027">
                <text:p>5736.97809027</text:p>
              </table:table-cell>
              <table:table-cell office:value-type="float" office:value="5758.43329625">
                <text:p>5758.4332962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11495.4113978">
                <text:p>11495.4113978</text:p>
              </table:table-cell>
              <table:table-cell office:value-type="float" office:value="5736.9780981">
                <text:p>5736.9780981</text:p>
              </table:table-cell>
              <table:table-cell office:value-type="float" office:value="5758.43329973">
                <text:p>5758.43329973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11495.4114125">
                <text:p>11495.4114125</text:p>
              </table:table-cell>
              <table:table-cell office:value-type="float" office:value="5736.97810674">
                <text:p>5736.97810674</text:p>
              </table:table-cell>
              <table:table-cell office:value-type="float" office:value="5758.43330573">
                <text:p>5758.43330573</text:p>
              </table:table-cell>
            </table:table-row>
            <table:table-row>
              <table:table-cell office:value-type="float" office:value="3.86">
                <text:p>3.86</text:p>
              </table:table-cell>
              <table:table-cell office:value-type="float" office:value="11495.4114279">
                <text:p>11495.4114279</text:p>
              </table:table-cell>
              <table:table-cell office:value-type="float" office:value="5736.97811586">
                <text:p>5736.97811586</text:p>
              </table:table-cell>
              <table:table-cell office:value-type="float" office:value="5758.43331204">
                <text:p>5758.43331204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11495.4114459">
                <text:p>11495.4114459</text:p>
              </table:table-cell>
              <table:table-cell office:value-type="float" office:value="5736.97812631">
                <text:p>5736.97812631</text:p>
              </table:table-cell>
              <table:table-cell office:value-type="float" office:value="5758.43331963">
                <text:p>5758.43331963</text:p>
              </table:table-cell>
            </table:table-row>
            <table:table-row>
              <table:table-cell office:value-type="float" office:value="3.88">
                <text:p>3.88</text:p>
              </table:table-cell>
              <table:table-cell office:value-type="float" office:value="11495.4114659">
                <text:p>11495.4114659</text:p>
              </table:table-cell>
              <table:table-cell office:value-type="float" office:value="5736.97813691">
                <text:p>5736.97813691</text:p>
              </table:table-cell>
              <table:table-cell office:value-type="float" office:value="5758.43332895">
                <text:p>5758.43332895</text:p>
              </table:table-cell>
            </table:table-row>
            <table:table-row>
              <table:table-cell office:value-type="float" office:value="3.89">
                <text:p>3.89</text:p>
              </table:table-cell>
              <table:table-cell office:value-type="float" office:value="11495.4114881">
                <text:p>11495.4114881</text:p>
              </table:table-cell>
              <table:table-cell office:value-type="float" office:value="5736.97815026">
                <text:p>5736.97815026</text:p>
              </table:table-cell>
              <table:table-cell office:value-type="float" office:value="5758.43333788">
                <text:p>5758.43333788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1495.4115114">
                <text:p>11495.4115114</text:p>
              </table:table-cell>
              <table:table-cell office:value-type="float" office:value="5736.97816326">
                <text:p>5736.97816326</text:p>
              </table:table-cell>
              <table:table-cell office:value-type="float" office:value="5758.43334812">
                <text:p>5758.43334812</text:p>
              </table:table-cell>
            </table:table-row>
            <table:table-row>
              <table:table-cell office:value-type="float" office:value="3.91">
                <text:p>3.91</text:p>
              </table:table-cell>
              <table:table-cell office:value-type="float" office:value="11495.4115343">
                <text:p>11495.4115343</text:p>
              </table:table-cell>
              <table:table-cell office:value-type="float" office:value="5736.97817674">
                <text:p>5736.97817674</text:p>
              </table:table-cell>
              <table:table-cell office:value-type="float" office:value="5758.43335758">
                <text:p>5758.43335758</text:p>
              </table:table-cell>
            </table:table-row>
            <table:table-row>
              <table:table-cell office:value-type="float" office:value="3.92">
                <text:p>3.92</text:p>
              </table:table-cell>
              <table:table-cell office:value-type="float" office:value="11495.4115594">
                <text:p>11495.4115594</text:p>
              </table:table-cell>
              <table:table-cell office:value-type="float" office:value="5736.97819085">
                <text:p>5736.97819085</text:p>
              </table:table-cell>
              <table:table-cell office:value-type="float" office:value="5758.43336857">
                <text:p>5758.43336857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11495.4115851">
                <text:p>11495.4115851</text:p>
              </table:table-cell>
              <table:table-cell office:value-type="float" office:value="5736.97820511">
                <text:p>5736.97820511</text:p>
              </table:table-cell>
              <table:table-cell office:value-type="float" office:value="5758.43338">
                <text:p>5758.43338</text:p>
              </table:table-cell>
            </table:table-row>
            <table:table-row>
              <table:table-cell office:value-type="float" office:value="3.94">
                <text:p>3.94</text:p>
              </table:table-cell>
              <table:table-cell office:value-type="float" office:value="11495.4116122">
                <text:p>11495.4116122</text:p>
              </table:table-cell>
              <table:table-cell office:value-type="float" office:value="5736.97822081">
                <text:p>5736.97822081</text:p>
              </table:table-cell>
              <table:table-cell office:value-type="float" office:value="5758.43339141">
                <text:p>5758.43339141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11495.4116394">
                <text:p>11495.4116394</text:p>
              </table:table-cell>
              <table:table-cell office:value-type="float" office:value="5736.97823558">
                <text:p>5736.97823558</text:p>
              </table:table-cell>
              <table:table-cell office:value-type="float" office:value="5758.4334038">
                <text:p>5758.4334038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11495.411668">
                <text:p>11495.411668</text:p>
              </table:table-cell>
              <table:table-cell office:value-type="float" office:value="5736.97825173">
                <text:p>5736.97825173</text:p>
              </table:table-cell>
              <table:table-cell office:value-type="float" office:value="5758.43341627">
                <text:p>5758.43341627</text:p>
              </table:table-cell>
            </table:table-row>
            <table:table-row>
              <table:table-cell office:value-type="float" office:value="3.97">
                <text:p>3.97</text:p>
              </table:table-cell>
              <table:table-cell office:value-type="float" office:value="11495.4116959">
                <text:p>11495.4116959</text:p>
              </table:table-cell>
              <table:table-cell office:value-type="float" office:value="5736.97826726">
                <text:p>5736.97826726</text:p>
              </table:table-cell>
              <table:table-cell office:value-type="float" office:value="5758.43342866">
                <text:p>5758.43342866</text:p>
              </table:table-cell>
            </table:table-row>
            <table:table-row>
              <table:table-cell office:value-type="float" office:value="3.98">
                <text:p>3.98</text:p>
              </table:table-cell>
              <table:table-cell office:value-type="float" office:value="11495.4117249">
                <text:p>11495.4117249</text:p>
              </table:table-cell>
              <table:table-cell office:value-type="float" office:value="5736.97828291">
                <text:p>5736.97828291</text:p>
              </table:table-cell>
              <table:table-cell office:value-type="float" office:value="5758.43344198">
                <text:p>5758.43344198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11495.4117562">
                <text:p>11495.4117562</text:p>
              </table:table-cell>
              <table:table-cell office:value-type="float" office:value="5736.97830038">
                <text:p>5736.97830038</text:p>
              </table:table-cell>
              <table:table-cell office:value-type="float" office:value="5758.43345584">
                <text:p>5758.433455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551.202516">
                <text:p>21551.202516</text:p>
              </table:table-cell>
              <table:table-cell office:value-type="float" office:value="10764.8736817">
                <text:p>10764.8736817</text:p>
              </table:table-cell>
              <table:table-cell office:value-type="float" office:value="10786.3288343">
                <text:p>10786.3288343</text:p>
              </table:table-cell>
            </table:table-row>
            <table:table-row>
              <table:table-cell office:value-type="float" office:value="4.01">
                <text:p>4.01</text:p>
              </table:table-cell>
              <table:table-cell office:value-type="float" office:value="21551.2018966">
                <text:p>21551.2018966</text:p>
              </table:table-cell>
              <table:table-cell office:value-type="float" office:value="10764.8733641">
                <text:p>10764.8733641</text:p>
              </table:table-cell>
              <table:table-cell office:value-type="float" office:value="10786.3285325">
                <text:p>10786.3285325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21551.2016915">
                <text:p>21551.2016915</text:p>
              </table:table-cell>
              <table:table-cell office:value-type="float" office:value="10764.8732594">
                <text:p>10764.8732594</text:p>
              </table:table-cell>
              <table:table-cell office:value-type="float" office:value="10786.3284321">
                <text:p>10786.3284321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21551.2015629">
                <text:p>21551.2015629</text:p>
              </table:table-cell>
              <table:table-cell office:value-type="float" office:value="10764.8731905">
                <text:p>10764.8731905</text:p>
              </table:table-cell>
              <table:table-cell office:value-type="float" office:value="10786.3283724">
                <text:p>10786.3283724</text:p>
              </table:table-cell>
            </table:table-row>
            <table:table-row>
              <table:table-cell office:value-type="float" office:value="4.04">
                <text:p>4.04</text:p>
              </table:table-cell>
              <table:table-cell office:value-type="float" office:value="21551.2014744">
                <text:p>21551.2014744</text:p>
              </table:table-cell>
              <table:table-cell office:value-type="float" office:value="10764.8731451">
                <text:p>10764.8731451</text:p>
              </table:table-cell>
              <table:table-cell office:value-type="float" office:value="10786.3283293">
                <text:p>10786.3283293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21551.2014063">
                <text:p>21551.2014063</text:p>
              </table:table-cell>
              <table:table-cell office:value-type="float" office:value="10764.8731104">
                <text:p>10764.8731104</text:p>
              </table:table-cell>
              <table:table-cell office:value-type="float" office:value="10786.3282959">
                <text:p>10786.3282959</text:p>
              </table:table-cell>
            </table:table-row>
            <table:table-row>
              <table:table-cell office:value-type="float" office:value="4.06">
                <text:p>4.06</text:p>
              </table:table-cell>
              <table:table-cell office:value-type="float" office:value="21551.2013543">
                <text:p>21551.2013543</text:p>
              </table:table-cell>
              <table:table-cell office:value-type="float" office:value="10764.8730839">
                <text:p>10764.8730839</text:p>
              </table:table-cell>
              <table:table-cell office:value-type="float" office:value="10786.3282704">
                <text:p>10786.3282704</text:p>
              </table:table-cell>
            </table:table-row>
            <table:table-row>
              <table:table-cell office:value-type="float" office:value="4.07">
                <text:p>4.07</text:p>
              </table:table-cell>
              <table:table-cell office:value-type="float" office:value="21551.2013129">
                <text:p>21551.2013129</text:p>
              </table:table-cell>
              <table:table-cell office:value-type="float" office:value="10764.8730627">
                <text:p>10764.8730627</text:p>
              </table:table-cell>
              <table:table-cell office:value-type="float" office:value="10786.3282502">
                <text:p>10786.3282502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21551.2012816">
                <text:p>21551.2012816</text:p>
              </table:table-cell>
              <table:table-cell office:value-type="float" office:value="10764.8730478">
                <text:p>10764.8730478</text:p>
              </table:table-cell>
              <table:table-cell office:value-type="float" office:value="10786.3282338">
                <text:p>10786.3282338</text:p>
              </table:table-cell>
            </table:table-row>
            <table:table-row>
              <table:table-cell office:value-type="float" office:value="4.09">
                <text:p>4.09</text:p>
              </table:table-cell>
              <table:table-cell office:value-type="float" office:value="21551.2012616">
                <text:p>21551.2012616</text:p>
              </table:table-cell>
              <table:table-cell office:value-type="float" office:value="10764.8730371">
                <text:p>10764.8730371</text:p>
              </table:table-cell>
              <table:table-cell office:value-type="float" office:value="10786.3282245">
                <text:p>10786.3282245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21551.2012398">
                <text:p>21551.2012398</text:p>
              </table:table-cell>
              <table:table-cell office:value-type="float" office:value="10764.8730248">
                <text:p>10764.8730248</text:p>
              </table:table-cell>
              <table:table-cell office:value-type="float" office:value="10786.328215">
                <text:p>10786.328215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21551.2012266">
                <text:p>21551.2012266</text:p>
              </table:table-cell>
              <table:table-cell office:value-type="float" office:value="10764.8730182">
                <text:p>10764.8730182</text:p>
              </table:table-cell>
              <table:table-cell office:value-type="float" office:value="10786.3282085">
                <text:p>10786.3282085</text:p>
              </table:table-cell>
            </table:table-row>
            <table:table-row>
              <table:table-cell office:value-type="float" office:value="4.12">
                <text:p>4.12</text:p>
              </table:table-cell>
              <table:table-cell office:value-type="float" office:value="21551.201216">
                <text:p>21551.201216</text:p>
              </table:table-cell>
              <table:table-cell office:value-type="float" office:value="10764.8730126">
                <text:p>10764.8730126</text:p>
              </table:table-cell>
              <table:table-cell office:value-type="float" office:value="10786.3282034">
                <text:p>10786.3282034</text:p>
              </table:table-cell>
            </table:table-row>
            <table:table-row>
              <table:table-cell office:value-type="float" office:value="4.13">
                <text:p>4.13</text:p>
              </table:table-cell>
              <table:table-cell office:value-type="float" office:value="21551.2012133">
                <text:p>21551.2012133</text:p>
              </table:table-cell>
              <table:table-cell office:value-type="float" office:value="10764.873012">
                <text:p>10764.873012</text:p>
              </table:table-cell>
              <table:table-cell office:value-type="float" office:value="10786.3282013">
                <text:p>10786.3282013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21551.2012122">
                <text:p>21551.2012122</text:p>
              </table:table-cell>
              <table:table-cell office:value-type="float" office:value="10764.8730129">
                <text:p>10764.8730129</text:p>
              </table:table-cell>
              <table:table-cell office:value-type="float" office:value="10786.3281994">
                <text:p>10786.3281994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21551.2012142">
                <text:p>21551.2012142</text:p>
              </table:table-cell>
              <table:table-cell office:value-type="float" office:value="10764.8730137">
                <text:p>10764.8730137</text:p>
              </table:table-cell>
              <table:table-cell office:value-type="float" office:value="10786.3282004">
                <text:p>10786.3282004</text:p>
              </table:table-cell>
            </table:table-row>
            <table:table-row>
              <table:table-cell office:value-type="float" office:value="4.16">
                <text:p>4.16</text:p>
              </table:table-cell>
              <table:table-cell office:value-type="float" office:value="21551.2012135">
                <text:p>21551.2012135</text:p>
              </table:table-cell>
              <table:table-cell office:value-type="float" office:value="10764.873014">
                <text:p>10764.873014</text:p>
              </table:table-cell>
              <table:table-cell office:value-type="float" office:value="10786.3281995">
                <text:p>10786.3281995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21551.2012197">
                <text:p>21551.2012197</text:p>
              </table:table-cell>
              <table:table-cell office:value-type="float" office:value="10764.8730177">
                <text:p>10764.8730177</text:p>
              </table:table-cell>
              <table:table-cell office:value-type="float" office:value="10786.328202">
                <text:p>10786.328202</text:p>
              </table:table-cell>
            </table:table-row>
            <table:table-row>
              <table:table-cell office:value-type="float" office:value="4.18">
                <text:p>4.18</text:p>
              </table:table-cell>
              <table:table-cell office:value-type="float" office:value="21551.2012276">
                <text:p>21551.2012276</text:p>
              </table:table-cell>
              <table:table-cell office:value-type="float" office:value="10764.873021">
                <text:p>10764.873021</text:p>
              </table:table-cell>
              <table:table-cell office:value-type="float" office:value="10786.3282066">
                <text:p>10786.3282066</text:p>
              </table:table-cell>
            </table:table-row>
            <table:table-row>
              <table:table-cell office:value-type="float" office:value="4.19">
                <text:p>4.19</text:p>
              </table:table-cell>
              <table:table-cell office:value-type="float" office:value="21551.201239">
                <text:p>21551.201239</text:p>
              </table:table-cell>
              <table:table-cell office:value-type="float" office:value="10764.8730264">
                <text:p>10764.8730264</text:p>
              </table:table-cell>
              <table:table-cell office:value-type="float" office:value="10786.3282125">
                <text:p>10786.3282125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21551.2012487">
                <text:p>21551.2012487</text:p>
              </table:table-cell>
              <table:table-cell office:value-type="float" office:value="10764.8730329">
                <text:p>10764.8730329</text:p>
              </table:table-cell>
              <table:table-cell office:value-type="float" office:value="10786.3282158">
                <text:p>10786.3282158</text:p>
              </table:table-cell>
            </table:table-row>
            <table:table-row>
              <table:table-cell office:value-type="float" office:value="4.21">
                <text:p>4.21</text:p>
              </table:table-cell>
              <table:table-cell office:value-type="float" office:value="21551.2012622">
                <text:p>21551.2012622</text:p>
              </table:table-cell>
              <table:table-cell office:value-type="float" office:value="10764.8730394">
                <text:p>10764.8730394</text:p>
              </table:table-cell>
              <table:table-cell office:value-type="float" office:value="10786.3282227">
                <text:p>10786.3282227</text:p>
              </table:table-cell>
            </table:table-row>
            <table:table-row>
              <table:table-cell office:value-type="float" office:value="4.22">
                <text:p>4.22</text:p>
              </table:table-cell>
              <table:table-cell office:value-type="float" office:value="21551.201276">
                <text:p>21551.201276</text:p>
              </table:table-cell>
              <table:table-cell office:value-type="float" office:value="10764.8730474">
                <text:p>10764.8730474</text:p>
              </table:table-cell>
              <table:table-cell office:value-type="float" office:value="10786.3282287">
                <text:p>10786.3282287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21551.2012915">
                <text:p>21551.2012915</text:p>
              </table:table-cell>
              <table:table-cell office:value-type="float" office:value="10764.8730554">
                <text:p>10764.8730554</text:p>
              </table:table-cell>
              <table:table-cell office:value-type="float" office:value="10786.3282361">
                <text:p>10786.3282361</text:p>
              </table:table-cell>
            </table:table-row>
            <table:table-row>
              <table:table-cell office:value-type="float" office:value="4.24">
                <text:p>4.24</text:p>
              </table:table-cell>
              <table:table-cell office:value-type="float" office:value="21551.2013048">
                <text:p>21551.2013048</text:p>
              </table:table-cell>
              <table:table-cell office:value-type="float" office:value="10764.8730626">
                <text:p>10764.8730626</text:p>
              </table:table-cell>
              <table:table-cell office:value-type="float" office:value="10786.3282422">
                <text:p>10786.3282422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21551.201325">
                <text:p>21551.201325</text:p>
              </table:table-cell>
              <table:table-cell office:value-type="float" office:value="10764.8730729">
                <text:p>10764.8730729</text:p>
              </table:table-cell>
              <table:table-cell office:value-type="float" office:value="10786.3282522">
                <text:p>10786.3282522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40472.3279134">
                <text:p>40472.3279134</text:p>
              </table:table-cell>
              <table:table-cell office:value-type="float" office:value="20225.4363632">
                <text:p>20225.4363632</text:p>
              </table:table-cell>
              <table:table-cell office:value-type="float" office:value="20246.8915501">
                <text:p>20246.8915501</text:p>
              </table:table-cell>
            </table:table-row>
            <table:table-row>
              <table:table-cell office:value-type="float" office:value="4.27">
                <text:p>4.27</text:p>
              </table:table-cell>
              <table:table-cell office:value-type="float" office:value="40472.3277022">
                <text:p>40472.3277022</text:p>
              </table:table-cell>
              <table:table-cell office:value-type="float" office:value="20225.4362558">
                <text:p>20225.4362558</text:p>
              </table:table-cell>
              <table:table-cell office:value-type="float" office:value="20246.8914464">
                <text:p>20246.8914464</text:p>
              </table:table-cell>
            </table:table-row>
            <table:table-row>
              <table:table-cell office:value-type="float" office:value="4.28">
                <text:p>4.28</text:p>
              </table:table-cell>
              <table:table-cell office:value-type="float" office:value="40472.3276068">
                <text:p>40472.3276068</text:p>
              </table:table-cell>
              <table:table-cell office:value-type="float" office:value="20225.4362029">
                <text:p>20225.4362029</text:p>
              </table:table-cell>
              <table:table-cell office:value-type="float" office:value="20246.8914038">
                <text:p>20246.8914038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40472.3275585">
                <text:p>40472.3275585</text:p>
              </table:table-cell>
              <table:table-cell office:value-type="float" office:value="20225.436174">
                <text:p>20225.436174</text:p>
              </table:table-cell>
              <table:table-cell office:value-type="float" office:value="20246.8913845">
                <text:p>20246.8913845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40472.3275465">
                <text:p>40472.3275465</text:p>
              </table:table-cell>
              <table:table-cell office:value-type="float" office:value="20225.4361634">
                <text:p>20225.4361634</text:p>
              </table:table-cell>
              <table:table-cell office:value-type="float" office:value="20246.8913831">
                <text:p>20246.8913831</text:p>
              </table:table-cell>
            </table:table-row>
            <table:table-row>
              <table:table-cell office:value-type="float" office:value="4.31">
                <text:p>4.31</text:p>
              </table:table-cell>
              <table:table-cell office:value-type="float" office:value="40472.3275573">
                <text:p>40472.3275573</text:p>
              </table:table-cell>
              <table:table-cell office:value-type="float" office:value="20225.4361628">
                <text:p>20225.4361628</text:p>
              </table:table-cell>
              <table:table-cell office:value-type="float" office:value="20246.8913945">
                <text:p>20246.8913945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40472.3275842">
                <text:p>40472.3275842</text:p>
              </table:table-cell>
              <table:table-cell office:value-type="float" office:value="20225.4361709">
                <text:p>20225.4361709</text:p>
              </table:table-cell>
              <table:table-cell office:value-type="float" office:value="20246.8914133">
                <text:p>20246.8914133</text:p>
              </table:table-cell>
            </table:table-row>
            <table:table-row>
              <table:table-cell office:value-type="float" office:value="4.33">
                <text:p>4.33</text:p>
              </table:table-cell>
              <table:table-cell office:value-type="float" office:value="40472.3276233">
                <text:p>40472.3276233</text:p>
              </table:table-cell>
              <table:table-cell office:value-type="float" office:value="20225.4361861">
                <text:p>20225.4361861</text:p>
              </table:table-cell>
              <table:table-cell office:value-type="float" office:value="20246.8914372">
                <text:p>20246.8914372</text:p>
              </table:table-cell>
            </table:table-row>
            <table:table-row>
              <table:table-cell office:value-type="float" office:value="4.34">
                <text:p>4.34</text:p>
              </table:table-cell>
              <table:table-cell office:value-type="float" office:value="40472.3276696">
                <text:p>40472.3276696</text:p>
              </table:table-cell>
              <table:table-cell office:value-type="float" office:value="20225.4362028">
                <text:p>20225.4362028</text:p>
              </table:table-cell>
              <table:table-cell office:value-type="float" office:value="20246.8914668">
                <text:p>20246.8914668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40472.3277346">
                <text:p>40472.3277346</text:p>
              </table:table-cell>
              <table:table-cell office:value-type="float" office:value="20225.4362294">
                <text:p>20225.4362294</text:p>
              </table:table-cell>
              <table:table-cell office:value-type="float" office:value="20246.8915052">
                <text:p>20246.8915052</text:p>
              </table:table-cell>
            </table:table-row>
            <table:table-row>
              <table:table-cell office:value-type="float" office:value="4.36">
                <text:p>4.36</text:p>
              </table:table-cell>
              <table:table-cell office:value-type="float" office:value="40472.3278">
                <text:p>40472.3278</text:p>
              </table:table-cell>
              <table:table-cell office:value-type="float" office:value="20225.4362594">
                <text:p>20225.4362594</text:p>
              </table:table-cell>
              <table:table-cell office:value-type="float" office:value="20246.8915406">
                <text:p>20246.8915406</text:p>
              </table:table-cell>
            </table:table-row>
            <table:table-row>
              <table:table-cell office:value-type="float" office:value="4.37">
                <text:p>4.37</text:p>
              </table:table-cell>
              <table:table-cell office:value-type="float" office:value="40472.3278732">
                <text:p>40472.3278732</text:p>
              </table:table-cell>
              <table:table-cell office:value-type="float" office:value="20225.4362897">
                <text:p>20225.4362897</text:p>
              </table:table-cell>
              <table:table-cell office:value-type="float" office:value="20246.8915835">
                <text:p>20246.8915835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40472.3279529">
                <text:p>40472.3279529</text:p>
              </table:table-cell>
              <table:table-cell office:value-type="float" office:value="20225.4363248">
                <text:p>20225.4363248</text:p>
              </table:table-cell>
              <table:table-cell office:value-type="float" office:value="20246.891628">
                <text:p>20246.891628</text:p>
              </table:table-cell>
            </table:table-row>
            <table:table-row>
              <table:table-cell office:value-type="float" office:value="4.39">
                <text:p>4.39</text:p>
              </table:table-cell>
              <table:table-cell office:value-type="float" office:value="40472.3280397">
                <text:p>40472.3280397</text:p>
              </table:table-cell>
              <table:table-cell office:value-type="float" office:value="20225.4363632">
                <text:p>20225.4363632</text:p>
              </table:table-cell>
              <table:table-cell office:value-type="float" office:value="20246.8916764">
                <text:p>20246.891676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40472.32813">
                <text:p>40472.32813</text:p>
              </table:table-cell>
              <table:table-cell office:value-type="float" office:value="20225.4364036">
                <text:p>20225.4364036</text:p>
              </table:table-cell>
              <table:table-cell office:value-type="float" office:value="20246.8917264">
                <text:p>20246.8917264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40472.3282227">
                <text:p>40472.3282227</text:p>
              </table:table-cell>
              <table:table-cell office:value-type="float" office:value="20225.4364456">
                <text:p>20225.4364456</text:p>
              </table:table-cell>
              <table:table-cell office:value-type="float" office:value="20246.8917771">
                <text:p>20246.8917771</text:p>
              </table:table-cell>
            </table:table-row>
            <table:table-row>
              <table:table-cell office:value-type="float" office:value="4.42">
                <text:p>4.42</text:p>
              </table:table-cell>
              <table:table-cell office:value-type="float" office:value="40472.3283196">
                <text:p>40472.3283196</text:p>
              </table:table-cell>
              <table:table-cell office:value-type="float" office:value="20225.4364879">
                <text:p>20225.4364879</text:p>
              </table:table-cell>
              <table:table-cell office:value-type="float" office:value="20246.8918317">
                <text:p>20246.8918317</text:p>
              </table:table-cell>
            </table:table-row>
            <table:table-row>
              <table:table-cell office:value-type="float" office:value="4.43">
                <text:p>4.43</text:p>
              </table:table-cell>
              <table:table-cell office:value-type="float" office:value="40472.3284206">
                <text:p>40472.3284206</text:p>
              </table:table-cell>
              <table:table-cell office:value-type="float" office:value="20225.4365338">
                <text:p>20225.4365338</text:p>
              </table:table-cell>
              <table:table-cell office:value-type="float" office:value="20246.8918868">
                <text:p>20246.8918868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40472.3285234">
                <text:p>40472.3285234</text:p>
              </table:table-cell>
              <table:table-cell office:value-type="float" office:value="20225.4365803">
                <text:p>20225.4365803</text:p>
              </table:table-cell>
              <table:table-cell office:value-type="float" office:value="20246.8919431">
                <text:p>20246.8919431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40472.328631">
                <text:p>40472.328631</text:p>
              </table:table-cell>
              <table:table-cell office:value-type="float" office:value="20225.4366305">
                <text:p>20225.4366305</text:p>
              </table:table-cell>
              <table:table-cell office:value-type="float" office:value="20246.8920005">
                <text:p>20246.8920005</text:p>
              </table:table-cell>
            </table:table-row>
            <table:table-row>
              <table:table-cell office:value-type="float" office:value="4.46">
                <text:p>4.46</text:p>
              </table:table-cell>
              <table:table-cell office:value-type="float" office:value="40472.3287423">
                <text:p>40472.3287423</text:p>
              </table:table-cell>
              <table:table-cell office:value-type="float" office:value="20225.4366811">
                <text:p>20225.4366811</text:p>
              </table:table-cell>
              <table:table-cell office:value-type="float" office:value="20246.8920612">
                <text:p>20246.8920612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40472.3288531">
                <text:p>40472.3288531</text:p>
              </table:table-cell>
              <table:table-cell office:value-type="float" office:value="20225.4367317">
                <text:p>20225.4367317</text:p>
              </table:table-cell>
              <table:table-cell office:value-type="float" office:value="20246.8921214">
                <text:p>20246.8921214</text:p>
              </table:table-cell>
            </table:table-row>
            <table:table-row>
              <table:table-cell office:value-type="float" office:value="4.48">
                <text:p>4.48</text:p>
              </table:table-cell>
              <table:table-cell office:value-type="float" office:value="40472.3289692">
                <text:p>40472.3289692</text:p>
              </table:table-cell>
              <table:table-cell office:value-type="float" office:value="20225.4367892">
                <text:p>20225.4367892</text:p>
              </table:table-cell>
              <table:table-cell office:value-type="float" office:value="20246.89218">
                <text:p>20246.89218</text:p>
              </table:table-cell>
            </table:table-row>
            <table:table-row>
              <table:table-cell office:value-type="float" office:value="4.49">
                <text:p>4.49</text:p>
              </table:table-cell>
              <table:table-cell office:value-type="float" office:value="40472.329084">
                <text:p>40472.329084</text:p>
              </table:table-cell>
              <table:table-cell office:value-type="float" office:value="20225.4368423">
                <text:p>20225.4368423</text:p>
              </table:table-cell>
              <table:table-cell office:value-type="float" office:value="20246.8922417">
                <text:p>20246.892241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6146.2901728">
                <text:p>76146.2901728</text:p>
              </table:table-cell>
              <table:table-cell office:value-type="float" office:value="38062.417384">
                <text:p>38062.417384</text:p>
              </table:table-cell>
              <table:table-cell office:value-type="float" office:value="38083.8727889">
                <text:p>38083.8727889</text:p>
              </table:table-cell>
            </table:table-row>
            <table:table-row>
              <table:table-cell office:value-type="float" office:value="4.51">
                <text:p>4.51</text:p>
              </table:table-cell>
              <table:table-cell office:value-type="float" office:value="76146.2880294">
                <text:p>76146.2880294</text:p>
              </table:table-cell>
              <table:table-cell office:value-type="float" office:value="38062.4163536">
                <text:p>38062.4163536</text:p>
              </table:table-cell>
              <table:table-cell office:value-type="float" office:value="38083.8716758">
                <text:p>38083.8716758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76146.2874497">
                <text:p>76146.2874497</text:p>
              </table:table-cell>
              <table:table-cell office:value-type="float" office:value="38062.4160878">
                <text:p>38062.4160878</text:p>
              </table:table-cell>
              <table:table-cell office:value-type="float" office:value="38083.8713619">
                <text:p>38083.8713619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76146.2871535">
                <text:p>76146.2871535</text:p>
              </table:table-cell>
              <table:table-cell office:value-type="float" office:value="38062.4159584">
                <text:p>38062.4159584</text:p>
              </table:table-cell>
              <table:table-cell office:value-type="float" office:value="38083.8711951">
                <text:p>38083.8711951</text:p>
              </table:table-cell>
            </table:table-row>
            <table:table-row>
              <table:table-cell office:value-type="float" office:value="4.54">
                <text:p>4.54</text:p>
              </table:table-cell>
              <table:table-cell office:value-type="float" office:value="76146.2869915">
                <text:p>76146.2869915</text:p>
              </table:table-cell>
              <table:table-cell office:value-type="float" office:value="38062.4158925">
                <text:p>38062.4158925</text:p>
              </table:table-cell>
              <table:table-cell office:value-type="float" office:value="38083.8710991">
                <text:p>38083.8710991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76146.2869123">
                <text:p>76146.2869123</text:p>
              </table:table-cell>
              <table:table-cell office:value-type="float" office:value="38062.4158687">
                <text:p>38062.4158687</text:p>
              </table:table-cell>
              <table:table-cell office:value-type="float" office:value="38083.8710437">
                <text:p>38083.8710437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76146.2868941">
                <text:p>76146.2868941</text:p>
              </table:table-cell>
              <table:table-cell office:value-type="float" office:value="38062.415872">
                <text:p>38062.415872</text:p>
              </table:table-cell>
              <table:table-cell office:value-type="float" office:value="38083.8710221">
                <text:p>38083.8710221</text:p>
              </table:table-cell>
            </table:table-row>
            <table:table-row>
              <table:table-cell office:value-type="float" office:value="4.57">
                <text:p>4.57</text:p>
              </table:table-cell>
              <table:table-cell office:value-type="float" office:value="76146.2869088">
                <text:p>76146.2869088</text:p>
              </table:table-cell>
              <table:table-cell office:value-type="float" office:value="38062.4158925">
                <text:p>38062.4158925</text:p>
              </table:table-cell>
              <table:table-cell office:value-type="float" office:value="38083.8710163">
                <text:p>38083.8710163</text:p>
              </table:table-cell>
            </table:table-row>
            <table:table-row>
              <table:table-cell office:value-type="float" office:value="4.58">
                <text:p>4.58</text:p>
              </table:table-cell>
              <table:table-cell office:value-type="float" office:value="76146.2869626">
                <text:p>76146.2869626</text:p>
              </table:table-cell>
              <table:table-cell office:value-type="float" office:value="38062.4159294">
                <text:p>38062.4159294</text:p>
              </table:table-cell>
              <table:table-cell office:value-type="float" office:value="38083.8710332">
                <text:p>38083.8710332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76146.2870406">
                <text:p>76146.2870406</text:p>
              </table:table-cell>
              <table:table-cell office:value-type="float" office:value="38062.4159854">
                <text:p>38062.4159854</text:p>
              </table:table-cell>
              <table:table-cell office:value-type="float" office:value="38083.8710552">
                <text:p>38083.871055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76146.2871388">
                <text:p>76146.2871388</text:p>
              </table:table-cell>
              <table:table-cell office:value-type="float" office:value="38062.4160467">
                <text:p>38062.4160467</text:p>
              </table:table-cell>
              <table:table-cell office:value-type="float" office:value="38083.871092">
                <text:p>38083.871092</text:p>
              </table:table-cell>
            </table:table-row>
            <table:table-row>
              <table:table-cell office:value-type="float" office:value="4.61">
                <text:p>4.61</text:p>
              </table:table-cell>
              <table:table-cell office:value-type="float" office:value="76146.2872568">
                <text:p>76146.2872568</text:p>
              </table:table-cell>
              <table:table-cell office:value-type="float" office:value="38062.4161186">
                <text:p>38062.4161186</text:p>
              </table:table-cell>
              <table:table-cell office:value-type="float" office:value="38083.8711381">
                <text:p>38083.8711381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76146.2873956">
                <text:p>76146.2873956</text:p>
              </table:table-cell>
              <table:table-cell office:value-type="float" office:value="38062.416204">
                <text:p>38062.416204</text:p>
              </table:table-cell>
              <table:table-cell office:value-type="float" office:value="38083.8711916">
                <text:p>38083.8711916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76146.287546">
                <text:p>76146.287546</text:p>
              </table:table-cell>
              <table:table-cell office:value-type="float" office:value="38062.4162955">
                <text:p>38062.4162955</text:p>
              </table:table-cell>
              <table:table-cell office:value-type="float" office:value="38083.8712505">
                <text:p>38083.8712505</text:p>
              </table:table-cell>
            </table:table-row>
            <table:table-row>
              <table:table-cell office:value-type="float" office:value="4.64">
                <text:p>4.64</text:p>
              </table:table-cell>
              <table:table-cell office:value-type="float" office:value="76146.2877055">
                <text:p>76146.2877055</text:p>
              </table:table-cell>
              <table:table-cell office:value-type="float" office:value="38062.416391">
                <text:p>38062.416391</text:p>
              </table:table-cell>
              <table:table-cell office:value-type="float" office:value="38083.8713145">
                <text:p>38083.8713145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76146.2878839">
                <text:p>76146.2878839</text:p>
              </table:table-cell>
              <table:table-cell office:value-type="float" office:value="38062.416499">
                <text:p>38062.416499</text:p>
              </table:table-cell>
              <table:table-cell office:value-type="float" office:value="38083.8713849">
                <text:p>38083.8713849</text:p>
              </table:table-cell>
            </table:table-row>
            <table:table-row>
              <table:table-cell office:value-type="float" office:value="4.66">
                <text:p>4.66</text:p>
              </table:table-cell>
              <table:table-cell office:value-type="float" office:value="76146.2880656">
                <text:p>76146.2880656</text:p>
              </table:table-cell>
              <table:table-cell office:value-type="float" office:value="38062.4166099">
                <text:p>38062.4166099</text:p>
              </table:table-cell>
              <table:table-cell office:value-type="float" office:value="38083.8714556">
                <text:p>38083.8714556</text:p>
              </table:table-cell>
            </table:table-row>
            <table:table-row>
              <table:table-cell office:value-type="float" office:value="4.67">
                <text:p>4.67</text:p>
              </table:table-cell>
              <table:table-cell office:value-type="float" office:value="76146.2882543">
                <text:p>76146.2882543</text:p>
              </table:table-cell>
              <table:table-cell office:value-type="float" office:value="38062.4167216">
                <text:p>38062.4167216</text:p>
              </table:table-cell>
              <table:table-cell office:value-type="float" office:value="38083.8715327">
                <text:p>38083.8715327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76146.2884458">
                <text:p>76146.2884458</text:p>
              </table:table-cell>
              <table:table-cell office:value-type="float" office:value="38062.416838">
                <text:p>38062.416838</text:p>
              </table:table-cell>
              <table:table-cell office:value-type="float" office:value="38083.8716078">
                <text:p>38083.8716078</text:p>
              </table:table-cell>
            </table:table-row>
            <table:table-row>
              <table:table-cell office:value-type="float" office:value="4.69">
                <text:p>4.69</text:p>
              </table:table-cell>
              <table:table-cell office:value-type="float" office:value="76146.2886473">
                <text:p>76146.2886473</text:p>
              </table:table-cell>
              <table:table-cell office:value-type="float" office:value="38062.4169601">
                <text:p>38062.4169601</text:p>
              </table:table-cell>
              <table:table-cell office:value-type="float" office:value="38083.8716873">
                <text:p>38083.8716873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76146.2888472">
                <text:p>76146.2888472</text:p>
              </table:table-cell>
              <table:table-cell office:value-type="float" office:value="38062.4170808">
                <text:p>38062.4170808</text:p>
              </table:table-cell>
              <table:table-cell office:value-type="float" office:value="38083.8717663">
                <text:p>38083.8717663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76146.2890566">
                <text:p>76146.2890566</text:p>
              </table:table-cell>
              <table:table-cell office:value-type="float" office:value="38062.4172085">
                <text:p>38062.4172085</text:p>
              </table:table-cell>
              <table:table-cell office:value-type="float" office:value="38083.8718481">
                <text:p>38083.8718481</text:p>
              </table:table-cell>
            </table:table-row>
            <table:table-row>
              <table:table-cell office:value-type="float" office:value="4.72">
                <text:p>4.72</text:p>
              </table:table-cell>
              <table:table-cell office:value-type="float" office:value="76146.289266">
                <text:p>76146.289266</text:p>
              </table:table-cell>
              <table:table-cell office:value-type="float" office:value="38062.417333">
                <text:p>38062.417333</text:p>
              </table:table-cell>
              <table:table-cell office:value-type="float" office:value="38083.871933">
                <text:p>38083.871933</text:p>
              </table:table-cell>
            </table:table-row>
            <table:table-row>
              <table:table-cell office:value-type="float" office:value="4.73">
                <text:p>4.73</text:p>
              </table:table-cell>
              <table:table-cell office:value-type="float" office:value="76146.2894848">
                <text:p>76146.2894848</text:p>
              </table:table-cell>
              <table:table-cell office:value-type="float" office:value="38062.4174646">
                <text:p>38062.4174646</text:p>
              </table:table-cell>
              <table:table-cell office:value-type="float" office:value="38083.8720202">
                <text:p>38083.8720202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76146.2897049">
                <text:p>76146.2897049</text:p>
              </table:table-cell>
              <table:table-cell office:value-type="float" office:value="38062.4175941">
                <text:p>38062.4175941</text:p>
              </table:table-cell>
              <table:table-cell office:value-type="float" office:value="38083.8721109">
                <text:p>38083.8721109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76146.2899254">
                <text:p>76146.2899254</text:p>
              </table:table-cell>
              <table:table-cell office:value-type="float" office:value="38062.4177278">
                <text:p>38062.4177278</text:p>
              </table:table-cell>
              <table:table-cell office:value-type="float" office:value="38083.8721977">
                <text:p>38083.8721977</text:p>
              </table:table-cell>
            </table:table-row>
            <table:table-row>
              <table:table-cell office:value-type="float" office:value="4.76">
                <text:p>4.76</text:p>
              </table:table-cell>
              <table:table-cell office:value-type="float" office:value="143447.227263">
                <text:p>143447.227263</text:p>
              </table:table-cell>
              <table:table-cell office:value-type="float" office:value="71712.8862721">
                <text:p>71712.8862721</text:p>
              </table:table-cell>
              <table:table-cell office:value-type="float" office:value="71734.3409908">
                <text:p>71734.3409908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143447.225844">
                <text:p>143447.225844</text:p>
              </table:table-cell>
              <table:table-cell office:value-type="float" office:value="71712.8855208">
                <text:p>71712.8855208</text:p>
              </table:table-cell>
              <table:table-cell office:value-type="float" office:value="71734.340323">
                <text:p>71734.340323</text:p>
              </table:table-cell>
            </table:table-row>
            <table:table-row>
              <table:table-cell office:value-type="float" office:value="4.78">
                <text:p>4.78</text:p>
              </table:table-cell>
              <table:table-cell office:value-type="float" office:value="143447.225049">
                <text:p>143447.225049</text:p>
              </table:table-cell>
              <table:table-cell office:value-type="float" office:value="71712.8850989">
                <text:p>71712.8850989</text:p>
              </table:table-cell>
              <table:table-cell office:value-type="float" office:value="71734.3399498">
                <text:p>71734.3399498</text:p>
              </table:table-cell>
            </table:table-row>
            <table:table-row>
              <table:table-cell office:value-type="float" office:value="4.79">
                <text:p>4.79</text:p>
              </table:table-cell>
              <table:table-cell office:value-type="float" office:value="143447.224566">
                <text:p>143447.224566</text:p>
              </table:table-cell>
              <table:table-cell office:value-type="float" office:value="71712.8848383">
                <text:p>71712.8848383</text:p>
              </table:table-cell>
              <table:table-cell office:value-type="float" office:value="71734.3397277">
                <text:p>71734.3397277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3447.224266">
                <text:p>143447.224266</text:p>
              </table:table-cell>
              <table:table-cell office:value-type="float" office:value="71712.8846732">
                <text:p>71712.8846732</text:p>
              </table:table-cell>
              <table:table-cell office:value-type="float" office:value="71734.3395929">
                <text:p>71734.3395929</text:p>
              </table:table-cell>
            </table:table-row>
            <table:table-row>
              <table:table-cell office:value-type="float" office:value="4.81">
                <text:p>4.81</text:p>
              </table:table-cell>
              <table:table-cell office:value-type="float" office:value="143447.2241">
                <text:p>143447.2241</text:p>
              </table:table-cell>
              <table:table-cell office:value-type="float" office:value="71712.8845829">
                <text:p>71712.8845829</text:p>
              </table:table-cell>
              <table:table-cell office:value-type="float" office:value="71734.3395175">
                <text:p>71734.3395175</text:p>
              </table:table-cell>
            </table:table-row>
            <table:table-row>
              <table:table-cell office:value-type="float" office:value="4.82">
                <text:p>4.82</text:p>
              </table:table-cell>
              <table:table-cell office:value-type="float" office:value="143447.224026">
                <text:p>143447.224026</text:p>
              </table:table-cell>
              <table:table-cell office:value-type="float" office:value="71712.8845264">
                <text:p>71712.8845264</text:p>
              </table:table-cell>
              <table:table-cell office:value-type="float" office:value="71734.3394991">
                <text:p>71734.3394991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143447.224027">
                <text:p>143447.224027</text:p>
              </table:table-cell>
              <table:table-cell office:value-type="float" office:value="71712.8845159">
                <text:p>71712.8845159</text:p>
              </table:table-cell>
              <table:table-cell office:value-type="float" office:value="71734.3395107">
                <text:p>71734.339510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143447.224102">
                <text:p>143447.224102</text:p>
              </table:table-cell>
              <table:table-cell office:value-type="float" office:value="71712.8845444">
                <text:p>71712.8845444</text:p>
              </table:table-cell>
              <table:table-cell office:value-type="float" office:value="71734.339558">
                <text:p>71734.339558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143447.224209">
                <text:p>143447.224209</text:p>
              </table:table-cell>
              <table:table-cell office:value-type="float" office:value="71712.8845901">
                <text:p>71712.8845901</text:p>
              </table:table-cell>
              <table:table-cell office:value-type="float" office:value="71734.3396188">
                <text:p>71734.3396188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143447.224376">
                <text:p>143447.224376</text:p>
              </table:table-cell>
              <table:table-cell office:value-type="float" office:value="71712.8846745">
                <text:p>71712.8846745</text:p>
              </table:table-cell>
              <table:table-cell office:value-type="float" office:value="71734.3397015">
                <text:p>71734.3397015</text:p>
              </table:table-cell>
            </table:table-row>
            <table:table-row>
              <table:table-cell office:value-type="float" office:value="4.87">
                <text:p>4.87</text:p>
              </table:table-cell>
              <table:table-cell office:value-type="float" office:value="143447.224575">
                <text:p>143447.224575</text:p>
              </table:table-cell>
              <table:table-cell office:value-type="float" office:value="71712.8847611">
                <text:p>71712.8847611</text:p>
              </table:table-cell>
              <table:table-cell office:value-type="float" office:value="71734.3398142">
                <text:p>71734.3398142</text:p>
              </table:table-cell>
            </table:table-row>
            <table:table-row>
              <table:table-cell office:value-type="float" office:value="4.88">
                <text:p>4.88</text:p>
              </table:table-cell>
              <table:table-cell office:value-type="float" office:value="143447.224783">
                <text:p>143447.224783</text:p>
              </table:table-cell>
              <table:table-cell office:value-type="float" office:value="71712.8848649">
                <text:p>71712.8848649</text:p>
              </table:table-cell>
              <table:table-cell office:value-type="float" office:value="71734.339918">
                <text:p>71734.339918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143447.225051">
                <text:p>143447.225051</text:p>
              </table:table-cell>
              <table:table-cell office:value-type="float" office:value="71712.8850131">
                <text:p>71712.8850131</text:p>
              </table:table-cell>
              <table:table-cell office:value-type="float" office:value="71734.3400375">
                <text:p>71734.3400375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143447.225348">
                <text:p>143447.225348</text:p>
              </table:table-cell>
              <table:table-cell office:value-type="float" office:value="71712.8851345">
                <text:p>71712.8851345</text:p>
              </table:table-cell>
              <table:table-cell office:value-type="float" office:value="71734.3402132">
                <text:p>71734.3402132</text:p>
              </table:table-cell>
            </table:table-row>
            <table:table-row>
              <table:table-cell office:value-type="float" office:value="4.91">
                <text:p>4.91</text:p>
              </table:table-cell>
              <table:table-cell office:value-type="float" office:value="143447.225609">
                <text:p>143447.225609</text:p>
              </table:table-cell>
              <table:table-cell office:value-type="float" office:value="71712.8852731">
                <text:p>71712.8852731</text:p>
              </table:table-cell>
              <table:table-cell office:value-type="float" office:value="71734.3403363">
                <text:p>71734.3403363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143447.225928">
                <text:p>143447.225928</text:p>
              </table:table-cell>
              <table:table-cell office:value-type="float" office:value="71712.8854216">
                <text:p>71712.8854216</text:p>
              </table:table-cell>
              <table:table-cell office:value-type="float" office:value="71734.3405067">
                <text:p>71734.3405067</text:p>
              </table:table-cell>
            </table:table-row>
            <table:table-row>
              <table:table-cell office:value-type="float" office:value="4.93">
                <text:p>4.93</text:p>
              </table:table-cell>
              <table:table-cell office:value-type="float" office:value="143447.22626">
                <text:p>143447.22626</text:p>
              </table:table-cell>
              <table:table-cell office:value-type="float" office:value="71712.8855911">
                <text:p>71712.8855911</text:p>
              </table:table-cell>
              <table:table-cell office:value-type="float" office:value="71734.3406691">
                <text:p>71734.3406691</text:p>
              </table:table-cell>
            </table:table-row>
            <table:table-row>
              <table:table-cell office:value-type="float" office:value="4.94">
                <text:p>4.94</text:p>
              </table:table-cell>
              <table:table-cell office:value-type="float" office:value="143447.226593">
                <text:p>143447.226593</text:p>
              </table:table-cell>
              <table:table-cell office:value-type="float" office:value="71712.885748">
                <text:p>71712.885748</text:p>
              </table:table-cell>
              <table:table-cell office:value-type="float" office:value="71734.3408451">
                <text:p>71734.3408451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143447.226941">
                <text:p>143447.226941</text:p>
              </table:table-cell>
              <table:table-cell office:value-type="float" office:value="71712.8859238">
                <text:p>71712.8859238</text:p>
              </table:table-cell>
              <table:table-cell office:value-type="float" office:value="71734.341017">
                <text:p>71734.341017</text:p>
              </table:table-cell>
            </table:table-row>
            <table:table-row>
              <table:table-cell office:value-type="float" office:value="4.96">
                <text:p>4.96</text:p>
              </table:table-cell>
              <table:table-cell office:value-type="float" office:value="143447.227358">
                <text:p>143447.227358</text:p>
              </table:table-cell>
              <table:table-cell office:value-type="float" office:value="71712.8861338">
                <text:p>71712.8861338</text:p>
              </table:table-cell>
              <table:table-cell office:value-type="float" office:value="71734.341224">
                <text:p>71734.341224</text:p>
              </table:table-cell>
            </table:table-row>
            <table:table-row>
              <table:table-cell office:value-type="float" office:value="4.97">
                <text:p>4.97</text:p>
              </table:table-cell>
              <table:table-cell office:value-type="float" office:value="143447.227735">
                <text:p>143447.227735</text:p>
              </table:table-cell>
              <table:table-cell office:value-type="float" office:value="71712.8863246">
                <text:p>71712.8863246</text:p>
              </table:table-cell>
              <table:table-cell office:value-type="float" office:value="71734.3414109">
                <text:p>71734.3414109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143447.228155">
                <text:p>143447.228155</text:p>
              </table:table-cell>
              <table:table-cell office:value-type="float" office:value="71712.8865193">
                <text:p>71712.8865193</text:p>
              </table:table-cell>
              <table:table-cell office:value-type="float" office:value="71734.3416356">
                <text:p>71734.3416356</text:p>
              </table:table-cell>
            </table:table-row>
            <table:table-row>
              <table:table-cell office:value-type="float" office:value="4.99">
                <text:p>4.99</text:p>
              </table:table-cell>
              <table:table-cell office:value-type="float" office:value="143447.228576">
                <text:p>143447.228576</text:p>
              </table:table-cell>
              <table:table-cell office:value-type="float" office:value="71712.8867243">
                <text:p>71712.8867243</text:p>
              </table:table-cell>
              <table:table-cell office:value-type="float" office:value="71734.3418512">
                <text:p>71734.3418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0599.942363">
                <text:p>270599.942363</text:p>
              </table:table-cell>
              <table:table-cell office:value-type="float" office:value="135289.243619">
                <text:p>135289.243619</text:p>
              </table:table-cell>
              <table:table-cell office:value-type="float" office:value="135310.698744">
                <text:p>135310.69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508cm" svg:y="0.316cm" chart:style-name="ch2">
          <text:p>50% Impedance Mismatch, Equal Wave Speeds, m=1.0 n=0.5 tau=eps=0.5</text:p>
        </chart:title>
        <chart:subtitle svg:x="6.355cm" svg:y="1.275cm" chart:style-name="ch3">
          <text:p>Right-Going Wave</text:p>
        </chart:subtitle>
        <chart:legend chart:legend-position="end" svg:x="12.777cm" svg:y="3.703cm" style:legend-expansion="high" chart:style-name="ch4"/>
        <chart:plot-area chart:style-name="ch5" table:cell-range-address="EnergyVals.A1:EnergyVals.D251" chart:data-source-has-labels="both" svg:x="1.331cm" svg:y="2.138cm" svg:width="11.126cm" svg:height="5.701cm">
          <chartooo:coordinate-region svg:x="2.138cm" svg:y="2.29cm" svg:width="10.319cm" svg:height="4.504cm"/>
          <chart:axis chart:dimension="x" chart:name="primary-x" chart:style-name="ch6" chartooo:axis-type="auto">
            <chartooo:date-scale/>
            <chart:title svg:x="6.493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21.4552350929">
                <text:p>21.4552350929</text:p>
                <draw:g>
                  <svg:desc>EnergyVals.B1:EnergyVals.B251</svg:desc>
                </draw:g>
              </table:table-cell>
              <table:table-cell office:value-type="float" office:value="2.91943776283E-016">
                <text:p>2.91943776283E-016</text:p>
                <draw:g>
                  <svg:desc>EnergyVals.C1:EnergyVals.C251</svg:desc>
                </draw:g>
              </table:table-cell>
              <table:table-cell office:value-type="float" office:value="21.4552350929">
                <text:p>21.4552350929</text:p>
                <draw:g>
                  <svg:desc>EnergyVals.D1:EnergyVals.D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1.4552351553">
                <text:p>21.4552351553</text:p>
              </table:table-cell>
              <table:table-cell office:value-type="float" office:value="2.41810246784E-016">
                <text:p>2.41810246784E-016</text:p>
              </table:table-cell>
              <table:table-cell office:value-type="float" office:value="21.4552351553">
                <text:p>21.455235155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1.4552352189">
                <text:p>21.4552352189</text:p>
              </table:table-cell>
              <table:table-cell office:value-type="float" office:value="2.32038305874E-016">
                <text:p>2.32038305874E-016</text:p>
              </table:table-cell>
              <table:table-cell office:value-type="float" office:value="21.4552352189">
                <text:p>21.4552352189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1.4552352892">
                <text:p>21.4552352892</text:p>
              </table:table-cell>
              <table:table-cell office:value-type="float" office:value="2.57504426349E-016">
                <text:p>2.57504426349E-016</text:p>
              </table:table-cell>
              <table:table-cell office:value-type="float" office:value="21.4552352892">
                <text:p>21.455235289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1.4552353627">
                <text:p>21.4552353627</text:p>
              </table:table-cell>
              <table:table-cell office:value-type="float" office:value="2.65577902722E-016">
                <text:p>2.65577902722E-016</text:p>
              </table:table-cell>
              <table:table-cell office:value-type="float" office:value="21.4552353627">
                <text:p>21.455235362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21.4552354383">
                <text:p>21.4552354383</text:p>
              </table:table-cell>
              <table:table-cell office:value-type="float" office:value="2.54738338184E-016">
                <text:p>2.54738338184E-016</text:p>
              </table:table-cell>
              <table:table-cell office:value-type="float" office:value="21.4552354383">
                <text:p>21.455235438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21.4552355159">
                <text:p>21.4552355159</text:p>
              </table:table-cell>
              <table:table-cell office:value-type="float" office:value="2.51155270965E-016">
                <text:p>2.51155270965E-016</text:p>
              </table:table-cell>
              <table:table-cell office:value-type="float" office:value="21.4552355159">
                <text:p>21.455235515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21.4552355945">
                <text:p>21.4552355945</text:p>
              </table:table-cell>
              <table:table-cell office:value-type="float" office:value="2.27235282548E-016">
                <text:p>2.27235282548E-016</text:p>
              </table:table-cell>
              <table:table-cell office:value-type="float" office:value="21.4552355945">
                <text:p>21.455235594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21.4552356737">
                <text:p>21.4552356737</text:p>
              </table:table-cell>
              <table:table-cell office:value-type="float" office:value="2.52294137101E-016">
                <text:p>2.52294137101E-016</text:p>
              </table:table-cell>
              <table:table-cell office:value-type="float" office:value="21.4552356737">
                <text:p>21.455235673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21.4552357564">
                <text:p>21.4552357564</text:p>
              </table:table-cell>
              <table:table-cell office:value-type="float" office:value="2.39032575411E-016">
                <text:p>2.39032575411E-016</text:p>
              </table:table-cell>
              <table:table-cell office:value-type="float" office:value="21.4552357564">
                <text:p>21.455235756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1.4552358396">
                <text:p>21.4552358396</text:p>
              </table:table-cell>
              <table:table-cell office:value-type="float" office:value="2.64938746767E-016">
                <text:p>2.64938746767E-016</text:p>
              </table:table-cell>
              <table:table-cell office:value-type="float" office:value="21.4552358396">
                <text:p>21.455235839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21.4552359254">
                <text:p>21.4552359254</text:p>
              </table:table-cell>
              <table:table-cell office:value-type="float" office:value="2.72377642977E-016">
                <text:p>2.72377642977E-016</text:p>
              </table:table-cell>
              <table:table-cell office:value-type="float" office:value="21.4552359254">
                <text:p>21.455235925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1.4552360108">
                <text:p>21.4552360108</text:p>
              </table:table-cell>
              <table:table-cell office:value-type="float" office:value="2.52336221769E-016">
                <text:p>2.52336221769E-016</text:p>
              </table:table-cell>
              <table:table-cell office:value-type="float" office:value="21.4552360108">
                <text:p>21.455236010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1.4552360968">
                <text:p>21.4552360968</text:p>
              </table:table-cell>
              <table:table-cell office:value-type="float" office:value="2.85975225901E-016">
                <text:p>2.85975225901E-016</text:p>
              </table:table-cell>
              <table:table-cell office:value-type="float" office:value="21.4552360968">
                <text:p>21.455236096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1.4552361842">
                <text:p>21.4552361842</text:p>
              </table:table-cell>
              <table:table-cell office:value-type="float" office:value="2.7154385784E-016">
                <text:p>2.7154385784E-016</text:p>
              </table:table-cell>
              <table:table-cell office:value-type="float" office:value="21.4552361842">
                <text:p>21.455236184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1.4552362717">
                <text:p>21.4552362717</text:p>
              </table:table-cell>
              <table:table-cell office:value-type="float" office:value="2.55743196978E-016">
                <text:p>2.55743196978E-016</text:p>
              </table:table-cell>
              <table:table-cell office:value-type="float" office:value="21.4552362717">
                <text:p>21.455236271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1.4552363594">
                <text:p>21.4552363594</text:p>
              </table:table-cell>
              <table:table-cell office:value-type="float" office:value="2.62983850272E-016">
                <text:p>2.62983850272E-016</text:p>
              </table:table-cell>
              <table:table-cell office:value-type="float" office:value="21.4552363594">
                <text:p>21.455236359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1.4552364469">
                <text:p>21.4552364469</text:p>
              </table:table-cell>
              <table:table-cell office:value-type="float" office:value="2.61981065947E-016">
                <text:p>2.61981065947E-016</text:p>
              </table:table-cell>
              <table:table-cell office:value-type="float" office:value="21.4552364469">
                <text:p>21.455236446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1.4552365363">
                <text:p>21.4552365363</text:p>
              </table:table-cell>
              <table:table-cell office:value-type="float" office:value="2.85392783673E-016">
                <text:p>2.85392783673E-016</text:p>
              </table:table-cell>
              <table:table-cell office:value-type="float" office:value="21.4552365363">
                <text:p>21.455236536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21.4552366254">
                <text:p>21.4552366254</text:p>
              </table:table-cell>
              <table:table-cell office:value-type="float" office:value="2.64757474048E-016">
                <text:p>2.64757474048E-016</text:p>
              </table:table-cell>
              <table:table-cell office:value-type="float" office:value="21.4552366254">
                <text:p>21.455236625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1.4552367154">
                <text:p>21.4552367154</text:p>
              </table:table-cell>
              <table:table-cell office:value-type="float" office:value="2.18067642202E-016">
                <text:p>2.18067642202E-016</text:p>
              </table:table-cell>
              <table:table-cell office:value-type="float" office:value="21.4552367154">
                <text:p>21.455236715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21.4552368059">
                <text:p>21.4552368059</text:p>
              </table:table-cell>
              <table:table-cell office:value-type="float" office:value="2.60165793115E-016">
                <text:p>2.60165793115E-016</text:p>
              </table:table-cell>
              <table:table-cell office:value-type="float" office:value="21.4552368059">
                <text:p>21.455236805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21.4552368965">
                <text:p>21.4552368965</text:p>
              </table:table-cell>
              <table:table-cell office:value-type="float" office:value="2.81336316618E-016">
                <text:p>2.81336316618E-016</text:p>
              </table:table-cell>
              <table:table-cell office:value-type="float" office:value="21.4552368965">
                <text:p>21.4552368965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1.4552369887">
                <text:p>21.4552369887</text:p>
              </table:table-cell>
              <table:table-cell office:value-type="float" office:value="2.52099029863E-016">
                <text:p>2.52099029863E-016</text:p>
              </table:table-cell>
              <table:table-cell office:value-type="float" office:value="21.4552369887">
                <text:p>21.4552369887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21.4552370801">
                <text:p>21.4552370801</text:p>
              </table:table-cell>
              <table:table-cell office:value-type="float" office:value="2.56645816839E-016">
                <text:p>2.56645816839E-016</text:p>
              </table:table-cell>
              <table:table-cell office:value-type="float" office:value="21.4552370801">
                <text:p>21.455237080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1.4552371746">
                <text:p>21.4552371746</text:p>
              </table:table-cell>
              <table:table-cell office:value-type="float" office:value="2.55271653489E-016">
                <text:p>2.55271653489E-016</text:p>
              </table:table-cell>
              <table:table-cell office:value-type="float" office:value="21.4552371746">
                <text:p>21.455237174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6.8190465149">
                <text:p>26.8190465149</text:p>
              </table:table-cell>
              <table:table-cell office:value-type="float" office:value="2.68190459">
                <text:p>2.68190459</text:p>
              </table:table-cell>
              <table:table-cell office:value-type="float" office:value="24.1371419249">
                <text:p>24.137141924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6.819046595">
                <text:p>26.819046595</text:p>
              </table:table-cell>
              <table:table-cell office:value-type="float" office:value="2.68190456233">
                <text:p>2.68190456233</text:p>
              </table:table-cell>
              <table:table-cell office:value-type="float" office:value="24.1371420327">
                <text:p>24.137142032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6.8190466807">
                <text:p>26.8190466807</text:p>
              </table:table-cell>
              <table:table-cell office:value-type="float" office:value="2.68190454393">
                <text:p>2.68190454393</text:p>
              </table:table-cell>
              <table:table-cell office:value-type="float" office:value="24.1371421368">
                <text:p>24.137142136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6.8190467727">
                <text:p>26.8190467727</text:p>
              </table:table-cell>
              <table:table-cell office:value-type="float" office:value="2.68190452983">
                <text:p>2.68190452983</text:p>
              </table:table-cell>
              <table:table-cell office:value-type="float" office:value="24.1371422428">
                <text:p>24.137142242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6.8190468644">
                <text:p>26.8190468644</text:p>
              </table:table-cell>
              <table:table-cell office:value-type="float" office:value="2.68190451742">
                <text:p>2.68190451742</text:p>
              </table:table-cell>
              <table:table-cell office:value-type="float" office:value="24.137142347">
                <text:p>24.13714234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6.819046963">
                <text:p>26.819046963</text:p>
              </table:table-cell>
              <table:table-cell office:value-type="float" office:value="2.68190450824">
                <text:p>2.68190450824</text:p>
              </table:table-cell>
              <table:table-cell office:value-type="float" office:value="24.1371424547">
                <text:p>24.1371424547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6.8190470616">
                <text:p>26.8190470616</text:p>
              </table:table-cell>
              <table:table-cell office:value-type="float" office:value="2.68190450052">
                <text:p>2.68190450052</text:p>
              </table:table-cell>
              <table:table-cell office:value-type="float" office:value="24.1371425611">
                <text:p>24.137142561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6.8190471637">
                <text:p>26.8190471637</text:p>
              </table:table-cell>
              <table:table-cell office:value-type="float" office:value="2.68190449545">
                <text:p>2.68190449545</text:p>
              </table:table-cell>
              <table:table-cell office:value-type="float" office:value="24.1371426682">
                <text:p>24.137142668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6.8190472666">
                <text:p>26.8190472666</text:p>
              </table:table-cell>
              <table:table-cell office:value-type="float" office:value="2.68190449093">
                <text:p>2.68190449093</text:p>
              </table:table-cell>
              <table:table-cell office:value-type="float" office:value="24.1371427757">
                <text:p>24.137142775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6.8190473687">
                <text:p>26.8190473687</text:p>
              </table:table-cell>
              <table:table-cell office:value-type="float" office:value="2.68190448777">
                <text:p>2.68190448777</text:p>
              </table:table-cell>
              <table:table-cell office:value-type="float" office:value="24.1371428809">
                <text:p>24.1371428809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6.8190474742">
                <text:p>26.8190474742</text:p>
              </table:table-cell>
              <table:table-cell office:value-type="float" office:value="2.68190448576">
                <text:p>2.68190448576</text:p>
              </table:table-cell>
              <table:table-cell office:value-type="float" office:value="24.1371429885">
                <text:p>24.137142988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6.8190475805">
                <text:p>26.8190475805</text:p>
              </table:table-cell>
              <table:table-cell office:value-type="float" office:value="2.68190448515">
                <text:p>2.68190448515</text:p>
              </table:table-cell>
              <table:table-cell office:value-type="float" office:value="24.1371430954">
                <text:p>24.137143095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6.8190476892">
                <text:p>26.8190476892</text:p>
              </table:table-cell>
              <table:table-cell office:value-type="float" office:value="2.68190448548">
                <text:p>2.68190448548</text:p>
              </table:table-cell>
              <table:table-cell office:value-type="float" office:value="24.1371432037">
                <text:p>24.137143203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6.8190477991">
                <text:p>26.8190477991</text:p>
              </table:table-cell>
              <table:table-cell office:value-type="float" office:value="2.68190448655">
                <text:p>2.68190448655</text:p>
              </table:table-cell>
              <table:table-cell office:value-type="float" office:value="24.1371433125">
                <text:p>24.13714331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.8190479121">
                <text:p>26.8190479121</text:p>
              </table:table-cell>
              <table:table-cell office:value-type="float" office:value="2.68190448841">
                <text:p>2.68190448841</text:p>
              </table:table-cell>
              <table:table-cell office:value-type="float" office:value="24.1371434237">
                <text:p>24.137143423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6.8190480201">
                <text:p>26.8190480201</text:p>
              </table:table-cell>
              <table:table-cell office:value-type="float" office:value="2.68190449096">
                <text:p>2.68190449096</text:p>
              </table:table-cell>
              <table:table-cell office:value-type="float" office:value="24.1371435292">
                <text:p>24.137143529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6.8190481321">
                <text:p>26.8190481321</text:p>
              </table:table-cell>
              <table:table-cell office:value-type="float" office:value="2.68190449441">
                <text:p>2.68190449441</text:p>
              </table:table-cell>
              <table:table-cell office:value-type="float" office:value="24.1371436377">
                <text:p>24.137143637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6.8190482456">
                <text:p>26.8190482456</text:p>
              </table:table-cell>
              <table:table-cell office:value-type="float" office:value="2.68190449857">
                <text:p>2.68190449857</text:p>
              </table:table-cell>
              <table:table-cell office:value-type="float" office:value="24.1371437471">
                <text:p>24.137143747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6.8190483589">
                <text:p>26.8190483589</text:p>
              </table:table-cell>
              <table:table-cell office:value-type="float" office:value="2.68190450328">
                <text:p>2.68190450328</text:p>
              </table:table-cell>
              <table:table-cell office:value-type="float" office:value="24.1371438556">
                <text:p>24.1371438556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6.8190484741">
                <text:p>26.8190484741</text:p>
              </table:table-cell>
              <table:table-cell office:value-type="float" office:value="2.68190450853">
                <text:p>2.68190450853</text:p>
              </table:table-cell>
              <table:table-cell office:value-type="float" office:value="24.1371439656">
                <text:p>24.137143965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6.8190485885">
                <text:p>26.8190485885</text:p>
              </table:table-cell>
              <table:table-cell office:value-type="float" office:value="2.68190451428">
                <text:p>2.68190451428</text:p>
              </table:table-cell>
              <table:table-cell office:value-type="float" office:value="24.1371440742">
                <text:p>24.137144074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6.8190487059">
                <text:p>26.8190487059</text:p>
              </table:table-cell>
              <table:table-cell office:value-type="float" office:value="2.68190452068">
                <text:p>2.68190452068</text:p>
              </table:table-cell>
              <table:table-cell office:value-type="float" office:value="24.1371441853">
                <text:p>24.137144185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6.8190488258">
                <text:p>26.8190488258</text:p>
              </table:table-cell>
              <table:table-cell office:value-type="float" office:value="2.68190452738">
                <text:p>2.68190452738</text:p>
              </table:table-cell>
              <table:table-cell office:value-type="float" office:value="24.1371442984">
                <text:p>24.1371442984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6.8190489428">
                <text:p>26.8190489428</text:p>
              </table:table-cell>
              <table:table-cell office:value-type="float" office:value="2.68190453437">
                <text:p>2.68190453437</text:p>
              </table:table-cell>
              <table:table-cell office:value-type="float" office:value="24.1371444084">
                <text:p>24.137144408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.5238113259">
                <text:p>33.5238113259</text:p>
              </table:table-cell>
              <table:table-cell office:value-type="float" office:value="6.03428567453">
                <text:p>6.03428567453</text:p>
              </table:table-cell>
              <table:table-cell office:value-type="float" office:value="27.4895256513">
                <text:p>27.489525651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3.5238113569">
                <text:p>33.5238113569</text:p>
              </table:table-cell>
              <table:table-cell office:value-type="float" office:value="6.03428558499">
                <text:p>6.03428558499</text:p>
              </table:table-cell>
              <table:table-cell office:value-type="float" office:value="27.4895257719">
                <text:p>27.4895257719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3.52381144">
                <text:p>33.52381144</text:p>
              </table:table-cell>
              <table:table-cell office:value-type="float" office:value="6.0342855457">
                <text:p>6.0342855457</text:p>
              </table:table-cell>
              <table:table-cell office:value-type="float" office:value="27.4895258943">
                <text:p>27.489525894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3.5238115391">
                <text:p>33.5238115391</text:p>
              </table:table-cell>
              <table:table-cell office:value-type="float" office:value="6.03428552052">
                <text:p>6.03428552052</text:p>
              </table:table-cell>
              <table:table-cell office:value-type="float" office:value="27.4895260186">
                <text:p>27.489526018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3.5238116463">
                <text:p>33.5238116463</text:p>
              </table:table-cell>
              <table:table-cell office:value-type="float" office:value="6.03428550364">
                <text:p>6.03428550364</text:p>
              </table:table-cell>
              <table:table-cell office:value-type="float" office:value="27.4895261427">
                <text:p>27.489526142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3.5238117607">
                <text:p>33.5238117607</text:p>
              </table:table-cell>
              <table:table-cell office:value-type="float" office:value="6.03428549046">
                <text:p>6.03428549046</text:p>
              </table:table-cell>
              <table:table-cell office:value-type="float" office:value="27.4895262703">
                <text:p>27.489526270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3.523811874">
                <text:p>33.523811874</text:p>
              </table:table-cell>
              <table:table-cell office:value-type="float" office:value="6.03428548257">
                <text:p>6.03428548257</text:p>
              </table:table-cell>
              <table:table-cell office:value-type="float" office:value="27.4895263914">
                <text:p>27.489526391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3.5238120014">
                <text:p>33.5238120014</text:p>
              </table:table-cell>
              <table:table-cell office:value-type="float" office:value="6.03428547563">
                <text:p>6.03428547563</text:p>
              </table:table-cell>
              <table:table-cell office:value-type="float" office:value="27.4895265258">
                <text:p>27.489526525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3.5238121212">
                <text:p>33.5238121212</text:p>
              </table:table-cell>
              <table:table-cell office:value-type="float" office:value="6.03428547145">
                <text:p>6.03428547145</text:p>
              </table:table-cell>
              <table:table-cell office:value-type="float" office:value="27.4895266497">
                <text:p>27.489526649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3.5238122465">
                <text:p>33.5238122465</text:p>
              </table:table-cell>
              <table:table-cell office:value-type="float" office:value="6.03428546872">
                <text:p>6.03428546872</text:p>
              </table:table-cell>
              <table:table-cell office:value-type="float" office:value="27.4895267777">
                <text:p>27.489526777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3.5238123736">
                <text:p>33.5238123736</text:p>
              </table:table-cell>
              <table:table-cell office:value-type="float" office:value="6.03428546766">
                <text:p>6.03428546766</text:p>
              </table:table-cell>
              <table:table-cell office:value-type="float" office:value="27.4895269059">
                <text:p>27.489526905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3.5238124981">
                <text:p>33.5238124981</text:p>
              </table:table-cell>
              <table:table-cell office:value-type="float" office:value="6.0342854679">
                <text:p>6.0342854679</text:p>
              </table:table-cell>
              <table:table-cell office:value-type="float" office:value="27.4895270302">
                <text:p>27.489527030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3.5238126252">
                <text:p>33.5238126252</text:p>
              </table:table-cell>
              <table:table-cell office:value-type="float" office:value="6.0342854696">
                <text:p>6.0342854696</text:p>
              </table:table-cell>
              <table:table-cell office:value-type="float" office:value="27.4895271556">
                <text:p>27.489527155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3.5238127545">
                <text:p>33.5238127545</text:p>
              </table:table-cell>
              <table:table-cell office:value-type="float" office:value="6.03428547219">
                <text:p>6.03428547219</text:p>
              </table:table-cell>
              <table:table-cell office:value-type="float" office:value="27.4895272823">
                <text:p>27.489527282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3.5238128859">
                <text:p>33.5238128859</text:p>
              </table:table-cell>
              <table:table-cell office:value-type="float" office:value="6.03428547614">
                <text:p>6.03428547614</text:p>
              </table:table-cell>
              <table:table-cell office:value-type="float" office:value="27.4895274098">
                <text:p>27.4895274098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3.5238130203">
                <text:p>33.5238130203</text:p>
              </table:table-cell>
              <table:table-cell office:value-type="float" office:value="6.03428548137">
                <text:p>6.03428548137</text:p>
              </table:table-cell>
              <table:table-cell office:value-type="float" office:value="27.489527539">
                <text:p>27.48952753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3.5238131528">
                <text:p>33.5238131528</text:p>
              </table:table-cell>
              <table:table-cell office:value-type="float" office:value="6.03428548622">
                <text:p>6.03428548622</text:p>
              </table:table-cell>
              <table:table-cell office:value-type="float" office:value="27.4895276666">
                <text:p>27.4895276666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3.5238132897">
                <text:p>33.5238132897</text:p>
              </table:table-cell>
              <table:table-cell office:value-type="float" office:value="6.03428549295">
                <text:p>6.03428549295</text:p>
              </table:table-cell>
              <table:table-cell office:value-type="float" office:value="27.4895277967">
                <text:p>27.489527796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3.5238134262">
                <text:p>33.5238134262</text:p>
              </table:table-cell>
              <table:table-cell office:value-type="float" office:value="6.03428550081">
                <text:p>6.03428550081</text:p>
              </table:table-cell>
              <table:table-cell office:value-type="float" office:value="27.4895279254">
                <text:p>27.48952792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3.5238135633">
                <text:p>33.5238135633</text:p>
              </table:table-cell>
              <table:table-cell office:value-type="float" office:value="6.03428550806">
                <text:p>6.03428550806</text:p>
              </table:table-cell>
              <table:table-cell office:value-type="float" office:value="27.4895280553">
                <text:p>27.489528055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3.523813698">
                <text:p>33.523813698</text:p>
              </table:table-cell>
              <table:table-cell office:value-type="float" office:value="6.03428551622">
                <text:p>6.03428551622</text:p>
              </table:table-cell>
              <table:table-cell office:value-type="float" office:value="27.4895281818">
                <text:p>27.489528181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3.5238138374">
                <text:p>33.5238138374</text:p>
              </table:table-cell>
              <table:table-cell office:value-type="float" office:value="6.03428552593">
                <text:p>6.03428552593</text:p>
              </table:table-cell>
              <table:table-cell office:value-type="float" office:value="27.4895283114">
                <text:p>27.4895283114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3.5238139735">
                <text:p>33.5238139735</text:p>
              </table:table-cell>
              <table:table-cell office:value-type="float" office:value="6.03428553591">
                <text:p>6.03428553591</text:p>
              </table:table-cell>
              <table:table-cell office:value-type="float" office:value="27.4895284376">
                <text:p>27.489528437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3.5238141128">
                <text:p>33.5238141128</text:p>
              </table:table-cell>
              <table:table-cell office:value-type="float" office:value="6.03428554662">
                <text:p>6.03428554662</text:p>
              </table:table-cell>
              <table:table-cell office:value-type="float" office:value="27.4895285662">
                <text:p>27.489528566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3.5238142544">
                <text:p>33.5238142544</text:p>
              </table:table-cell>
              <table:table-cell office:value-type="float" office:value="6.03428555873">
                <text:p>6.03428555873</text:p>
              </table:table-cell>
              <table:table-cell office:value-type="float" office:value="27.4895286957">
                <text:p>27.4895286957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3.5238143908">
                <text:p>33.5238143908</text:p>
              </table:table-cell>
              <table:table-cell office:value-type="float" office:value="6.0342855715">
                <text:p>6.0342855715</text:p>
              </table:table-cell>
              <table:table-cell office:value-type="float" office:value="27.4895288193">
                <text:p>27.4895288193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8.9979053591">
                <text:p>38.9979053591</text:p>
              </table:table-cell>
              <table:table-cell office:value-type="float" office:value="8.77133167817">
                <text:p>8.77133167817</text:p>
              </table:table-cell>
              <table:table-cell office:value-type="float" office:value="30.2265736809">
                <text:p>30.2265736809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38.9979046506">
                <text:p>38.9979046506</text:p>
              </table:table-cell>
              <table:table-cell office:value-type="float" office:value="8.77133157517">
                <text:p>8.77133157517</text:p>
              </table:table-cell>
              <table:table-cell office:value-type="float" office:value="30.2265730754">
                <text:p>30.226573075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38.9979041551">
                <text:p>38.9979041551</text:p>
              </table:table-cell>
              <table:table-cell office:value-type="float" office:value="8.77133150244">
                <text:p>8.77133150244</text:p>
              </table:table-cell>
              <table:table-cell office:value-type="float" office:value="30.2265726527">
                <text:p>30.2265726527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38.9979037683">
                <text:p>38.9979037683</text:p>
              </table:table-cell>
              <table:table-cell office:value-type="float" office:value="8.77133144676">
                <text:p>8.77133144676</text:p>
              </table:table-cell>
              <table:table-cell office:value-type="float" office:value="30.2265723215">
                <text:p>30.226572321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8.9979034508">
                <text:p>38.9979034508</text:p>
              </table:table-cell>
              <table:table-cell office:value-type="float" office:value="8.7713314013">
                <text:p>8.7713314013</text:p>
              </table:table-cell>
              <table:table-cell office:value-type="float" office:value="30.2265720495">
                <text:p>30.226572049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38.9979031788">
                <text:p>38.9979031788</text:p>
              </table:table-cell>
              <table:table-cell office:value-type="float" office:value="8.77133136225">
                <text:p>8.77133136225</text:p>
              </table:table-cell>
              <table:table-cell office:value-type="float" office:value="30.2265718165">
                <text:p>30.226571816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38.9979029475">
                <text:p>38.9979029475</text:p>
              </table:table-cell>
              <table:table-cell office:value-type="float" office:value="8.77133132842">
                <text:p>8.77133132842</text:p>
              </table:table-cell>
              <table:table-cell office:value-type="float" office:value="30.2265716191">
                <text:p>30.2265716191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38.9979027438">
                <text:p>38.9979027438</text:p>
              </table:table-cell>
              <table:table-cell office:value-type="float" office:value="8.77133130043">
                <text:p>8.77133130043</text:p>
              </table:table-cell>
              <table:table-cell office:value-type="float" office:value="30.2265714433">
                <text:p>30.226571443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38.9979025564">
                <text:p>38.9979025564</text:p>
              </table:table-cell>
              <table:table-cell office:value-type="float" office:value="8.77133127464">
                <text:p>8.77133127464</text:p>
              </table:table-cell>
              <table:table-cell office:value-type="float" office:value="30.2265712818">
                <text:p>30.226571281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38.9979023889">
                <text:p>38.9979023889</text:p>
              </table:table-cell>
              <table:table-cell office:value-type="float" office:value="8.77133125296">
                <text:p>8.77133125296</text:p>
              </table:table-cell>
              <table:table-cell office:value-type="float" office:value="30.2265711359">
                <text:p>30.226571135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38.997902238">
                <text:p>38.997902238</text:p>
              </table:table-cell>
              <table:table-cell office:value-type="float" office:value="8.77133123309">
                <text:p>8.77133123309</text:p>
              </table:table-cell>
              <table:table-cell office:value-type="float" office:value="30.2265710049">
                <text:p>30.2265710049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38.9979020969">
                <text:p>38.9979020969</text:p>
              </table:table-cell>
              <table:table-cell office:value-type="float" office:value="8.7713312153">
                <text:p>8.7713312153</text:p>
              </table:table-cell>
              <table:table-cell office:value-type="float" office:value="30.2265708816">
                <text:p>30.226570881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38.9979019705">
                <text:p>38.9979019705</text:p>
              </table:table-cell>
              <table:table-cell office:value-type="float" office:value="8.77133119937">
                <text:p>8.77133119937</text:p>
              </table:table-cell>
              <table:table-cell office:value-type="float" office:value="30.2265707711">
                <text:p>30.226570771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38.9979018486">
                <text:p>38.9979018486</text:p>
              </table:table-cell>
              <table:table-cell office:value-type="float" office:value="8.77133118619">
                <text:p>8.77133118619</text:p>
              </table:table-cell>
              <table:table-cell office:value-type="float" office:value="30.2265706624">
                <text:p>30.226570662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8.997901741">
                <text:p>38.997901741</text:p>
              </table:table-cell>
              <table:table-cell office:value-type="float" office:value="8.77133117341">
                <text:p>8.77133117341</text:p>
              </table:table-cell>
              <table:table-cell office:value-type="float" office:value="30.2265705676">
                <text:p>30.226570567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38.9979016346">
                <text:p>38.9979016346</text:p>
              </table:table-cell>
              <table:table-cell office:value-type="float" office:value="8.77133116448">
                <text:p>8.77133116448</text:p>
              </table:table-cell>
              <table:table-cell office:value-type="float" office:value="30.2265704702">
                <text:p>30.226570470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38.9979015417">
                <text:p>38.9979015417</text:p>
              </table:table-cell>
              <table:table-cell office:value-type="float" office:value="8.77133115429">
                <text:p>8.77133115429</text:p>
              </table:table-cell>
              <table:table-cell office:value-type="float" office:value="30.2265703874">
                <text:p>30.226570387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38.9979014503">
                <text:p>38.9979014503</text:p>
              </table:table-cell>
              <table:table-cell office:value-type="float" office:value="8.77133114603">
                <text:p>8.77133114603</text:p>
              </table:table-cell>
              <table:table-cell office:value-type="float" office:value="30.2265703042">
                <text:p>30.2265703042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38.9979013639">
                <text:p>38.9979013639</text:p>
              </table:table-cell>
              <table:table-cell office:value-type="float" office:value="8.77133113936">
                <text:p>8.77133113936</text:p>
              </table:table-cell>
              <table:table-cell office:value-type="float" office:value="30.2265702245">
                <text:p>30.226570224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38.9979012843">
                <text:p>38.9979012843</text:p>
              </table:table-cell>
              <table:table-cell office:value-type="float" office:value="8.77133113417">
                <text:p>8.77133113417</text:p>
              </table:table-cell>
              <table:table-cell office:value-type="float" office:value="30.2265701501">
                <text:p>30.226570150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38.9979012088">
                <text:p>38.9979012088</text:p>
              </table:table-cell>
              <table:table-cell office:value-type="float" office:value="8.77133112951">
                <text:p>8.77133112951</text:p>
              </table:table-cell>
              <table:table-cell office:value-type="float" office:value="30.2265700793">
                <text:p>30.2265700793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38.9979011374">
                <text:p>38.9979011374</text:p>
              </table:table-cell>
              <table:table-cell office:value-type="float" office:value="8.77133112515">
                <text:p>8.77133112515</text:p>
              </table:table-cell>
              <table:table-cell office:value-type="float" office:value="30.2265700122">
                <text:p>30.22657001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38.9979010669">
                <text:p>38.9979010669</text:p>
              </table:table-cell>
              <table:table-cell office:value-type="float" office:value="8.77133112331">
                <text:p>8.77133112331</text:p>
              </table:table-cell>
              <table:table-cell office:value-type="float" office:value="30.2265699436">
                <text:p>30.226569943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38.9979010085">
                <text:p>38.9979010085</text:p>
              </table:table-cell>
              <table:table-cell office:value-type="float" office:value="8.77133112096">
                <text:p>8.77133112096</text:p>
              </table:table-cell>
              <table:table-cell office:value-type="float" office:value="30.2265698875">
                <text:p>30.226569887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.4103958849">
                <text:p>47.4103958849</text:p>
              </table:table-cell>
              <table:table-cell office:value-type="float" office:value="12.9775785887">
                <text:p>12.9775785887</text:p>
              </table:table-cell>
              <table:table-cell office:value-type="float" office:value="34.4328172961">
                <text:p>34.4328172961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47.4103953717">
                <text:p>47.4103953717</text:p>
              </table:table-cell>
              <table:table-cell office:value-type="float" office:value="12.9775784225">
                <text:p>12.9775784225</text:p>
              </table:table-cell>
              <table:table-cell office:value-type="float" office:value="34.4328169492">
                <text:p>34.432816949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7.4103951203">
                <text:p>47.4103951203</text:p>
              </table:table-cell>
              <table:table-cell office:value-type="float" office:value="12.9775783418">
                <text:p>12.9775783418</text:p>
              </table:table-cell>
              <table:table-cell office:value-type="float" office:value="34.4328167786">
                <text:p>34.432816778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47.4103949171">
                <text:p>47.4103949171</text:p>
              </table:table-cell>
              <table:table-cell office:value-type="float" office:value="12.9775782822">
                <text:p>12.9775782822</text:p>
              </table:table-cell>
              <table:table-cell office:value-type="float" office:value="34.4328166349">
                <text:p>34.4328166349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47.410394744">
                <text:p>47.410394744</text:p>
              </table:table-cell>
              <table:table-cell office:value-type="float" office:value="12.9775782286">
                <text:p>12.9775782286</text:p>
              </table:table-cell>
              <table:table-cell office:value-type="float" office:value="34.4328165154">
                <text:p>34.4328165154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7.4103945879">
                <text:p>47.4103945879</text:p>
              </table:table-cell>
              <table:table-cell office:value-type="float" office:value="12.9775781815">
                <text:p>12.9775781815</text:p>
              </table:table-cell>
              <table:table-cell office:value-type="float" office:value="34.4328164064">
                <text:p>34.4328164064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47.4103944395">
                <text:p>47.4103944395</text:p>
              </table:table-cell>
              <table:table-cell office:value-type="float" office:value="12.9775781406">
                <text:p>12.9775781406</text:p>
              </table:table-cell>
              <table:table-cell office:value-type="float" office:value="34.4328162988">
                <text:p>34.432816298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47.4103943095">
                <text:p>47.4103943095</text:p>
              </table:table-cell>
              <table:table-cell office:value-type="float" office:value="12.9775781012">
                <text:p>12.9775781012</text:p>
              </table:table-cell>
              <table:table-cell office:value-type="float" office:value="34.4328162083">
                <text:p>34.4328162083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7.4103941806">
                <text:p>47.4103941806</text:p>
              </table:table-cell>
              <table:table-cell office:value-type="float" office:value="12.9775780636">
                <text:p>12.9775780636</text:p>
              </table:table-cell>
              <table:table-cell office:value-type="float" office:value="34.432816117">
                <text:p>34.43281611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7.4103940627">
                <text:p>47.4103940627</text:p>
              </table:table-cell>
              <table:table-cell office:value-type="float" office:value="12.9775780282">
                <text:p>12.9775780282</text:p>
              </table:table-cell>
              <table:table-cell office:value-type="float" office:value="34.4328160345">
                <text:p>34.432816034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7.4103939516">
                <text:p>47.4103939516</text:p>
              </table:table-cell>
              <table:table-cell office:value-type="float" office:value="12.9775779978">
                <text:p>12.9775779978</text:p>
              </table:table-cell>
              <table:table-cell office:value-type="float" office:value="34.4328159538">
                <text:p>34.432815953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7.4103938443">
                <text:p>47.4103938443</text:p>
              </table:table-cell>
              <table:table-cell office:value-type="float" office:value="12.9775779653">
                <text:p>12.9775779653</text:p>
              </table:table-cell>
              <table:table-cell office:value-type="float" office:value="34.4328158791">
                <text:p>34.4328158791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7.4103937444">
                <text:p>47.4103937444</text:p>
              </table:table-cell>
              <table:table-cell office:value-type="float" office:value="12.9775779358">
                <text:p>12.9775779358</text:p>
              </table:table-cell>
              <table:table-cell office:value-type="float" office:value="34.4328158086">
                <text:p>34.432815808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7.410393637">
                <text:p>47.410393637</text:p>
              </table:table-cell>
              <table:table-cell office:value-type="float" office:value="12.9775779083">
                <text:p>12.9775779083</text:p>
              </table:table-cell>
              <table:table-cell office:value-type="float" office:value="34.4328157287">
                <text:p>34.432815728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7.410393541">
                <text:p>47.410393541</text:p>
              </table:table-cell>
              <table:table-cell office:value-type="float" office:value="12.9775778815">
                <text:p>12.9775778815</text:p>
              </table:table-cell>
              <table:table-cell office:value-type="float" office:value="34.4328156595">
                <text:p>34.432815659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47.4103934546">
                <text:p>47.4103934546</text:p>
              </table:table-cell>
              <table:table-cell office:value-type="float" office:value="12.9775778577">
                <text:p>12.9775778577</text:p>
              </table:table-cell>
              <table:table-cell office:value-type="float" office:value="34.432815597">
                <text:p>34.432815597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47.4103933643">
                <text:p>47.4103933643</text:p>
              </table:table-cell>
              <table:table-cell office:value-type="float" office:value="12.9775778327">
                <text:p>12.9775778327</text:p>
              </table:table-cell>
              <table:table-cell office:value-type="float" office:value="34.4328155316">
                <text:p>34.432815531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7.4103932868">
                <text:p>47.4103932868</text:p>
              </table:table-cell>
              <table:table-cell office:value-type="float" office:value="12.977577811">
                <text:p>12.977577811</text:p>
              </table:table-cell>
              <table:table-cell office:value-type="float" office:value="34.4328154758">
                <text:p>34.4328154758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47.410393203">
                <text:p>47.410393203</text:p>
              </table:table-cell>
              <table:table-cell office:value-type="float" office:value="12.9775777889">
                <text:p>12.9775777889</text:p>
              </table:table-cell>
              <table:table-cell office:value-type="float" office:value="34.4328154141">
                <text:p>34.432815414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7.4103931263">
                <text:p>47.4103931263</text:p>
              </table:table-cell>
              <table:table-cell office:value-type="float" office:value="12.9775777706">
                <text:p>12.9775777706</text:p>
              </table:table-cell>
              <table:table-cell office:value-type="float" office:value="34.4328153557">
                <text:p>34.432815355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7.4103930553">
                <text:p>47.4103930553</text:p>
              </table:table-cell>
              <table:table-cell office:value-type="float" office:value="12.9775777516">
                <text:p>12.9775777516</text:p>
              </table:table-cell>
              <table:table-cell office:value-type="float" office:value="34.4328153037">
                <text:p>34.4328153037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47.41039298">
                <text:p>47.41039298</text:p>
              </table:table-cell>
              <table:table-cell office:value-type="float" office:value="12.9775777324">
                <text:p>12.9775777324</text:p>
              </table:table-cell>
              <table:table-cell office:value-type="float" office:value="34.4328152476">
                <text:p>34.4328152476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47.4103929098">
                <text:p>47.4103929098</text:p>
              </table:table-cell>
              <table:table-cell office:value-type="float" office:value="12.9775777166">
                <text:p>12.9775777166</text:p>
              </table:table-cell>
              <table:table-cell office:value-type="float" office:value="34.4328151932">
                <text:p>34.4328151932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7.4103928401">
                <text:p>47.4103928401</text:p>
              </table:table-cell>
              <table:table-cell office:value-type="float" office:value="12.9775776993">
                <text:p>12.9775776993</text:p>
              </table:table-cell>
              <table:table-cell office:value-type="float" office:value="34.4328151408">
                <text:p>34.4328151408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7.4103927802">
                <text:p>47.4103927802</text:p>
              </table:table-cell>
              <table:table-cell office:value-type="float" office:value="12.9775776857">
                <text:p>12.9775776857</text:p>
              </table:table-cell>
              <table:table-cell office:value-type="float" office:value="34.4328150945">
                <text:p>34.432815094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7.4103927218">
                <text:p>47.4103927218</text:p>
              </table:table-cell>
              <table:table-cell office:value-type="float" office:value="12.9775776728">
                <text:p>12.9775776728</text:p>
              </table:table-cell>
              <table:table-cell office:value-type="float" office:value="34.432815049">
                <text:p>34.432815049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58.7475254238">
                <text:p>58.7475254238</text:p>
              </table:table-cell>
              <table:table-cell office:value-type="float" office:value="18.6461441015">
                <text:p>18.6461441015</text:p>
              </table:table-cell>
              <table:table-cell office:value-type="float" office:value="40.1013813223">
                <text:p>40.1013813223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58.7475251898">
                <text:p>58.7475251898</text:p>
              </table:table-cell>
              <table:table-cell office:value-type="float" office:value="18.6461440269">
                <text:p>18.6461440269</text:p>
              </table:table-cell>
              <table:table-cell office:value-type="float" office:value="40.101381163">
                <text:p>40.101381163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58.7475249966">
                <text:p>58.7475249966</text:p>
              </table:table-cell>
              <table:table-cell office:value-type="float" office:value="18.6461439597">
                <text:p>18.6461439597</text:p>
              </table:table-cell>
              <table:table-cell office:value-type="float" office:value="40.1013810369">
                <text:p>40.101381036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58.7475248308">
                <text:p>58.7475248308</text:p>
              </table:table-cell>
              <table:table-cell office:value-type="float" office:value="18.6461439035">
                <text:p>18.6461439035</text:p>
              </table:table-cell>
              <table:table-cell office:value-type="float" office:value="40.1013809274">
                <text:p>40.1013809274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8.7475246728">
                <text:p>58.7475246728</text:p>
              </table:table-cell>
              <table:table-cell office:value-type="float" office:value="18.6461438517">
                <text:p>18.6461438517</text:p>
              </table:table-cell>
              <table:table-cell office:value-type="float" office:value="40.101380821">
                <text:p>40.101380821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58.7475245308">
                <text:p>58.7475245308</text:p>
              </table:table-cell>
              <table:table-cell office:value-type="float" office:value="18.6461438036">
                <text:p>18.6461438036</text:p>
              </table:table-cell>
              <table:table-cell office:value-type="float" office:value="40.1013807272">
                <text:p>40.101380727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58.7475243883">
                <text:p>58.7475243883</text:p>
              </table:table-cell>
              <table:table-cell office:value-type="float" office:value="18.6461437602">
                <text:p>18.6461437602</text:p>
              </table:table-cell>
              <table:table-cell office:value-type="float" office:value="40.101380628">
                <text:p>40.101380628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58.747524254">
                <text:p>58.747524254</text:p>
              </table:table-cell>
              <table:table-cell office:value-type="float" office:value="18.6461437158">
                <text:p>18.6461437158</text:p>
              </table:table-cell>
              <table:table-cell office:value-type="float" office:value="40.1013805382">
                <text:p>40.101380538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58.747524131">
                <text:p>58.747524131</text:p>
              </table:table-cell>
              <table:table-cell office:value-type="float" office:value="18.6461436765">
                <text:p>18.6461436765</text:p>
              </table:table-cell>
              <table:table-cell office:value-type="float" office:value="40.1013804545">
                <text:p>40.1013804545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58.7475240121">
                <text:p>58.7475240121</text:p>
              </table:table-cell>
              <table:table-cell office:value-type="float" office:value="18.6461436372">
                <text:p>18.6461436372</text:p>
              </table:table-cell>
              <table:table-cell office:value-type="float" office:value="40.1013803749">
                <text:p>40.1013803749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58.7475239012">
                <text:p>58.7475239012</text:p>
              </table:table-cell>
              <table:table-cell office:value-type="float" office:value="18.6461436005">
                <text:p>18.6461436005</text:p>
              </table:table-cell>
              <table:table-cell office:value-type="float" office:value="40.1013803007">
                <text:p>40.101380300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58.747523786">
                <text:p>58.747523786</text:p>
              </table:table-cell>
              <table:table-cell office:value-type="float" office:value="18.6461435644">
                <text:p>18.6461435644</text:p>
              </table:table-cell>
              <table:table-cell office:value-type="float" office:value="40.1013802216">
                <text:p>40.1013802216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58.7475236794">
                <text:p>58.7475236794</text:p>
              </table:table-cell>
              <table:table-cell office:value-type="float" office:value="18.6461435264">
                <text:p>18.6461435264</text:p>
              </table:table-cell>
              <table:table-cell office:value-type="float" office:value="40.101380153">
                <text:p>40.101380153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58.7475235771">
                <text:p>58.7475235771</text:p>
              </table:table-cell>
              <table:table-cell office:value-type="float" office:value="18.6461434951">
                <text:p>18.6461434951</text:p>
              </table:table-cell>
              <table:table-cell office:value-type="float" office:value="40.101380082">
                <text:p>40.10138008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8.7475234707">
                <text:p>58.7475234707</text:p>
              </table:table-cell>
              <table:table-cell office:value-type="float" office:value="18.6461434607">
                <text:p>18.6461434607</text:p>
              </table:table-cell>
              <table:table-cell office:value-type="float" office:value="40.10138001">
                <text:p>40.1013800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58.7475233731">
                <text:p>58.7475233731</text:p>
              </table:table-cell>
              <table:table-cell office:value-type="float" office:value="18.6461434289">
                <text:p>18.6461434289</text:p>
              </table:table-cell>
              <table:table-cell office:value-type="float" office:value="40.1013799442">
                <text:p>40.1013799442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58.7475232774">
                <text:p>58.7475232774</text:p>
              </table:table-cell>
              <table:table-cell office:value-type="float" office:value="18.6461434007">
                <text:p>18.6461434007</text:p>
              </table:table-cell>
              <table:table-cell office:value-type="float" office:value="40.1013798766">
                <text:p>40.1013798766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58.7475231863">
                <text:p>58.7475231863</text:p>
              </table:table-cell>
              <table:table-cell office:value-type="float" office:value="18.6461433724">
                <text:p>18.6461433724</text:p>
              </table:table-cell>
              <table:table-cell office:value-type="float" office:value="40.1013798139">
                <text:p>40.1013798139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58.747523095">
                <text:p>58.747523095</text:p>
              </table:table-cell>
              <table:table-cell office:value-type="float" office:value="18.6461433426">
                <text:p>18.6461433426</text:p>
              </table:table-cell>
              <table:table-cell office:value-type="float" office:value="40.1013797525">
                <text:p>40.101379752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58.7475230023">
                <text:p>58.7475230023</text:p>
              </table:table-cell>
              <table:table-cell office:value-type="float" office:value="18.6461433143">
                <text:p>18.6461433143</text:p>
              </table:table-cell>
              <table:table-cell office:value-type="float" office:value="40.101379688">
                <text:p>40.101379688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58.7475229139">
                <text:p>58.7475229139</text:p>
              </table:table-cell>
              <table:table-cell office:value-type="float" office:value="18.6461432865">
                <text:p>18.6461432865</text:p>
              </table:table-cell>
              <table:table-cell office:value-type="float" office:value="40.1013796274">
                <text:p>40.1013796274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58.7475228359">
                <text:p>58.7475228359</text:p>
              </table:table-cell>
              <table:table-cell office:value-type="float" office:value="18.6461432636">
                <text:p>18.6461432636</text:p>
              </table:table-cell>
              <table:table-cell office:value-type="float" office:value="40.1013795723">
                <text:p>40.1013795723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58.7475227516">
                <text:p>58.7475227516</text:p>
              </table:table-cell>
              <table:table-cell office:value-type="float" office:value="18.6461432383">
                <text:p>18.6461432383</text:p>
              </table:table-cell>
              <table:table-cell office:value-type="float" office:value="40.1013795134">
                <text:p>40.1013795134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58.747522672">
                <text:p>58.747522672</text:p>
              </table:table-cell>
              <table:table-cell office:value-type="float" office:value="18.6461432132">
                <text:p>18.6461432132</text:p>
              </table:table-cell>
              <table:table-cell office:value-type="float" office:value="40.1013794588">
                <text:p>40.101379458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76.8922279184">
                <text:p>76.8922279184</text:p>
              </table:table-cell>
              <table:table-cell office:value-type="float" office:value="27.7184958518">
                <text:p>27.7184958518</text:p>
              </table:table-cell>
              <table:table-cell office:value-type="float" office:value="49.1737320666">
                <text:p>49.1737320666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76.892227364">
                <text:p>76.892227364</text:p>
              </table:table-cell>
              <table:table-cell office:value-type="float" office:value="27.7184956007">
                <text:p>27.7184956007</text:p>
              </table:table-cell>
              <table:table-cell office:value-type="float" office:value="49.1737317633">
                <text:p>49.1737317633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76.8922271491">
                <text:p>76.8922271491</text:p>
              </table:table-cell>
              <table:table-cell office:value-type="float" office:value="27.7184954905">
                <text:p>27.7184954905</text:p>
              </table:table-cell>
              <table:table-cell office:value-type="float" office:value="49.1737316586">
                <text:p>49.1737316586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76.8922270149">
                <text:p>76.8922270149</text:p>
              </table:table-cell>
              <table:table-cell office:value-type="float" office:value="27.7184954092">
                <text:p>27.7184954092</text:p>
              </table:table-cell>
              <table:table-cell office:value-type="float" office:value="49.1737316058">
                <text:p>49.173731605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76.8922269011">
                <text:p>76.8922269011</text:p>
              </table:table-cell>
              <table:table-cell office:value-type="float" office:value="27.7184953383">
                <text:p>27.7184953383</text:p>
              </table:table-cell>
              <table:table-cell office:value-type="float" office:value="49.1737315628">
                <text:p>49.1737315628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76.8922268028">
                <text:p>76.8922268028</text:p>
              </table:table-cell>
              <table:table-cell office:value-type="float" office:value="27.7184952765">
                <text:p>27.7184952765</text:p>
              </table:table-cell>
              <table:table-cell office:value-type="float" office:value="49.1737315263">
                <text:p>49.1737315263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76.8922267407">
                <text:p>76.8922267407</text:p>
              </table:table-cell>
              <table:table-cell office:value-type="float" office:value="27.7184952272">
                <text:p>27.7184952272</text:p>
              </table:table-cell>
              <table:table-cell office:value-type="float" office:value="49.1737315135">
                <text:p>49.1737315135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76.8922266674">
                <text:p>76.8922266674</text:p>
              </table:table-cell>
              <table:table-cell office:value-type="float" office:value="27.7184951742">
                <text:p>27.7184951742</text:p>
              </table:table-cell>
              <table:table-cell office:value-type="float" office:value="49.1737314931">
                <text:p>49.1737314931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76.8922266187">
                <text:p>76.8922266187</text:p>
              </table:table-cell>
              <table:table-cell office:value-type="float" office:value="27.7184951259">
                <text:p>27.7184951259</text:p>
              </table:table-cell>
              <table:table-cell office:value-type="float" office:value="49.1737314927">
                <text:p>49.1737314927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76.892226582">
                <text:p>76.892226582</text:p>
              </table:table-cell>
              <table:table-cell office:value-type="float" office:value="27.7184950882">
                <text:p>27.7184950882</text:p>
              </table:table-cell>
              <table:table-cell office:value-type="float" office:value="49.1737314939">
                <text:p>49.173731493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76.8922265394">
                <text:p>76.8922265394</text:p>
              </table:table-cell>
              <table:table-cell office:value-type="float" office:value="27.7184950461">
                <text:p>27.7184950461</text:p>
              </table:table-cell>
              <table:table-cell office:value-type="float" office:value="49.1737314932">
                <text:p>49.1737314932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76.892226511">
                <text:p>76.892226511</text:p>
              </table:table-cell>
              <table:table-cell office:value-type="float" office:value="27.7184950098">
                <text:p>27.7184950098</text:p>
              </table:table-cell>
              <table:table-cell office:value-type="float" office:value="49.1737315012">
                <text:p>49.1737315012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76.8922264772">
                <text:p>76.8922264772</text:p>
              </table:table-cell>
              <table:table-cell office:value-type="float" office:value="27.7184949738">
                <text:p>27.7184949738</text:p>
              </table:table-cell>
              <table:table-cell office:value-type="float" office:value="49.1737315034">
                <text:p>49.1737315034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76.8922264654">
                <text:p>76.8922264654</text:p>
              </table:table-cell>
              <table:table-cell office:value-type="float" office:value="27.7184949347">
                <text:p>27.7184949347</text:p>
              </table:table-cell>
              <table:table-cell office:value-type="float" office:value="49.1737315307">
                <text:p>49.173731530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76.8922264508">
                <text:p>76.8922264508</text:p>
              </table:table-cell>
              <table:table-cell office:value-type="float" office:value="27.7184949027">
                <text:p>27.7184949027</text:p>
              </table:table-cell>
              <table:table-cell office:value-type="float" office:value="49.1737315481">
                <text:p>49.1737315481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76.8922264364">
                <text:p>76.8922264364</text:p>
              </table:table-cell>
              <table:table-cell office:value-type="float" office:value="27.7184948716">
                <text:p>27.7184948716</text:p>
              </table:table-cell>
              <table:table-cell office:value-type="float" office:value="49.1737315648">
                <text:p>49.1737315648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76.8922264259">
                <text:p>76.8922264259</text:p>
              </table:table-cell>
              <table:table-cell office:value-type="float" office:value="27.7184948368">
                <text:p>27.7184948368</text:p>
              </table:table-cell>
              <table:table-cell office:value-type="float" office:value="49.1737315891">
                <text:p>49.173731589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76.8922264277">
                <text:p>76.8922264277</text:p>
              </table:table-cell>
              <table:table-cell office:value-type="float" office:value="27.7184948111">
                <text:p>27.7184948111</text:p>
              </table:table-cell>
              <table:table-cell office:value-type="float" office:value="49.1737316166">
                <text:p>49.1737316166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76.8922264221">
                <text:p>76.8922264221</text:p>
              </table:table-cell>
              <table:table-cell office:value-type="float" office:value="27.7184947803">
                <text:p>27.7184947803</text:p>
              </table:table-cell>
              <table:table-cell office:value-type="float" office:value="49.1737316418">
                <text:p>49.1737316418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76.8922264322">
                <text:p>76.8922264322</text:p>
              </table:table-cell>
              <table:table-cell office:value-type="float" office:value="27.7184947552">
                <text:p>27.7184947552</text:p>
              </table:table-cell>
              <table:table-cell office:value-type="float" office:value="49.173731677">
                <text:p>49.17373167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76.892226431">
                <text:p>76.892226431</text:p>
              </table:table-cell>
              <table:table-cell office:value-type="float" office:value="27.718494727">
                <text:p>27.718494727</text:p>
              </table:table-cell>
              <table:table-cell office:value-type="float" office:value="49.173731704">
                <text:p>49.173731704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76.8922264425">
                <text:p>76.8922264425</text:p>
              </table:table-cell>
              <table:table-cell office:value-type="float" office:value="27.7184947078">
                <text:p>27.7184947078</text:p>
              </table:table-cell>
              <table:table-cell office:value-type="float" office:value="49.1737317346">
                <text:p>49.1737317346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76.8922264542">
                <text:p>76.8922264542</text:p>
              </table:table-cell>
              <table:table-cell office:value-type="float" office:value="27.7184946839">
                <text:p>27.7184946839</text:p>
              </table:table-cell>
              <table:table-cell office:value-type="float" office:value="49.1737317703">
                <text:p>49.1737317703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76.8922264702">
                <text:p>76.8922264702</text:p>
              </table:table-cell>
              <table:table-cell office:value-type="float" office:value="27.7184946623">
                <text:p>27.7184946623</text:p>
              </table:table-cell>
              <table:table-cell office:value-type="float" office:value="49.1737318079">
                <text:p>49.1737318079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76.8922264791">
                <text:p>76.8922264791</text:p>
              </table:table-cell>
              <table:table-cell office:value-type="float" office:value="27.7184946413">
                <text:p>27.7184946413</text:p>
              </table:table-cell>
              <table:table-cell office:value-type="float" office:value="49.1737318379">
                <text:p>49.173731837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76.8922265075">
                <text:p>76.8922265075</text:p>
              </table:table-cell>
              <table:table-cell office:value-type="float" office:value="27.7184946244">
                <text:p>27.7184946244</text:p>
              </table:table-cell>
              <table:table-cell office:value-type="float" office:value="49.1737318831">
                <text:p>49.1737318831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106.918340597">
                <text:p>106.918340597</text:p>
              </table:table-cell>
              <table:table-cell office:value-type="float" office:value="42.7315517784">
                <text:p>42.7315517784</text:p>
              </table:table-cell>
              <table:table-cell office:value-type="float" office:value="64.1867888184">
                <text:p>64.186788818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106.91834009">
                <text:p>106.91834009</text:p>
              </table:table-cell>
              <table:table-cell office:value-type="float" office:value="42.7315515667">
                <text:p>42.7315515667</text:p>
              </table:table-cell>
              <table:table-cell office:value-type="float" office:value="64.1867885238">
                <text:p>64.1867885238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06.91833974">
                <text:p>106.91833974</text:p>
              </table:table-cell>
              <table:table-cell office:value-type="float" office:value="42.7315514122">
                <text:p>42.7315514122</text:p>
              </table:table-cell>
              <table:table-cell office:value-type="float" office:value="64.1867883274">
                <text:p>64.1867883274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06.918339463">
                <text:p>106.918339463</text:p>
              </table:table-cell>
              <table:table-cell office:value-type="float" office:value="42.7315512909">
                <text:p>42.7315512909</text:p>
              </table:table-cell>
              <table:table-cell office:value-type="float" office:value="64.1867881726">
                <text:p>64.186788172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06.918339219">
                <text:p>106.918339219</text:p>
              </table:table-cell>
              <table:table-cell office:value-type="float" office:value="42.7315511881">
                <text:p>42.7315511881</text:p>
              </table:table-cell>
              <table:table-cell office:value-type="float" office:value="64.1867880312">
                <text:p>64.1867880312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06.918339009">
                <text:p>106.918339009</text:p>
              </table:table-cell>
              <table:table-cell office:value-type="float" office:value="42.7315510972">
                <text:p>42.7315510972</text:p>
              </table:table-cell>
              <table:table-cell office:value-type="float" office:value="64.1867879116">
                <text:p>64.1867879116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06.918338837">
                <text:p>106.918338837</text:p>
              </table:table-cell>
              <table:table-cell office:value-type="float" office:value="42.7315510069">
                <text:p>42.7315510069</text:p>
              </table:table-cell>
              <table:table-cell office:value-type="float" office:value="64.18678783">
                <text:p>64.18678783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06.918338659">
                <text:p>106.918338659</text:p>
              </table:table-cell>
              <table:table-cell office:value-type="float" office:value="42.7315509309">
                <text:p>42.7315509309</text:p>
              </table:table-cell>
              <table:table-cell office:value-type="float" office:value="64.1867877286">
                <text:p>64.1867877286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06.918338504">
                <text:p>106.918338504</text:p>
              </table:table-cell>
              <table:table-cell office:value-type="float" office:value="42.7315508534">
                <text:p>42.7315508534</text:p>
              </table:table-cell>
              <table:table-cell office:value-type="float" office:value="64.1867876503">
                <text:p>64.1867876503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06.918338371">
                <text:p>106.918338371</text:p>
              </table:table-cell>
              <table:table-cell office:value-type="float" office:value="42.7315507848">
                <text:p>42.7315507848</text:p>
              </table:table-cell>
              <table:table-cell office:value-type="float" office:value="64.1867875859">
                <text:p>64.186787585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06.918338226">
                <text:p>106.918338226</text:p>
              </table:table-cell>
              <table:table-cell office:value-type="float" office:value="42.7315507099">
                <text:p>42.7315507099</text:p>
              </table:table-cell>
              <table:table-cell office:value-type="float" office:value="64.1867875166">
                <text:p>64.1867875166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06.918338094">
                <text:p>106.918338094</text:p>
              </table:table-cell>
              <table:table-cell office:value-type="float" office:value="42.7315506376">
                <text:p>42.7315506376</text:p>
              </table:table-cell>
              <table:table-cell office:value-type="float" office:value="64.186787456">
                <text:p>64.18678745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06.918337968">
                <text:p>106.918337968</text:p>
              </table:table-cell>
              <table:table-cell office:value-type="float" office:value="42.7315505715">
                <text:p>42.7315505715</text:p>
              </table:table-cell>
              <table:table-cell office:value-type="float" office:value="64.1867873969">
                <text:p>64.1867873969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06.918337835">
                <text:p>106.918337835</text:p>
              </table:table-cell>
              <table:table-cell office:value-type="float" office:value="42.7315504962">
                <text:p>42.7315504962</text:p>
              </table:table-cell>
              <table:table-cell office:value-type="float" office:value="64.1867873392">
                <text:p>64.186787339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06.918337717">
                <text:p>106.918337717</text:p>
              </table:table-cell>
              <table:table-cell office:value-type="float" office:value="42.7315504247">
                <text:p>42.7315504247</text:p>
              </table:table-cell>
              <table:table-cell office:value-type="float" office:value="64.1867872919">
                <text:p>64.1867872919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06.918337601">
                <text:p>106.918337601</text:p>
              </table:table-cell>
              <table:table-cell office:value-type="float" office:value="42.7315503551">
                <text:p>42.7315503551</text:p>
              </table:table-cell>
              <table:table-cell office:value-type="float" office:value="64.1867872459">
                <text:p>64.1867872459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06.918337491">
                <text:p>106.918337491</text:p>
              </table:table-cell>
              <table:table-cell office:value-type="float" office:value="42.7315502853">
                <text:p>42.7315502853</text:p>
              </table:table-cell>
              <table:table-cell office:value-type="float" office:value="64.1867872057">
                <text:p>64.186787205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06.918337375">
                <text:p>106.918337375</text:p>
              </table:table-cell>
              <table:table-cell office:value-type="float" office:value="42.7315502083">
                <text:p>42.7315502083</text:p>
              </table:table-cell>
              <table:table-cell office:value-type="float" office:value="64.186787167">
                <text:p>64.186787167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06.918337269">
                <text:p>106.918337269</text:p>
              </table:table-cell>
              <table:table-cell office:value-type="float" office:value="42.7315501373">
                <text:p>42.7315501373</text:p>
              </table:table-cell>
              <table:table-cell office:value-type="float" office:value="64.1867871318">
                <text:p>64.186787131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06.91833715">
                <text:p>106.91833715</text:p>
              </table:table-cell>
              <table:table-cell office:value-type="float" office:value="42.7315500631">
                <text:p>42.7315500631</text:p>
              </table:table-cell>
              <table:table-cell office:value-type="float" office:value="64.1867870869">
                <text:p>64.1867870869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06.918337049">
                <text:p>106.918337049</text:p>
              </table:table-cell>
              <table:table-cell office:value-type="float" office:value="42.731549991">
                <text:p>42.731549991</text:p>
              </table:table-cell>
              <table:table-cell office:value-type="float" office:value="64.1867870581">
                <text:p>64.1867870581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06.91833695">
                <text:p>106.91833695</text:p>
              </table:table-cell>
              <table:table-cell office:value-type="float" office:value="42.731549916">
                <text:p>42.731549916</text:p>
              </table:table-cell>
              <table:table-cell office:value-type="float" office:value="64.1867870337">
                <text:p>64.1867870337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06.918336846">
                <text:p>106.918336846</text:p>
              </table:table-cell>
              <table:table-cell office:value-type="float" office:value="42.7315498445">
                <text:p>42.7315498445</text:p>
              </table:table-cell>
              <table:table-cell office:value-type="float" office:value="64.1867870014">
                <text:p>64.1867870014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06.918336748">
                <text:p>106.918336748</text:p>
              </table:table-cell>
              <table:table-cell office:value-type="float" office:value="42.7315497745">
                <text:p>42.7315497745</text:p>
              </table:table-cell>
              <table:table-cell office:value-type="float" office:value="64.1867869739">
                <text:p>64.18678697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9.377767755">
                <text:p>169.377767755</text:p>
              </table:table-cell>
              <table:table-cell office:value-type="float" office:value="73.9612652528">
                <text:p>73.9612652528</text:p>
              </table:table-cell>
              <table:table-cell office:value-type="float" office:value="95.4165025017">
                <text:p>95.4165025017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69.377765027">
                <text:p>169.377765027</text:p>
              </table:table-cell>
              <table:table-cell office:value-type="float" office:value="73.9612639313">
                <text:p>73.9612639313</text:p>
              </table:table-cell>
              <table:table-cell office:value-type="float" office:value="95.4165010952">
                <text:p>95.4165010952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69.377763961">
                <text:p>169.377763961</text:p>
              </table:table-cell>
              <table:table-cell office:value-type="float" office:value="73.9612634046">
                <text:p>73.9612634046</text:p>
              </table:table-cell>
              <table:table-cell office:value-type="float" office:value="95.4165005564">
                <text:p>95.416500556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69.377763218">
                <text:p>169.377763218</text:p>
              </table:table-cell>
              <table:table-cell office:value-type="float" office:value="73.9612630259">
                <text:p>73.9612630259</text:p>
              </table:table-cell>
              <table:table-cell office:value-type="float" office:value="95.4165001918">
                <text:p>95.416500191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69.377762599">
                <text:p>169.377762599</text:p>
              </table:table-cell>
              <table:table-cell office:value-type="float" office:value="73.9612627174">
                <text:p>73.9612627174</text:p>
              </table:table-cell>
              <table:table-cell office:value-type="float" office:value="95.4164998816">
                <text:p>95.416499881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69.377762122">
                <text:p>169.377762122</text:p>
              </table:table-cell>
              <table:table-cell office:value-type="float" office:value="73.9612624734">
                <text:p>73.9612624734</text:p>
              </table:table-cell>
              <table:table-cell office:value-type="float" office:value="95.4164996481">
                <text:p>95.4164996481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69.377761667">
                <text:p>169.377761667</text:p>
              </table:table-cell>
              <table:table-cell office:value-type="float" office:value="73.9612622479">
                <text:p>73.9612622479</text:p>
              </table:table-cell>
              <table:table-cell office:value-type="float" office:value="95.4164994194">
                <text:p>95.4164994194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69.377761267">
                <text:p>169.377761267</text:p>
              </table:table-cell>
              <table:table-cell office:value-type="float" office:value="73.9612620395">
                <text:p>73.9612620395</text:p>
              </table:table-cell>
              <table:table-cell office:value-type="float" office:value="95.4164992278">
                <text:p>95.4164992278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69.377760921">
                <text:p>169.377760921</text:p>
              </table:table-cell>
              <table:table-cell office:value-type="float" office:value="73.9612618685">
                <text:p>73.9612618685</text:p>
              </table:table-cell>
              <table:table-cell office:value-type="float" office:value="95.4164990528">
                <text:p>95.416499052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69.377760592">
                <text:p>169.377760592</text:p>
              </table:table-cell>
              <table:table-cell office:value-type="float" office:value="73.961261687">
                <text:p>73.961261687</text:p>
              </table:table-cell>
              <table:table-cell office:value-type="float" office:value="95.4164989052">
                <text:p>95.416498905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69.377760297">
                <text:p>169.377760297</text:p>
              </table:table-cell>
              <table:table-cell office:value-type="float" office:value="73.9612615423">
                <text:p>73.9612615423</text:p>
              </table:table-cell>
              <table:table-cell office:value-type="float" office:value="95.416498755">
                <text:p>95.416498755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69.37776">
                <text:p>169.37776</text:p>
              </table:table-cell>
              <table:table-cell office:value-type="float" office:value="73.9612613995">
                <text:p>73.9612613995</text:p>
              </table:table-cell>
              <table:table-cell office:value-type="float" office:value="95.4164986001">
                <text:p>95.4164986001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69.377759764">
                <text:p>169.377759764</text:p>
              </table:table-cell>
              <table:table-cell office:value-type="float" office:value="73.9612612683">
                <text:p>73.9612612683</text:p>
              </table:table-cell>
              <table:table-cell office:value-type="float" office:value="95.4164984954">
                <text:p>95.416498495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69.377759502">
                <text:p>169.377759502</text:p>
              </table:table-cell>
              <table:table-cell office:value-type="float" office:value="73.9612611322">
                <text:p>73.9612611322</text:p>
              </table:table-cell>
              <table:table-cell office:value-type="float" office:value="95.4164983694">
                <text:p>95.4164983694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69.377759286">
                <text:p>169.377759286</text:p>
              </table:table-cell>
              <table:table-cell office:value-type="float" office:value="73.9612610184">
                <text:p>73.9612610184</text:p>
              </table:table-cell>
              <table:table-cell office:value-type="float" office:value="95.4164982672">
                <text:p>95.4164982672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69.377759078">
                <text:p>169.377759078</text:p>
              </table:table-cell>
              <table:table-cell office:value-type="float" office:value="73.9612609079">
                <text:p>73.9612609079</text:p>
              </table:table-cell>
              <table:table-cell office:value-type="float" office:value="95.4164981705">
                <text:p>95.4164981705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69.377758871">
                <text:p>169.377758871</text:p>
              </table:table-cell>
              <table:table-cell office:value-type="float" office:value="73.9612608021">
                <text:p>73.9612608021</text:p>
              </table:table-cell>
              <table:table-cell office:value-type="float" office:value="95.416498069">
                <text:p>95.416498069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69.377758677">
                <text:p>169.377758677</text:p>
              </table:table-cell>
              <table:table-cell office:value-type="float" office:value="73.9612606928">
                <text:p>73.9612606928</text:p>
              </table:table-cell>
              <table:table-cell office:value-type="float" office:value="95.4164979839">
                <text:p>95.4164979839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69.377758479">
                <text:p>169.377758479</text:p>
              </table:table-cell>
              <table:table-cell office:value-type="float" office:value="73.9612605905">
                <text:p>73.9612605905</text:p>
              </table:table-cell>
              <table:table-cell office:value-type="float" office:value="95.4164978887">
                <text:p>95.4164978887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69.377758309">
                <text:p>169.377758309</text:p>
              </table:table-cell>
              <table:table-cell office:value-type="float" office:value="73.9612604996">
                <text:p>73.9612604996</text:p>
              </table:table-cell>
              <table:table-cell office:value-type="float" office:value="95.4164978091">
                <text:p>95.416497809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9.377758138">
                <text:p>169.377758138</text:p>
              </table:table-cell>
              <table:table-cell office:value-type="float" office:value="73.9612604108">
                <text:p>73.9612604108</text:p>
              </table:table-cell>
              <table:table-cell office:value-type="float" office:value="95.416497727">
                <text:p>95.416497727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69.377757981">
                <text:p>169.377757981</text:p>
              </table:table-cell>
              <table:table-cell office:value-type="float" office:value="73.9612603305">
                <text:p>73.9612603305</text:p>
              </table:table-cell>
              <table:table-cell office:value-type="float" office:value="95.4164976501">
                <text:p>95.4164976501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69.3777578">
                <text:p>169.3777578</text:p>
              </table:table-cell>
              <table:table-cell office:value-type="float" office:value="73.9612602376">
                <text:p>73.9612602376</text:p>
              </table:table-cell>
              <table:table-cell office:value-type="float" office:value="95.4164975622">
                <text:p>95.4164975622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69.37775765">
                <text:p>169.37775765</text:p>
              </table:table-cell>
              <table:table-cell office:value-type="float" office:value="73.9612601574">
                <text:p>73.9612601574</text:p>
              </table:table-cell>
              <table:table-cell office:value-type="float" office:value="95.4164974926">
                <text:p>95.416497492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69.377757491">
                <text:p>169.377757491</text:p>
              </table:table-cell>
              <table:table-cell office:value-type="float" office:value="73.9612600744">
                <text:p>73.9612600744</text:p>
              </table:table-cell>
              <table:table-cell office:value-type="float" office:value="95.4164974168">
                <text:p>95.416497416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69.377757359">
                <text:p>169.377757359</text:p>
              </table:table-cell>
              <table:table-cell office:value-type="float" office:value="73.9612599927">
                <text:p>73.9612599927</text:p>
              </table:table-cell>
              <table:table-cell office:value-type="float" office:value="95.4164973665">
                <text:p>95.4164973665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92.130628774">
                <text:p>292.130628774</text:p>
              </table:table-cell>
              <table:table-cell office:value-type="float" office:value="135.337695922">
                <text:p>135.337695922</text:p>
              </table:table-cell>
              <table:table-cell office:value-type="float" office:value="156.792932852">
                <text:p>156.79293285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92.130627449">
                <text:p>292.130627449</text:p>
              </table:table-cell>
              <table:table-cell office:value-type="float" office:value="135.337695373">
                <text:p>135.337695373</text:p>
              </table:table-cell>
              <table:table-cell office:value-type="float" office:value="156.792932077">
                <text:p>156.792932077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292.130626533">
                <text:p>292.130626533</text:p>
              </table:table-cell>
              <table:table-cell office:value-type="float" office:value="135.337694996">
                <text:p>135.337694996</text:p>
              </table:table-cell>
              <table:table-cell office:value-type="float" office:value="156.792931537">
                <text:p>156.792931537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292.130625821">
                <text:p>292.130625821</text:p>
              </table:table-cell>
              <table:table-cell office:value-type="float" office:value="135.337694688">
                <text:p>135.337694688</text:p>
              </table:table-cell>
              <table:table-cell office:value-type="float" office:value="156.792931133">
                <text:p>156.792931133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92.130625201">
                <text:p>292.130625201</text:p>
              </table:table-cell>
              <table:table-cell office:value-type="float" office:value="135.337694416">
                <text:p>135.337694416</text:p>
              </table:table-cell>
              <table:table-cell office:value-type="float" office:value="156.792930784">
                <text:p>156.79293078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292.130624722">
                <text:p>292.130624722</text:p>
              </table:table-cell>
              <table:table-cell office:value-type="float" office:value="135.33769424">
                <text:p>135.33769424</text:p>
              </table:table-cell>
              <table:table-cell office:value-type="float" office:value="156.792930482">
                <text:p>156.792930482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292.130624281">
                <text:p>292.130624281</text:p>
              </table:table-cell>
              <table:table-cell office:value-type="float" office:value="135.337694059">
                <text:p>135.337694059</text:p>
              </table:table-cell>
              <table:table-cell office:value-type="float" office:value="156.792930222">
                <text:p>156.79293022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292.130623876">
                <text:p>292.130623876</text:p>
              </table:table-cell>
              <table:table-cell office:value-type="float" office:value="135.337693902">
                <text:p>135.337693902</text:p>
              </table:table-cell>
              <table:table-cell office:value-type="float" office:value="156.792929974">
                <text:p>156.792929974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292.13062352">
                <text:p>292.13062352</text:p>
              </table:table-cell>
              <table:table-cell office:value-type="float" office:value="135.337693769">
                <text:p>135.337693769</text:p>
              </table:table-cell>
              <table:table-cell office:value-type="float" office:value="156.792929751">
                <text:p>156.792929751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92.130623192">
                <text:p>292.130623192</text:p>
              </table:table-cell>
              <table:table-cell office:value-type="float" office:value="135.33769364">
                <text:p>135.33769364</text:p>
              </table:table-cell>
              <table:table-cell office:value-type="float" office:value="156.792929552">
                <text:p>156.79292955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92.130622894">
                <text:p>292.130622894</text:p>
              </table:table-cell>
              <table:table-cell office:value-type="float" office:value="135.337693531">
                <text:p>135.337693531</text:p>
              </table:table-cell>
              <table:table-cell office:value-type="float" office:value="156.792929363">
                <text:p>156.792929363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92.130622619">
                <text:p>292.130622619</text:p>
              </table:table-cell>
              <table:table-cell office:value-type="float" office:value="135.337693413">
                <text:p>135.337693413</text:p>
              </table:table-cell>
              <table:table-cell office:value-type="float" office:value="156.792929206">
                <text:p>156.792929206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92.130622378">
                <text:p>292.130622378</text:p>
              </table:table-cell>
              <table:table-cell office:value-type="float" office:value="135.337693347">
                <text:p>135.337693347</text:p>
              </table:table-cell>
              <table:table-cell office:value-type="float" office:value="156.792929031">
                <text:p>156.792929031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92.130622165">
                <text:p>292.130622165</text:p>
              </table:table-cell>
              <table:table-cell office:value-type="float" office:value="135.337693265">
                <text:p>135.337693265</text:p>
              </table:table-cell>
              <table:table-cell office:value-type="float" office:value="156.7929289">
                <text:p>156.792928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92.130621966">
                <text:p>292.130621966</text:p>
              </table:table-cell>
              <table:table-cell office:value-type="float" office:value="135.337693196">
                <text:p>135.337693196</text:p>
              </table:table-cell>
              <table:table-cell office:value-type="float" office:value="156.792928771">
                <text:p>156.79292877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92.130621771">
                <text:p>292.130621771</text:p>
              </table:table-cell>
              <table:table-cell office:value-type="float" office:value="135.33769313">
                <text:p>135.33769313</text:p>
              </table:table-cell>
              <table:table-cell office:value-type="float" office:value="156.792928641">
                <text:p>156.792928641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92.130621586">
                <text:p>292.130621586</text:p>
              </table:table-cell>
              <table:table-cell office:value-type="float" office:value="135.337693065">
                <text:p>135.337693065</text:p>
              </table:table-cell>
              <table:table-cell office:value-type="float" office:value="156.79292852">
                <text:p>156.79292852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92.130621423">
                <text:p>292.130621423</text:p>
              </table:table-cell>
              <table:table-cell office:value-type="float" office:value="135.337693017">
                <text:p>135.337693017</text:p>
              </table:table-cell>
              <table:table-cell office:value-type="float" office:value="156.792928406">
                <text:p>156.792928406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92.130621269">
                <text:p>292.130621269</text:p>
              </table:table-cell>
              <table:table-cell office:value-type="float" office:value="135.337692968">
                <text:p>135.337692968</text:p>
              </table:table-cell>
              <table:table-cell office:value-type="float" office:value="156.792928302">
                <text:p>156.792928302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92.130621125">
                <text:p>292.130621125</text:p>
              </table:table-cell>
              <table:table-cell office:value-type="float" office:value="135.337692928">
                <text:p>135.337692928</text:p>
              </table:table-cell>
              <table:table-cell office:value-type="float" office:value="156.792928197">
                <text:p>156.792928197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92.130620983">
                <text:p>292.130620983</text:p>
              </table:table-cell>
              <table:table-cell office:value-type="float" office:value="135.337692888">
                <text:p>135.337692888</text:p>
              </table:table-cell>
              <table:table-cell office:value-type="float" office:value="156.792928095">
                <text:p>156.792928095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92.130620865">
                <text:p>292.130620865</text:p>
              </table:table-cell>
              <table:table-cell office:value-type="float" office:value="135.337692865">
                <text:p>135.337692865</text:p>
              </table:table-cell>
              <table:table-cell office:value-type="float" office:value="156.792928">
                <text:p>156.79292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92.130620733">
                <text:p>292.130620733</text:p>
              </table:table-cell>
              <table:table-cell office:value-type="float" office:value="135.337692826">
                <text:p>135.337692826</text:p>
              </table:table-cell>
              <table:table-cell office:value-type="float" office:value="156.792927906">
                <text:p>156.792927906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92.130620641">
                <text:p>292.130620641</text:p>
              </table:table-cell>
              <table:table-cell office:value-type="float" office:value="135.337692796">
                <text:p>135.337692796</text:p>
              </table:table-cell>
              <table:table-cell office:value-type="float" office:value="156.792927844">
                <text:p>156.79292784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21.954760719">
                <text:p>521.954760719</text:p>
              </table:table-cell>
              <table:table-cell office:value-type="float" office:value="250.249762861">
                <text:p>250.249762861</text:p>
              </table:table-cell>
              <table:table-cell office:value-type="float" office:value="271.704997858">
                <text:p>271.704997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